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9.91pt"/>
    </style:style>
    <style:style style:name="co2" style:family="table-column">
      <style:table-column-properties fo:break-before="auto" style:column-width="87.5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54.91pt"/>
    </style:style>
    <style:style style:name="co5" style:family="table-column">
      <style:table-column-properties fo:break-before="auto" style:column-width="146.55pt"/>
    </style:style>
    <style:style style:name="co6" style:family="table-column">
      <style:table-column-properties fo:break-before="auto" style:column-width="67.41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1.2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.76pt" fo:break-before="auto" style:use-optimal-row-height="true"/>
    </style:style>
    <style:style style:name="ro5" style:family="table-row">
      <style:table-row-properties style:row-height="11.99pt" fo:break-before="auto" style:use-optimal-row-height="false"/>
    </style:style>
    <style:style style:name="ro6" style:family="table-row">
      <style:table-row-properties style:row-height="17.26pt" fo:break-before="auto" style:use-optimal-row-height="false"/>
    </style:style>
    <style:style style:name="ro7" style:family="table-row">
      <style:table-row-properties style:row-height="12.76pt" fo:break-before="auto" style:use-optimal-row-height="false"/>
    </style:style>
    <style:style style:name="ro8" style:family="table-row">
      <style:table-row-properties style:row-height="16.5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ta1" style:family="table" style:master-page-name="PageStyle_5f_Price_20_History">
      <style:table-properties table:display="true" style:writing-mode="lr-tb"/>
    </style:style>
    <style:style style:name="ta2" style:family="table" style:master-page-name="PageStyle_5f_Watchlis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4285f4" style:rotation-align="non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8761d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38761d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" style:family="table-cell" style:parent-style-name="Default">
      <style:table-cell-properties fo:background-color="#4285f4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9" style:family="table-cell" style:parent-style-name="Default">
      <style:table-cell-properties fo:background-color="#e8f0fe" style:diagonal-bl-tr="none" style:diagonal-tl-br="none" style:text-align-source="fix" style:repeat-content="false" fo:wrap-option="no-wrap" fo:border="0.74pt solid #4285f4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0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4285f4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36pt" fo:font-style="normal" fo:text-shadow="none" style:text-underline-style="none" fo:font-weight="normal" style:font-size-asian="36pt" style:font-style-asian="normal" style:font-weight-asian="normal" style:font-name-complex="Roboto" style:font-size-complex="36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3" style:family="table-cell" style:parent-style-name="Default" style:data-style-name="N4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normal" style:font-size-asian="24pt" style:font-style-asian="normal" style:font-weight-asian="normal" style:font-name-complex="Roboto" style:font-size-complex="24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ffff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18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7b7b7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2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style:font-size-asian="12pt" style:font-style-asian="normal" style:font-weight-asian="normal" style:font-name-complex="Roboto" style:font-size-complex="12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  <style:map style:condition="cell-content()&lt;0" style:apply-style-name="ConditionalStyle_5f_5" style:base-cell-address="'Price History'.D10"/>
    </style:style>
    <style:style style:name="ce25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4pt" fo:font-style="normal" fo:text-shadow="none" style:text-underline-style="none" fo:font-weight="normal" style:font-size-asian="14pt" style:font-style-asian="normal" style:font-weight-asian="normal" style:font-name-complex="Roboto" style:font-size-complex="14pt" style:font-style-complex="normal" style:font-weight-complex="normal"/>
      <style:map style:condition="cell-content()&lt;0" style:apply-style-name="ConditionalStyle_5f_5" style:base-cell-address="'Price History'.D10"/>
    </style:style>
    <style:style style:name="ce2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AND([.F28]=MAX([.F$28:.F$1000]);[.F28]&gt;0))" style:apply-style-name="ConditionalStyle_5f_1" style:base-cell-address="'Price History'.F28"/>
    </style:style>
    <style:style style:name="ce27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is-true-formula(AND([.F28]=MAX([.F$28:.F$1000]);[.F28]&gt;0))" style:apply-style-name="ConditionalStyle_5f_1" style:base-cell-address="'Price History'.F28"/>
    </style:style>
    <style:style style:name="ce28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9" style:family="table-cell" style:parent-style-name="Default">
      <style:table-cell-properties fo:background-color="#4285f4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no-wrap" fo:border="0.74pt solid #434343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8pt" fo:font-style="normal" fo:text-shadow="none" style:text-underline-style="none" fo:font-weight="normal" style:font-size-asian="18pt" style:font-style-asian="normal" style:font-weight-asian="normal" style:font-name-complex="Roboto" style:font-size-complex="18pt" style:font-style-complex="normal" style:font-weight-complex="normal"/>
    </style:style>
    <style:style style:name="ce34" style:family="table-cell" style:parent-style-name="Default" style:data-style-name="N4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normal" style:font-size-asian="24pt" style:font-style-asian="normal" style:font-weight-asian="normal" style:font-name-complex="Roboto" style:font-size-complex="24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38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9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gt;0" style:apply-style-name="ConditionalStyle_5f_3" style:base-cell-address="Watchlist.F9"/>
    </style:style>
    <style:style style:name="ce4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  <style:map style:condition="cell-content()&gt;0" style:apply-style-name="ConditionalStyle_5f_3" style:base-cell-address="Watchlist.F9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ffffff" style:font-name="Roboto" fo:font-size="11pt" fo:font-weight="bold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ffffff" style:font-name="Roboto" fo:font-size="11pt" fo:font-weight="normal" style:text-underline-style="none" style:text-underline-color="font-color" style:text-line-through-type="none" fo:font-style="italic" style:text-outline="false" fo:text-shadow="none" style:text-position="0% 100%" style:font-name-complex="Roboto" style:font-size-asian="11pt" style:font-size-complex="11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 Month&quot;;&quot;3 Months&quot;;&quot;6 Months&quot;;&quot;12 Months&quot;;&quot;36 Months&quot;)" table:allow-empty-cell="true" table:display-list="unsorted" table:base-cell-address="'Price History'.G15">
          <table:help-message table:display="true">
            <text:p>Click and enter a value from the list of items</text:p>
          </table:help-message>
          <table:error-message table:message-type="stop" table:display="true"/>
        </table:content-validation>
      </table:content-validations>
      <table:table table:name="Price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1016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5" table:number-rows-spanned="2">
            <text:p><text:span text:style-name="T1">Instructions</text:span></text:p>
            <text:p><text:span text:style-name="T2">Enter stock symbol in cell B4</text:span></text:p>
          </table:table-cell>
          <table:covered-table-cell table:number-columns-repeated="4"/>
          <table:table-cell table:style-name="ce28" office:value-type="string" calcext:value-type="string">
            <text:p>POWERED BY</text:p>
          </table:table-cell>
          <table:table-cell table:style-name="ce1"/>
          <table:table-cell table:number-columns-repeated="1016"/>
        </table:table-row>
        <table:table-row table:style-name="ro1">
          <table:table-cell table:style-name="ce1"/>
          <table:covered-table-cell table:number-columns-repeated="5"/>
          <table:table-cell table:style-name="ce29" office:value-type="string" calcext:value-type="string">
            <text:p><text:a xlink:href="http://www.google.com/finance" xlink:type="simple">Google Finance</text:a></text:p>
          </table:table-cell>
          <table:table-cell table:style-name="ce1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9" office:value-type="string" calcext:value-type="string">
            <text:p>GOOG</text:p>
          </table:table-cell>
          <table:table-cell table:style-name="ce19" office:value-type="string" calcext:value-type="string">
            <text:p>&lt;&lt; enter a symbol</text:p>
          </table:table-cell>
          <table:table-cell table:style-name="ce2" table:number-columns-repeated="5"/>
          <table:table-cell table:number-columns-repeated="1016"/>
        </table:table-row>
        <table:table-row table:style-name="ro3">
          <table:table-cell table:style-name="ce2"/>
          <table:table-cell table:style-name="ce10"/>
          <table:table-cell table:style-name="ce20" office:value-type="string" calcext:value-type="string">
            <text:p>&lt;&lt; optionally, enter an exchange (ex: NASDAQ, NYSE)</text:p>
          </table:table-cell>
          <table:table-cell table:style-name="ce2" table:number-columns-repeated="5"/>
          <table:table-cell table:number-columns-repeated="1016"/>
        </table:table-row>
        <table:table-row table:style-name="ro2">
          <table:table-cell table:style-name="ce3" table:number-columns-repeated="8"/>
          <table:table-cell table:number-columns-repeated="1016"/>
        </table:table-row>
        <table:table-row table:style-name="ro4">
          <table:table-cell table:style-name="ce2"/>
          <table:table-cell table:style-name="ce11" table:formula="of:=IFERROR(__xludf.dummyfunction(&quot;GOOGLEFINANCE(B18,&quot;&quot;name&quot;&quot;)&quot;);&quot;Alphabet Inc Class C&quot;)" office:value-type="string" office:string-value="Alphabet Inc Class C" calcext:value-type="string" table:number-columns-spanned="6" table:number-rows-spanned="1">
            <text:p>Alphabet Inc Class C</text:p>
          </table:table-cell>
          <table:covered-table-cell table:number-columns-repeated="5"/>
          <table:table-cell table:style-name="ce2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5">
          <table:table-cell table:style-name="ce4"/>
          <table:table-cell table:style-name="ce12" office:value-type="string" calcext:value-type="string">
            <text:p>Current Price</text:p>
          </table:table-cell>
          <table:table-cell table:style-name="ce4"/>
          <table:table-cell table:style-name="ce12" office:value-type="string" calcext:value-type="string">
            <text:p>Change</text:p>
          </table:table-cell>
          <table:table-cell table:style-name="ce12" office:value-type="string" calcext:value-type="string">
            <text:p>% Change</text:p>
          </table:table-cell>
          <table:table-cell table:style-name="ce4" table:number-columns-repeated="3"/>
          <table:table-cell table:number-columns-repeated="1016"/>
        </table:table-row>
        <table:table-row table:style-name="ro4">
          <table:table-cell table:style-name="ce2"/>
          <table:table-cell table:style-name="ce13" table:formula="of:=IFERROR(__xludf.dummyfunction(&quot;GOOGLEFINANCE(B18,&quot;&quot;price&quot;&quot;)&quot;);87.87)" office:value-type="float" office:value="87.87" calcext:value-type="float" table:number-columns-spanned="2" table:number-rows-spanned="1">
            <text:p>87.87</text:p>
          </table:table-cell>
          <table:covered-table-cell/>
          <table:table-cell table:style-name="ce24" table:formula="of:=IFERROR(__xludf.dummyfunction(&quot;IFERROR(GOOGLEFINANCE(B18,&quot;&quot;change&quot;&quot;),&quot;&quot;-&quot;&quot;)&quot;);-1.08)" office:value-type="float" office:value="-1.08" calcext:value-type="float">
            <text:p>-1.08</text:p>
          </table:table-cell>
          <table:table-cell table:style-name="ce25" table:formula="of:=IFERROR(__xludf.dummyfunction(&quot;IFERROR(GOOGLEFINANCE(B18,&quot;&quot;changepct&quot;&quot;)/100,&quot;&quot;-&quot;&quot;)&quot;);-0.0121)" office:value-type="float" office:value="-0.0121" calcext:value-type="float">
            <text:p>-1.21%</text:p>
          </table:table-cell>
          <table:table-cell table:style-name="ce2" table:number-columns-repeated="3"/>
          <table:table-cell table:number-columns-repeated="1016"/>
        </table:table-row>
        <table:table-row table:style-name="ro2">
          <table:table-cell table:style-name="ce2"/>
          <table:table-cell table:style-name="ce14" table:number-columns-repeated="6"/>
          <table:table-cell table:style-name="ce2"/>
          <table:table-cell table:number-columns-repeated="1016"/>
        </table:table-row>
        <table:table-row table:style-name="ro2">
          <table:table-cell table:style-name="ce2" table:number-columns-repeated="8"/>
          <table:table-cell table:number-columns-repeated="1016"/>
        </table:table-row>
        <table:table-row table:style-name="ro5">
          <table:table-cell table:style-name="ce5"/>
          <table:table-cell table:style-name="ce12" office:value-type="string" calcext:value-type="string">
            <text:p>Market Cap</text:p>
          </table:table-cell>
          <table:table-cell table:style-name="ce12" office:value-type="string" calcext:value-type="string">
            <text:p>P/E Ratio</text:p>
          </table:table-cell>
          <table:table-cell table:style-name="ce12" office:value-type="string" calcext:value-type="string">
            <text:p>Beta</text:p>
          </table:table-cell>
          <table:table-cell table:style-name="ce5" table:number-columns-repeated="4"/>
          <table:table-cell table:number-columns-repeated="1016"/>
        </table:table-row>
        <table:table-row table:style-name="ro4">
          <table:table-cell table:style-name="ce6"/>
          <table:table-cell table:style-name="ce15" table:formula="of:=IFERROR(__xludf.dummyfunction(&quot;IFERROR(GOOGLEFINANCE(B18,&quot;&quot;marketcap&quot;&quot;),&quot;&quot;-&quot;&quot;)&quot;);1134158955485)" office:value-type="float" office:value="1134158955485" calcext:value-type="float">
            <text:p>1,134,159M</text:p>
          </table:table-cell>
          <table:table-cell table:style-name="ce21" table:formula="of:=IFERROR(__xludf.dummyfunction(&quot;IFERROR(GOOGLEFINANCE(B18,&quot;&quot;pe&quot;&quot;),&quot;&quot;-&quot;&quot;)&quot;);17.79)" office:value-type="float" office:value="17.79" calcext:value-type="float">
            <text:p>17.79</text:p>
          </table:table-cell>
          <table:table-cell table:style-name="ce21" table:formula="of:=IFERROR(__xludf.dummyfunction(&quot;IFERROR(GOOGLEFINANCE(B18,&quot;&quot;beta&quot;&quot;),&quot;&quot;-&quot;&quot;)&quot;);1.06)" office:value-type="float" office:value="1.06" calcext:value-type="float">
            <text:p>1.06</text:p>
          </table:table-cell>
          <table:table-cell table:style-name="ce6" table:number-columns-repeated="4"/>
          <table:table-cell table:number-columns-repeated="1016"/>
        </table:table-row>
        <table:table-row table:style-name="ro3">
          <table:table-cell table:style-name="ce2" table:number-columns-repeated="6"/>
          <table:table-cell table:style-name="ce30" table:content-validation-name="val1" office:value-type="string" calcext:value-type="string">
            <text:p>12 Months</text:p>
          </table:table-cell>
          <table:table-cell table:style-name="ce2"/>
          <table:table-cell table:number-columns-repeated="1016"/>
        </table:table-row>
        <table:table-row table:style-name="ro3">
          <table:table-cell table:style-name="ce2"/>
          <table:table-cell table:style-name="ce2">
            <draw:frame table:end-cell-address="'Price History'.I26" table:end-x="4.31pt" table:end-y="14.23pt" draw:z-index="0" draw:name="Chart 1" draw:style-name="gr1" draw:text-style-name="P1" svg:width="472.48pt" svg:height="171.72pt" svg:x="0pt" svg:y="0pt">
              <draw:object draw:notify-on-update-of-ranges="'Price History'.B28:'Price History'.B1000 'Price History'.F27:'Price History'.F27 'Price History'.F28:'Price History'.F100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" table:number-columns-repeated="6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2"/>
          <table:table-cell table:style-name="ce16" table:formula="of:=IF(ISBLANK([.B5]);&quot;&quot;;[.B5]&amp;&quot;:&quot;)&amp;[.B4]" office:value-type="string" office:string-value="GOOG" calcext:value-type="string">
            <text:p>GOOG</text:p>
          </table:table-cell>
          <table:table-cell table:style-name="ce2" table:number-columns-repeated="6"/>
          <table:table-cell table:number-columns-repeated="1016"/>
        </table:table-row>
        <table:table-row table:style-name="ro3">
          <table:table-cell table:style-name="ce2" table:number-columns-repeated="8"/>
          <table:table-cell table:number-columns-repeated="1016"/>
        </table:table-row>
        <table:table-row table:style-name="ro3" table:number-rows-repeated="7">
          <table:table-cell table:style-name="ce2" table:number-columns-repeated="8"/>
          <table:table-cell table:number-columns-repeated="1016"/>
        </table:table-row>
        <table:table-row table:style-name="ro3">
          <table:table-cell table:style-name="ce7"/>
          <table:table-cell table:style-name="ce17" table:formula="of:=IFERROR(__xludf.dummyfunction(&quot;GOOGLEFINANCE(B18, &quot;&quot;all&quot;&quot;, EDATE(TODAY(), -LEFT(G15, FIND(&quot;&quot; &quot;&quot;, G15))), TODAY(), &quot;&quot;DAILY&quot;&quot;)&quot;);&quot;Date&quot;)" office:value-type="string" office:string-value="Date" calcext:value-type="string">
            <text:p>Date</text:p>
          </table:table-cell>
          <table:table-cell table:style-name="ce22" table:formula="of:=IFERROR(__xludf.dummyfunction(&quot;&quot;&quot;COMPUTED_VALUE&quot;&quot;&quot;);&quot;Open&quot;)" office:value-type="string" office:string-value="Open" calcext:value-type="string">
            <text:p>Open</text:p>
          </table:table-cell>
          <table:table-cell table:style-name="ce22" table:formula="of:=IFERROR(__xludf.dummyfunction(&quot;&quot;&quot;COMPUTED_VALUE&quot;&quot;&quot;);&quot;High&quot;)" office:value-type="string" office:string-value="High" calcext:value-type="string">
            <text:p>High</text:p>
          </table:table-cell>
          <table:table-cell table:style-name="ce22" table:formula="of:=IFERROR(__xludf.dummyfunction(&quot;&quot;&quot;COMPUTED_VALUE&quot;&quot;&quot;);&quot;Low&quot;)" office:value-type="string" office:string-value="Low" calcext:value-type="string">
            <text:p>Low</text:p>
          </table:table-cell>
          <table:table-cell table:style-name="ce22" table:formula="of:=IFERROR(__xludf.dummyfunction(&quot;&quot;&quot;COMPUTED_VALUE&quot;&quot;&quot;);&quot;Close&quot;)" office:value-type="string" office:string-value="Close" calcext:value-type="string">
            <text:p>Close</text:p>
          </table:table-cell>
          <table:table-cell table:style-name="ce22" table:formula="of:=IFERROR(__xludf.dummyfunction(&quot;&quot;&quot;COMPUTED_VALUE&quot;&quot;&quot;);&quot;Volume&quot;)" office:value-type="string" office:string-value="Volume" calcext:value-type="string">
            <text:p>Volume</text:p>
          </table:table-cell>
          <table:table-cell table:style-name="ce7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60.6666666667)" office:value-type="date" office:date-value="2021-12-30T16:00:00.288" calcext:value-type="date">
            <text:p>Dec 30, 2021</text:p>
          </table:table-cell>
          <table:table-cell table:style-name="ce23" table:formula="of:=IFERROR(__xludf.dummyfunction(&quot;&quot;&quot;COMPUTED_VALUE&quot;&quot;&quot;);146.45)" office:value-type="float" office:value="146.45" calcext:value-type="float">
            <text:p>146.45</text:p>
          </table:table-cell>
          <table:table-cell table:style-name="ce23" table:formula="of:=IFERROR(__xludf.dummyfunction(&quot;&quot;&quot;COMPUTED_VALUE&quot;&quot;&quot;);147.06)" office:value-type="float" office:value="147.06" calcext:value-type="float">
            <text:p>147.06</text:p>
          </table:table-cell>
          <table:table-cell table:style-name="ce23" table:formula="of:=IFERROR(__xludf.dummyfunction(&quot;&quot;&quot;COMPUTED_VALUE&quot;&quot;&quot;);145.76)" office:value-type="float" office:value="145.76" calcext:value-type="float">
            <text:p>145.76</text:p>
          </table:table-cell>
          <table:table-cell table:style-name="ce26" table:formula="of:=IFERROR(__xludf.dummyfunction(&quot;&quot;&quot;COMPUTED_VALUE&quot;&quot;&quot;);146)" office:value-type="float" office:value="146" calcext:value-type="float">
            <text:p>146.00</text:p>
          </table:table-cell>
          <table:table-cell table:style-name="ce31" table:formula="of:=IFERROR(__xludf.dummyfunction(&quot;&quot;&quot;COMPUTED_VALUE&quot;&quot;&quot;);648851)" office:value-type="float" office:value="648851" calcext:value-type="float">
            <text:p>648,85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61.6666666667)" office:value-type="date" office:date-value="2021-12-31T16:00:00.288" calcext:value-type="date">
            <text:p>Dec 31, 2021</text:p>
          </table:table-cell>
          <table:table-cell table:style-name="ce23" table:formula="of:=IFERROR(__xludf.dummyfunction(&quot;&quot;&quot;COMPUTED_VALUE&quot;&quot;&quot;);145.54)" office:value-type="float" office:value="145.54" calcext:value-type="float">
            <text:p>145.54</text:p>
          </table:table-cell>
          <table:table-cell table:style-name="ce23" table:formula="of:=IFERROR(__xludf.dummyfunction(&quot;&quot;&quot;COMPUTED_VALUE&quot;&quot;&quot;);146.37)" office:value-type="float" office:value="146.37" calcext:value-type="float">
            <text:p>146.37</text:p>
          </table:table-cell>
          <table:table-cell table:style-name="ce23" table:formula="of:=IFERROR(__xludf.dummyfunction(&quot;&quot;&quot;COMPUTED_VALUE&quot;&quot;&quot;);144.68)" office:value-type="float" office:value="144.68" calcext:value-type="float">
            <text:p>144.68</text:p>
          </table:table-cell>
          <table:table-cell table:style-name="ce27" table:formula="of:=IFERROR(__xludf.dummyfunction(&quot;&quot;&quot;COMPUTED_VALUE&quot;&quot;&quot;);144.68)" office:value-type="float" office:value="144.68" calcext:value-type="float">
            <text:p>144.68</text:p>
          </table:table-cell>
          <table:table-cell table:style-name="ce31" table:formula="of:=IFERROR(__xludf.dummyfunction(&quot;&quot;&quot;COMPUTED_VALUE&quot;&quot;&quot;);864885)" office:value-type="float" office:value="864885" calcext:value-type="float">
            <text:p>864,88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64.6666666667)" office:value-type="date" office:date-value="2022-01-03T16:00:00.288" calcext:value-type="date">
            <text:p>Jan 3, 2022</text:p>
          </table:table-cell>
          <table:table-cell table:style-name="ce23" table:formula="of:=IFERROR(__xludf.dummyfunction(&quot;&quot;&quot;COMPUTED_VALUE&quot;&quot;&quot;);144.48)" office:value-type="float" office:value="144.48" calcext:value-type="float">
            <text:p>144.48</text:p>
          </table:table-cell>
          <table:table-cell table:style-name="ce23" table:formula="of:=IFERROR(__xludf.dummyfunction(&quot;&quot;&quot;COMPUTED_VALUE&quot;&quot;&quot;);145.55)" office:value-type="float" office:value="145.55" calcext:value-type="float">
            <text:p>145.55</text:p>
          </table:table-cell>
          <table:table-cell table:style-name="ce23" table:formula="of:=IFERROR(__xludf.dummyfunction(&quot;&quot;&quot;COMPUTED_VALUE&quot;&quot;&quot;);143.5)" office:value-type="float" office:value="143.5" calcext:value-type="float">
            <text:p>143.50</text:p>
          </table:table-cell>
          <table:table-cell table:style-name="ce27" table:formula="of:=IFERROR(__xludf.dummyfunction(&quot;&quot;&quot;COMPUTED_VALUE&quot;&quot;&quot;);145.07)" office:value-type="float" office:value="145.07" calcext:value-type="float">
            <text:p>145.07</text:p>
          </table:table-cell>
          <table:table-cell table:style-name="ce31" table:formula="of:=IFERROR(__xludf.dummyfunction(&quot;&quot;&quot;COMPUTED_VALUE&quot;&quot;&quot;);1261225)" office:value-type="float" office:value="1261225" calcext:value-type="float">
            <text:p>1,261,22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65.6666666667)" office:value-type="date" office:date-value="2022-01-04T16:00:00.288" calcext:value-type="date">
            <text:p>Jan 4, 2022</text:p>
          </table:table-cell>
          <table:table-cell table:style-name="ce23" table:formula="of:=IFERROR(__xludf.dummyfunction(&quot;&quot;&quot;COMPUTED_VALUE&quot;&quot;&quot;);145.55)" office:value-type="float" office:value="145.55" calcext:value-type="float">
            <text:p>145.55</text:p>
          </table:table-cell>
          <table:table-cell table:style-name="ce23" table:formula="of:=IFERROR(__xludf.dummyfunction(&quot;&quot;&quot;COMPUTED_VALUE&quot;&quot;&quot;);146.61)" office:value-type="float" office:value="146.61" calcext:value-type="float">
            <text:p>146.61</text:p>
          </table:table-cell>
          <table:table-cell table:style-name="ce23" table:formula="of:=IFERROR(__xludf.dummyfunction(&quot;&quot;&quot;COMPUTED_VALUE&quot;&quot;&quot;);143.82)" office:value-type="float" office:value="143.82" calcext:value-type="float">
            <text:p>143.82</text:p>
          </table:table-cell>
          <table:table-cell table:style-name="ce27" table:formula="of:=IFERROR(__xludf.dummyfunction(&quot;&quot;&quot;COMPUTED_VALUE&quot;&quot;&quot;);144.42)" office:value-type="float" office:value="144.42" calcext:value-type="float">
            <text:p>144.42</text:p>
          </table:table-cell>
          <table:table-cell table:style-name="ce31" table:formula="of:=IFERROR(__xludf.dummyfunction(&quot;&quot;&quot;COMPUTED_VALUE&quot;&quot;&quot;);1146389)" office:value-type="float" office:value="1146389" calcext:value-type="float">
            <text:p>1,146,38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66.6666666667)" office:value-type="date" office:date-value="2022-01-05T16:00:00.288" calcext:value-type="date">
            <text:p>Jan 5, 2022</text:p>
          </table:table-cell>
          <table:table-cell table:style-name="ce23" table:formula="of:=IFERROR(__xludf.dummyfunction(&quot;&quot;&quot;COMPUTED_VALUE&quot;&quot;&quot;);144.18)" office:value-type="float" office:value="144.18" calcext:value-type="float">
            <text:p>144.18</text:p>
          </table:table-cell>
          <table:table-cell table:style-name="ce23" table:formula="of:=IFERROR(__xludf.dummyfunction(&quot;&quot;&quot;COMPUTED_VALUE&quot;&quot;&quot;);144.3)" office:value-type="float" office:value="144.3" calcext:value-type="float">
            <text:p>144.30</text:p>
          </table:table-cell>
          <table:table-cell table:style-name="ce23" table:formula="of:=IFERROR(__xludf.dummyfunction(&quot;&quot;&quot;COMPUTED_VALUE&quot;&quot;&quot;);137.52)" office:value-type="float" office:value="137.52" calcext:value-type="float">
            <text:p>137.52</text:p>
          </table:table-cell>
          <table:table-cell table:style-name="ce27" table:formula="of:=IFERROR(__xludf.dummyfunction(&quot;&quot;&quot;COMPUTED_VALUE&quot;&quot;&quot;);137.65)" office:value-type="float" office:value="137.65" calcext:value-type="float">
            <text:p>137.65</text:p>
          </table:table-cell>
          <table:table-cell table:style-name="ce31" table:formula="of:=IFERROR(__xludf.dummyfunction(&quot;&quot;&quot;COMPUTED_VALUE&quot;&quot;&quot;);2482076)" office:value-type="float" office:value="2482076" calcext:value-type="float">
            <text:p>2,482,07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67.6666666667)" office:value-type="date" office:date-value="2022-01-06T16:00:00.288" calcext:value-type="date">
            <text:p>Jan 6, 2022</text:p>
          </table:table-cell>
          <table:table-cell table:style-name="ce23" table:formula="of:=IFERROR(__xludf.dummyfunction(&quot;&quot;&quot;COMPUTED_VALUE&quot;&quot;&quot;);137.5)" office:value-type="float" office:value="137.5" calcext:value-type="float">
            <text:p>137.50</text:p>
          </table:table-cell>
          <table:table-cell table:style-name="ce23" table:formula="of:=IFERROR(__xludf.dummyfunction(&quot;&quot;&quot;COMPUTED_VALUE&quot;&quot;&quot;);139.69)" office:value-type="float" office:value="139.69" calcext:value-type="float">
            <text:p>139.69</text:p>
          </table:table-cell>
          <table:table-cell table:style-name="ce23" table:formula="of:=IFERROR(__xludf.dummyfunction(&quot;&quot;&quot;COMPUTED_VALUE&quot;&quot;&quot;);136.76)" office:value-type="float" office:value="136.76" calcext:value-type="float">
            <text:p>136.76</text:p>
          </table:table-cell>
          <table:table-cell table:style-name="ce27" table:formula="of:=IFERROR(__xludf.dummyfunction(&quot;&quot;&quot;COMPUTED_VALUE&quot;&quot;&quot;);137.55)" office:value-type="float" office:value="137.55" calcext:value-type="float">
            <text:p>137.55</text:p>
          </table:table-cell>
          <table:table-cell table:style-name="ce31" table:formula="of:=IFERROR(__xludf.dummyfunction(&quot;&quot;&quot;COMPUTED_VALUE&quot;&quot;&quot;);1452452)" office:value-type="float" office:value="1452452" calcext:value-type="float">
            <text:p>1,452,45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68.6666666667)" office:value-type="date" office:date-value="2022-01-07T16:00:00.288" calcext:value-type="date">
            <text:p>Jan 7, 2022</text:p>
          </table:table-cell>
          <table:table-cell table:style-name="ce23" table:formula="of:=IFERROR(__xludf.dummyfunction(&quot;&quot;&quot;COMPUTED_VALUE&quot;&quot;&quot;);137.91)" office:value-type="float" office:value="137.91" calcext:value-type="float">
            <text:p>137.91</text:p>
          </table:table-cell>
          <table:table-cell table:style-name="ce23" table:formula="of:=IFERROR(__xludf.dummyfunction(&quot;&quot;&quot;COMPUTED_VALUE&quot;&quot;&quot;);138.25)" office:value-type="float" office:value="138.25" calcext:value-type="float">
            <text:p>138.25</text:p>
          </table:table-cell>
          <table:table-cell table:style-name="ce23" table:formula="of:=IFERROR(__xludf.dummyfunction(&quot;&quot;&quot;COMPUTED_VALUE&quot;&quot;&quot;);135.79)" office:value-type="float" office:value="135.79" calcext:value-type="float">
            <text:p>135.79</text:p>
          </table:table-cell>
          <table:table-cell table:style-name="ce27" table:formula="of:=IFERROR(__xludf.dummyfunction(&quot;&quot;&quot;COMPUTED_VALUE&quot;&quot;&quot;);137)" office:value-type="float" office:value="137" calcext:value-type="float">
            <text:p>137.00</text:p>
          </table:table-cell>
          <table:table-cell table:style-name="ce31" table:formula="of:=IFERROR(__xludf.dummyfunction(&quot;&quot;&quot;COMPUTED_VALUE&quot;&quot;&quot;);970412)" office:value-type="float" office:value="970412" calcext:value-type="float">
            <text:p>970,41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71.6666666667)" office:value-type="date" office:date-value="2022-01-10T16:00:00.288" calcext:value-type="date">
            <text:p>Jan 10, 2022</text:p>
          </table:table-cell>
          <table:table-cell table:style-name="ce23" table:formula="of:=IFERROR(__xludf.dummyfunction(&quot;&quot;&quot;COMPUTED_VALUE&quot;&quot;&quot;);135.1)" office:value-type="float" office:value="135.1" calcext:value-type="float">
            <text:p>135.10</text:p>
          </table:table-cell>
          <table:table-cell table:style-name="ce23" table:formula="of:=IFERROR(__xludf.dummyfunction(&quot;&quot;&quot;COMPUTED_VALUE&quot;&quot;&quot;);138.64)" office:value-type="float" office:value="138.64" calcext:value-type="float">
            <text:p>138.64</text:p>
          </table:table-cell>
          <table:table-cell table:style-name="ce23" table:formula="of:=IFERROR(__xludf.dummyfunction(&quot;&quot;&quot;COMPUTED_VALUE&quot;&quot;&quot;);133.14)" office:value-type="float" office:value="133.14" calcext:value-type="float">
            <text:p>133.14</text:p>
          </table:table-cell>
          <table:table-cell table:style-name="ce27" table:formula="of:=IFERROR(__xludf.dummyfunction(&quot;&quot;&quot;COMPUTED_VALUE&quot;&quot;&quot;);138.57)" office:value-type="float" office:value="138.57" calcext:value-type="float">
            <text:p>138.57</text:p>
          </table:table-cell>
          <table:table-cell table:style-name="ce31" table:formula="of:=IFERROR(__xludf.dummyfunction(&quot;&quot;&quot;COMPUTED_VALUE&quot;&quot;&quot;);1704784)" office:value-type="float" office:value="1704784" calcext:value-type="float">
            <text:p>1,704,78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72.6666666667)" office:value-type="date" office:date-value="2022-01-11T16:00:00.288" calcext:value-type="date">
            <text:p>Jan 11, 2022</text:p>
          </table:table-cell>
          <table:table-cell table:style-name="ce23" table:formula="of:=IFERROR(__xludf.dummyfunction(&quot;&quot;&quot;COMPUTED_VALUE&quot;&quot;&quot;);138.18)" office:value-type="float" office:value="138.18" calcext:value-type="float">
            <text:p>138.18</text:p>
          </table:table-cell>
          <table:table-cell table:style-name="ce23" table:formula="of:=IFERROR(__xludf.dummyfunction(&quot;&quot;&quot;COMPUTED_VALUE&quot;&quot;&quot;);140.33)" office:value-type="float" office:value="140.33" calcext:value-type="float">
            <text:p>140.33</text:p>
          </table:table-cell>
          <table:table-cell table:style-name="ce23" table:formula="of:=IFERROR(__xludf.dummyfunction(&quot;&quot;&quot;COMPUTED_VALUE&quot;&quot;&quot;);136.81)" office:value-type="float" office:value="136.81" calcext:value-type="float">
            <text:p>136.81</text:p>
          </table:table-cell>
          <table:table-cell table:style-name="ce27" table:formula="of:=IFERROR(__xludf.dummyfunction(&quot;&quot;&quot;COMPUTED_VALUE&quot;&quot;&quot;);140.02)" office:value-type="float" office:value="140.02" calcext:value-type="float">
            <text:p>140.02</text:p>
          </table:table-cell>
          <table:table-cell table:style-name="ce31" table:formula="of:=IFERROR(__xludf.dummyfunction(&quot;&quot;&quot;COMPUTED_VALUE&quot;&quot;&quot;);1175062)" office:value-type="float" office:value="1175062" calcext:value-type="float">
            <text:p>1,175,06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73.6666666667)" office:value-type="date" office:date-value="2022-01-12T16:00:00.288" calcext:value-type="date">
            <text:p>Jan 12, 2022</text:p>
          </table:table-cell>
          <table:table-cell table:style-name="ce23" table:formula="of:=IFERROR(__xludf.dummyfunction(&quot;&quot;&quot;COMPUTED_VALUE&quot;&quot;&quot;);141.55)" office:value-type="float" office:value="141.55" calcext:value-type="float">
            <text:p>141.55</text:p>
          </table:table-cell>
          <table:table-cell table:style-name="ce23" table:formula="of:=IFERROR(__xludf.dummyfunction(&quot;&quot;&quot;COMPUTED_VALUE&quot;&quot;&quot;);142.81)" office:value-type="float" office:value="142.81" calcext:value-type="float">
            <text:p>142.81</text:p>
          </table:table-cell>
          <table:table-cell table:style-name="ce23" table:formula="of:=IFERROR(__xludf.dummyfunction(&quot;&quot;&quot;COMPUTED_VALUE&quot;&quot;&quot;);141.11)" office:value-type="float" office:value="141.11" calcext:value-type="float">
            <text:p>141.11</text:p>
          </table:table-cell>
          <table:table-cell table:style-name="ce27" table:formula="of:=IFERROR(__xludf.dummyfunction(&quot;&quot;&quot;COMPUTED_VALUE&quot;&quot;&quot;);141.65)" office:value-type="float" office:value="141.65" calcext:value-type="float">
            <text:p>141.65</text:p>
          </table:table-cell>
          <table:table-cell table:style-name="ce31" table:formula="of:=IFERROR(__xludf.dummyfunction(&quot;&quot;&quot;COMPUTED_VALUE&quot;&quot;&quot;);1182079)" office:value-type="float" office:value="1182079" calcext:value-type="float">
            <text:p>1,182,07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74.6666666667)" office:value-type="date" office:date-value="2022-01-13T16:00:00.288" calcext:value-type="date">
            <text:p>Jan 13, 2022</text:p>
          </table:table-cell>
          <table:table-cell table:style-name="ce23" table:formula="of:=IFERROR(__xludf.dummyfunction(&quot;&quot;&quot;COMPUTED_VALUE&quot;&quot;&quot;);141.84)" office:value-type="float" office:value="141.84" calcext:value-type="float">
            <text:p>141.84</text:p>
          </table:table-cell>
          <table:table-cell table:style-name="ce23" table:formula="of:=IFERROR(__xludf.dummyfunction(&quot;&quot;&quot;COMPUTED_VALUE&quot;&quot;&quot;);143.19)" office:value-type="float" office:value="143.19" calcext:value-type="float">
            <text:p>143.19</text:p>
          </table:table-cell>
          <table:table-cell table:style-name="ce23" table:formula="of:=IFERROR(__xludf.dummyfunction(&quot;&quot;&quot;COMPUTED_VALUE&quot;&quot;&quot;);138.91)" office:value-type="float" office:value="138.91" calcext:value-type="float">
            <text:p>138.91</text:p>
          </table:table-cell>
          <table:table-cell table:style-name="ce27" table:formula="of:=IFERROR(__xludf.dummyfunction(&quot;&quot;&quot;COMPUTED_VALUE&quot;&quot;&quot;);139.13)" office:value-type="float" office:value="139.13" calcext:value-type="float">
            <text:p>139.13</text:p>
          </table:table-cell>
          <table:table-cell table:style-name="ce31" table:formula="of:=IFERROR(__xludf.dummyfunction(&quot;&quot;&quot;COMPUTED_VALUE&quot;&quot;&quot;);1328254)" office:value-type="float" office:value="1328254" calcext:value-type="float">
            <text:p>1,328,25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75.6666666667)" office:value-type="date" office:date-value="2022-01-14T16:00:00.288" calcext:value-type="date">
            <text:p>Jan 14, 2022</text:p>
          </table:table-cell>
          <table:table-cell table:style-name="ce23" table:formula="of:=IFERROR(__xludf.dummyfunction(&quot;&quot;&quot;COMPUTED_VALUE&quot;&quot;&quot;);137.5)" office:value-type="float" office:value="137.5" calcext:value-type="float">
            <text:p>137.50</text:p>
          </table:table-cell>
          <table:table-cell table:style-name="ce23" table:formula="of:=IFERROR(__xludf.dummyfunction(&quot;&quot;&quot;COMPUTED_VALUE&quot;&quot;&quot;);141.2)" office:value-type="float" office:value="141.2" calcext:value-type="float">
            <text:p>141.20</text:p>
          </table:table-cell>
          <table:table-cell table:style-name="ce23" table:formula="of:=IFERROR(__xludf.dummyfunction(&quot;&quot;&quot;COMPUTED_VALUE&quot;&quot;&quot;);137.5)" office:value-type="float" office:value="137.5" calcext:value-type="float">
            <text:p>137.50</text:p>
          </table:table-cell>
          <table:table-cell table:style-name="ce27" table:formula="of:=IFERROR(__xludf.dummyfunction(&quot;&quot;&quot;COMPUTED_VALUE&quot;&quot;&quot;);139.79)" office:value-type="float" office:value="139.79" calcext:value-type="float">
            <text:p>139.79</text:p>
          </table:table-cell>
          <table:table-cell table:style-name="ce31" table:formula="of:=IFERROR(__xludf.dummyfunction(&quot;&quot;&quot;COMPUTED_VALUE&quot;&quot;&quot;);1191296)" office:value-type="float" office:value="1191296" calcext:value-type="float">
            <text:p>1,191,29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79.6666666667)" office:value-type="date" office:date-value="2022-01-18T16:00:00.288" calcext:value-type="date">
            <text:p>Jan 18, 2022</text:p>
          </table:table-cell>
          <table:table-cell table:style-name="ce23" table:formula="of:=IFERROR(__xludf.dummyfunction(&quot;&quot;&quot;COMPUTED_VALUE&quot;&quot;&quot;);136.6)" office:value-type="float" office:value="136.6" calcext:value-type="float">
            <text:p>136.60</text:p>
          </table:table-cell>
          <table:table-cell table:style-name="ce23" table:formula="of:=IFERROR(__xludf.dummyfunction(&quot;&quot;&quot;COMPUTED_VALUE&quot;&quot;&quot;);137.39)" office:value-type="float" office:value="137.39" calcext:value-type="float">
            <text:p>137.39</text:p>
          </table:table-cell>
          <table:table-cell table:style-name="ce23" table:formula="of:=IFERROR(__xludf.dummyfunction(&quot;&quot;&quot;COMPUTED_VALUE&quot;&quot;&quot;);135.62)" office:value-type="float" office:value="135.62" calcext:value-type="float">
            <text:p>135.62</text:p>
          </table:table-cell>
          <table:table-cell table:style-name="ce27" table:formula="of:=IFERROR(__xludf.dummyfunction(&quot;&quot;&quot;COMPUTED_VALUE&quot;&quot;&quot;);136.29)" office:value-type="float" office:value="136.29" calcext:value-type="float">
            <text:p>136.29</text:p>
          </table:table-cell>
          <table:table-cell table:style-name="ce31" table:formula="of:=IFERROR(__xludf.dummyfunction(&quot;&quot;&quot;COMPUTED_VALUE&quot;&quot;&quot;);1370098)" office:value-type="float" office:value="1370098" calcext:value-type="float">
            <text:p>1,370,09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80.6666666667)" office:value-type="date" office:date-value="2022-01-19T16:00:00.288" calcext:value-type="date">
            <text:p>Jan 19, 2022</text:p>
          </table:table-cell>
          <table:table-cell table:style-name="ce23" table:formula="of:=IFERROR(__xludf.dummyfunction(&quot;&quot;&quot;COMPUTED_VALUE&quot;&quot;&quot;);136.94)" office:value-type="float" office:value="136.94" calcext:value-type="float">
            <text:p>136.94</text:p>
          </table:table-cell>
          <table:table-cell table:style-name="ce23" table:formula="of:=IFERROR(__xludf.dummyfunction(&quot;&quot;&quot;COMPUTED_VALUE&quot;&quot;&quot;);138.4)" office:value-type="float" office:value="138.4" calcext:value-type="float">
            <text:p>138.40</text:p>
          </table:table-cell>
          <table:table-cell table:style-name="ce23" table:formula="of:=IFERROR(__xludf.dummyfunction(&quot;&quot;&quot;COMPUTED_VALUE&quot;&quot;&quot;);135.5)" office:value-type="float" office:value="135.5" calcext:value-type="float">
            <text:p>135.50</text:p>
          </table:table-cell>
          <table:table-cell table:style-name="ce27" table:formula="of:=IFERROR(__xludf.dummyfunction(&quot;&quot;&quot;COMPUTED_VALUE&quot;&quot;&quot;);135.65)" office:value-type="float" office:value="135.65" calcext:value-type="float">
            <text:p>135.65</text:p>
          </table:table-cell>
          <table:table-cell table:style-name="ce31" table:formula="of:=IFERROR(__xludf.dummyfunction(&quot;&quot;&quot;COMPUTED_VALUE&quot;&quot;&quot;);1039764)" office:value-type="float" office:value="1039764" calcext:value-type="float">
            <text:p>1,039,76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81.6666666667)" office:value-type="date" office:date-value="2022-01-20T16:00:00.288" calcext:value-type="date">
            <text:p>Jan 20, 2022</text:p>
          </table:table-cell>
          <table:table-cell table:style-name="ce23" table:formula="of:=IFERROR(__xludf.dummyfunction(&quot;&quot;&quot;COMPUTED_VALUE&quot;&quot;&quot;);136.51)" office:value-type="float" office:value="136.51" calcext:value-type="float">
            <text:p>136.51</text:p>
          </table:table-cell>
          <table:table-cell table:style-name="ce23" table:formula="of:=IFERROR(__xludf.dummyfunction(&quot;&quot;&quot;COMPUTED_VALUE&quot;&quot;&quot;);137.91)" office:value-type="float" office:value="137.91" calcext:value-type="float">
            <text:p>137.91</text:p>
          </table:table-cell>
          <table:table-cell table:style-name="ce23" table:formula="of:=IFERROR(__xludf.dummyfunction(&quot;&quot;&quot;COMPUTED_VALUE&quot;&quot;&quot;);133.14)" office:value-type="float" office:value="133.14" calcext:value-type="float">
            <text:p>133.14</text:p>
          </table:table-cell>
          <table:table-cell table:style-name="ce27" table:formula="of:=IFERROR(__xludf.dummyfunction(&quot;&quot;&quot;COMPUTED_VALUE&quot;&quot;&quot;);133.51)" office:value-type="float" office:value="133.51" calcext:value-type="float">
            <text:p>133.51</text:p>
          </table:table-cell>
          <table:table-cell table:style-name="ce31" table:formula="of:=IFERROR(__xludf.dummyfunction(&quot;&quot;&quot;COMPUTED_VALUE&quot;&quot;&quot;);1096528)" office:value-type="float" office:value="1096528" calcext:value-type="float">
            <text:p>1,096,52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82.6666666667)" office:value-type="date" office:date-value="2022-01-21T16:00:00.288" calcext:value-type="date">
            <text:p>Jan 21, 2022</text:p>
          </table:table-cell>
          <table:table-cell table:style-name="ce23" table:formula="of:=IFERROR(__xludf.dummyfunction(&quot;&quot;&quot;COMPUTED_VALUE&quot;&quot;&quot;);133.01)" office:value-type="float" office:value="133.01" calcext:value-type="float">
            <text:p>133.01</text:p>
          </table:table-cell>
          <table:table-cell table:style-name="ce23" table:formula="of:=IFERROR(__xludf.dummyfunction(&quot;&quot;&quot;COMPUTED_VALUE&quot;&quot;&quot;);134.76)" office:value-type="float" office:value="134.76" calcext:value-type="float">
            <text:p>134.76</text:p>
          </table:table-cell>
          <table:table-cell table:style-name="ce23" table:formula="of:=IFERROR(__xludf.dummyfunction(&quot;&quot;&quot;COMPUTED_VALUE&quot;&quot;&quot;);130)" office:value-type="float" office:value="130" calcext:value-type="float">
            <text:p>130.00</text:p>
          </table:table-cell>
          <table:table-cell table:style-name="ce27" table:formula="of:=IFERROR(__xludf.dummyfunction(&quot;&quot;&quot;COMPUTED_VALUE&quot;&quot;&quot;);130.09)" office:value-type="float" office:value="130.09" calcext:value-type="float">
            <text:p>130.09</text:p>
          </table:table-cell>
          <table:table-cell table:style-name="ce31" table:formula="of:=IFERROR(__xludf.dummyfunction(&quot;&quot;&quot;COMPUTED_VALUE&quot;&quot;&quot;);2095961)" office:value-type="float" office:value="2095961" calcext:value-type="float">
            <text:p>2,095,96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85.6666666667)" office:value-type="date" office:date-value="2022-01-24T16:00:00.288" calcext:value-type="date">
            <text:p>Jan 24, 2022</text:p>
          </table:table-cell>
          <table:table-cell table:style-name="ce23" table:formula="of:=IFERROR(__xludf.dummyfunction(&quot;&quot;&quot;COMPUTED_VALUE&quot;&quot;&quot;);126.03)" office:value-type="float" office:value="126.03" calcext:value-type="float">
            <text:p>126.03</text:p>
          </table:table-cell>
          <table:table-cell table:style-name="ce23" table:formula="of:=IFERROR(__xludf.dummyfunction(&quot;&quot;&quot;COMPUTED_VALUE&quot;&quot;&quot;);130.78)" office:value-type="float" office:value="130.78" calcext:value-type="float">
            <text:p>130.78</text:p>
          </table:table-cell>
          <table:table-cell table:style-name="ce23" table:formula="of:=IFERROR(__xludf.dummyfunction(&quot;&quot;&quot;COMPUTED_VALUE&quot;&quot;&quot;);124.64)" office:value-type="float" office:value="124.64" calcext:value-type="float">
            <text:p>124.64</text:p>
          </table:table-cell>
          <table:table-cell table:style-name="ce27" table:formula="of:=IFERROR(__xludf.dummyfunction(&quot;&quot;&quot;COMPUTED_VALUE&quot;&quot;&quot;);130.37)" office:value-type="float" office:value="130.37" calcext:value-type="float">
            <text:p>130.37</text:p>
          </table:table-cell>
          <table:table-cell table:style-name="ce31" table:formula="of:=IFERROR(__xludf.dummyfunction(&quot;&quot;&quot;COMPUTED_VALUE&quot;&quot;&quot;);2764602)" office:value-type="float" office:value="2764602" calcext:value-type="float">
            <text:p>2,764,60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86.6666666667)" office:value-type="date" office:date-value="2022-01-25T16:00:00.288" calcext:value-type="date">
            <text:p>Jan 25, 2022</text:p>
          </table:table-cell>
          <table:table-cell table:style-name="ce23" table:formula="of:=IFERROR(__xludf.dummyfunction(&quot;&quot;&quot;COMPUTED_VALUE&quot;&quot;&quot;);128.44)" office:value-type="float" office:value="128.44" calcext:value-type="float">
            <text:p>128.44</text:p>
          </table:table-cell>
          <table:table-cell table:style-name="ce23" table:formula="of:=IFERROR(__xludf.dummyfunction(&quot;&quot;&quot;COMPUTED_VALUE&quot;&quot;&quot;);129.34)" office:value-type="float" office:value="129.34" calcext:value-type="float">
            <text:p>129.34</text:p>
          </table:table-cell>
          <table:table-cell table:style-name="ce23" table:formula="of:=IFERROR(__xludf.dummyfunction(&quot;&quot;&quot;COMPUTED_VALUE&quot;&quot;&quot;);126.38)" office:value-type="float" office:value="126.38" calcext:value-type="float">
            <text:p>126.38</text:p>
          </table:table-cell>
          <table:table-cell table:style-name="ce27" table:formula="of:=IFERROR(__xludf.dummyfunction(&quot;&quot;&quot;COMPUTED_VALUE&quot;&quot;&quot;);126.74)" office:value-type="float" office:value="126.74" calcext:value-type="float">
            <text:p>126.74</text:p>
          </table:table-cell>
          <table:table-cell table:style-name="ce31" table:formula="of:=IFERROR(__xludf.dummyfunction(&quot;&quot;&quot;COMPUTED_VALUE&quot;&quot;&quot;);1800430)" office:value-type="float" office:value="1800430" calcext:value-type="float">
            <text:p>1,800,43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87.6666666667)" office:value-type="date" office:date-value="2022-01-26T16:00:00.288" calcext:value-type="date">
            <text:p>Jan 26, 2022</text:p>
          </table:table-cell>
          <table:table-cell table:style-name="ce23" table:formula="of:=IFERROR(__xludf.dummyfunction(&quot;&quot;&quot;COMPUTED_VALUE&quot;&quot;&quot;);130.59)" office:value-type="float" office:value="130.59" calcext:value-type="float">
            <text:p>130.59</text:p>
          </table:table-cell>
          <table:table-cell table:style-name="ce23" table:formula="of:=IFERROR(__xludf.dummyfunction(&quot;&quot;&quot;COMPUTED_VALUE&quot;&quot;&quot;);132.81)" office:value-type="float" office:value="132.81" calcext:value-type="float">
            <text:p>132.81</text:p>
          </table:table-cell>
          <table:table-cell table:style-name="ce23" table:formula="of:=IFERROR(__xludf.dummyfunction(&quot;&quot;&quot;COMPUTED_VALUE&quot;&quot;&quot;);127.15)" office:value-type="float" office:value="127.15" calcext:value-type="float">
            <text:p>127.15</text:p>
          </table:table-cell>
          <table:table-cell table:style-name="ce27" table:formula="of:=IFERROR(__xludf.dummyfunction(&quot;&quot;&quot;COMPUTED_VALUE&quot;&quot;&quot;);129.24)" office:value-type="float" office:value="129.24" calcext:value-type="float">
            <text:p>129.24</text:p>
          </table:table-cell>
          <table:table-cell table:style-name="ce31" table:formula="of:=IFERROR(__xludf.dummyfunction(&quot;&quot;&quot;COMPUTED_VALUE&quot;&quot;&quot;);1981544)" office:value-type="float" office:value="1981544" calcext:value-type="float">
            <text:p>1,981,54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88.6666666667)" office:value-type="date" office:date-value="2022-01-27T16:00:00.288" calcext:value-type="date">
            <text:p>Jan 27, 2022</text:p>
          </table:table-cell>
          <table:table-cell table:style-name="ce23" table:formula="of:=IFERROR(__xludf.dummyfunction(&quot;&quot;&quot;COMPUTED_VALUE&quot;&quot;&quot;);131.36)" office:value-type="float" office:value="131.36" calcext:value-type="float">
            <text:p>131.36</text:p>
          </table:table-cell>
          <table:table-cell table:style-name="ce23" table:formula="of:=IFERROR(__xludf.dummyfunction(&quot;&quot;&quot;COMPUTED_VALUE&quot;&quot;&quot;);132.61)" office:value-type="float" office:value="132.61" calcext:value-type="float">
            <text:p>132.61</text:p>
          </table:table-cell>
          <table:table-cell table:style-name="ce23" table:formula="of:=IFERROR(__xludf.dummyfunction(&quot;&quot;&quot;COMPUTED_VALUE&quot;&quot;&quot;);128.95)" office:value-type="float" office:value="128.95" calcext:value-type="float">
            <text:p>128.95</text:p>
          </table:table-cell>
          <table:table-cell table:style-name="ce27" table:formula="of:=IFERROR(__xludf.dummyfunction(&quot;&quot;&quot;COMPUTED_VALUE&quot;&quot;&quot;);129.12)" office:value-type="float" office:value="129.12" calcext:value-type="float">
            <text:p>129.12</text:p>
          </table:table-cell>
          <table:table-cell table:style-name="ce31" table:formula="of:=IFERROR(__xludf.dummyfunction(&quot;&quot;&quot;COMPUTED_VALUE&quot;&quot;&quot;);1514251)" office:value-type="float" office:value="1514251" calcext:value-type="float">
            <text:p>1,514,25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89.6666666667)" office:value-type="date" office:date-value="2022-01-28T16:00:00.288" calcext:value-type="date">
            <text:p>Jan 28, 2022</text:p>
          </table:table-cell>
          <table:table-cell table:style-name="ce23" table:formula="of:=IFERROR(__xludf.dummyfunction(&quot;&quot;&quot;COMPUTED_VALUE&quot;&quot;&quot;);130)" office:value-type="float" office:value="130" calcext:value-type="float">
            <text:p>130.00</text:p>
          </table:table-cell>
          <table:table-cell table:style-name="ce23" table:formula="of:=IFERROR(__xludf.dummyfunction(&quot;&quot;&quot;COMPUTED_VALUE&quot;&quot;&quot;);133.37)" office:value-type="float" office:value="133.37" calcext:value-type="float">
            <text:p>133.37</text:p>
          </table:table-cell>
          <table:table-cell table:style-name="ce23" table:formula="of:=IFERROR(__xludf.dummyfunction(&quot;&quot;&quot;COMPUTED_VALUE&quot;&quot;&quot;);128.69)" office:value-type="float" office:value="128.69" calcext:value-type="float">
            <text:p>128.69</text:p>
          </table:table-cell>
          <table:table-cell table:style-name="ce27" table:formula="of:=IFERROR(__xludf.dummyfunction(&quot;&quot;&quot;COMPUTED_VALUE&quot;&quot;&quot;);133.29)" office:value-type="float" office:value="133.29" calcext:value-type="float">
            <text:p>133.29</text:p>
          </table:table-cell>
          <table:table-cell table:style-name="ce31" table:formula="of:=IFERROR(__xludf.dummyfunction(&quot;&quot;&quot;COMPUTED_VALUE&quot;&quot;&quot;);1525878)" office:value-type="float" office:value="1525878" calcext:value-type="float">
            <text:p>1,525,87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92.6666666667)" office:value-type="date" office:date-value="2022-01-31T16:00:00.288" calcext:value-type="date">
            <text:p>Jan 31, 2022</text:p>
          </table:table-cell>
          <table:table-cell table:style-name="ce23" table:formula="of:=IFERROR(__xludf.dummyfunction(&quot;&quot;&quot;COMPUTED_VALUE&quot;&quot;&quot;);134.2)" office:value-type="float" office:value="134.2" calcext:value-type="float">
            <text:p>134.20</text:p>
          </table:table-cell>
          <table:table-cell table:style-name="ce23" table:formula="of:=IFERROR(__xludf.dummyfunction(&quot;&quot;&quot;COMPUTED_VALUE&quot;&quot;&quot;);135.84)" office:value-type="float" office:value="135.84" calcext:value-type="float">
            <text:p>135.84</text:p>
          </table:table-cell>
          <table:table-cell table:style-name="ce23" table:formula="of:=IFERROR(__xludf.dummyfunction(&quot;&quot;&quot;COMPUTED_VALUE&quot;&quot;&quot;);132.27)" office:value-type="float" office:value="132.27" calcext:value-type="float">
            <text:p>132.27</text:p>
          </table:table-cell>
          <table:table-cell table:style-name="ce27" table:formula="of:=IFERROR(__xludf.dummyfunction(&quot;&quot;&quot;COMPUTED_VALUE&quot;&quot;&quot;);135.7)" office:value-type="float" office:value="135.7" calcext:value-type="float">
            <text:p>135.70</text:p>
          </table:table-cell>
          <table:table-cell table:style-name="ce31" table:formula="of:=IFERROR(__xludf.dummyfunction(&quot;&quot;&quot;COMPUTED_VALUE&quot;&quot;&quot;);1702778)" office:value-type="float" office:value="1702778" calcext:value-type="float">
            <text:p>1,702,77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93.6666666667)" office:value-type="date" office:date-value="2022-02-01T16:00:00.288" calcext:value-type="date">
            <text:p>Feb 1, 2022</text:p>
          </table:table-cell>
          <table:table-cell table:style-name="ce23" table:formula="of:=IFERROR(__xludf.dummyfunction(&quot;&quot;&quot;COMPUTED_VALUE&quot;&quot;&quot;);137.84)" office:value-type="float" office:value="137.84" calcext:value-type="float">
            <text:p>137.84</text:p>
          </table:table-cell>
          <table:table-cell table:style-name="ce23" table:formula="of:=IFERROR(__xludf.dummyfunction(&quot;&quot;&quot;COMPUTED_VALUE&quot;&quot;&quot;);138.2)" office:value-type="float" office:value="138.2" calcext:value-type="float">
            <text:p>138.20</text:p>
          </table:table-cell>
          <table:table-cell table:style-name="ce23" table:formula="of:=IFERROR(__xludf.dummyfunction(&quot;&quot;&quot;COMPUTED_VALUE&quot;&quot;&quot;);134.57)" office:value-type="float" office:value="134.57" calcext:value-type="float">
            <text:p>134.57</text:p>
          </table:table-cell>
          <table:table-cell table:style-name="ce27" table:formula="of:=IFERROR(__xludf.dummyfunction(&quot;&quot;&quot;COMPUTED_VALUE&quot;&quot;&quot;);137.88)" office:value-type="float" office:value="137.88" calcext:value-type="float">
            <text:p>137.88</text:p>
          </table:table-cell>
          <table:table-cell table:style-name="ce31" table:formula="of:=IFERROR(__xludf.dummyfunction(&quot;&quot;&quot;COMPUTED_VALUE&quot;&quot;&quot;);2560160)" office:value-type="float" office:value="2560160" calcext:value-type="float">
            <text:p>2,560,16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94.6666666667)" office:value-type="date" office:date-value="2022-02-02T16:00:00.288" calcext:value-type="date">
            <text:p>Feb 2, 2022</text:p>
          </table:table-cell>
          <table:table-cell table:style-name="ce23" table:formula="of:=IFERROR(__xludf.dummyfunction(&quot;&quot;&quot;COMPUTED_VALUE&quot;&quot;&quot;);151.86)" office:value-type="float" office:value="151.86" calcext:value-type="float">
            <text:p>151.86</text:p>
          </table:table-cell>
          <table:table-cell table:style-name="ce23" table:formula="of:=IFERROR(__xludf.dummyfunction(&quot;&quot;&quot;COMPUTED_VALUE&quot;&quot;&quot;);152.1)" office:value-type="float" office:value="152.1" calcext:value-type="float">
            <text:p>152.10</text:p>
          </table:table-cell>
          <table:table-cell table:style-name="ce23" table:formula="of:=IFERROR(__xludf.dummyfunction(&quot;&quot;&quot;COMPUTED_VALUE&quot;&quot;&quot;);145.56)" office:value-type="float" office:value="145.56" calcext:value-type="float">
            <text:p>145.56</text:p>
          </table:table-cell>
          <table:table-cell table:style-name="ce27" table:formula="of:=IFERROR(__xludf.dummyfunction(&quot;&quot;&quot;COMPUTED_VALUE&quot;&quot;&quot;);148.04)" office:value-type="float" office:value="148.04" calcext:value-type="float">
            <text:p>148.04</text:p>
          </table:table-cell>
          <table:table-cell table:style-name="ce31" table:formula="of:=IFERROR(__xludf.dummyfunction(&quot;&quot;&quot;COMPUTED_VALUE&quot;&quot;&quot;);4487538)" office:value-type="float" office:value="4487538" calcext:value-type="float">
            <text:p>4,487,53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95.6666666667)" office:value-type="date" office:date-value="2022-02-03T16:00:00.288" calcext:value-type="date">
            <text:p>Feb 3, 2022</text:p>
          </table:table-cell>
          <table:table-cell table:style-name="ce23" table:formula="of:=IFERROR(__xludf.dummyfunction(&quot;&quot;&quot;COMPUTED_VALUE&quot;&quot;&quot;);145.29)" office:value-type="float" office:value="145.29" calcext:value-type="float">
            <text:p>145.29</text:p>
          </table:table-cell>
          <table:table-cell table:style-name="ce23" table:formula="of:=IFERROR(__xludf.dummyfunction(&quot;&quot;&quot;COMPUTED_VALUE&quot;&quot;&quot;);149.12)" office:value-type="float" office:value="149.12" calcext:value-type="float">
            <text:p>149.12</text:p>
          </table:table-cell>
          <table:table-cell table:style-name="ce23" table:formula="of:=IFERROR(__xludf.dummyfunction(&quot;&quot;&quot;COMPUTED_VALUE&quot;&quot;&quot;);142.21)" office:value-type="float" office:value="142.21" calcext:value-type="float">
            <text:p>142.21</text:p>
          </table:table-cell>
          <table:table-cell table:style-name="ce27" table:formula="of:=IFERROR(__xludf.dummyfunction(&quot;&quot;&quot;COMPUTED_VALUE&quot;&quot;&quot;);142.65)" office:value-type="float" office:value="142.65" calcext:value-type="float">
            <text:p>142.65</text:p>
          </table:table-cell>
          <table:table-cell table:style-name="ce31" table:formula="of:=IFERROR(__xludf.dummyfunction(&quot;&quot;&quot;COMPUTED_VALUE&quot;&quot;&quot;);2846507)" office:value-type="float" office:value="2846507" calcext:value-type="float">
            <text:p>2,846,50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96.6666666667)" office:value-type="date" office:date-value="2022-02-04T16:00:00.288" calcext:value-type="date">
            <text:p>Feb 4, 2022</text:p>
          </table:table-cell>
          <table:table-cell table:style-name="ce23" table:formula="of:=IFERROR(__xludf.dummyfunction(&quot;&quot;&quot;COMPUTED_VALUE&quot;&quot;&quot;);143.02)" office:value-type="float" office:value="143.02" calcext:value-type="float">
            <text:p>143.02</text:p>
          </table:table-cell>
          <table:table-cell table:style-name="ce23" table:formula="of:=IFERROR(__xludf.dummyfunction(&quot;&quot;&quot;COMPUTED_VALUE&quot;&quot;&quot;);144.54)" office:value-type="float" office:value="144.54" calcext:value-type="float">
            <text:p>144.54</text:p>
          </table:table-cell>
          <table:table-cell table:style-name="ce23" table:formula="of:=IFERROR(__xludf.dummyfunction(&quot;&quot;&quot;COMPUTED_VALUE&quot;&quot;&quot;);139.82)" office:value-type="float" office:value="139.82" calcext:value-type="float">
            <text:p>139.82</text:p>
          </table:table-cell>
          <table:table-cell table:style-name="ce27" table:formula="of:=IFERROR(__xludf.dummyfunction(&quot;&quot;&quot;COMPUTED_VALUE&quot;&quot;&quot;);143.02)" office:value-type="float" office:value="143.02" calcext:value-type="float">
            <text:p>143.02</text:p>
          </table:table-cell>
          <table:table-cell table:style-name="ce31" table:formula="of:=IFERROR(__xludf.dummyfunction(&quot;&quot;&quot;COMPUTED_VALUE&quot;&quot;&quot;);2461220)" office:value-type="float" office:value="2461220" calcext:value-type="float">
            <text:p>2,461,22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599.6666666667)" office:value-type="date" office:date-value="2022-02-07T16:00:00.288" calcext:value-type="date">
            <text:p>Feb 7, 2022</text:p>
          </table:table-cell>
          <table:table-cell table:style-name="ce23" table:formula="of:=IFERROR(__xludf.dummyfunction(&quot;&quot;&quot;COMPUTED_VALUE&quot;&quot;&quot;);143.71)" office:value-type="float" office:value="143.71" calcext:value-type="float">
            <text:p>143.71</text:p>
          </table:table-cell>
          <table:table-cell table:style-name="ce23" table:formula="of:=IFERROR(__xludf.dummyfunction(&quot;&quot;&quot;COMPUTED_VALUE&quot;&quot;&quot;);143.85)" office:value-type="float" office:value="143.85" calcext:value-type="float">
            <text:p>143.85</text:p>
          </table:table-cell>
          <table:table-cell table:style-name="ce23" table:formula="of:=IFERROR(__xludf.dummyfunction(&quot;&quot;&quot;COMPUTED_VALUE&quot;&quot;&quot;);138.7)" office:value-type="float" office:value="138.7" calcext:value-type="float">
            <text:p>138.70</text:p>
          </table:table-cell>
          <table:table-cell table:style-name="ce27" table:formula="of:=IFERROR(__xludf.dummyfunction(&quot;&quot;&quot;COMPUTED_VALUE&quot;&quot;&quot;);138.94)" office:value-type="float" office:value="138.94" calcext:value-type="float">
            <text:p>138.94</text:p>
          </table:table-cell>
          <table:table-cell table:style-name="ce31" table:formula="of:=IFERROR(__xludf.dummyfunction(&quot;&quot;&quot;COMPUTED_VALUE&quot;&quot;&quot;);2230537)" office:value-type="float" office:value="2230537" calcext:value-type="float">
            <text:p>2,230,53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00.6666666667)" office:value-type="date" office:date-value="2022-02-08T16:00:00.288" calcext:value-type="date">
            <text:p>Feb 8, 2022</text:p>
          </table:table-cell>
          <table:table-cell table:style-name="ce23" table:formula="of:=IFERROR(__xludf.dummyfunction(&quot;&quot;&quot;COMPUTED_VALUE&quot;&quot;&quot;);138.99)" office:value-type="float" office:value="138.99" calcext:value-type="float">
            <text:p>138.99</text:p>
          </table:table-cell>
          <table:table-cell table:style-name="ce23" table:formula="of:=IFERROR(__xludf.dummyfunction(&quot;&quot;&quot;COMPUTED_VALUE&quot;&quot;&quot;);139.84)" office:value-type="float" office:value="139.84" calcext:value-type="float">
            <text:p>139.84</text:p>
          </table:table-cell>
          <table:table-cell table:style-name="ce23" table:formula="of:=IFERROR(__xludf.dummyfunction(&quot;&quot;&quot;COMPUTED_VALUE&quot;&quot;&quot;);136.87)" office:value-type="float" office:value="136.87" calcext:value-type="float">
            <text:p>136.87</text:p>
          </table:table-cell>
          <table:table-cell table:style-name="ce27" table:formula="of:=IFERROR(__xludf.dummyfunction(&quot;&quot;&quot;COMPUTED_VALUE&quot;&quot;&quot;);139.21)" office:value-type="float" office:value="139.21" calcext:value-type="float">
            <text:p>139.21</text:p>
          </table:table-cell>
          <table:table-cell table:style-name="ce31" table:formula="of:=IFERROR(__xludf.dummyfunction(&quot;&quot;&quot;COMPUTED_VALUE&quot;&quot;&quot;);1712752)" office:value-type="float" office:value="1712752" calcext:value-type="float">
            <text:p>1,712,75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01.6666666667)" office:value-type="date" office:date-value="2022-02-09T16:00:00.288" calcext:value-type="date">
            <text:p>Feb 9, 2022</text:p>
          </table:table-cell>
          <table:table-cell table:style-name="ce23" table:formula="of:=IFERROR(__xludf.dummyfunction(&quot;&quot;&quot;COMPUTED_VALUE&quot;&quot;&quot;);140.85)" office:value-type="float" office:value="140.85" calcext:value-type="float">
            <text:p>140.85</text:p>
          </table:table-cell>
          <table:table-cell table:style-name="ce23" table:formula="of:=IFERROR(__xludf.dummyfunction(&quot;&quot;&quot;COMPUTED_VALUE&quot;&quot;&quot;);142.18)" office:value-type="float" office:value="142.18" calcext:value-type="float">
            <text:p>142.18</text:p>
          </table:table-cell>
          <table:table-cell table:style-name="ce23" table:formula="of:=IFERROR(__xludf.dummyfunction(&quot;&quot;&quot;COMPUTED_VALUE&quot;&quot;&quot;);140.38)" office:value-type="float" office:value="140.38" calcext:value-type="float">
            <text:p>140.38</text:p>
          </table:table-cell>
          <table:table-cell table:style-name="ce27" table:formula="of:=IFERROR(__xludf.dummyfunction(&quot;&quot;&quot;COMPUTED_VALUE&quot;&quot;&quot;);141.45)" office:value-type="float" office:value="141.45" calcext:value-type="float">
            <text:p>141.45</text:p>
          </table:table-cell>
          <table:table-cell table:style-name="ce31" table:formula="of:=IFERROR(__xludf.dummyfunction(&quot;&quot;&quot;COMPUTED_VALUE&quot;&quot;&quot;);1431358)" office:value-type="float" office:value="1431358" calcext:value-type="float">
            <text:p>1,431,35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02.6666666667)" office:value-type="date" office:date-value="2022-02-10T16:00:00.288" calcext:value-type="date">
            <text:p>Feb 10, 2022</text:p>
          </table:table-cell>
          <table:table-cell table:style-name="ce23" table:formula="of:=IFERROR(__xludf.dummyfunction(&quot;&quot;&quot;COMPUTED_VALUE&quot;&quot;&quot;);139.5)" office:value-type="float" office:value="139.5" calcext:value-type="float">
            <text:p>139.50</text:p>
          </table:table-cell>
          <table:table-cell table:style-name="ce23" table:formula="of:=IFERROR(__xludf.dummyfunction(&quot;&quot;&quot;COMPUTED_VALUE&quot;&quot;&quot;);141.43)" office:value-type="float" office:value="141.43" calcext:value-type="float">
            <text:p>141.43</text:p>
          </table:table-cell>
          <table:table-cell table:style-name="ce23" table:formula="of:=IFERROR(__xludf.dummyfunction(&quot;&quot;&quot;COMPUTED_VALUE&quot;&quot;&quot;);138.05)" office:value-type="float" office:value="138.05" calcext:value-type="float">
            <text:p>138.05</text:p>
          </table:table-cell>
          <table:table-cell table:style-name="ce27" table:formula="of:=IFERROR(__xludf.dummyfunction(&quot;&quot;&quot;COMPUTED_VALUE&quot;&quot;&quot;);138.6)" office:value-type="float" office:value="138.6" calcext:value-type="float">
            <text:p>138.60</text:p>
          </table:table-cell>
          <table:table-cell table:style-name="ce31" table:formula="of:=IFERROR(__xludf.dummyfunction(&quot;&quot;&quot;COMPUTED_VALUE&quot;&quot;&quot;);1650885)" office:value-type="float" office:value="1650885" calcext:value-type="float">
            <text:p>1,650,88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03.6666666667)" office:value-type="date" office:date-value="2022-02-11T16:00:00.288" calcext:value-type="date">
            <text:p>Feb 11, 2022</text:p>
          </table:table-cell>
          <table:table-cell table:style-name="ce23" table:formula="of:=IFERROR(__xludf.dummyfunction(&quot;&quot;&quot;COMPUTED_VALUE&quot;&quot;&quot;);138.75)" office:value-type="float" office:value="138.75" calcext:value-type="float">
            <text:p>138.75</text:p>
          </table:table-cell>
          <table:table-cell table:style-name="ce23" table:formula="of:=IFERROR(__xludf.dummyfunction(&quot;&quot;&quot;COMPUTED_VALUE&quot;&quot;&quot;);139.28)" office:value-type="float" office:value="139.28" calcext:value-type="float">
            <text:p>139.28</text:p>
          </table:table-cell>
          <table:table-cell table:style-name="ce23" table:formula="of:=IFERROR(__xludf.dummyfunction(&quot;&quot;&quot;COMPUTED_VALUE&quot;&quot;&quot;);133.29)" office:value-type="float" office:value="133.29" calcext:value-type="float">
            <text:p>133.29</text:p>
          </table:table-cell>
          <table:table-cell table:style-name="ce27" table:formula="of:=IFERROR(__xludf.dummyfunction(&quot;&quot;&quot;COMPUTED_VALUE&quot;&quot;&quot;);134.13)" office:value-type="float" office:value="134.13" calcext:value-type="float">
            <text:p>134.13</text:p>
          </table:table-cell>
          <table:table-cell table:style-name="ce31" table:formula="of:=IFERROR(__xludf.dummyfunction(&quot;&quot;&quot;COMPUTED_VALUE&quot;&quot;&quot;);1940440)" office:value-type="float" office:value="1940440" calcext:value-type="float">
            <text:p>1,940,44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06.6666666667)" office:value-type="date" office:date-value="2022-02-14T16:00:00.288" calcext:value-type="date">
            <text:p>Feb 14, 2022</text:p>
          </table:table-cell>
          <table:table-cell table:style-name="ce23" table:formula="of:=IFERROR(__xludf.dummyfunction(&quot;&quot;&quot;COMPUTED_VALUE&quot;&quot;&quot;);133.37)" office:value-type="float" office:value="133.37" calcext:value-type="float">
            <text:p>133.37</text:p>
          </table:table-cell>
          <table:table-cell table:style-name="ce23" table:formula="of:=IFERROR(__xludf.dummyfunction(&quot;&quot;&quot;COMPUTED_VALUE&quot;&quot;&quot;);136.17)" office:value-type="float" office:value="136.17" calcext:value-type="float">
            <text:p>136.17</text:p>
          </table:table-cell>
          <table:table-cell table:style-name="ce23" table:formula="of:=IFERROR(__xludf.dummyfunction(&quot;&quot;&quot;COMPUTED_VALUE&quot;&quot;&quot;);133.3)" office:value-type="float" office:value="133.3" calcext:value-type="float">
            <text:p>133.30</text:p>
          </table:table-cell>
          <table:table-cell table:style-name="ce27" table:formula="of:=IFERROR(__xludf.dummyfunction(&quot;&quot;&quot;COMPUTED_VALUE&quot;&quot;&quot;);135.3)" office:value-type="float" office:value="135.3" calcext:value-type="float">
            <text:p>135.30</text:p>
          </table:table-cell>
          <table:table-cell table:style-name="ce31" table:formula="of:=IFERROR(__xludf.dummyfunction(&quot;&quot;&quot;COMPUTED_VALUE&quot;&quot;&quot;);1339640)" office:value-type="float" office:value="1339640" calcext:value-type="float">
            <text:p>1,339,64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07.6666666667)" office:value-type="date" office:date-value="2022-02-15T16:00:00.288" calcext:value-type="date">
            <text:p>Feb 15, 2022</text:p>
          </table:table-cell>
          <table:table-cell table:style-name="ce23" table:formula="of:=IFERROR(__xludf.dummyfunction(&quot;&quot;&quot;COMPUTED_VALUE&quot;&quot;&quot;);137.47)" office:value-type="float" office:value="137.47" calcext:value-type="float">
            <text:p>137.47</text:p>
          </table:table-cell>
          <table:table-cell table:style-name="ce23" table:formula="of:=IFERROR(__xludf.dummyfunction(&quot;&quot;&quot;COMPUTED_VALUE&quot;&quot;&quot;);137.9)" office:value-type="float" office:value="137.9" calcext:value-type="float">
            <text:p>137.90</text:p>
          </table:table-cell>
          <table:table-cell table:style-name="ce23" table:formula="of:=IFERROR(__xludf.dummyfunction(&quot;&quot;&quot;COMPUTED_VALUE&quot;&quot;&quot;);135.54)" office:value-type="float" office:value="135.54" calcext:value-type="float">
            <text:p>135.54</text:p>
          </table:table-cell>
          <table:table-cell table:style-name="ce27" table:formula="of:=IFERROR(__xludf.dummyfunction(&quot;&quot;&quot;COMPUTED_VALUE&quot;&quot;&quot;);136.43)" office:value-type="float" office:value="136.43" calcext:value-type="float">
            <text:p>136.43</text:p>
          </table:table-cell>
          <table:table-cell table:style-name="ce31" table:formula="of:=IFERROR(__xludf.dummyfunction(&quot;&quot;&quot;COMPUTED_VALUE&quot;&quot;&quot;);1328878)" office:value-type="float" office:value="1328878" calcext:value-type="float">
            <text:p>1,328,87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08.6666666667)" office:value-type="date" office:date-value="2022-02-16T16:00:00.288" calcext:value-type="date">
            <text:p>Feb 16, 2022</text:p>
          </table:table-cell>
          <table:table-cell table:style-name="ce23" table:formula="of:=IFERROR(__xludf.dummyfunction(&quot;&quot;&quot;COMPUTED_VALUE&quot;&quot;&quot;);136.43)" office:value-type="float" office:value="136.43" calcext:value-type="float">
            <text:p>136.43</text:p>
          </table:table-cell>
          <table:table-cell table:style-name="ce23" table:formula="of:=IFERROR(__xludf.dummyfunction(&quot;&quot;&quot;COMPUTED_VALUE&quot;&quot;&quot;);137.95)" office:value-type="float" office:value="137.95" calcext:value-type="float">
            <text:p>137.95</text:p>
          </table:table-cell>
          <table:table-cell table:style-name="ce23" table:formula="of:=IFERROR(__xludf.dummyfunction(&quot;&quot;&quot;COMPUTED_VALUE&quot;&quot;&quot;);134.82)" office:value-type="float" office:value="134.82" calcext:value-type="float">
            <text:p>134.82</text:p>
          </table:table-cell>
          <table:table-cell table:style-name="ce27" table:formula="of:=IFERROR(__xludf.dummyfunction(&quot;&quot;&quot;COMPUTED_VALUE&quot;&quot;&quot;);137.49)" office:value-type="float" office:value="137.49" calcext:value-type="float">
            <text:p>137.49</text:p>
          </table:table-cell>
          <table:table-cell table:style-name="ce31" table:formula="of:=IFERROR(__xludf.dummyfunction(&quot;&quot;&quot;COMPUTED_VALUE&quot;&quot;&quot;);1280483)" office:value-type="float" office:value="1280483" calcext:value-type="float">
            <text:p>1,280,48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09.6666666667)" office:value-type="date" office:date-value="2022-02-17T16:00:00.288" calcext:value-type="date">
            <text:p>Feb 17, 2022</text:p>
          </table:table-cell>
          <table:table-cell table:style-name="ce23" table:formula="of:=IFERROR(__xludf.dummyfunction(&quot;&quot;&quot;COMPUTED_VALUE&quot;&quot;&quot;);136.15)" office:value-type="float" office:value="136.15" calcext:value-type="float">
            <text:p>136.15</text:p>
          </table:table-cell>
          <table:table-cell table:style-name="ce23" table:formula="of:=IFERROR(__xludf.dummyfunction(&quot;&quot;&quot;COMPUTED_VALUE&quot;&quot;&quot;);136.84)" office:value-type="float" office:value="136.84" calcext:value-type="float">
            <text:p>136.84</text:p>
          </table:table-cell>
          <table:table-cell table:style-name="ce23" table:formula="of:=IFERROR(__xludf.dummyfunction(&quot;&quot;&quot;COMPUTED_VALUE&quot;&quot;&quot;);132.2)" office:value-type="float" office:value="132.2" calcext:value-type="float">
            <text:p>132.20</text:p>
          </table:table-cell>
          <table:table-cell table:style-name="ce27" table:formula="of:=IFERROR(__xludf.dummyfunction(&quot;&quot;&quot;COMPUTED_VALUE&quot;&quot;&quot;);132.31)" office:value-type="float" office:value="132.31" calcext:value-type="float">
            <text:p>132.31</text:p>
          </table:table-cell>
          <table:table-cell table:style-name="ce31" table:formula="of:=IFERROR(__xludf.dummyfunction(&quot;&quot;&quot;COMPUTED_VALUE&quot;&quot;&quot;);1548406)" office:value-type="float" office:value="1548406" calcext:value-type="float">
            <text:p>1,548,40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10.6666666667)" office:value-type="date" office:date-value="2022-02-18T16:00:00.288" calcext:value-type="date">
            <text:p>Feb 18, 2022</text:p>
          </table:table-cell>
          <table:table-cell table:style-name="ce23" table:formula="of:=IFERROR(__xludf.dummyfunction(&quot;&quot;&quot;COMPUTED_VALUE&quot;&quot;&quot;);133.04)" office:value-type="float" office:value="133.04" calcext:value-type="float">
            <text:p>133.04</text:p>
          </table:table-cell>
          <table:table-cell table:style-name="ce23" table:formula="of:=IFERROR(__xludf.dummyfunction(&quot;&quot;&quot;COMPUTED_VALUE&quot;&quot;&quot;);133.82)" office:value-type="float" office:value="133.82" calcext:value-type="float">
            <text:p>133.82</text:p>
          </table:table-cell>
          <table:table-cell table:style-name="ce23" table:formula="of:=IFERROR(__xludf.dummyfunction(&quot;&quot;&quot;COMPUTED_VALUE&quot;&quot;&quot;);130.31)" office:value-type="float" office:value="130.31" calcext:value-type="float">
            <text:p>130.31</text:p>
          </table:table-cell>
          <table:table-cell table:style-name="ce27" table:formula="of:=IFERROR(__xludf.dummyfunction(&quot;&quot;&quot;COMPUTED_VALUE&quot;&quot;&quot;);130.47)" office:value-type="float" office:value="130.47" calcext:value-type="float">
            <text:p>130.47</text:p>
          </table:table-cell>
          <table:table-cell table:style-name="ce31" table:formula="of:=IFERROR(__xludf.dummyfunction(&quot;&quot;&quot;COMPUTED_VALUE&quot;&quot;&quot;);1592930)" office:value-type="float" office:value="1592930" calcext:value-type="float">
            <text:p>1,592,93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14.6666666667)" office:value-type="date" office:date-value="2022-02-22T16:00:00.288" calcext:value-type="date">
            <text:p>Feb 22, 2022</text:p>
          </table:table-cell>
          <table:table-cell table:style-name="ce23" table:formula="of:=IFERROR(__xludf.dummyfunction(&quot;&quot;&quot;COMPUTED_VALUE&quot;&quot;&quot;);129.99)" office:value-type="float" office:value="129.99" calcext:value-type="float">
            <text:p>129.99</text:p>
          </table:table-cell>
          <table:table-cell table:style-name="ce23" table:formula="of:=IFERROR(__xludf.dummyfunction(&quot;&quot;&quot;COMPUTED_VALUE&quot;&quot;&quot;);131.9)" office:value-type="float" office:value="131.9" calcext:value-type="float">
            <text:p>131.90</text:p>
          </table:table-cell>
          <table:table-cell table:style-name="ce23" table:formula="of:=IFERROR(__xludf.dummyfunction(&quot;&quot;&quot;COMPUTED_VALUE&quot;&quot;&quot;);127.74)" office:value-type="float" office:value="127.74" calcext:value-type="float">
            <text:p>127.74</text:p>
          </table:table-cell>
          <table:table-cell table:style-name="ce27" table:formula="of:=IFERROR(__xludf.dummyfunction(&quot;&quot;&quot;COMPUTED_VALUE&quot;&quot;&quot;);129.4)" office:value-type="float" office:value="129.4" calcext:value-type="float">
            <text:p>129.40</text:p>
          </table:table-cell>
          <table:table-cell table:style-name="ce31" table:formula="of:=IFERROR(__xludf.dummyfunction(&quot;&quot;&quot;COMPUTED_VALUE&quot;&quot;&quot;);1945329)" office:value-type="float" office:value="1945329" calcext:value-type="float">
            <text:p>1,945,32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15.6666666667)" office:value-type="date" office:date-value="2022-02-23T16:00:00.288" calcext:value-type="date">
            <text:p>Feb 23, 2022</text:p>
          </table:table-cell>
          <table:table-cell table:style-name="ce23" table:formula="of:=IFERROR(__xludf.dummyfunction(&quot;&quot;&quot;COMPUTED_VALUE&quot;&quot;&quot;);131.08)" office:value-type="float" office:value="131.08" calcext:value-type="float">
            <text:p>131.08</text:p>
          </table:table-cell>
          <table:table-cell table:style-name="ce23" table:formula="of:=IFERROR(__xludf.dummyfunction(&quot;&quot;&quot;COMPUTED_VALUE&quot;&quot;&quot;);131.75)" office:value-type="float" office:value="131.75" calcext:value-type="float">
            <text:p>131.75</text:p>
          </table:table-cell>
          <table:table-cell table:style-name="ce23" table:formula="of:=IFERROR(__xludf.dummyfunction(&quot;&quot;&quot;COMPUTED_VALUE&quot;&quot;&quot;);127.5)" office:value-type="float" office:value="127.5" calcext:value-type="float">
            <text:p>127.50</text:p>
          </table:table-cell>
          <table:table-cell table:style-name="ce27" table:formula="of:=IFERROR(__xludf.dummyfunction(&quot;&quot;&quot;COMPUTED_VALUE&quot;&quot;&quot;);127.59)" office:value-type="float" office:value="127.59" calcext:value-type="float">
            <text:p>127.59</text:p>
          </table:table-cell>
          <table:table-cell table:style-name="ce31" table:formula="of:=IFERROR(__xludf.dummyfunction(&quot;&quot;&quot;COMPUTED_VALUE&quot;&quot;&quot;);1321564)" office:value-type="float" office:value="1321564" calcext:value-type="float">
            <text:p>1,321,56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16.6666666667)" office:value-type="date" office:date-value="2022-02-24T16:00:00.288" calcext:value-type="date">
            <text:p>Feb 24, 2022</text:p>
          </table:table-cell>
          <table:table-cell table:style-name="ce23" table:formula="of:=IFERROR(__xludf.dummyfunction(&quot;&quot;&quot;COMPUTED_VALUE&quot;&quot;&quot;);125)" office:value-type="float" office:value="125" calcext:value-type="float">
            <text:p>125.00</text:p>
          </table:table-cell>
          <table:table-cell table:style-name="ce23" table:formula="of:=IFERROR(__xludf.dummyfunction(&quot;&quot;&quot;COMPUTED_VALUE&quot;&quot;&quot;);133.04)" office:value-type="float" office:value="133.04" calcext:value-type="float">
            <text:p>133.04</text:p>
          </table:table-cell>
          <table:table-cell table:style-name="ce23" table:formula="of:=IFERROR(__xludf.dummyfunction(&quot;&quot;&quot;COMPUTED_VALUE&quot;&quot;&quot;);124.76)" office:value-type="float" office:value="124.76" calcext:value-type="float">
            <text:p>124.76</text:p>
          </table:table-cell>
          <table:table-cell table:style-name="ce27" table:formula="of:=IFERROR(__xludf.dummyfunction(&quot;&quot;&quot;COMPUTED_VALUE&quot;&quot;&quot;);132.67)" office:value-type="float" office:value="132.67" calcext:value-type="float">
            <text:p>132.67</text:p>
          </table:table-cell>
          <table:table-cell table:style-name="ce31" table:formula="of:=IFERROR(__xludf.dummyfunction(&quot;&quot;&quot;COMPUTED_VALUE&quot;&quot;&quot;);2158254)" office:value-type="float" office:value="2158254" calcext:value-type="float">
            <text:p>2,158,25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17.6666666667)" office:value-type="date" office:date-value="2022-02-25T16:00:00.288" calcext:value-type="date">
            <text:p>Feb 25, 2022</text:p>
          </table:table-cell>
          <table:table-cell table:style-name="ce23" table:formula="of:=IFERROR(__xludf.dummyfunction(&quot;&quot;&quot;COMPUTED_VALUE&quot;&quot;&quot;);133.53)" office:value-type="float" office:value="133.53" calcext:value-type="float">
            <text:p>133.53</text:p>
          </table:table-cell>
          <table:table-cell table:style-name="ce23" table:formula="of:=IFERROR(__xludf.dummyfunction(&quot;&quot;&quot;COMPUTED_VALUE&quot;&quot;&quot;);135.39)" office:value-type="float" office:value="135.39" calcext:value-type="float">
            <text:p>135.39</text:p>
          </table:table-cell>
          <table:table-cell table:style-name="ce23" table:formula="of:=IFERROR(__xludf.dummyfunction(&quot;&quot;&quot;COMPUTED_VALUE&quot;&quot;&quot;);131.76)" office:value-type="float" office:value="131.76" calcext:value-type="float">
            <text:p>131.76</text:p>
          </table:table-cell>
          <table:table-cell table:style-name="ce27" table:formula="of:=IFERROR(__xludf.dummyfunction(&quot;&quot;&quot;COMPUTED_VALUE&quot;&quot;&quot;);134.52)" office:value-type="float" office:value="134.52" calcext:value-type="float">
            <text:p>134.52</text:p>
          </table:table-cell>
          <table:table-cell table:style-name="ce31" table:formula="of:=IFERROR(__xludf.dummyfunction(&quot;&quot;&quot;COMPUTED_VALUE&quot;&quot;&quot;);1311793)" office:value-type="float" office:value="1311793" calcext:value-type="float">
            <text:p>1,311,79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20.6666666667)" office:value-type="date" office:date-value="2022-02-28T16:00:00.288" calcext:value-type="date">
            <text:p>Feb 28, 2022</text:p>
          </table:table-cell>
          <table:table-cell table:style-name="ce23" table:formula="of:=IFERROR(__xludf.dummyfunction(&quot;&quot;&quot;COMPUTED_VALUE&quot;&quot;&quot;);133.28)" office:value-type="float" office:value="133.28" calcext:value-type="float">
            <text:p>133.28</text:p>
          </table:table-cell>
          <table:table-cell table:style-name="ce23" table:formula="of:=IFERROR(__xludf.dummyfunction(&quot;&quot;&quot;COMPUTED_VALUE&quot;&quot;&quot;);135.64)" office:value-type="float" office:value="135.64" calcext:value-type="float">
            <text:p>135.64</text:p>
          </table:table-cell>
          <table:table-cell table:style-name="ce23" table:formula="of:=IFERROR(__xludf.dummyfunction(&quot;&quot;&quot;COMPUTED_VALUE&quot;&quot;&quot;);132.83)" office:value-type="float" office:value="132.83" calcext:value-type="float">
            <text:p>132.83</text:p>
          </table:table-cell>
          <table:table-cell table:style-name="ce27" table:formula="of:=IFERROR(__xludf.dummyfunction(&quot;&quot;&quot;COMPUTED_VALUE&quot;&quot;&quot;);134.89)" office:value-type="float" office:value="134.89" calcext:value-type="float">
            <text:p>134.89</text:p>
          </table:table-cell>
          <table:table-cell table:style-name="ce31" table:formula="of:=IFERROR(__xludf.dummyfunction(&quot;&quot;&quot;COMPUTED_VALUE&quot;&quot;&quot;);1483784)" office:value-type="float" office:value="1483784" calcext:value-type="float">
            <text:p>1,483,78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21.6666666667)" office:value-type="date" office:date-value="2022-03-01T16:00:00.288" calcext:value-type="date">
            <text:p>Mar 1, 2022</text:p>
          </table:table-cell>
          <table:table-cell table:style-name="ce23" table:formula="of:=IFERROR(__xludf.dummyfunction(&quot;&quot;&quot;COMPUTED_VALUE&quot;&quot;&quot;);134.48)" office:value-type="float" office:value="134.48" calcext:value-type="float">
            <text:p>134.48</text:p>
          </table:table-cell>
          <table:table-cell table:style-name="ce23" table:formula="of:=IFERROR(__xludf.dummyfunction(&quot;&quot;&quot;COMPUTED_VALUE&quot;&quot;&quot;);136.11)" office:value-type="float" office:value="136.11" calcext:value-type="float">
            <text:p>136.11</text:p>
          </table:table-cell>
          <table:table-cell table:style-name="ce23" table:formula="of:=IFERROR(__xludf.dummyfunction(&quot;&quot;&quot;COMPUTED_VALUE&quot;&quot;&quot;);133.38)" office:value-type="float" office:value="133.38" calcext:value-type="float">
            <text:p>133.38</text:p>
          </table:table-cell>
          <table:table-cell table:style-name="ce27" table:formula="of:=IFERROR(__xludf.dummyfunction(&quot;&quot;&quot;COMPUTED_VALUE&quot;&quot;&quot;);134.17)" office:value-type="float" office:value="134.17" calcext:value-type="float">
            <text:p>134.17</text:p>
          </table:table-cell>
          <table:table-cell table:style-name="ce31" table:formula="of:=IFERROR(__xludf.dummyfunction(&quot;&quot;&quot;COMPUTED_VALUE&quot;&quot;&quot;);1231996)" office:value-type="float" office:value="1231996" calcext:value-type="float">
            <text:p>1,231,99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22.6666666667)" office:value-type="date" office:date-value="2022-03-02T16:00:00.288" calcext:value-type="date">
            <text:p>Mar 2, 2022</text:p>
          </table:table-cell>
          <table:table-cell table:style-name="ce23" table:formula="of:=IFERROR(__xludf.dummyfunction(&quot;&quot;&quot;COMPUTED_VALUE&quot;&quot;&quot;);134.61)" office:value-type="float" office:value="134.61" calcext:value-type="float">
            <text:p>134.61</text:p>
          </table:table-cell>
          <table:table-cell table:style-name="ce23" table:formula="of:=IFERROR(__xludf.dummyfunction(&quot;&quot;&quot;COMPUTED_VALUE&quot;&quot;&quot;);135.62)" office:value-type="float" office:value="135.62" calcext:value-type="float">
            <text:p>135.62</text:p>
          </table:table-cell>
          <table:table-cell table:style-name="ce23" table:formula="of:=IFERROR(__xludf.dummyfunction(&quot;&quot;&quot;COMPUTED_VALUE&quot;&quot;&quot;);133.43)" office:value-type="float" office:value="133.43" calcext:value-type="float">
            <text:p>133.43</text:p>
          </table:table-cell>
          <table:table-cell table:style-name="ce27" table:formula="of:=IFERROR(__xludf.dummyfunction(&quot;&quot;&quot;COMPUTED_VALUE&quot;&quot;&quot;);134.75)" office:value-type="float" office:value="134.75" calcext:value-type="float">
            <text:p>134.75</text:p>
          </table:table-cell>
          <table:table-cell table:style-name="ce31" table:formula="of:=IFERROR(__xludf.dummyfunction(&quot;&quot;&quot;COMPUTED_VALUE&quot;&quot;&quot;);1198337)" office:value-type="float" office:value="1198337" calcext:value-type="float">
            <text:p>1,198,33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23.6666666667)" office:value-type="date" office:date-value="2022-03-03T16:00:00.288" calcext:value-type="date">
            <text:p>Mar 3, 2022</text:p>
          </table:table-cell>
          <table:table-cell table:style-name="ce23" table:formula="of:=IFERROR(__xludf.dummyfunction(&quot;&quot;&quot;COMPUTED_VALUE&quot;&quot;&quot;);135.98)" office:value-type="float" office:value="135.98" calcext:value-type="float">
            <text:p>135.98</text:p>
          </table:table-cell>
          <table:table-cell table:style-name="ce23" table:formula="of:=IFERROR(__xludf.dummyfunction(&quot;&quot;&quot;COMPUTED_VALUE&quot;&quot;&quot;);136.71)" office:value-type="float" office:value="136.71" calcext:value-type="float">
            <text:p>136.71</text:p>
          </table:table-cell>
          <table:table-cell table:style-name="ce23" table:formula="of:=IFERROR(__xludf.dummyfunction(&quot;&quot;&quot;COMPUTED_VALUE&quot;&quot;&quot;);133.43)" office:value-type="float" office:value="133.43" calcext:value-type="float">
            <text:p>133.43</text:p>
          </table:table-cell>
          <table:table-cell table:style-name="ce27" table:formula="of:=IFERROR(__xludf.dummyfunction(&quot;&quot;&quot;COMPUTED_VALUE&quot;&quot;&quot;);134.31)" office:value-type="float" office:value="134.31" calcext:value-type="float">
            <text:p>134.31</text:p>
          </table:table-cell>
          <table:table-cell table:style-name="ce31" table:formula="of:=IFERROR(__xludf.dummyfunction(&quot;&quot;&quot;COMPUTED_VALUE&quot;&quot;&quot;);988965)" office:value-type="float" office:value="988965" calcext:value-type="float">
            <text:p>988,96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24.6666666667)" office:value-type="date" office:date-value="2022-03-04T16:00:00.288" calcext:value-type="date">
            <text:p>Mar 4, 2022</text:p>
          </table:table-cell>
          <table:table-cell table:style-name="ce23" table:formula="of:=IFERROR(__xludf.dummyfunction(&quot;&quot;&quot;COMPUTED_VALUE&quot;&quot;&quot;);133.38)" office:value-type="float" office:value="133.38" calcext:value-type="float">
            <text:p>133.38</text:p>
          </table:table-cell>
          <table:table-cell table:style-name="ce23" table:formula="of:=IFERROR(__xludf.dummyfunction(&quot;&quot;&quot;COMPUTED_VALUE&quot;&quot;&quot;);134.2)" office:value-type="float" office:value="134.2" calcext:value-type="float">
            <text:p>134.20</text:p>
          </table:table-cell>
          <table:table-cell table:style-name="ce23" table:formula="of:=IFERROR(__xludf.dummyfunction(&quot;&quot;&quot;COMPUTED_VALUE&quot;&quot;&quot;);130.41)" office:value-type="float" office:value="130.41" calcext:value-type="float">
            <text:p>130.41</text:p>
          </table:table-cell>
          <table:table-cell table:style-name="ce27" table:formula="of:=IFERROR(__xludf.dummyfunction(&quot;&quot;&quot;COMPUTED_VALUE&quot;&quot;&quot;);132.12)" office:value-type="float" office:value="132.12" calcext:value-type="float">
            <text:p>132.12</text:p>
          </table:table-cell>
          <table:table-cell table:style-name="ce31" table:formula="of:=IFERROR(__xludf.dummyfunction(&quot;&quot;&quot;COMPUTED_VALUE&quot;&quot;&quot;);1223612)" office:value-type="float" office:value="1223612" calcext:value-type="float">
            <text:p>1,223,61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27.6666666667)" office:value-type="date" office:date-value="2022-03-07T16:00:00.288" calcext:value-type="date">
            <text:p>Mar 7, 2022</text:p>
          </table:table-cell>
          <table:table-cell table:style-name="ce23" table:formula="of:=IFERROR(__xludf.dummyfunction(&quot;&quot;&quot;COMPUTED_VALUE&quot;&quot;&quot;);131.9)" office:value-type="float" office:value="131.9" calcext:value-type="float">
            <text:p>131.90</text:p>
          </table:table-cell>
          <table:table-cell table:style-name="ce23" table:formula="of:=IFERROR(__xludf.dummyfunction(&quot;&quot;&quot;COMPUTED_VALUE&quot;&quot;&quot;);131.9)" office:value-type="float" office:value="131.9" calcext:value-type="float">
            <text:p>131.90</text:p>
          </table:table-cell>
          <table:table-cell table:style-name="ce23" table:formula="of:=IFERROR(__xludf.dummyfunction(&quot;&quot;&quot;COMPUTED_VALUE&quot;&quot;&quot;);126.41)" office:value-type="float" office:value="126.41" calcext:value-type="float">
            <text:p>126.41</text:p>
          </table:table-cell>
          <table:table-cell table:style-name="ce27" table:formula="of:=IFERROR(__xludf.dummyfunction(&quot;&quot;&quot;COMPUTED_VALUE&quot;&quot;&quot;);126.46)" office:value-type="float" office:value="126.46" calcext:value-type="float">
            <text:p>126.46</text:p>
          </table:table-cell>
          <table:table-cell table:style-name="ce31" table:formula="of:=IFERROR(__xludf.dummyfunction(&quot;&quot;&quot;COMPUTED_VALUE&quot;&quot;&quot;);1958895)" office:value-type="float" office:value="1958895" calcext:value-type="float">
            <text:p>1,958,89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28.6666666667)" office:value-type="date" office:date-value="2022-03-08T16:00:00.288" calcext:value-type="date">
            <text:p>Mar 8, 2022</text:p>
          </table:table-cell>
          <table:table-cell table:style-name="ce23" table:formula="of:=IFERROR(__xludf.dummyfunction(&quot;&quot;&quot;COMPUTED_VALUE&quot;&quot;&quot;);126.25)" office:value-type="float" office:value="126.25" calcext:value-type="float">
            <text:p>126.25</text:p>
          </table:table-cell>
          <table:table-cell table:style-name="ce23" table:formula="of:=IFERROR(__xludf.dummyfunction(&quot;&quot;&quot;COMPUTED_VALUE&quot;&quot;&quot;);131.25)" office:value-type="float" office:value="131.25" calcext:value-type="float">
            <text:p>131.25</text:p>
          </table:table-cell>
          <table:table-cell table:style-name="ce23" table:formula="of:=IFERROR(__xludf.dummyfunction(&quot;&quot;&quot;COMPUTED_VALUE&quot;&quot;&quot;);125.86)" office:value-type="float" office:value="125.86" calcext:value-type="float">
            <text:p>125.86</text:p>
          </table:table-cell>
          <table:table-cell table:style-name="ce27" table:formula="of:=IFERROR(__xludf.dummyfunction(&quot;&quot;&quot;COMPUTED_VALUE&quot;&quot;&quot;);127.28)" office:value-type="float" office:value="127.28" calcext:value-type="float">
            <text:p>127.28</text:p>
          </table:table-cell>
          <table:table-cell table:style-name="ce31" table:formula="of:=IFERROR(__xludf.dummyfunction(&quot;&quot;&quot;COMPUTED_VALUE&quot;&quot;&quot;);1762478)" office:value-type="float" office:value="1762478" calcext:value-type="float">
            <text:p>1,762,47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29.6666666667)" office:value-type="date" office:date-value="2022-03-09T16:00:00.288" calcext:value-type="date">
            <text:p>Mar 9, 2022</text:p>
          </table:table-cell>
          <table:table-cell table:style-name="ce23" table:formula="of:=IFERROR(__xludf.dummyfunction(&quot;&quot;&quot;COMPUTED_VALUE&quot;&quot;&quot;);131.4)" office:value-type="float" office:value="131.4" calcext:value-type="float">
            <text:p>131.40</text:p>
          </table:table-cell>
          <table:table-cell table:style-name="ce23" table:formula="of:=IFERROR(__xludf.dummyfunction(&quot;&quot;&quot;COMPUTED_VALUE&quot;&quot;&quot;);134.2)" office:value-type="float" office:value="134.2" calcext:value-type="float">
            <text:p>134.20</text:p>
          </table:table-cell>
          <table:table-cell table:style-name="ce23" table:formula="of:=IFERROR(__xludf.dummyfunction(&quot;&quot;&quot;COMPUTED_VALUE&quot;&quot;&quot;);130.09)" office:value-type="float" office:value="130.09" calcext:value-type="float">
            <text:p>130.09</text:p>
          </table:table-cell>
          <table:table-cell table:style-name="ce27" table:formula="of:=IFERROR(__xludf.dummyfunction(&quot;&quot;&quot;COMPUTED_VALUE&quot;&quot;&quot;);133.87)" office:value-type="float" office:value="133.87" calcext:value-type="float">
            <text:p>133.87</text:p>
          </table:table-cell>
          <table:table-cell table:style-name="ce31" table:formula="of:=IFERROR(__xludf.dummyfunction(&quot;&quot;&quot;COMPUTED_VALUE&quot;&quot;&quot;);1612872)" office:value-type="float" office:value="1612872" calcext:value-type="float">
            <text:p>1,612,87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30.6666666667)" office:value-type="date" office:date-value="2022-03-10T16:00:00.288" calcext:value-type="date">
            <text:p>Mar 10, 2022</text:p>
          </table:table-cell>
          <table:table-cell table:style-name="ce23" table:formula="of:=IFERROR(__xludf.dummyfunction(&quot;&quot;&quot;COMPUTED_VALUE&quot;&quot;&quot;);131.46)" office:value-type="float" office:value="131.46" calcext:value-type="float">
            <text:p>131.46</text:p>
          </table:table-cell>
          <table:table-cell table:style-name="ce23" table:formula="of:=IFERROR(__xludf.dummyfunction(&quot;&quot;&quot;COMPUTED_VALUE&quot;&quot;&quot;);133.54)" office:value-type="float" office:value="133.54" calcext:value-type="float">
            <text:p>133.54</text:p>
          </table:table-cell>
          <table:table-cell table:style-name="ce23" table:formula="of:=IFERROR(__xludf.dummyfunction(&quot;&quot;&quot;COMPUTED_VALUE&quot;&quot;&quot;);131.4)" office:value-type="float" office:value="131.4" calcext:value-type="float">
            <text:p>131.40</text:p>
          </table:table-cell>
          <table:table-cell table:style-name="ce27" table:formula="of:=IFERROR(__xludf.dummyfunction(&quot;&quot;&quot;COMPUTED_VALUE&quot;&quot;&quot;);132.68)" office:value-type="float" office:value="132.68" calcext:value-type="float">
            <text:p>132.68</text:p>
          </table:table-cell>
          <table:table-cell table:style-name="ce31" table:formula="of:=IFERROR(__xludf.dummyfunction(&quot;&quot;&quot;COMPUTED_VALUE&quot;&quot;&quot;);1213260)" office:value-type="float" office:value="1213260" calcext:value-type="float">
            <text:p>1,213,26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31.6666666667)" office:value-type="date" office:date-value="2022-03-11T16:00:00.288" calcext:value-type="date">
            <text:p>Mar 11, 2022</text:p>
          </table:table-cell>
          <table:table-cell table:style-name="ce23" table:formula="of:=IFERROR(__xludf.dummyfunction(&quot;&quot;&quot;COMPUTED_VALUE&quot;&quot;&quot;);134)" office:value-type="float" office:value="134" calcext:value-type="float">
            <text:p>134.00</text:p>
          </table:table-cell>
          <table:table-cell table:style-name="ce23" table:formula="of:=IFERROR(__xludf.dummyfunction(&quot;&quot;&quot;COMPUTED_VALUE&quot;&quot;&quot;);134.2)" office:value-type="float" office:value="134.2" calcext:value-type="float">
            <text:p>134.20</text:p>
          </table:table-cell>
          <table:table-cell table:style-name="ce23" table:formula="of:=IFERROR(__xludf.dummyfunction(&quot;&quot;&quot;COMPUTED_VALUE&quot;&quot;&quot;);130.3)" office:value-type="float" office:value="130.3" calcext:value-type="float">
            <text:p>130.30</text:p>
          </table:table-cell>
          <table:table-cell table:style-name="ce27" table:formula="of:=IFERROR(__xludf.dummyfunction(&quot;&quot;&quot;COMPUTED_VALUE&quot;&quot;&quot;);130.48)" office:value-type="float" office:value="130.48" calcext:value-type="float">
            <text:p>130.48</text:p>
          </table:table-cell>
          <table:table-cell table:style-name="ce31" table:formula="of:=IFERROR(__xludf.dummyfunction(&quot;&quot;&quot;COMPUTED_VALUE&quot;&quot;&quot;);1329990)" office:value-type="float" office:value="1329990" calcext:value-type="float">
            <text:p>1,329,99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34.6666666667)" office:value-type="date" office:date-value="2022-03-14T16:00:00.288" calcext:value-type="date">
            <text:p>Mar 14, 2022</text:p>
          </table:table-cell>
          <table:table-cell table:style-name="ce23" table:formula="of:=IFERROR(__xludf.dummyfunction(&quot;&quot;&quot;COMPUTED_VALUE&quot;&quot;&quot;);130.57)" office:value-type="float" office:value="130.57" calcext:value-type="float">
            <text:p>130.57</text:p>
          </table:table-cell>
          <table:table-cell table:style-name="ce23" table:formula="of:=IFERROR(__xludf.dummyfunction(&quot;&quot;&quot;COMPUTED_VALUE&quot;&quot;&quot;);131.03)" office:value-type="float" office:value="131.03" calcext:value-type="float">
            <text:p>131.03</text:p>
          </table:table-cell>
          <table:table-cell table:style-name="ce23" table:formula="of:=IFERROR(__xludf.dummyfunction(&quot;&quot;&quot;COMPUTED_VALUE&quot;&quot;&quot;);126.41)" office:value-type="float" office:value="126.41" calcext:value-type="float">
            <text:p>126.41</text:p>
          </table:table-cell>
          <table:table-cell table:style-name="ce27" table:formula="of:=IFERROR(__xludf.dummyfunction(&quot;&quot;&quot;COMPUTED_VALUE&quot;&quot;&quot;);126.74)" office:value-type="float" office:value="126.74" calcext:value-type="float">
            <text:p>126.74</text:p>
          </table:table-cell>
          <table:table-cell table:style-name="ce31" table:formula="of:=IFERROR(__xludf.dummyfunction(&quot;&quot;&quot;COMPUTED_VALUE&quot;&quot;&quot;);1512693)" office:value-type="float" office:value="1512693" calcext:value-type="float">
            <text:p>1,512,69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35.6666666667)" office:value-type="date" office:date-value="2022-03-15T16:00:00.288" calcext:value-type="date">
            <text:p>Mar 15, 2022</text:p>
          </table:table-cell>
          <table:table-cell table:style-name="ce23" table:formula="of:=IFERROR(__xludf.dummyfunction(&quot;&quot;&quot;COMPUTED_VALUE&quot;&quot;&quot;);127.74)" office:value-type="float" office:value="127.74" calcext:value-type="float">
            <text:p>127.74</text:p>
          </table:table-cell>
          <table:table-cell table:style-name="ce23" table:formula="of:=IFERROR(__xludf.dummyfunction(&quot;&quot;&quot;COMPUTED_VALUE&quot;&quot;&quot;);130.52)" office:value-type="float" office:value="130.52" calcext:value-type="float">
            <text:p>130.52</text:p>
          </table:table-cell>
          <table:table-cell table:style-name="ce23" table:formula="of:=IFERROR(__xludf.dummyfunction(&quot;&quot;&quot;COMPUTED_VALUE&quot;&quot;&quot;);126.57)" office:value-type="float" office:value="126.57" calcext:value-type="float">
            <text:p>126.57</text:p>
          </table:table-cell>
          <table:table-cell table:style-name="ce27" table:formula="of:=IFERROR(__xludf.dummyfunction(&quot;&quot;&quot;COMPUTED_VALUE&quot;&quot;&quot;);129.66)" office:value-type="float" office:value="129.66" calcext:value-type="float">
            <text:p>129.66</text:p>
          </table:table-cell>
          <table:table-cell table:style-name="ce31" table:formula="of:=IFERROR(__xludf.dummyfunction(&quot;&quot;&quot;COMPUTED_VALUE&quot;&quot;&quot;);1514630)" office:value-type="float" office:value="1514630" calcext:value-type="float">
            <text:p>1,514,63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36.6666666667)" office:value-type="date" office:date-value="2022-03-16T16:00:00.288" calcext:value-type="date">
            <text:p>Mar 16, 2022</text:p>
          </table:table-cell>
          <table:table-cell table:style-name="ce23" table:formula="of:=IFERROR(__xludf.dummyfunction(&quot;&quot;&quot;COMPUTED_VALUE&quot;&quot;&quot;);131)" office:value-type="float" office:value="131" calcext:value-type="float">
            <text:p>131.00</text:p>
          </table:table-cell>
          <table:table-cell table:style-name="ce23" table:formula="of:=IFERROR(__xludf.dummyfunction(&quot;&quot;&quot;COMPUTED_VALUE&quot;&quot;&quot;);133.77)" office:value-type="float" office:value="133.77" calcext:value-type="float">
            <text:p>133.77</text:p>
          </table:table-cell>
          <table:table-cell table:style-name="ce23" table:formula="of:=IFERROR(__xludf.dummyfunction(&quot;&quot;&quot;COMPUTED_VALUE&quot;&quot;&quot;);129.2)" office:value-type="float" office:value="129.2" calcext:value-type="float">
            <text:p>129.20</text:p>
          </table:table-cell>
          <table:table-cell table:style-name="ce27" table:formula="of:=IFERROR(__xludf.dummyfunction(&quot;&quot;&quot;COMPUTED_VALUE&quot;&quot;&quot;);133.69)" office:value-type="float" office:value="133.69" calcext:value-type="float">
            <text:p>133.69</text:p>
          </table:table-cell>
          <table:table-cell table:style-name="ce31" table:formula="of:=IFERROR(__xludf.dummyfunction(&quot;&quot;&quot;COMPUTED_VALUE&quot;&quot;&quot;);1602910)" office:value-type="float" office:value="1602910" calcext:value-type="float">
            <text:p>1,602,91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37.6666666667)" office:value-type="date" office:date-value="2022-03-17T16:00:00.288" calcext:value-type="date">
            <text:p>Mar 17, 2022</text:p>
          </table:table-cell>
          <table:table-cell table:style-name="ce23" table:formula="of:=IFERROR(__xludf.dummyfunction(&quot;&quot;&quot;COMPUTED_VALUE&quot;&quot;&quot;);133.32)" office:value-type="float" office:value="133.32" calcext:value-type="float">
            <text:p>133.32</text:p>
          </table:table-cell>
          <table:table-cell table:style-name="ce23" table:formula="of:=IFERROR(__xludf.dummyfunction(&quot;&quot;&quot;COMPUTED_VALUE&quot;&quot;&quot;);134.74)" office:value-type="float" office:value="134.74" calcext:value-type="float">
            <text:p>134.74</text:p>
          </table:table-cell>
          <table:table-cell table:style-name="ce23" table:formula="of:=IFERROR(__xludf.dummyfunction(&quot;&quot;&quot;COMPUTED_VALUE&quot;&quot;&quot;);132.72)" office:value-type="float" office:value="132.72" calcext:value-type="float">
            <text:p>132.72</text:p>
          </table:table-cell>
          <table:table-cell table:style-name="ce27" table:formula="of:=IFERROR(__xludf.dummyfunction(&quot;&quot;&quot;COMPUTED_VALUE&quot;&quot;&quot;);134.6)" office:value-type="float" office:value="134.6" calcext:value-type="float">
            <text:p>134.60</text:p>
          </table:table-cell>
          <table:table-cell table:style-name="ce31" table:formula="of:=IFERROR(__xludf.dummyfunction(&quot;&quot;&quot;COMPUTED_VALUE&quot;&quot;&quot;);1199719)" office:value-type="float" office:value="1199719" calcext:value-type="float">
            <text:p>1,199,71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38.6666666667)" office:value-type="date" office:date-value="2022-03-18T16:00:00.288" calcext:value-type="date">
            <text:p>Mar 18, 2022</text:p>
          </table:table-cell>
          <table:table-cell table:style-name="ce23" table:formula="of:=IFERROR(__xludf.dummyfunction(&quot;&quot;&quot;COMPUTED_VALUE&quot;&quot;&quot;);133.88)" office:value-type="float" office:value="133.88" calcext:value-type="float">
            <text:p>133.88</text:p>
          </table:table-cell>
          <table:table-cell table:style-name="ce23" table:formula="of:=IFERROR(__xludf.dummyfunction(&quot;&quot;&quot;COMPUTED_VALUE&quot;&quot;&quot;);136.91)" office:value-type="float" office:value="136.91" calcext:value-type="float">
            <text:p>136.91</text:p>
          </table:table-cell>
          <table:table-cell table:style-name="ce23" table:formula="of:=IFERROR(__xludf.dummyfunction(&quot;&quot;&quot;COMPUTED_VALUE&quot;&quot;&quot;);132.93)" office:value-type="float" office:value="132.93" calcext:value-type="float">
            <text:p>132.93</text:p>
          </table:table-cell>
          <table:table-cell table:style-name="ce27" table:formula="of:=IFERROR(__xludf.dummyfunction(&quot;&quot;&quot;COMPUTED_VALUE&quot;&quot;&quot;);136.8)" office:value-type="float" office:value="136.8" calcext:value-type="float">
            <text:p>136.80</text:p>
          </table:table-cell>
          <table:table-cell table:style-name="ce31" table:formula="of:=IFERROR(__xludf.dummyfunction(&quot;&quot;&quot;COMPUTED_VALUE&quot;&quot;&quot;);2294985)" office:value-type="float" office:value="2294985" calcext:value-type="float">
            <text:p>2,294,98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41.6666666667)" office:value-type="date" office:date-value="2022-03-21T16:00:00.288" calcext:value-type="date">
            <text:p>Mar 21, 2022</text:p>
          </table:table-cell>
          <table:table-cell table:style-name="ce23" table:formula="of:=IFERROR(__xludf.dummyfunction(&quot;&quot;&quot;COMPUTED_VALUE&quot;&quot;&quot;);136.85)" office:value-type="float" office:value="136.85" calcext:value-type="float">
            <text:p>136.85</text:p>
          </table:table-cell>
          <table:table-cell table:style-name="ce23" table:formula="of:=IFERROR(__xludf.dummyfunction(&quot;&quot;&quot;COMPUTED_VALUE&quot;&quot;&quot;);137.58)" office:value-type="float" office:value="137.58" calcext:value-type="float">
            <text:p>137.58</text:p>
          </table:table-cell>
          <table:table-cell table:style-name="ce23" table:formula="of:=IFERROR(__xludf.dummyfunction(&quot;&quot;&quot;COMPUTED_VALUE&quot;&quot;&quot;);134.61)" office:value-type="float" office:value="134.61" calcext:value-type="float">
            <text:p>134.61</text:p>
          </table:table-cell>
          <table:table-cell table:style-name="ce27" table:formula="of:=IFERROR(__xludf.dummyfunction(&quot;&quot;&quot;COMPUTED_VALUE&quot;&quot;&quot;);136.48)" office:value-type="float" office:value="136.48" calcext:value-type="float">
            <text:p>136.48</text:p>
          </table:table-cell>
          <table:table-cell table:style-name="ce31" table:formula="of:=IFERROR(__xludf.dummyfunction(&quot;&quot;&quot;COMPUTED_VALUE&quot;&quot;&quot;);1331623)" office:value-type="float" office:value="1331623" calcext:value-type="float">
            <text:p>1,331,62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42.6666666667)" office:value-type="date" office:date-value="2022-03-22T16:00:00.288" calcext:value-type="date">
            <text:p>Mar 22, 2022</text:p>
          </table:table-cell>
          <table:table-cell table:style-name="ce23" table:formula="of:=IFERROR(__xludf.dummyfunction(&quot;&quot;&quot;COMPUTED_VALUE&quot;&quot;&quot;);136.5)" office:value-type="float" office:value="136.5" calcext:value-type="float">
            <text:p>136.50</text:p>
          </table:table-cell>
          <table:table-cell table:style-name="ce23" table:formula="of:=IFERROR(__xludf.dummyfunction(&quot;&quot;&quot;COMPUTED_VALUE&quot;&quot;&quot;);141.5)" office:value-type="float" office:value="141.5" calcext:value-type="float">
            <text:p>141.50</text:p>
          </table:table-cell>
          <table:table-cell table:style-name="ce23" table:formula="of:=IFERROR(__xludf.dummyfunction(&quot;&quot;&quot;COMPUTED_VALUE&quot;&quot;&quot;);136.5)" office:value-type="float" office:value="136.5" calcext:value-type="float">
            <text:p>136.50</text:p>
          </table:table-cell>
          <table:table-cell table:style-name="ce27" table:formula="of:=IFERROR(__xludf.dummyfunction(&quot;&quot;&quot;COMPUTED_VALUE&quot;&quot;&quot;);140.28)" office:value-type="float" office:value="140.28" calcext:value-type="float">
            <text:p>140.28</text:p>
          </table:table-cell>
          <table:table-cell table:style-name="ce31" table:formula="of:=IFERROR(__xludf.dummyfunction(&quot;&quot;&quot;COMPUTED_VALUE&quot;&quot;&quot;);1488843)" office:value-type="float" office:value="1488843" calcext:value-type="float">
            <text:p>1,488,84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43.6666666667)" office:value-type="date" office:date-value="2022-03-23T16:00:00.288" calcext:value-type="date">
            <text:p>Mar 23, 2022</text:p>
          </table:table-cell>
          <table:table-cell table:style-name="ce23" table:formula="of:=IFERROR(__xludf.dummyfunction(&quot;&quot;&quot;COMPUTED_VALUE&quot;&quot;&quot;);139.14)" office:value-type="float" office:value="139.14" calcext:value-type="float">
            <text:p>139.14</text:p>
          </table:table-cell>
          <table:table-cell table:style-name="ce23" table:formula="of:=IFERROR(__xludf.dummyfunction(&quot;&quot;&quot;COMPUTED_VALUE&quot;&quot;&quot;);140.03)" office:value-type="float" office:value="140.03" calcext:value-type="float">
            <text:p>140.03</text:p>
          </table:table-cell>
          <table:table-cell table:style-name="ce23" table:formula="of:=IFERROR(__xludf.dummyfunction(&quot;&quot;&quot;COMPUTED_VALUE&quot;&quot;&quot;);138.17)" office:value-type="float" office:value="138.17" calcext:value-type="float">
            <text:p>138.17</text:p>
          </table:table-cell>
          <table:table-cell table:style-name="ce27" table:formula="of:=IFERROR(__xludf.dummyfunction(&quot;&quot;&quot;COMPUTED_VALUE&quot;&quot;&quot;);138.5)" office:value-type="float" office:value="138.5" calcext:value-type="float">
            <text:p>138.50</text:p>
          </table:table-cell>
          <table:table-cell table:style-name="ce31" table:formula="of:=IFERROR(__xludf.dummyfunction(&quot;&quot;&quot;COMPUTED_VALUE&quot;&quot;&quot;);1265116)" office:value-type="float" office:value="1265116" calcext:value-type="float">
            <text:p>1,265,11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44.6666666667)" office:value-type="date" office:date-value="2022-03-24T16:00:00.288" calcext:value-type="date">
            <text:p>Mar 24, 2022</text:p>
          </table:table-cell>
          <table:table-cell table:style-name="ce23" table:formula="of:=IFERROR(__xludf.dummyfunction(&quot;&quot;&quot;COMPUTED_VALUE&quot;&quot;&quot;);139.27)" office:value-type="float" office:value="139.27" calcext:value-type="float">
            <text:p>139.27</text:p>
          </table:table-cell>
          <table:table-cell table:style-name="ce23" table:formula="of:=IFERROR(__xludf.dummyfunction(&quot;&quot;&quot;COMPUTED_VALUE&quot;&quot;&quot;);141.4)" office:value-type="float" office:value="141.4" calcext:value-type="float">
            <text:p>141.40</text:p>
          </table:table-cell>
          <table:table-cell table:style-name="ce23" table:formula="of:=IFERROR(__xludf.dummyfunction(&quot;&quot;&quot;COMPUTED_VALUE&quot;&quot;&quot;);138.04)" office:value-type="float" office:value="138.04" calcext:value-type="float">
            <text:p>138.04</text:p>
          </table:table-cell>
          <table:table-cell table:style-name="ce27" table:formula="of:=IFERROR(__xludf.dummyfunction(&quot;&quot;&quot;COMPUTED_VALUE&quot;&quot;&quot;);141.31)" office:value-type="float" office:value="141.31" calcext:value-type="float">
            <text:p>141.31</text:p>
          </table:table-cell>
          <table:table-cell table:style-name="ce31" table:formula="of:=IFERROR(__xludf.dummyfunction(&quot;&quot;&quot;COMPUTED_VALUE&quot;&quot;&quot;);1027236)" office:value-type="float" office:value="1027236" calcext:value-type="float">
            <text:p>1,027,23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45.6666666667)" office:value-type="date" office:date-value="2022-03-25T16:00:00.288" calcext:value-type="date">
            <text:p>Mar 25, 2022</text:p>
          </table:table-cell>
          <table:table-cell table:style-name="ce23" table:formula="of:=IFERROR(__xludf.dummyfunction(&quot;&quot;&quot;COMPUTED_VALUE&quot;&quot;&quot;);141.75)" office:value-type="float" office:value="141.75" calcext:value-type="float">
            <text:p>141.75</text:p>
          </table:table-cell>
          <table:table-cell table:style-name="ce23" table:formula="of:=IFERROR(__xludf.dummyfunction(&quot;&quot;&quot;COMPUTED_VALUE&quot;&quot;&quot;);141.96)" office:value-type="float" office:value="141.96" calcext:value-type="float">
            <text:p>141.96</text:p>
          </table:table-cell>
          <table:table-cell table:style-name="ce23" table:formula="of:=IFERROR(__xludf.dummyfunction(&quot;&quot;&quot;COMPUTED_VALUE&quot;&quot;&quot;);139.7)" office:value-type="float" office:value="139.7" calcext:value-type="float">
            <text:p>139.70</text:p>
          </table:table-cell>
          <table:table-cell table:style-name="ce27" table:formula="of:=IFERROR(__xludf.dummyfunction(&quot;&quot;&quot;COMPUTED_VALUE&quot;&quot;&quot;);141.52)" office:value-type="float" office:value="141.52" calcext:value-type="float">
            <text:p>141.52</text:p>
          </table:table-cell>
          <table:table-cell table:style-name="ce31" table:formula="of:=IFERROR(__xludf.dummyfunction(&quot;&quot;&quot;COMPUTED_VALUE&quot;&quot;&quot;);964454)" office:value-type="float" office:value="964454" calcext:value-type="float">
            <text:p>964,45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48.6666666667)" office:value-type="date" office:date-value="2022-03-28T16:00:00.288" calcext:value-type="date">
            <text:p>Mar 28, 2022</text:p>
          </table:table-cell>
          <table:table-cell table:style-name="ce23" table:formula="of:=IFERROR(__xludf.dummyfunction(&quot;&quot;&quot;COMPUTED_VALUE&quot;&quot;&quot;);140.68)" office:value-type="float" office:value="140.68" calcext:value-type="float">
            <text:p>140.68</text:p>
          </table:table-cell>
          <table:table-cell table:style-name="ce23" table:formula="of:=IFERROR(__xludf.dummyfunction(&quot;&quot;&quot;COMPUTED_VALUE&quot;&quot;&quot;);141.98)" office:value-type="float" office:value="141.98" calcext:value-type="float">
            <text:p>141.98</text:p>
          </table:table-cell>
          <table:table-cell table:style-name="ce23" table:formula="of:=IFERROR(__xludf.dummyfunction(&quot;&quot;&quot;COMPUTED_VALUE&quot;&quot;&quot;);139.83)" office:value-type="float" office:value="139.83" calcext:value-type="float">
            <text:p>139.83</text:p>
          </table:table-cell>
          <table:table-cell table:style-name="ce27" table:formula="of:=IFERROR(__xludf.dummyfunction(&quot;&quot;&quot;COMPUTED_VALUE&quot;&quot;&quot;);141.95)" office:value-type="float" office:value="141.95" calcext:value-type="float">
            <text:p>141.95</text:p>
          </table:table-cell>
          <table:table-cell table:style-name="ce31" table:formula="of:=IFERROR(__xludf.dummyfunction(&quot;&quot;&quot;COMPUTED_VALUE&quot;&quot;&quot;);1188654)" office:value-type="float" office:value="1188654" calcext:value-type="float">
            <text:p>1,188,65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49.6666666667)" office:value-type="date" office:date-value="2022-03-29T16:00:00.288" calcext:value-type="date">
            <text:p>Mar 29, 2022</text:p>
          </table:table-cell>
          <table:table-cell table:style-name="ce23" table:formula="of:=IFERROR(__xludf.dummyfunction(&quot;&quot;&quot;COMPUTED_VALUE&quot;&quot;&quot;);143.16)" office:value-type="float" office:value="143.16" calcext:value-type="float">
            <text:p>143.16</text:p>
          </table:table-cell>
          <table:table-cell table:style-name="ce23" table:formula="of:=IFERROR(__xludf.dummyfunction(&quot;&quot;&quot;COMPUTED_VALUE&quot;&quot;&quot;);144.16)" office:value-type="float" office:value="144.16" calcext:value-type="float">
            <text:p>144.16</text:p>
          </table:table-cell>
          <table:table-cell table:style-name="ce23" table:formula="of:=IFERROR(__xludf.dummyfunction(&quot;&quot;&quot;COMPUTED_VALUE&quot;&quot;&quot;);142.48)" office:value-type="float" office:value="142.48" calcext:value-type="float">
            <text:p>142.48</text:p>
          </table:table-cell>
          <table:table-cell table:style-name="ce27" table:formula="of:=IFERROR(__xludf.dummyfunction(&quot;&quot;&quot;COMPUTED_VALUE&quot;&quot;&quot;);143.25)" office:value-type="float" office:value="143.25" calcext:value-type="float">
            <text:p>143.25</text:p>
          </table:table-cell>
          <table:table-cell table:style-name="ce31" table:formula="of:=IFERROR(__xludf.dummyfunction(&quot;&quot;&quot;COMPUTED_VALUE&quot;&quot;&quot;);1433921)" office:value-type="float" office:value="1433921" calcext:value-type="float">
            <text:p>1,433,92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50.6666666667)" office:value-type="date" office:date-value="2022-03-30T16:00:00.288" calcext:value-type="date">
            <text:p>Mar 30, 2022</text:p>
          </table:table-cell>
          <table:table-cell table:style-name="ce23" table:formula="of:=IFERROR(__xludf.dummyfunction(&quot;&quot;&quot;COMPUTED_VALUE&quot;&quot;&quot;);142.87)" office:value-type="float" office:value="142.87" calcext:value-type="float">
            <text:p>142.87</text:p>
          </table:table-cell>
          <table:table-cell table:style-name="ce23" table:formula="of:=IFERROR(__xludf.dummyfunction(&quot;&quot;&quot;COMPUTED_VALUE&quot;&quot;&quot;);143.48)" office:value-type="float" office:value="143.48" calcext:value-type="float">
            <text:p>143.48</text:p>
          </table:table-cell>
          <table:table-cell table:style-name="ce23" table:formula="of:=IFERROR(__xludf.dummyfunction(&quot;&quot;&quot;COMPUTED_VALUE&quot;&quot;&quot;);142.17)" office:value-type="float" office:value="142.17" calcext:value-type="float">
            <text:p>142.17</text:p>
          </table:table-cell>
          <table:table-cell table:style-name="ce27" table:formula="of:=IFERROR(__xludf.dummyfunction(&quot;&quot;&quot;COMPUTED_VALUE&quot;&quot;&quot;);142.64)" office:value-type="float" office:value="142.64" calcext:value-type="float">
            <text:p>142.64</text:p>
          </table:table-cell>
          <table:table-cell table:style-name="ce31" table:formula="of:=IFERROR(__xludf.dummyfunction(&quot;&quot;&quot;COMPUTED_VALUE&quot;&quot;&quot;);1052319)" office:value-type="float" office:value="1052319" calcext:value-type="float">
            <text:p>1,052,31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51.6666666667)" office:value-type="date" office:date-value="2022-03-31T16:00:00.288" calcext:value-type="date">
            <text:p>Mar 31, 2022</text:p>
          </table:table-cell>
          <table:table-cell table:style-name="ce23" table:formula="of:=IFERROR(__xludf.dummyfunction(&quot;&quot;&quot;COMPUTED_VALUE&quot;&quot;&quot;);142.45)" office:value-type="float" office:value="142.45" calcext:value-type="float">
            <text:p>142.45</text:p>
          </table:table-cell>
          <table:table-cell table:style-name="ce23" table:formula="of:=IFERROR(__xludf.dummyfunction(&quot;&quot;&quot;COMPUTED_VALUE&quot;&quot;&quot;);142.64)" office:value-type="float" office:value="142.64" calcext:value-type="float">
            <text:p>142.64</text:p>
          </table:table-cell>
          <table:table-cell table:style-name="ce23" table:formula="of:=IFERROR(__xludf.dummyfunction(&quot;&quot;&quot;COMPUTED_VALUE&quot;&quot;&quot;);139.62)" office:value-type="float" office:value="139.62" calcext:value-type="float">
            <text:p>139.62</text:p>
          </table:table-cell>
          <table:table-cell table:style-name="ce27" table:formula="of:=IFERROR(__xludf.dummyfunction(&quot;&quot;&quot;COMPUTED_VALUE&quot;&quot;&quot;);139.65)" office:value-type="float" office:value="139.65" calcext:value-type="float">
            <text:p>139.65</text:p>
          </table:table-cell>
          <table:table-cell table:style-name="ce31" table:formula="of:=IFERROR(__xludf.dummyfunction(&quot;&quot;&quot;COMPUTED_VALUE&quot;&quot;&quot;);1475816)" office:value-type="float" office:value="1475816" calcext:value-type="float">
            <text:p>1,475,81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52.6666666667)" office:value-type="date" office:date-value="2022-04-01T16:00:00.288" calcext:value-type="date">
            <text:p>Apr 1, 2022</text:p>
          </table:table-cell>
          <table:table-cell table:style-name="ce23" table:formula="of:=IFERROR(__xludf.dummyfunction(&quot;&quot;&quot;COMPUTED_VALUE&quot;&quot;&quot;);140.01)" office:value-type="float" office:value="140.01" calcext:value-type="float">
            <text:p>140.01</text:p>
          </table:table-cell>
          <table:table-cell table:style-name="ce23" table:formula="of:=IFERROR(__xludf.dummyfunction(&quot;&quot;&quot;COMPUTED_VALUE&quot;&quot;&quot;);140.95)" office:value-type="float" office:value="140.95" calcext:value-type="float">
            <text:p>140.95</text:p>
          </table:table-cell>
          <table:table-cell table:style-name="ce23" table:formula="of:=IFERROR(__xludf.dummyfunction(&quot;&quot;&quot;COMPUTED_VALUE&quot;&quot;&quot;);138.8)" office:value-type="float" office:value="138.8" calcext:value-type="float">
            <text:p>138.80</text:p>
          </table:table-cell>
          <table:table-cell table:style-name="ce27" table:formula="of:=IFERROR(__xludf.dummyfunction(&quot;&quot;&quot;COMPUTED_VALUE&quot;&quot;&quot;);140.7)" office:value-type="float" office:value="140.7" calcext:value-type="float">
            <text:p>140.70</text:p>
          </table:table-cell>
          <table:table-cell table:style-name="ce31" table:formula="of:=IFERROR(__xludf.dummyfunction(&quot;&quot;&quot;COMPUTED_VALUE&quot;&quot;&quot;);1174001)" office:value-type="float" office:value="1174001" calcext:value-type="float">
            <text:p>1,174,00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55.6666666667)" office:value-type="date" office:date-value="2022-04-04T16:00:00.288" calcext:value-type="date">
            <text:p>Apr 4, 2022</text:p>
          </table:table-cell>
          <table:table-cell table:style-name="ce23" table:formula="of:=IFERROR(__xludf.dummyfunction(&quot;&quot;&quot;COMPUTED_VALUE&quot;&quot;&quot;);140.82)" office:value-type="float" office:value="140.82" calcext:value-type="float">
            <text:p>140.82</text:p>
          </table:table-cell>
          <table:table-cell table:style-name="ce23" table:formula="of:=IFERROR(__xludf.dummyfunction(&quot;&quot;&quot;COMPUTED_VALUE&quot;&quot;&quot;);144.04)" office:value-type="float" office:value="144.04" calcext:value-type="float">
            <text:p>144.04</text:p>
          </table:table-cell>
          <table:table-cell table:style-name="ce23" table:formula="of:=IFERROR(__xludf.dummyfunction(&quot;&quot;&quot;COMPUTED_VALUE&quot;&quot;&quot;);140.82)" office:value-type="float" office:value="140.82" calcext:value-type="float">
            <text:p>140.82</text:p>
          </table:table-cell>
          <table:table-cell table:style-name="ce27" table:formula="of:=IFERROR(__xludf.dummyfunction(&quot;&quot;&quot;COMPUTED_VALUE&quot;&quot;&quot;);143.64)" office:value-type="float" office:value="143.64" calcext:value-type="float">
            <text:p>143.64</text:p>
          </table:table-cell>
          <table:table-cell table:style-name="ce31" table:formula="of:=IFERROR(__xludf.dummyfunction(&quot;&quot;&quot;COMPUTED_VALUE&quot;&quot;&quot;);954245)" office:value-type="float" office:value="954245" calcext:value-type="float">
            <text:p>954,24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56.6666666667)" office:value-type="date" office:date-value="2022-04-05T16:00:00.288" calcext:value-type="date">
            <text:p>Apr 5, 2022</text:p>
          </table:table-cell>
          <table:table-cell table:style-name="ce23" table:formula="of:=IFERROR(__xludf.dummyfunction(&quot;&quot;&quot;COMPUTED_VALUE&quot;&quot;&quot;);143.4)" office:value-type="float" office:value="143.4" calcext:value-type="float">
            <text:p>143.40</text:p>
          </table:table-cell>
          <table:table-cell table:style-name="ce23" table:formula="of:=IFERROR(__xludf.dummyfunction(&quot;&quot;&quot;COMPUTED_VALUE&quot;&quot;&quot;);143.59)" office:value-type="float" office:value="143.59" calcext:value-type="float">
            <text:p>143.59</text:p>
          </table:table-cell>
          <table:table-cell table:style-name="ce23" table:formula="of:=IFERROR(__xludf.dummyfunction(&quot;&quot;&quot;COMPUTED_VALUE&quot;&quot;&quot;);140.94)" office:value-type="float" office:value="140.94" calcext:value-type="float">
            <text:p>140.94</text:p>
          </table:table-cell>
          <table:table-cell table:style-name="ce27" table:formula="of:=IFERROR(__xludf.dummyfunction(&quot;&quot;&quot;COMPUTED_VALUE&quot;&quot;&quot;);141.06)" office:value-type="float" office:value="141.06" calcext:value-type="float">
            <text:p>141.06</text:p>
          </table:table-cell>
          <table:table-cell table:style-name="ce31" table:formula="of:=IFERROR(__xludf.dummyfunction(&quot;&quot;&quot;COMPUTED_VALUE&quot;&quot;&quot;);962778)" office:value-type="float" office:value="962778" calcext:value-type="float">
            <text:p>962,77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57.6666666667)" office:value-type="date" office:date-value="2022-04-06T16:00:00.288" calcext:value-type="date">
            <text:p>Apr 6, 2022</text:p>
          </table:table-cell>
          <table:table-cell table:style-name="ce23" table:formula="of:=IFERROR(__xludf.dummyfunction(&quot;&quot;&quot;COMPUTED_VALUE&quot;&quot;&quot;);139.16)" office:value-type="float" office:value="139.16" calcext:value-type="float">
            <text:p>139.16</text:p>
          </table:table-cell>
          <table:table-cell table:style-name="ce23" table:formula="of:=IFERROR(__xludf.dummyfunction(&quot;&quot;&quot;COMPUTED_VALUE&quot;&quot;&quot;);139.85)" office:value-type="float" office:value="139.85" calcext:value-type="float">
            <text:p>139.85</text:p>
          </table:table-cell>
          <table:table-cell table:style-name="ce23" table:formula="of:=IFERROR(__xludf.dummyfunction(&quot;&quot;&quot;COMPUTED_VALUE&quot;&quot;&quot;);136.42)" office:value-type="float" office:value="136.42" calcext:value-type="float">
            <text:p>136.42</text:p>
          </table:table-cell>
          <table:table-cell table:style-name="ce27" table:formula="of:=IFERROR(__xludf.dummyfunction(&quot;&quot;&quot;COMPUTED_VALUE&quot;&quot;&quot;);137.18)" office:value-type="float" office:value="137.18" calcext:value-type="float">
            <text:p>137.18</text:p>
          </table:table-cell>
          <table:table-cell table:style-name="ce31" table:formula="of:=IFERROR(__xludf.dummyfunction(&quot;&quot;&quot;COMPUTED_VALUE&quot;&quot;&quot;);1178730)" office:value-type="float" office:value="1178730" calcext:value-type="float">
            <text:p>1,178,73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58.6666666667)" office:value-type="date" office:date-value="2022-04-07T16:00:00.288" calcext:value-type="date">
            <text:p>Apr 7, 2022</text:p>
          </table:table-cell>
          <table:table-cell table:style-name="ce23" table:formula="of:=IFERROR(__xludf.dummyfunction(&quot;&quot;&quot;COMPUTED_VALUE&quot;&quot;&quot;);136.62)" office:value-type="float" office:value="136.62" calcext:value-type="float">
            <text:p>136.62</text:p>
          </table:table-cell>
          <table:table-cell table:style-name="ce23" table:formula="of:=IFERROR(__xludf.dummyfunction(&quot;&quot;&quot;COMPUTED_VALUE&quot;&quot;&quot;);137.7)" office:value-type="float" office:value="137.7" calcext:value-type="float">
            <text:p>137.70</text:p>
          </table:table-cell>
          <table:table-cell table:style-name="ce23" table:formula="of:=IFERROR(__xludf.dummyfunction(&quot;&quot;&quot;COMPUTED_VALUE&quot;&quot;&quot;);134.86)" office:value-type="float" office:value="134.86" calcext:value-type="float">
            <text:p>134.86</text:p>
          </table:table-cell>
          <table:table-cell table:style-name="ce27" table:formula="of:=IFERROR(__xludf.dummyfunction(&quot;&quot;&quot;COMPUTED_VALUE&quot;&quot;&quot;);136.47)" office:value-type="float" office:value="136.47" calcext:value-type="float">
            <text:p>136.47</text:p>
          </table:table-cell>
          <table:table-cell table:style-name="ce31" table:formula="of:=IFERROR(__xludf.dummyfunction(&quot;&quot;&quot;COMPUTED_VALUE&quot;&quot;&quot;);972427)" office:value-type="float" office:value="972427" calcext:value-type="float">
            <text:p>972,42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59.6666666667)" office:value-type="date" office:date-value="2022-04-08T16:00:00.288" calcext:value-type="date">
            <text:p>Apr 8, 2022</text:p>
          </table:table-cell>
          <table:table-cell table:style-name="ce23" table:formula="of:=IFERROR(__xludf.dummyfunction(&quot;&quot;&quot;COMPUTED_VALUE&quot;&quot;&quot;);136.25)" office:value-type="float" office:value="136.25" calcext:value-type="float">
            <text:p>136.25</text:p>
          </table:table-cell>
          <table:table-cell table:style-name="ce23" table:formula="of:=IFERROR(__xludf.dummyfunction(&quot;&quot;&quot;COMPUTED_VALUE&quot;&quot;&quot;);136.25)" office:value-type="float" office:value="136.25" calcext:value-type="float">
            <text:p>136.25</text:p>
          </table:table-cell>
          <table:table-cell table:style-name="ce23" table:formula="of:=IFERROR(__xludf.dummyfunction(&quot;&quot;&quot;COMPUTED_VALUE&quot;&quot;&quot;);133.75)" office:value-type="float" office:value="133.75" calcext:value-type="float">
            <text:p>133.75</text:p>
          </table:table-cell>
          <table:table-cell table:style-name="ce27" table:formula="of:=IFERROR(__xludf.dummyfunction(&quot;&quot;&quot;COMPUTED_VALUE&quot;&quot;&quot;);134.01)" office:value-type="float" office:value="134.01" calcext:value-type="float">
            <text:p>134.01</text:p>
          </table:table-cell>
          <table:table-cell table:style-name="ce31" table:formula="of:=IFERROR(__xludf.dummyfunction(&quot;&quot;&quot;COMPUTED_VALUE&quot;&quot;&quot;);821724)" office:value-type="float" office:value="821724" calcext:value-type="float">
            <text:p>821,72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62.6666666667)" office:value-type="date" office:date-value="2022-04-11T16:00:00.288" calcext:value-type="date">
            <text:p>Apr 11, 2022</text:p>
          </table:table-cell>
          <table:table-cell table:style-name="ce23" table:formula="of:=IFERROR(__xludf.dummyfunction(&quot;&quot;&quot;COMPUTED_VALUE&quot;&quot;&quot;);132.9)" office:value-type="float" office:value="132.9" calcext:value-type="float">
            <text:p>132.90</text:p>
          </table:table-cell>
          <table:table-cell table:style-name="ce23" table:formula="of:=IFERROR(__xludf.dummyfunction(&quot;&quot;&quot;COMPUTED_VALUE&quot;&quot;&quot;);132.94)" office:value-type="float" office:value="132.94" calcext:value-type="float">
            <text:p>132.94</text:p>
          </table:table-cell>
          <table:table-cell table:style-name="ce23" table:formula="of:=IFERROR(__xludf.dummyfunction(&quot;&quot;&quot;COMPUTED_VALUE&quot;&quot;&quot;);129.62)" office:value-type="float" office:value="129.62" calcext:value-type="float">
            <text:p>129.62</text:p>
          </table:table-cell>
          <table:table-cell table:style-name="ce27" table:formula="of:=IFERROR(__xludf.dummyfunction(&quot;&quot;&quot;COMPUTED_VALUE&quot;&quot;&quot;);129.8)" office:value-type="float" office:value="129.8" calcext:value-type="float">
            <text:p>129.80</text:p>
          </table:table-cell>
          <table:table-cell table:style-name="ce31" table:formula="of:=IFERROR(__xludf.dummyfunction(&quot;&quot;&quot;COMPUTED_VALUE&quot;&quot;&quot;);1209367)" office:value-type="float" office:value="1209367" calcext:value-type="float">
            <text:p>1,209,36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63.6666666667)" office:value-type="date" office:date-value="2022-04-12T16:00:00.288" calcext:value-type="date">
            <text:p>Apr 12, 2022</text:p>
          </table:table-cell>
          <table:table-cell table:style-name="ce23" table:formula="of:=IFERROR(__xludf.dummyfunction(&quot;&quot;&quot;COMPUTED_VALUE&quot;&quot;&quot;);132.42)" office:value-type="float" office:value="132.42" calcext:value-type="float">
            <text:p>132.42</text:p>
          </table:table-cell>
          <table:table-cell table:style-name="ce23" table:formula="of:=IFERROR(__xludf.dummyfunction(&quot;&quot;&quot;COMPUTED_VALUE&quot;&quot;&quot;);132.42)" office:value-type="float" office:value="132.42" calcext:value-type="float">
            <text:p>132.42</text:p>
          </table:table-cell>
          <table:table-cell table:style-name="ce23" table:formula="of:=IFERROR(__xludf.dummyfunction(&quot;&quot;&quot;COMPUTED_VALUE&quot;&quot;&quot;);127.58)" office:value-type="float" office:value="127.58" calcext:value-type="float">
            <text:p>127.58</text:p>
          </table:table-cell>
          <table:table-cell table:style-name="ce27" table:formula="of:=IFERROR(__xludf.dummyfunction(&quot;&quot;&quot;COMPUTED_VALUE&quot;&quot;&quot;);128.37)" office:value-type="float" office:value="128.37" calcext:value-type="float">
            <text:p>128.37</text:p>
          </table:table-cell>
          <table:table-cell table:style-name="ce31" table:formula="of:=IFERROR(__xludf.dummyfunction(&quot;&quot;&quot;COMPUTED_VALUE&quot;&quot;&quot;);1150161)" office:value-type="float" office:value="1150161" calcext:value-type="float">
            <text:p>1,150,16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64.6666666667)" office:value-type="date" office:date-value="2022-04-13T16:00:00.288" calcext:value-type="date">
            <text:p>Apr 13, 2022</text:p>
          </table:table-cell>
          <table:table-cell table:style-name="ce23" table:formula="of:=IFERROR(__xludf.dummyfunction(&quot;&quot;&quot;COMPUTED_VALUE&quot;&quot;&quot;);128.63)" office:value-type="float" office:value="128.63" calcext:value-type="float">
            <text:p>128.63</text:p>
          </table:table-cell>
          <table:table-cell table:style-name="ce23" table:formula="of:=IFERROR(__xludf.dummyfunction(&quot;&quot;&quot;COMPUTED_VALUE&quot;&quot;&quot;);130.66)" office:value-type="float" office:value="130.66" calcext:value-type="float">
            <text:p>130.66</text:p>
          </table:table-cell>
          <table:table-cell table:style-name="ce23" table:formula="of:=IFERROR(__xludf.dummyfunction(&quot;&quot;&quot;COMPUTED_VALUE&quot;&quot;&quot;);128.44)" office:value-type="float" office:value="128.44" calcext:value-type="float">
            <text:p>128.44</text:p>
          </table:table-cell>
          <table:table-cell table:style-name="ce27" table:formula="of:=IFERROR(__xludf.dummyfunction(&quot;&quot;&quot;COMPUTED_VALUE&quot;&quot;&quot;);130.29)" office:value-type="float" office:value="130.29" calcext:value-type="float">
            <text:p>130.29</text:p>
          </table:table-cell>
          <table:table-cell table:style-name="ce31" table:formula="of:=IFERROR(__xludf.dummyfunction(&quot;&quot;&quot;COMPUTED_VALUE&quot;&quot;&quot;);977148)" office:value-type="float" office:value="977148" calcext:value-type="float">
            <text:p>977,14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65.6666666667)" office:value-type="date" office:date-value="2022-04-14T16:00:00.288" calcext:value-type="date">
            <text:p>Apr 14, 2022</text:p>
          </table:table-cell>
          <table:table-cell table:style-name="ce23" table:formula="of:=IFERROR(__xludf.dummyfunction(&quot;&quot;&quot;COMPUTED_VALUE&quot;&quot;&quot;);130.65)" office:value-type="float" office:value="130.65" calcext:value-type="float">
            <text:p>130.65</text:p>
          </table:table-cell>
          <table:table-cell table:style-name="ce23" table:formula="of:=IFERROR(__xludf.dummyfunction(&quot;&quot;&quot;COMPUTED_VALUE&quot;&quot;&quot;);130.71)" office:value-type="float" office:value="130.71" calcext:value-type="float">
            <text:p>130.71</text:p>
          </table:table-cell>
          <table:table-cell table:style-name="ce23" table:formula="of:=IFERROR(__xludf.dummyfunction(&quot;&quot;&quot;COMPUTED_VALUE&quot;&quot;&quot;);127.11)" office:value-type="float" office:value="127.11" calcext:value-type="float">
            <text:p>127.11</text:p>
          </table:table-cell>
          <table:table-cell table:style-name="ce27" table:formula="of:=IFERROR(__xludf.dummyfunction(&quot;&quot;&quot;COMPUTED_VALUE&quot;&quot;&quot;);127.25)" office:value-type="float" office:value="127.25" calcext:value-type="float">
            <text:p>127.25</text:p>
          </table:table-cell>
          <table:table-cell table:style-name="ce31" table:formula="of:=IFERROR(__xludf.dummyfunction(&quot;&quot;&quot;COMPUTED_VALUE&quot;&quot;&quot;);1174168)" office:value-type="float" office:value="1174168" calcext:value-type="float">
            <text:p>1,174,16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69.6666666667)" office:value-type="date" office:date-value="2022-04-18T16:00:00.288" calcext:value-type="date">
            <text:p>Apr 18, 2022</text:p>
          </table:table-cell>
          <table:table-cell table:style-name="ce23" table:formula="of:=IFERROR(__xludf.dummyfunction(&quot;&quot;&quot;COMPUTED_VALUE&quot;&quot;&quot;);127.41)" office:value-type="float" office:value="127.41" calcext:value-type="float">
            <text:p>127.41</text:p>
          </table:table-cell>
          <table:table-cell table:style-name="ce23" table:formula="of:=IFERROR(__xludf.dummyfunction(&quot;&quot;&quot;COMPUTED_VALUE&quot;&quot;&quot;);128.71)" office:value-type="float" office:value="128.71" calcext:value-type="float">
            <text:p>128.71</text:p>
          </table:table-cell>
          <table:table-cell table:style-name="ce23" table:formula="of:=IFERROR(__xludf.dummyfunction(&quot;&quot;&quot;COMPUTED_VALUE&quot;&quot;&quot;);126.58)" office:value-type="float" office:value="126.58" calcext:value-type="float">
            <text:p>126.58</text:p>
          </table:table-cell>
          <table:table-cell table:style-name="ce27" table:formula="of:=IFERROR(__xludf.dummyfunction(&quot;&quot;&quot;COMPUTED_VALUE&quot;&quot;&quot;);127.96)" office:value-type="float" office:value="127.96" calcext:value-type="float">
            <text:p>127.96</text:p>
          </table:table-cell>
          <table:table-cell table:style-name="ce31" table:formula="of:=IFERROR(__xludf.dummyfunction(&quot;&quot;&quot;COMPUTED_VALUE&quot;&quot;&quot;);745860)" office:value-type="float" office:value="745860" calcext:value-type="float">
            <text:p>745,86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70.6666666667)" office:value-type="date" office:date-value="2022-04-19T16:00:00.288" calcext:value-type="date">
            <text:p>Apr 19, 2022</text:p>
          </table:table-cell>
          <table:table-cell table:style-name="ce23" table:formula="of:=IFERROR(__xludf.dummyfunction(&quot;&quot;&quot;COMPUTED_VALUE&quot;&quot;&quot;);128.08)" office:value-type="float" office:value="128.08" calcext:value-type="float">
            <text:p>128.08</text:p>
          </table:table-cell>
          <table:table-cell table:style-name="ce23" table:formula="of:=IFERROR(__xludf.dummyfunction(&quot;&quot;&quot;COMPUTED_VALUE&quot;&quot;&quot;);130.9)" office:value-type="float" office:value="130.9" calcext:value-type="float">
            <text:p>130.90</text:p>
          </table:table-cell>
          <table:table-cell table:style-name="ce23" table:formula="of:=IFERROR(__xludf.dummyfunction(&quot;&quot;&quot;COMPUTED_VALUE&quot;&quot;&quot;);127.45)" office:value-type="float" office:value="127.45" calcext:value-type="float">
            <text:p>127.45</text:p>
          </table:table-cell>
          <table:table-cell table:style-name="ce27" table:formula="of:=IFERROR(__xludf.dummyfunction(&quot;&quot;&quot;COMPUTED_VALUE&quot;&quot;&quot;);130.53)" office:value-type="float" office:value="130.53" calcext:value-type="float">
            <text:p>130.53</text:p>
          </table:table-cell>
          <table:table-cell table:style-name="ce31" table:formula="of:=IFERROR(__xludf.dummyfunction(&quot;&quot;&quot;COMPUTED_VALUE&quot;&quot;&quot;);1135965)" office:value-type="float" office:value="1135965" calcext:value-type="float">
            <text:p>1,135,96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71.6666666667)" office:value-type="date" office:date-value="2022-04-20T16:00:00.288" calcext:value-type="date">
            <text:p>Apr 20, 2022</text:p>
          </table:table-cell>
          <table:table-cell table:style-name="ce23" table:formula="of:=IFERROR(__xludf.dummyfunction(&quot;&quot;&quot;COMPUTED_VALUE&quot;&quot;&quot;);131.28)" office:value-type="float" office:value="131.28" calcext:value-type="float">
            <text:p>131.28</text:p>
          </table:table-cell>
          <table:table-cell table:style-name="ce23" table:formula="of:=IFERROR(__xludf.dummyfunction(&quot;&quot;&quot;COMPUTED_VALUE&quot;&quot;&quot;);131.92)" office:value-type="float" office:value="131.92" calcext:value-type="float">
            <text:p>131.92</text:p>
          </table:table-cell>
          <table:table-cell table:style-name="ce23" table:formula="of:=IFERROR(__xludf.dummyfunction(&quot;&quot;&quot;COMPUTED_VALUE&quot;&quot;&quot;);127.89)" office:value-type="float" office:value="127.89" calcext:value-type="float">
            <text:p>127.89</text:p>
          </table:table-cell>
          <table:table-cell table:style-name="ce27" table:formula="of:=IFERROR(__xludf.dummyfunction(&quot;&quot;&quot;COMPUTED_VALUE&quot;&quot;&quot;);128.25)" office:value-type="float" office:value="128.25" calcext:value-type="float">
            <text:p>128.25</text:p>
          </table:table-cell>
          <table:table-cell table:style-name="ce31" table:formula="of:=IFERROR(__xludf.dummyfunction(&quot;&quot;&quot;COMPUTED_VALUE&quot;&quot;&quot;);1130469)" office:value-type="float" office:value="1130469" calcext:value-type="float">
            <text:p>1,130,46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72.6666666667)" office:value-type="date" office:date-value="2022-04-21T16:00:00.288" calcext:value-type="date">
            <text:p>Apr 21, 2022</text:p>
          </table:table-cell>
          <table:table-cell table:style-name="ce23" table:formula="of:=IFERROR(__xludf.dummyfunction(&quot;&quot;&quot;COMPUTED_VALUE&quot;&quot;&quot;);129.35)" office:value-type="float" office:value="129.35" calcext:value-type="float">
            <text:p>129.35</text:p>
          </table:table-cell>
          <table:table-cell table:style-name="ce23" table:formula="of:=IFERROR(__xludf.dummyfunction(&quot;&quot;&quot;COMPUTED_VALUE&quot;&quot;&quot;);130.31)" office:value-type="float" office:value="130.31" calcext:value-type="float">
            <text:p>130.31</text:p>
          </table:table-cell>
          <table:table-cell table:style-name="ce23" table:formula="of:=IFERROR(__xludf.dummyfunction(&quot;&quot;&quot;COMPUTED_VALUE&quot;&quot;&quot;);124.65)" office:value-type="float" office:value="124.65" calcext:value-type="float">
            <text:p>124.65</text:p>
          </table:table-cell>
          <table:table-cell table:style-name="ce27" table:formula="of:=IFERROR(__xludf.dummyfunction(&quot;&quot;&quot;COMPUTED_VALUE&quot;&quot;&quot;);124.94)" office:value-type="float" office:value="124.94" calcext:value-type="float">
            <text:p>124.94</text:p>
          </table:table-cell>
          <table:table-cell table:style-name="ce31" table:formula="of:=IFERROR(__xludf.dummyfunction(&quot;&quot;&quot;COMPUTED_VALUE&quot;&quot;&quot;);1507877)" office:value-type="float" office:value="1507877" calcext:value-type="float">
            <text:p>1,507,87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73.6666666667)" office:value-type="date" office:date-value="2022-04-22T16:00:00.288" calcext:value-type="date">
            <text:p>Apr 22, 2022</text:p>
          </table:table-cell>
          <table:table-cell table:style-name="ce23" table:formula="of:=IFERROR(__xludf.dummyfunction(&quot;&quot;&quot;COMPUTED_VALUE&quot;&quot;&quot;);125)" office:value-type="float" office:value="125" calcext:value-type="float">
            <text:p>125.00</text:p>
          </table:table-cell>
          <table:table-cell table:style-name="ce23" table:formula="of:=IFERROR(__xludf.dummyfunction(&quot;&quot;&quot;COMPUTED_VALUE&quot;&quot;&quot;);125.45)" office:value-type="float" office:value="125.45" calcext:value-type="float">
            <text:p>125.45</text:p>
          </table:table-cell>
          <table:table-cell table:style-name="ce23" table:formula="of:=IFERROR(__xludf.dummyfunction(&quot;&quot;&quot;COMPUTED_VALUE&quot;&quot;&quot;);119.14)" office:value-type="float" office:value="119.14" calcext:value-type="float">
            <text:p>119.14</text:p>
          </table:table-cell>
          <table:table-cell table:style-name="ce27" table:formula="of:=IFERROR(__xludf.dummyfunction(&quot;&quot;&quot;COMPUTED_VALUE&quot;&quot;&quot;);119.61)" office:value-type="float" office:value="119.61" calcext:value-type="float">
            <text:p>119.61</text:p>
          </table:table-cell>
          <table:table-cell table:style-name="ce31" table:formula="of:=IFERROR(__xludf.dummyfunction(&quot;&quot;&quot;COMPUTED_VALUE&quot;&quot;&quot;);2320515)" office:value-type="float" office:value="2320515" calcext:value-type="float">
            <text:p>2,320,51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76.6666666667)" office:value-type="date" office:date-value="2022-04-25T16:00:00.288" calcext:value-type="date">
            <text:p>Apr 25, 2022</text:p>
          </table:table-cell>
          <table:table-cell table:style-name="ce23" table:formula="of:=IFERROR(__xludf.dummyfunction(&quot;&quot;&quot;COMPUTED_VALUE&quot;&quot;&quot;);119.43)" office:value-type="float" office:value="119.43" calcext:value-type="float">
            <text:p>119.43</text:p>
          </table:table-cell>
          <table:table-cell table:style-name="ce23" table:formula="of:=IFERROR(__xludf.dummyfunction(&quot;&quot;&quot;COMPUTED_VALUE&quot;&quot;&quot;);123.28)" office:value-type="float" office:value="123.28" calcext:value-type="float">
            <text:p>123.28</text:p>
          </table:table-cell>
          <table:table-cell table:style-name="ce23" table:formula="of:=IFERROR(__xludf.dummyfunction(&quot;&quot;&quot;COMPUTED_VALUE&quot;&quot;&quot;);118.77)" office:value-type="float" office:value="118.77" calcext:value-type="float">
            <text:p>118.77</text:p>
          </table:table-cell>
          <table:table-cell table:style-name="ce27" table:formula="of:=IFERROR(__xludf.dummyfunction(&quot;&quot;&quot;COMPUTED_VALUE&quot;&quot;&quot;);123.25)" office:value-type="float" office:value="123.25" calcext:value-type="float">
            <text:p>123.25</text:p>
          </table:table-cell>
          <table:table-cell table:style-name="ce31" table:formula="of:=IFERROR(__xludf.dummyfunction(&quot;&quot;&quot;COMPUTED_VALUE&quot;&quot;&quot;);1726090)" office:value-type="float" office:value="1726090" calcext:value-type="float">
            <text:p>1,726,09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77.6666666667)" office:value-type="date" office:date-value="2022-04-26T16:00:00.288" calcext:value-type="date">
            <text:p>Apr 26, 2022</text:p>
          </table:table-cell>
          <table:table-cell table:style-name="ce23" table:formula="of:=IFERROR(__xludf.dummyfunction(&quot;&quot;&quot;COMPUTED_VALUE&quot;&quot;&quot;);122.75)" office:value-type="float" office:value="122.75" calcext:value-type="float">
            <text:p>122.75</text:p>
          </table:table-cell>
          <table:table-cell table:style-name="ce23" table:formula="of:=IFERROR(__xludf.dummyfunction(&quot;&quot;&quot;COMPUTED_VALUE&quot;&quot;&quot;);122.75)" office:value-type="float" office:value="122.75" calcext:value-type="float">
            <text:p>122.75</text:p>
          </table:table-cell>
          <table:table-cell table:style-name="ce23" table:formula="of:=IFERROR(__xludf.dummyfunction(&quot;&quot;&quot;COMPUTED_VALUE&quot;&quot;&quot;);119.16)" office:value-type="float" office:value="119.16" calcext:value-type="float">
            <text:p>119.16</text:p>
          </table:table-cell>
          <table:table-cell table:style-name="ce27" table:formula="of:=IFERROR(__xludf.dummyfunction(&quot;&quot;&quot;COMPUTED_VALUE&quot;&quot;&quot;);119.51)" office:value-type="float" office:value="119.51" calcext:value-type="float">
            <text:p>119.51</text:p>
          </table:table-cell>
          <table:table-cell table:style-name="ce31" table:formula="of:=IFERROR(__xludf.dummyfunction(&quot;&quot;&quot;COMPUTED_VALUE&quot;&quot;&quot;);2469652)" office:value-type="float" office:value="2469652" calcext:value-type="float">
            <text:p>2,469,65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78.6666666667)" office:value-type="date" office:date-value="2022-04-27T16:00:00.288" calcext:value-type="date">
            <text:p>Apr 27, 2022</text:p>
          </table:table-cell>
          <table:table-cell table:style-name="ce23" table:formula="of:=IFERROR(__xludf.dummyfunction(&quot;&quot;&quot;COMPUTED_VALUE&quot;&quot;&quot;);114.37)" office:value-type="float" office:value="114.37" calcext:value-type="float">
            <text:p>114.37</text:p>
          </table:table-cell>
          <table:table-cell table:style-name="ce23" table:formula="of:=IFERROR(__xludf.dummyfunction(&quot;&quot;&quot;COMPUTED_VALUE&quot;&quot;&quot;);117.5)" office:value-type="float" office:value="117.5" calcext:value-type="float">
            <text:p>117.50</text:p>
          </table:table-cell>
          <table:table-cell table:style-name="ce23" table:formula="of:=IFERROR(__xludf.dummyfunction(&quot;&quot;&quot;COMPUTED_VALUE&quot;&quot;&quot;);113.12)" office:value-type="float" office:value="113.12" calcext:value-type="float">
            <text:p>113.12</text:p>
          </table:table-cell>
          <table:table-cell table:style-name="ce27" table:formula="of:=IFERROR(__xludf.dummyfunction(&quot;&quot;&quot;COMPUTED_VALUE&quot;&quot;&quot;);115.02)" office:value-type="float" office:value="115.02" calcext:value-type="float">
            <text:p>115.02</text:p>
          </table:table-cell>
          <table:table-cell table:style-name="ce31" table:formula="of:=IFERROR(__xludf.dummyfunction(&quot;&quot;&quot;COMPUTED_VALUE&quot;&quot;&quot;);3111906)" office:value-type="float" office:value="3111906" calcext:value-type="float">
            <text:p>3,111,90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79.6666666667)" office:value-type="date" office:date-value="2022-04-28T16:00:00.288" calcext:value-type="date">
            <text:p>Apr 28, 2022</text:p>
          </table:table-cell>
          <table:table-cell table:style-name="ce23" table:formula="of:=IFERROR(__xludf.dummyfunction(&quot;&quot;&quot;COMPUTED_VALUE&quot;&quot;&quot;);117.12)" office:value-type="float" office:value="117.12" calcext:value-type="float">
            <text:p>117.12</text:p>
          </table:table-cell>
          <table:table-cell table:style-name="ce23" table:formula="of:=IFERROR(__xludf.dummyfunction(&quot;&quot;&quot;COMPUTED_VALUE&quot;&quot;&quot;);120.44)" office:value-type="float" office:value="120.44" calcext:value-type="float">
            <text:p>120.44</text:p>
          </table:table-cell>
          <table:table-cell table:style-name="ce23" table:formula="of:=IFERROR(__xludf.dummyfunction(&quot;&quot;&quot;COMPUTED_VALUE&quot;&quot;&quot;);115.14)" office:value-type="float" office:value="115.14" calcext:value-type="float">
            <text:p>115.14</text:p>
          </table:table-cell>
          <table:table-cell table:style-name="ce27" table:formula="of:=IFERROR(__xludf.dummyfunction(&quot;&quot;&quot;COMPUTED_VALUE&quot;&quot;&quot;);119.41)" office:value-type="float" office:value="119.41" calcext:value-type="float">
            <text:p>119.41</text:p>
          </table:table-cell>
          <table:table-cell table:style-name="ce31" table:formula="of:=IFERROR(__xludf.dummyfunction(&quot;&quot;&quot;COMPUTED_VALUE&quot;&quot;&quot;);1839547)" office:value-type="float" office:value="1839547" calcext:value-type="float">
            <text:p>1,839,54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80.6666666667)" office:value-type="date" office:date-value="2022-04-29T16:00:00.288" calcext:value-type="date">
            <text:p>Apr 29, 2022</text:p>
          </table:table-cell>
          <table:table-cell table:style-name="ce23" table:formula="of:=IFERROR(__xludf.dummyfunction(&quot;&quot;&quot;COMPUTED_VALUE&quot;&quot;&quot;);117.58)" office:value-type="float" office:value="117.58" calcext:value-type="float">
            <text:p>117.58</text:p>
          </table:table-cell>
          <table:table-cell table:style-name="ce23" table:formula="of:=IFERROR(__xludf.dummyfunction(&quot;&quot;&quot;COMPUTED_VALUE&quot;&quot;&quot;);118.96)" office:value-type="float" office:value="118.96" calcext:value-type="float">
            <text:p>118.96</text:p>
          </table:table-cell>
          <table:table-cell table:style-name="ce23" table:formula="of:=IFERROR(__xludf.dummyfunction(&quot;&quot;&quot;COMPUTED_VALUE&quot;&quot;&quot;);114.69)" office:value-type="float" office:value="114.69" calcext:value-type="float">
            <text:p>114.69</text:p>
          </table:table-cell>
          <table:table-cell table:style-name="ce27" table:formula="of:=IFERROR(__xludf.dummyfunction(&quot;&quot;&quot;COMPUTED_VALUE&quot;&quot;&quot;);114.97)" office:value-type="float" office:value="114.97" calcext:value-type="float">
            <text:p>114.97</text:p>
          </table:table-cell>
          <table:table-cell table:style-name="ce31" table:formula="of:=IFERROR(__xludf.dummyfunction(&quot;&quot;&quot;COMPUTED_VALUE&quot;&quot;&quot;);1684655)" office:value-type="float" office:value="1684655" calcext:value-type="float">
            <text:p>1,684,65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83.6666666667)" office:value-type="date" office:date-value="2022-05-02T16:00:00.288" calcext:value-type="date">
            <text:p>May 2, 2022</text:p>
          </table:table-cell>
          <table:table-cell table:style-name="ce23" table:formula="of:=IFERROR(__xludf.dummyfunction(&quot;&quot;&quot;COMPUTED_VALUE&quot;&quot;&quot;);113.91)" office:value-type="float" office:value="113.91" calcext:value-type="float">
            <text:p>113.91</text:p>
          </table:table-cell>
          <table:table-cell table:style-name="ce23" table:formula="of:=IFERROR(__xludf.dummyfunction(&quot;&quot;&quot;COMPUTED_VALUE&quot;&quot;&quot;);117.34)" office:value-type="float" office:value="117.34" calcext:value-type="float">
            <text:p>117.34</text:p>
          </table:table-cell>
          <table:table-cell table:style-name="ce23" table:formula="of:=IFERROR(__xludf.dummyfunction(&quot;&quot;&quot;COMPUTED_VALUE&quot;&quot;&quot;);113.4)" office:value-type="float" office:value="113.4" calcext:value-type="float">
            <text:p>113.40</text:p>
          </table:table-cell>
          <table:table-cell table:style-name="ce27" table:formula="of:=IFERROR(__xludf.dummyfunction(&quot;&quot;&quot;COMPUTED_VALUE&quot;&quot;&quot;);117.16)" office:value-type="float" office:value="117.16" calcext:value-type="float">
            <text:p>117.16</text:p>
          </table:table-cell>
          <table:table-cell table:style-name="ce31" table:formula="of:=IFERROR(__xludf.dummyfunction(&quot;&quot;&quot;COMPUTED_VALUE&quot;&quot;&quot;);1513982)" office:value-type="float" office:value="1513982" calcext:value-type="float">
            <text:p>1,513,98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84.6666666667)" office:value-type="date" office:date-value="2022-05-03T16:00:00.288" calcext:value-type="date">
            <text:p>May 3, 2022</text:p>
          </table:table-cell>
          <table:table-cell table:style-name="ce23" table:formula="of:=IFERROR(__xludf.dummyfunction(&quot;&quot;&quot;COMPUTED_VALUE&quot;&quot;&quot;);116.77)" office:value-type="float" office:value="116.77" calcext:value-type="float">
            <text:p>116.77</text:p>
          </table:table-cell>
          <table:table-cell table:style-name="ce23" table:formula="of:=IFERROR(__xludf.dummyfunction(&quot;&quot;&quot;COMPUTED_VALUE&quot;&quot;&quot;);119.3)" office:value-type="float" office:value="119.3" calcext:value-type="float">
            <text:p>119.30</text:p>
          </table:table-cell>
          <table:table-cell table:style-name="ce23" table:formula="of:=IFERROR(__xludf.dummyfunction(&quot;&quot;&quot;COMPUTED_VALUE&quot;&quot;&quot;);116.63)" office:value-type="float" office:value="116.63" calcext:value-type="float">
            <text:p>116.63</text:p>
          </table:table-cell>
          <table:table-cell table:style-name="ce27" table:formula="of:=IFERROR(__xludf.dummyfunction(&quot;&quot;&quot;COMPUTED_VALUE&quot;&quot;&quot;);118.13)" office:value-type="float" office:value="118.13" calcext:value-type="float">
            <text:p>118.13</text:p>
          </table:table-cell>
          <table:table-cell table:style-name="ce31" table:formula="of:=IFERROR(__xludf.dummyfunction(&quot;&quot;&quot;COMPUTED_VALUE&quot;&quot;&quot;);1060787)" office:value-type="float" office:value="1060787" calcext:value-type="float">
            <text:p>1,060,78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85.6666666667)" office:value-type="date" office:date-value="2022-05-04T16:00:00.288" calcext:value-type="date">
            <text:p>May 4, 2022</text:p>
          </table:table-cell>
          <table:table-cell table:style-name="ce23" table:formula="of:=IFERROR(__xludf.dummyfunction(&quot;&quot;&quot;COMPUTED_VALUE&quot;&quot;&quot;);118)" office:value-type="float" office:value="118" calcext:value-type="float">
            <text:p>118.00</text:p>
          </table:table-cell>
          <table:table-cell table:style-name="ce23" table:formula="of:=IFERROR(__xludf.dummyfunction(&quot;&quot;&quot;COMPUTED_VALUE&quot;&quot;&quot;);123.14)" office:value-type="float" office:value="123.14" calcext:value-type="float">
            <text:p>123.14</text:p>
          </table:table-cell>
          <table:table-cell table:style-name="ce23" table:formula="of:=IFERROR(__xludf.dummyfunction(&quot;&quot;&quot;COMPUTED_VALUE&quot;&quot;&quot;);115.74)" office:value-type="float" office:value="115.74" calcext:value-type="float">
            <text:p>115.74</text:p>
          </table:table-cell>
          <table:table-cell table:style-name="ce27" table:formula="of:=IFERROR(__xludf.dummyfunction(&quot;&quot;&quot;COMPUTED_VALUE&quot;&quot;&quot;);122.58)" office:value-type="float" office:value="122.58" calcext:value-type="float">
            <text:p>122.58</text:p>
          </table:table-cell>
          <table:table-cell table:style-name="ce31" table:formula="of:=IFERROR(__xludf.dummyfunction(&quot;&quot;&quot;COMPUTED_VALUE&quot;&quot;&quot;);1661573)" office:value-type="float" office:value="1661573" calcext:value-type="float">
            <text:p>1,661,57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86.6666666667)" office:value-type="date" office:date-value="2022-05-05T16:00:00.288" calcext:value-type="date">
            <text:p>May 5, 2022</text:p>
          </table:table-cell>
          <table:table-cell table:style-name="ce23" table:formula="of:=IFERROR(__xludf.dummyfunction(&quot;&quot;&quot;COMPUTED_VALUE&quot;&quot;&quot;);120.22)" office:value-type="float" office:value="120.22" calcext:value-type="float">
            <text:p>120.22</text:p>
          </table:table-cell>
          <table:table-cell table:style-name="ce23" table:formula="of:=IFERROR(__xludf.dummyfunction(&quot;&quot;&quot;COMPUTED_VALUE&quot;&quot;&quot;);121.23)" office:value-type="float" office:value="121.23" calcext:value-type="float">
            <text:p>121.23</text:p>
          </table:table-cell>
          <table:table-cell table:style-name="ce23" table:formula="of:=IFERROR(__xludf.dummyfunction(&quot;&quot;&quot;COMPUTED_VALUE&quot;&quot;&quot;);115.18)" office:value-type="float" office:value="115.18" calcext:value-type="float">
            <text:p>115.18</text:p>
          </table:table-cell>
          <table:table-cell table:style-name="ce27" table:formula="of:=IFERROR(__xludf.dummyfunction(&quot;&quot;&quot;COMPUTED_VALUE&quot;&quot;&quot;);116.75)" office:value-type="float" office:value="116.75" calcext:value-type="float">
            <text:p>116.75</text:p>
          </table:table-cell>
          <table:table-cell table:style-name="ce31" table:formula="of:=IFERROR(__xludf.dummyfunction(&quot;&quot;&quot;COMPUTED_VALUE&quot;&quot;&quot;);2154452)" office:value-type="float" office:value="2154452" calcext:value-type="float">
            <text:p>2,154,45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87.6666666667)" office:value-type="date" office:date-value="2022-05-06T16:00:00.288" calcext:value-type="date">
            <text:p>May 6, 2022</text:p>
          </table:table-cell>
          <table:table-cell table:style-name="ce23" table:formula="of:=IFERROR(__xludf.dummyfunction(&quot;&quot;&quot;COMPUTED_VALUE&quot;&quot;&quot;);115.52)" office:value-type="float" office:value="115.52" calcext:value-type="float">
            <text:p>115.52</text:p>
          </table:table-cell>
          <table:table-cell table:style-name="ce23" table:formula="of:=IFERROR(__xludf.dummyfunction(&quot;&quot;&quot;COMPUTED_VALUE&quot;&quot;&quot;);117.5)" office:value-type="float" office:value="117.5" calcext:value-type="float">
            <text:p>117.50</text:p>
          </table:table-cell>
          <table:table-cell table:style-name="ce23" table:formula="of:=IFERROR(__xludf.dummyfunction(&quot;&quot;&quot;COMPUTED_VALUE&quot;&quot;&quot;);114.14)" office:value-type="float" office:value="114.14" calcext:value-type="float">
            <text:p>114.14</text:p>
          </table:table-cell>
          <table:table-cell table:style-name="ce27" table:formula="of:=IFERROR(__xludf.dummyfunction(&quot;&quot;&quot;COMPUTED_VALUE&quot;&quot;&quot;);115.66)" office:value-type="float" office:value="115.66" calcext:value-type="float">
            <text:p>115.66</text:p>
          </table:table-cell>
          <table:table-cell table:style-name="ce31" table:formula="of:=IFERROR(__xludf.dummyfunction(&quot;&quot;&quot;COMPUTED_VALUE&quot;&quot;&quot;);1765474)" office:value-type="float" office:value="1765474" calcext:value-type="float">
            <text:p>1,765,47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90.6666666667)" office:value-type="date" office:date-value="2022-05-09T16:00:00.288" calcext:value-type="date">
            <text:p>May 9, 2022</text:p>
          </table:table-cell>
          <table:table-cell table:style-name="ce23" table:formula="of:=IFERROR(__xludf.dummyfunction(&quot;&quot;&quot;COMPUTED_VALUE&quot;&quot;&quot;);113.3)" office:value-type="float" office:value="113.3" calcext:value-type="float">
            <text:p>113.30</text:p>
          </table:table-cell>
          <table:table-cell table:style-name="ce23" table:formula="of:=IFERROR(__xludf.dummyfunction(&quot;&quot;&quot;COMPUTED_VALUE&quot;&quot;&quot;);115.56)" office:value-type="float" office:value="115.56" calcext:value-type="float">
            <text:p>115.56</text:p>
          </table:table-cell>
          <table:table-cell table:style-name="ce23" table:formula="of:=IFERROR(__xludf.dummyfunction(&quot;&quot;&quot;COMPUTED_VALUE&quot;&quot;&quot;);112.55)" office:value-type="float" office:value="112.55" calcext:value-type="float">
            <text:p>112.55</text:p>
          </table:table-cell>
          <table:table-cell table:style-name="ce27" table:formula="of:=IFERROR(__xludf.dummyfunction(&quot;&quot;&quot;COMPUTED_VALUE&quot;&quot;&quot;);113.08)" office:value-type="float" office:value="113.08" calcext:value-type="float">
            <text:p>113.08</text:p>
          </table:table-cell>
          <table:table-cell table:style-name="ce31" table:formula="of:=IFERROR(__xludf.dummyfunction(&quot;&quot;&quot;COMPUTED_VALUE&quot;&quot;&quot;);1726048)" office:value-type="float" office:value="1726048" calcext:value-type="float">
            <text:p>1,726,04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91.6666666667)" office:value-type="date" office:date-value="2022-05-10T16:00:00.288" calcext:value-type="date">
            <text:p>May 10, 2022</text:p>
          </table:table-cell>
          <table:table-cell table:style-name="ce23" table:formula="of:=IFERROR(__xludf.dummyfunction(&quot;&quot;&quot;COMPUTED_VALUE&quot;&quot;&quot;);116.04)" office:value-type="float" office:value="116.04" calcext:value-type="float">
            <text:p>116.04</text:p>
          </table:table-cell>
          <table:table-cell table:style-name="ce23" table:formula="of:=IFERROR(__xludf.dummyfunction(&quot;&quot;&quot;COMPUTED_VALUE&quot;&quot;&quot;);116.69)" office:value-type="float" office:value="116.69" calcext:value-type="float">
            <text:p>116.69</text:p>
          </table:table-cell>
          <table:table-cell table:style-name="ce23" table:formula="of:=IFERROR(__xludf.dummyfunction(&quot;&quot;&quot;COMPUTED_VALUE&quot;&quot;&quot;);113.38)" office:value-type="float" office:value="113.38" calcext:value-type="float">
            <text:p>113.38</text:p>
          </table:table-cell>
          <table:table-cell table:style-name="ce27" table:formula="of:=IFERROR(__xludf.dummyfunction(&quot;&quot;&quot;COMPUTED_VALUE&quot;&quot;&quot;);114.58)" office:value-type="float" office:value="114.58" calcext:value-type="float">
            <text:p>114.58</text:p>
          </table:table-cell>
          <table:table-cell table:style-name="ce31" table:formula="of:=IFERROR(__xludf.dummyfunction(&quot;&quot;&quot;COMPUTED_VALUE&quot;&quot;&quot;);1557889)" office:value-type="float" office:value="1557889" calcext:value-type="float">
            <text:p>1,557,88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92.6666666667)" office:value-type="date" office:date-value="2022-05-11T16:00:00.288" calcext:value-type="date">
            <text:p>May 11, 2022</text:p>
          </table:table-cell>
          <table:table-cell table:style-name="ce23" table:formula="of:=IFERROR(__xludf.dummyfunction(&quot;&quot;&quot;COMPUTED_VALUE&quot;&quot;&quot;);113.71)" office:value-type="float" office:value="113.71" calcext:value-type="float">
            <text:p>113.71</text:p>
          </table:table-cell>
          <table:table-cell table:style-name="ce23" table:formula="of:=IFERROR(__xludf.dummyfunction(&quot;&quot;&quot;COMPUTED_VALUE&quot;&quot;&quot;);116.67)" office:value-type="float" office:value="116.67" calcext:value-type="float">
            <text:p>116.67</text:p>
          </table:table-cell>
          <table:table-cell table:style-name="ce23" table:formula="of:=IFERROR(__xludf.dummyfunction(&quot;&quot;&quot;COMPUTED_VALUE&quot;&quot;&quot;);113.65)" office:value-type="float" office:value="113.65" calcext:value-type="float">
            <text:p>113.65</text:p>
          </table:table-cell>
          <table:table-cell table:style-name="ce27" table:formula="of:=IFERROR(__xludf.dummyfunction(&quot;&quot;&quot;COMPUTED_VALUE&quot;&quot;&quot;);113.96)" office:value-type="float" office:value="113.96" calcext:value-type="float">
            <text:p>113.96</text:p>
          </table:table-cell>
          <table:table-cell table:style-name="ce31" table:formula="of:=IFERROR(__xludf.dummyfunction(&quot;&quot;&quot;COMPUTED_VALUE&quot;&quot;&quot;);1825082)" office:value-type="float" office:value="1825082" calcext:value-type="float">
            <text:p>1,825,08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93.6666666667)" office:value-type="date" office:date-value="2022-05-12T16:00:00.288" calcext:value-type="date">
            <text:p>May 12, 2022</text:p>
          </table:table-cell>
          <table:table-cell table:style-name="ce23" table:formula="of:=IFERROR(__xludf.dummyfunction(&quot;&quot;&quot;COMPUTED_VALUE&quot;&quot;&quot;);111.94)" office:value-type="float" office:value="111.94" calcext:value-type="float">
            <text:p>111.94</text:p>
          </table:table-cell>
          <table:table-cell table:style-name="ce23" table:formula="of:=IFERROR(__xludf.dummyfunction(&quot;&quot;&quot;COMPUTED_VALUE&quot;&quot;&quot;);114.86)" office:value-type="float" office:value="114.86" calcext:value-type="float">
            <text:p>114.86</text:p>
          </table:table-cell>
          <table:table-cell table:style-name="ce23" table:formula="of:=IFERROR(__xludf.dummyfunction(&quot;&quot;&quot;COMPUTED_VALUE&quot;&quot;&quot;);110.11)" office:value-type="float" office:value="110.11" calcext:value-type="float">
            <text:p>110.11</text:p>
          </table:table-cell>
          <table:table-cell table:style-name="ce27" table:formula="of:=IFERROR(__xludf.dummyfunction(&quot;&quot;&quot;COMPUTED_VALUE&quot;&quot;&quot;);113.16)" office:value-type="float" office:value="113.16" calcext:value-type="float">
            <text:p>113.16</text:p>
          </table:table-cell>
          <table:table-cell table:style-name="ce31" table:formula="of:=IFERROR(__xludf.dummyfunction(&quot;&quot;&quot;COMPUTED_VALUE&quot;&quot;&quot;);2073244)" office:value-type="float" office:value="2073244" calcext:value-type="float">
            <text:p>2,073,24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94.6666666667)" office:value-type="date" office:date-value="2022-05-13T16:00:00.288" calcext:value-type="date">
            <text:p>May 13, 2022</text:p>
          </table:table-cell>
          <table:table-cell table:style-name="ce23" table:formula="of:=IFERROR(__xludf.dummyfunction(&quot;&quot;&quot;COMPUTED_VALUE&quot;&quot;&quot;);114.85)" office:value-type="float" office:value="114.85" calcext:value-type="float">
            <text:p>114.85</text:p>
          </table:table-cell>
          <table:table-cell table:style-name="ce23" table:formula="of:=IFERROR(__xludf.dummyfunction(&quot;&quot;&quot;COMPUTED_VALUE&quot;&quot;&quot;);118.09)" office:value-type="float" office:value="118.09" calcext:value-type="float">
            <text:p>118.09</text:p>
          </table:table-cell>
          <table:table-cell table:style-name="ce23" table:formula="of:=IFERROR(__xludf.dummyfunction(&quot;&quot;&quot;COMPUTED_VALUE&quot;&quot;&quot;);114)" office:value-type="float" office:value="114" calcext:value-type="float">
            <text:p>114.00</text:p>
          </table:table-cell>
          <table:table-cell table:style-name="ce27" table:formula="of:=IFERROR(__xludf.dummyfunction(&quot;&quot;&quot;COMPUTED_VALUE&quot;&quot;&quot;);116.52)" office:value-type="float" office:value="116.52" calcext:value-type="float">
            <text:p>116.52</text:p>
          </table:table-cell>
          <table:table-cell table:style-name="ce31" table:formula="of:=IFERROR(__xludf.dummyfunction(&quot;&quot;&quot;COMPUTED_VALUE&quot;&quot;&quot;);1486878)" office:value-type="float" office:value="1486878" calcext:value-type="float">
            <text:p>1,486,87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97.6666666667)" office:value-type="date" office:date-value="2022-05-16T16:00:00.288" calcext:value-type="date">
            <text:p>May 16, 2022</text:p>
          </table:table-cell>
          <table:table-cell table:style-name="ce23" table:formula="of:=IFERROR(__xludf.dummyfunction(&quot;&quot;&quot;COMPUTED_VALUE&quot;&quot;&quot;);115.38)" office:value-type="float" office:value="115.38" calcext:value-type="float">
            <text:p>115.38</text:p>
          </table:table-cell>
          <table:table-cell table:style-name="ce23" table:formula="of:=IFERROR(__xludf.dummyfunction(&quot;&quot;&quot;COMPUTED_VALUE&quot;&quot;&quot;);116.61)" office:value-type="float" office:value="116.61" calcext:value-type="float">
            <text:p>116.61</text:p>
          </table:table-cell>
          <table:table-cell table:style-name="ce23" table:formula="of:=IFERROR(__xludf.dummyfunction(&quot;&quot;&quot;COMPUTED_VALUE&quot;&quot;&quot;);114.34)" office:value-type="float" office:value="114.34" calcext:value-type="float">
            <text:p>114.34</text:p>
          </table:table-cell>
          <table:table-cell table:style-name="ce27" table:formula="of:=IFERROR(__xludf.dummyfunction(&quot;&quot;&quot;COMPUTED_VALUE&quot;&quot;&quot;);114.79)" office:value-type="float" office:value="114.79" calcext:value-type="float">
            <text:p>114.79</text:p>
          </table:table-cell>
          <table:table-cell table:style-name="ce31" table:formula="of:=IFERROR(__xludf.dummyfunction(&quot;&quot;&quot;COMPUTED_VALUE&quot;&quot;&quot;);1164119)" office:value-type="float" office:value="1164119" calcext:value-type="float">
            <text:p>1,164,11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98.6666666667)" office:value-type="date" office:date-value="2022-05-17T16:00:00.288" calcext:value-type="date">
            <text:p>May 17, 2022</text:p>
          </table:table-cell>
          <table:table-cell table:style-name="ce23" table:formula="of:=IFERROR(__xludf.dummyfunction(&quot;&quot;&quot;COMPUTED_VALUE&quot;&quot;&quot;);117.23)" office:value-type="float" office:value="117.23" calcext:value-type="float">
            <text:p>117.23</text:p>
          </table:table-cell>
          <table:table-cell table:style-name="ce23" table:formula="of:=IFERROR(__xludf.dummyfunction(&quot;&quot;&quot;COMPUTED_VALUE&quot;&quot;&quot;);117.23)" office:value-type="float" office:value="117.23" calcext:value-type="float">
            <text:p>117.23</text:p>
          </table:table-cell>
          <table:table-cell table:style-name="ce23" table:formula="of:=IFERROR(__xludf.dummyfunction(&quot;&quot;&quot;COMPUTED_VALUE&quot;&quot;&quot;);115.34)" office:value-type="float" office:value="115.34" calcext:value-type="float">
            <text:p>115.34</text:p>
          </table:table-cell>
          <table:table-cell table:style-name="ce27" table:formula="of:=IFERROR(__xludf.dummyfunction(&quot;&quot;&quot;COMPUTED_VALUE&quot;&quot;&quot;);116.7)" office:value-type="float" office:value="116.7" calcext:value-type="float">
            <text:p>116.70</text:p>
          </table:table-cell>
          <table:table-cell table:style-name="ce31" table:formula="of:=IFERROR(__xludf.dummyfunction(&quot;&quot;&quot;COMPUTED_VALUE&quot;&quot;&quot;);1078804)" office:value-type="float" office:value="1078804" calcext:value-type="float">
            <text:p>1,078,80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699.6666666667)" office:value-type="date" office:date-value="2022-05-18T16:00:00.288" calcext:value-type="date">
            <text:p>May 18, 2022</text:p>
          </table:table-cell>
          <table:table-cell table:style-name="ce23" table:formula="of:=IFERROR(__xludf.dummyfunction(&quot;&quot;&quot;COMPUTED_VALUE&quot;&quot;&quot;);115.24)" office:value-type="float" office:value="115.24" calcext:value-type="float">
            <text:p>115.24</text:p>
          </table:table-cell>
          <table:table-cell table:style-name="ce23" table:formula="of:=IFERROR(__xludf.dummyfunction(&quot;&quot;&quot;COMPUTED_VALUE&quot;&quot;&quot;);115.7)" office:value-type="float" office:value="115.7" calcext:value-type="float">
            <text:p>115.70</text:p>
          </table:table-cell>
          <table:table-cell table:style-name="ce23" table:formula="of:=IFERROR(__xludf.dummyfunction(&quot;&quot;&quot;COMPUTED_VALUE&quot;&quot;&quot;);112.14)" office:value-type="float" office:value="112.14" calcext:value-type="float">
            <text:p>112.14</text:p>
          </table:table-cell>
          <table:table-cell table:style-name="ce27" table:formula="of:=IFERROR(__xludf.dummyfunction(&quot;&quot;&quot;COMPUTED_VALUE&quot;&quot;&quot;);112.4)" office:value-type="float" office:value="112.4" calcext:value-type="float">
            <text:p>112.40</text:p>
          </table:table-cell>
          <table:table-cell table:style-name="ce31" table:formula="of:=IFERROR(__xludf.dummyfunction(&quot;&quot;&quot;COMPUTED_VALUE&quot;&quot;&quot;);1399138)" office:value-type="float" office:value="1399138" calcext:value-type="float">
            <text:p>1,399,13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00.6666666667)" office:value-type="date" office:date-value="2022-05-19T16:00:00.288" calcext:value-type="date">
            <text:p>May 19, 2022</text:p>
          </table:table-cell>
          <table:table-cell table:style-name="ce23" table:formula="of:=IFERROR(__xludf.dummyfunction(&quot;&quot;&quot;COMPUTED_VALUE&quot;&quot;&quot;);111.84)" office:value-type="float" office:value="111.84" calcext:value-type="float">
            <text:p>111.84</text:p>
          </table:table-cell>
          <table:table-cell table:style-name="ce23" table:formula="of:=IFERROR(__xludf.dummyfunction(&quot;&quot;&quot;COMPUTED_VALUE&quot;&quot;&quot;);113.59)" office:value-type="float" office:value="113.59" calcext:value-type="float">
            <text:p>113.59</text:p>
          </table:table-cell>
          <table:table-cell table:style-name="ce23" table:formula="of:=IFERROR(__xludf.dummyfunction(&quot;&quot;&quot;COMPUTED_VALUE&quot;&quot;&quot;);110.47)" office:value-type="float" office:value="110.47" calcext:value-type="float">
            <text:p>110.47</text:p>
          </table:table-cell>
          <table:table-cell table:style-name="ce27" table:formula="of:=IFERROR(__xludf.dummyfunction(&quot;&quot;&quot;COMPUTED_VALUE&quot;&quot;&quot;);110.75)" office:value-type="float" office:value="110.75" calcext:value-type="float">
            <text:p>110.75</text:p>
          </table:table-cell>
          <table:table-cell table:style-name="ce31" table:formula="of:=IFERROR(__xludf.dummyfunction(&quot;&quot;&quot;COMPUTED_VALUE&quot;&quot;&quot;);1459587)" office:value-type="float" office:value="1459587" calcext:value-type="float">
            <text:p>1,459,58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01.6666666667)" office:value-type="date" office:date-value="2022-05-20T16:00:00.288" calcext:value-type="date">
            <text:p>May 20, 2022</text:p>
          </table:table-cell>
          <table:table-cell table:style-name="ce23" table:formula="of:=IFERROR(__xludf.dummyfunction(&quot;&quot;&quot;COMPUTED_VALUE&quot;&quot;&quot;);112.09)" office:value-type="float" office:value="112.09" calcext:value-type="float">
            <text:p>112.09</text:p>
          </table:table-cell>
          <table:table-cell table:style-name="ce23" table:formula="of:=IFERROR(__xludf.dummyfunction(&quot;&quot;&quot;COMPUTED_VALUE&quot;&quot;&quot;);112.55)" office:value-type="float" office:value="112.55" calcext:value-type="float">
            <text:p>112.55</text:p>
          </table:table-cell>
          <table:table-cell table:style-name="ce23" table:formula="of:=IFERROR(__xludf.dummyfunction(&quot;&quot;&quot;COMPUTED_VALUE&quot;&quot;&quot;);106.37)" office:value-type="float" office:value="106.37" calcext:value-type="float">
            <text:p>106.37</text:p>
          </table:table-cell>
          <table:table-cell table:style-name="ce27" table:formula="of:=IFERROR(__xludf.dummyfunction(&quot;&quot;&quot;COMPUTED_VALUE&quot;&quot;&quot;);109.31)" office:value-type="float" office:value="109.31" calcext:value-type="float">
            <text:p>109.31</text:p>
          </table:table-cell>
          <table:table-cell table:style-name="ce31" table:formula="of:=IFERROR(__xludf.dummyfunction(&quot;&quot;&quot;COMPUTED_VALUE&quot;&quot;&quot;);1879301)" office:value-type="float" office:value="1879301" calcext:value-type="float">
            <text:p>1,879,30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04.6666666667)" office:value-type="date" office:date-value="2022-05-23T16:00:00.288" calcext:value-type="date">
            <text:p>May 23, 2022</text:p>
          </table:table-cell>
          <table:table-cell table:style-name="ce23" table:formula="of:=IFERROR(__xludf.dummyfunction(&quot;&quot;&quot;COMPUTED_VALUE&quot;&quot;&quot;);110.1)" office:value-type="float" office:value="110.1" calcext:value-type="float">
            <text:p>110.10</text:p>
          </table:table-cell>
          <table:table-cell table:style-name="ce23" table:formula="of:=IFERROR(__xludf.dummyfunction(&quot;&quot;&quot;COMPUTED_VALUE&quot;&quot;&quot;);112.01)" office:value-type="float" office:value="112.01" calcext:value-type="float">
            <text:p>112.01</text:p>
          </table:table-cell>
          <table:table-cell table:style-name="ce23" table:formula="of:=IFERROR(__xludf.dummyfunction(&quot;&quot;&quot;COMPUTED_VALUE&quot;&quot;&quot;);109.15)" office:value-type="float" office:value="109.15" calcext:value-type="float">
            <text:p>109.15</text:p>
          </table:table-cell>
          <table:table-cell table:style-name="ce27" table:formula="of:=IFERROR(__xludf.dummyfunction(&quot;&quot;&quot;COMPUTED_VALUE&quot;&quot;&quot;);111.67)" office:value-type="float" office:value="111.67" calcext:value-type="float">
            <text:p>111.67</text:p>
          </table:table-cell>
          <table:table-cell table:style-name="ce31" table:formula="of:=IFERROR(__xludf.dummyfunction(&quot;&quot;&quot;COMPUTED_VALUE&quot;&quot;&quot;);1577911)" office:value-type="float" office:value="1577911" calcext:value-type="float">
            <text:p>1,577,91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05.6666666667)" office:value-type="date" office:date-value="2022-05-24T16:00:00.288" calcext:value-type="date">
            <text:p>May 24, 2022</text:p>
          </table:table-cell>
          <table:table-cell table:style-name="ce23" table:formula="of:=IFERROR(__xludf.dummyfunction(&quot;&quot;&quot;COMPUTED_VALUE&quot;&quot;&quot;);106.38)" office:value-type="float" office:value="106.38" calcext:value-type="float">
            <text:p>106.38</text:p>
          </table:table-cell>
          <table:table-cell table:style-name="ce23" table:formula="of:=IFERROR(__xludf.dummyfunction(&quot;&quot;&quot;COMPUTED_VALUE&quot;&quot;&quot;);106.4)" office:value-type="float" office:value="106.4" calcext:value-type="float">
            <text:p>106.40</text:p>
          </table:table-cell>
          <table:table-cell table:style-name="ce23" table:formula="of:=IFERROR(__xludf.dummyfunction(&quot;&quot;&quot;COMPUTED_VALUE&quot;&quot;&quot;);102.21)" office:value-type="float" office:value="102.21" calcext:value-type="float">
            <text:p>102.21</text:p>
          </table:table-cell>
          <table:table-cell table:style-name="ce27" table:formula="of:=IFERROR(__xludf.dummyfunction(&quot;&quot;&quot;COMPUTED_VALUE&quot;&quot;&quot;);105.93)" office:value-type="float" office:value="105.93" calcext:value-type="float">
            <text:p>105.93</text:p>
          </table:table-cell>
          <table:table-cell table:style-name="ce31" table:formula="of:=IFERROR(__xludf.dummyfunction(&quot;&quot;&quot;COMPUTED_VALUE&quot;&quot;&quot;);3019319)" office:value-type="float" office:value="3019319" calcext:value-type="float">
            <text:p>3,019,31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06.6666666667)" office:value-type="date" office:date-value="2022-05-25T16:00:00.288" calcext:value-type="date">
            <text:p>May 25, 2022</text:p>
          </table:table-cell>
          <table:table-cell table:style-name="ce23" table:formula="of:=IFERROR(__xludf.dummyfunction(&quot;&quot;&quot;COMPUTED_VALUE&quot;&quot;&quot;);105.14)" office:value-type="float" office:value="105.14" calcext:value-type="float">
            <text:p>105.14</text:p>
          </table:table-cell>
          <table:table-cell table:style-name="ce23" table:formula="of:=IFERROR(__xludf.dummyfunction(&quot;&quot;&quot;COMPUTED_VALUE&quot;&quot;&quot;);106.54)" office:value-type="float" office:value="106.54" calcext:value-type="float">
            <text:p>106.54</text:p>
          </table:table-cell>
          <table:table-cell table:style-name="ce23" table:formula="of:=IFERROR(__xludf.dummyfunction(&quot;&quot;&quot;COMPUTED_VALUE&quot;&quot;&quot;);104.21)" office:value-type="float" office:value="104.21" calcext:value-type="float">
            <text:p>104.21</text:p>
          </table:table-cell>
          <table:table-cell table:style-name="ce27" table:formula="of:=IFERROR(__xludf.dummyfunction(&quot;&quot;&quot;COMPUTED_VALUE&quot;&quot;&quot;);105.84)" office:value-type="float" office:value="105.84" calcext:value-type="float">
            <text:p>105.84</text:p>
          </table:table-cell>
          <table:table-cell table:style-name="ce31" table:formula="of:=IFERROR(__xludf.dummyfunction(&quot;&quot;&quot;COMPUTED_VALUE&quot;&quot;&quot;);1894967)" office:value-type="float" office:value="1894967" calcext:value-type="float">
            <text:p>1,894,96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07.6666666667)" office:value-type="date" office:date-value="2022-05-26T16:00:00.288" calcext:value-type="date">
            <text:p>May 26, 2022</text:p>
          </table:table-cell>
          <table:table-cell table:style-name="ce23" table:formula="of:=IFERROR(__xludf.dummyfunction(&quot;&quot;&quot;COMPUTED_VALUE&quot;&quot;&quot;);106.05)" office:value-type="float" office:value="106.05" calcext:value-type="float">
            <text:p>106.05</text:p>
          </table:table-cell>
          <table:table-cell table:style-name="ce23" table:formula="of:=IFERROR(__xludf.dummyfunction(&quot;&quot;&quot;COMPUTED_VALUE&quot;&quot;&quot;);108.96)" office:value-type="float" office:value="108.96" calcext:value-type="float">
            <text:p>108.96</text:p>
          </table:table-cell>
          <table:table-cell table:style-name="ce23" table:formula="of:=IFERROR(__xludf.dummyfunction(&quot;&quot;&quot;COMPUTED_VALUE&quot;&quot;&quot;);105.49)" office:value-type="float" office:value="105.49" calcext:value-type="float">
            <text:p>105.49</text:p>
          </table:table-cell>
          <table:table-cell table:style-name="ce27" table:formula="of:=IFERROR(__xludf.dummyfunction(&quot;&quot;&quot;COMPUTED_VALUE&quot;&quot;&quot;);108.3)" office:value-type="float" office:value="108.3" calcext:value-type="float">
            <text:p>108.30</text:p>
          </table:table-cell>
          <table:table-cell table:style-name="ce31" table:formula="of:=IFERROR(__xludf.dummyfunction(&quot;&quot;&quot;COMPUTED_VALUE&quot;&quot;&quot;);1514374)" office:value-type="float" office:value="1514374" calcext:value-type="float">
            <text:p>1,514,37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08.6666666667)" office:value-type="date" office:date-value="2022-05-27T16:00:00.288" calcext:value-type="date">
            <text:p>May 27, 2022</text:p>
          </table:table-cell>
          <table:table-cell table:style-name="ce23" table:formula="of:=IFERROR(__xludf.dummyfunction(&quot;&quot;&quot;COMPUTED_VALUE&quot;&quot;&quot;);109.79)" office:value-type="float" office:value="109.79" calcext:value-type="float">
            <text:p>109.79</text:p>
          </table:table-cell>
          <table:table-cell table:style-name="ce23" table:formula="of:=IFERROR(__xludf.dummyfunction(&quot;&quot;&quot;COMPUTED_VALUE&quot;&quot;&quot;);112.87)" office:value-type="float" office:value="112.87" calcext:value-type="float">
            <text:p>112.87</text:p>
          </table:table-cell>
          <table:table-cell table:style-name="ce23" table:formula="of:=IFERROR(__xludf.dummyfunction(&quot;&quot;&quot;COMPUTED_VALUE&quot;&quot;&quot;);109.55)" office:value-type="float" office:value="109.55" calcext:value-type="float">
            <text:p>109.55</text:p>
          </table:table-cell>
          <table:table-cell table:style-name="ce27" table:formula="of:=IFERROR(__xludf.dummyfunction(&quot;&quot;&quot;COMPUTED_VALUE&quot;&quot;&quot;);112.8)" office:value-type="float" office:value="112.8" calcext:value-type="float">
            <text:p>112.80</text:p>
          </table:table-cell>
          <table:table-cell table:style-name="ce31" table:formula="of:=IFERROR(__xludf.dummyfunction(&quot;&quot;&quot;COMPUTED_VALUE&quot;&quot;&quot;);1496221)" office:value-type="float" office:value="1496221" calcext:value-type="float">
            <text:p>1,496,22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12.6666666667)" office:value-type="date" office:date-value="2022-05-31T16:00:00.288" calcext:value-type="date">
            <text:p>May 31, 2022</text:p>
          </table:table-cell>
          <table:table-cell table:style-name="ce23" table:formula="of:=IFERROR(__xludf.dummyfunction(&quot;&quot;&quot;COMPUTED_VALUE&quot;&quot;&quot;);113.08)" office:value-type="float" office:value="113.08" calcext:value-type="float">
            <text:p>113.08</text:p>
          </table:table-cell>
          <table:table-cell table:style-name="ce23" table:formula="of:=IFERROR(__xludf.dummyfunction(&quot;&quot;&quot;COMPUTED_VALUE&quot;&quot;&quot;);116.43)" office:value-type="float" office:value="116.43" calcext:value-type="float">
            <text:p>116.43</text:p>
          </table:table-cell>
          <table:table-cell table:style-name="ce23" table:formula="of:=IFERROR(__xludf.dummyfunction(&quot;&quot;&quot;COMPUTED_VALUE&quot;&quot;&quot;);112.57)" office:value-type="float" office:value="112.57" calcext:value-type="float">
            <text:p>112.57</text:p>
          </table:table-cell>
          <table:table-cell table:style-name="ce27" table:formula="of:=IFERROR(__xludf.dummyfunction(&quot;&quot;&quot;COMPUTED_VALUE&quot;&quot;&quot;);114.04)" office:value-type="float" office:value="114.04" calcext:value-type="float">
            <text:p>114.04</text:p>
          </table:table-cell>
          <table:table-cell table:style-name="ce31" table:formula="of:=IFERROR(__xludf.dummyfunction(&quot;&quot;&quot;COMPUTED_VALUE&quot;&quot;&quot;);2565096)" office:value-type="float" office:value="2565096" calcext:value-type="float">
            <text:p>2,565,09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13.6666666667)" office:value-type="date" office:date-value="2022-06-01T16:00:00.288" calcext:value-type="date">
            <text:p>Jun 1, 2022</text:p>
          </table:table-cell>
          <table:table-cell table:style-name="ce23" table:formula="of:=IFERROR(__xludf.dummyfunction(&quot;&quot;&quot;COMPUTED_VALUE&quot;&quot;&quot;);114.93)" office:value-type="float" office:value="114.93" calcext:value-type="float">
            <text:p>114.93</text:p>
          </table:table-cell>
          <table:table-cell table:style-name="ce23" table:formula="of:=IFERROR(__xludf.dummyfunction(&quot;&quot;&quot;COMPUTED_VALUE&quot;&quot;&quot;);117.4)" office:value-type="float" office:value="117.4" calcext:value-type="float">
            <text:p>117.40</text:p>
          </table:table-cell>
          <table:table-cell table:style-name="ce23" table:formula="of:=IFERROR(__xludf.dummyfunction(&quot;&quot;&quot;COMPUTED_VALUE&quot;&quot;&quot;);113.55)" office:value-type="float" office:value="113.55" calcext:value-type="float">
            <text:p>113.55</text:p>
          </table:table-cell>
          <table:table-cell table:style-name="ce27" table:formula="of:=IFERROR(__xludf.dummyfunction(&quot;&quot;&quot;COMPUTED_VALUE&quot;&quot;&quot;);114.14)" office:value-type="float" office:value="114.14" calcext:value-type="float">
            <text:p>114.14</text:p>
          </table:table-cell>
          <table:table-cell table:style-name="ce31" table:formula="of:=IFERROR(__xludf.dummyfunction(&quot;&quot;&quot;COMPUTED_VALUE&quot;&quot;&quot;);1431464)" office:value-type="float" office:value="1431464" calcext:value-type="float">
            <text:p>1,431,46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14.6666666667)" office:value-type="date" office:date-value="2022-06-02T16:00:00.288" calcext:value-type="date">
            <text:p>Jun 2, 2022</text:p>
          </table:table-cell>
          <table:table-cell table:style-name="ce23" table:formula="of:=IFERROR(__xludf.dummyfunction(&quot;&quot;&quot;COMPUTED_VALUE&quot;&quot;&quot;);114.19)" office:value-type="float" office:value="114.19" calcext:value-type="float">
            <text:p>114.19</text:p>
          </table:table-cell>
          <table:table-cell table:style-name="ce23" table:formula="of:=IFERROR(__xludf.dummyfunction(&quot;&quot;&quot;COMPUTED_VALUE&quot;&quot;&quot;);117.9)" office:value-type="float" office:value="117.9" calcext:value-type="float">
            <text:p>117.90</text:p>
          </table:table-cell>
          <table:table-cell table:style-name="ce23" table:formula="of:=IFERROR(__xludf.dummyfunction(&quot;&quot;&quot;COMPUTED_VALUE&quot;&quot;&quot;);113.31)" office:value-type="float" office:value="113.31" calcext:value-type="float">
            <text:p>113.31</text:p>
          </table:table-cell>
          <table:table-cell table:style-name="ce27" table:formula="of:=IFERROR(__xludf.dummyfunction(&quot;&quot;&quot;COMPUTED_VALUE&quot;&quot;&quot;);117.75)" office:value-type="float" office:value="117.75" calcext:value-type="float">
            <text:p>117.75</text:p>
          </table:table-cell>
          <table:table-cell table:style-name="ce31" table:formula="of:=IFERROR(__xludf.dummyfunction(&quot;&quot;&quot;COMPUTED_VALUE&quot;&quot;&quot;);1374770)" office:value-type="float" office:value="1374770" calcext:value-type="float">
            <text:p>1,374,77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15.6666666667)" office:value-type="date" office:date-value="2022-06-03T16:00:00.288" calcext:value-type="date">
            <text:p>Jun 3, 2022</text:p>
          </table:table-cell>
          <table:table-cell table:style-name="ce23" table:formula="of:=IFERROR(__xludf.dummyfunction(&quot;&quot;&quot;COMPUTED_VALUE&quot;&quot;&quot;);115.99)" office:value-type="float" office:value="115.99" calcext:value-type="float">
            <text:p>115.99</text:p>
          </table:table-cell>
          <table:table-cell table:style-name="ce23" table:formula="of:=IFERROR(__xludf.dummyfunction(&quot;&quot;&quot;COMPUTED_VALUE&quot;&quot;&quot;);116.36)" office:value-type="float" office:value="116.36" calcext:value-type="float">
            <text:p>116.36</text:p>
          </table:table-cell>
          <table:table-cell table:style-name="ce23" table:formula="of:=IFERROR(__xludf.dummyfunction(&quot;&quot;&quot;COMPUTED_VALUE&quot;&quot;&quot;);113.67)" office:value-type="float" office:value="113.67" calcext:value-type="float">
            <text:p>113.67</text:p>
          </table:table-cell>
          <table:table-cell table:style-name="ce27" table:formula="of:=IFERROR(__xludf.dummyfunction(&quot;&quot;&quot;COMPUTED_VALUE&quot;&quot;&quot;);114.56)" office:value-type="float" office:value="114.56" calcext:value-type="float">
            <text:p>114.56</text:p>
          </table:table-cell>
          <table:table-cell table:style-name="ce31" table:formula="of:=IFERROR(__xludf.dummyfunction(&quot;&quot;&quot;COMPUTED_VALUE&quot;&quot;&quot;);1247604)" office:value-type="float" office:value="1247604" calcext:value-type="float">
            <text:p>1,247,60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18.6666666667)" office:value-type="date" office:date-value="2022-06-06T16:00:00.288" calcext:value-type="date">
            <text:p>Jun 6, 2022</text:p>
          </table:table-cell>
          <table:table-cell table:style-name="ce23" table:formula="of:=IFERROR(__xludf.dummyfunction(&quot;&quot;&quot;COMPUTED_VALUE&quot;&quot;&quot;);116.74)" office:value-type="float" office:value="116.74" calcext:value-type="float">
            <text:p>116.74</text:p>
          </table:table-cell>
          <table:table-cell table:style-name="ce23" table:formula="of:=IFERROR(__xludf.dummyfunction(&quot;&quot;&quot;COMPUTED_VALUE&quot;&quot;&quot;);119.4)" office:value-type="float" office:value="119.4" calcext:value-type="float">
            <text:p>119.40</text:p>
          </table:table-cell>
          <table:table-cell table:style-name="ce23" table:formula="of:=IFERROR(__xludf.dummyfunction(&quot;&quot;&quot;COMPUTED_VALUE&quot;&quot;&quot;);116.53)" office:value-type="float" office:value="116.53" calcext:value-type="float">
            <text:p>116.53</text:p>
          </table:table-cell>
          <table:table-cell table:style-name="ce27" table:formula="of:=IFERROR(__xludf.dummyfunction(&quot;&quot;&quot;COMPUTED_VALUE&quot;&quot;&quot;);117.01)" office:value-type="float" office:value="117.01" calcext:value-type="float">
            <text:p>117.01</text:p>
          </table:table-cell>
          <table:table-cell table:style-name="ce31" table:formula="of:=IFERROR(__xludf.dummyfunction(&quot;&quot;&quot;COMPUTED_VALUE&quot;&quot;&quot;);1189336)" office:value-type="float" office:value="1189336" calcext:value-type="float">
            <text:p>1,189,33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19.6666666667)" office:value-type="date" office:date-value="2022-06-07T16:00:00.288" calcext:value-type="date">
            <text:p>Jun 7, 2022</text:p>
          </table:table-cell>
          <table:table-cell table:style-name="ce23" table:formula="of:=IFERROR(__xludf.dummyfunction(&quot;&quot;&quot;COMPUTED_VALUE&quot;&quot;&quot;);115.65)" office:value-type="float" office:value="115.65" calcext:value-type="float">
            <text:p>115.65</text:p>
          </table:table-cell>
          <table:table-cell table:style-name="ce23" table:formula="of:=IFERROR(__xludf.dummyfunction(&quot;&quot;&quot;COMPUTED_VALUE&quot;&quot;&quot;);117.75)" office:value-type="float" office:value="117.75" calcext:value-type="float">
            <text:p>117.75</text:p>
          </table:table-cell>
          <table:table-cell table:style-name="ce23" table:formula="of:=IFERROR(__xludf.dummyfunction(&quot;&quot;&quot;COMPUTED_VALUE&quot;&quot;&quot;);115.13)" office:value-type="float" office:value="115.13" calcext:value-type="float">
            <text:p>115.13</text:p>
          </table:table-cell>
          <table:table-cell table:style-name="ce27" table:formula="of:=IFERROR(__xludf.dummyfunction(&quot;&quot;&quot;COMPUTED_VALUE&quot;&quot;&quot;);117.23)" office:value-type="float" office:value="117.23" calcext:value-type="float">
            <text:p>117.23</text:p>
          </table:table-cell>
          <table:table-cell table:style-name="ce31" table:formula="of:=IFERROR(__xludf.dummyfunction(&quot;&quot;&quot;COMPUTED_VALUE&quot;&quot;&quot;);1320677)" office:value-type="float" office:value="1320677" calcext:value-type="float">
            <text:p>1,320,67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20.6666666667)" office:value-type="date" office:date-value="2022-06-08T16:00:00.288" calcext:value-type="date">
            <text:p>Jun 8, 2022</text:p>
          </table:table-cell>
          <table:table-cell table:style-name="ce23" table:formula="of:=IFERROR(__xludf.dummyfunction(&quot;&quot;&quot;COMPUTED_VALUE&quot;&quot;&quot;);116.88)" office:value-type="float" office:value="116.88" calcext:value-type="float">
            <text:p>116.88</text:p>
          </table:table-cell>
          <table:table-cell table:style-name="ce23" table:formula="of:=IFERROR(__xludf.dummyfunction(&quot;&quot;&quot;COMPUTED_VALUE&quot;&quot;&quot;);118.65)" office:value-type="float" office:value="118.65" calcext:value-type="float">
            <text:p>118.65</text:p>
          </table:table-cell>
          <table:table-cell table:style-name="ce23" table:formula="of:=IFERROR(__xludf.dummyfunction(&quot;&quot;&quot;COMPUTED_VALUE&quot;&quot;&quot;);116.7)" office:value-type="float" office:value="116.7" calcext:value-type="float">
            <text:p>116.70</text:p>
          </table:table-cell>
          <table:table-cell table:style-name="ce27" table:formula="of:=IFERROR(__xludf.dummyfunction(&quot;&quot;&quot;COMPUTED_VALUE&quot;&quot;&quot;);117.24)" office:value-type="float" office:value="117.24" calcext:value-type="float">
            <text:p>117.24</text:p>
          </table:table-cell>
          <table:table-cell table:style-name="ce31" table:formula="of:=IFERROR(__xludf.dummyfunction(&quot;&quot;&quot;COMPUTED_VALUE&quot;&quot;&quot;);1127213)" office:value-type="float" office:value="1127213" calcext:value-type="float">
            <text:p>1,127,21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21.6666666667)" office:value-type="date" office:date-value="2022-06-09T16:00:00.288" calcext:value-type="date">
            <text:p>Jun 9, 2022</text:p>
          </table:table-cell>
          <table:table-cell table:style-name="ce23" table:formula="of:=IFERROR(__xludf.dummyfunction(&quot;&quot;&quot;COMPUTED_VALUE&quot;&quot;&quot;);116.34)" office:value-type="float" office:value="116.34" calcext:value-type="float">
            <text:p>116.34</text:p>
          </table:table-cell>
          <table:table-cell table:style-name="ce23" table:formula="of:=IFERROR(__xludf.dummyfunction(&quot;&quot;&quot;COMPUTED_VALUE&quot;&quot;&quot;);118.35)" office:value-type="float" office:value="118.35" calcext:value-type="float">
            <text:p>118.35</text:p>
          </table:table-cell>
          <table:table-cell table:style-name="ce23" table:formula="of:=IFERROR(__xludf.dummyfunction(&quot;&quot;&quot;COMPUTED_VALUE&quot;&quot;&quot;);114.87)" office:value-type="float" office:value="114.87" calcext:value-type="float">
            <text:p>114.87</text:p>
          </table:table-cell>
          <table:table-cell table:style-name="ce27" table:formula="of:=IFERROR(__xludf.dummyfunction(&quot;&quot;&quot;COMPUTED_VALUE&quot;&quot;&quot;);114.92)" office:value-type="float" office:value="114.92" calcext:value-type="float">
            <text:p>114.92</text:p>
          </table:table-cell>
          <table:table-cell table:style-name="ce31" table:formula="of:=IFERROR(__xludf.dummyfunction(&quot;&quot;&quot;COMPUTED_VALUE&quot;&quot;&quot;);1157080)" office:value-type="float" office:value="1157080" calcext:value-type="float">
            <text:p>1,157,08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22.6666666667)" office:value-type="date" office:date-value="2022-06-10T16:00:00.288" calcext:value-type="date">
            <text:p>Jun 10, 2022</text:p>
          </table:table-cell>
          <table:table-cell table:style-name="ce23" table:formula="of:=IFERROR(__xludf.dummyfunction(&quot;&quot;&quot;COMPUTED_VALUE&quot;&quot;&quot;);112.78)" office:value-type="float" office:value="112.78" calcext:value-type="float">
            <text:p>112.78</text:p>
          </table:table-cell>
          <table:table-cell table:style-name="ce23" table:formula="of:=IFERROR(__xludf.dummyfunction(&quot;&quot;&quot;COMPUTED_VALUE&quot;&quot;&quot;);113.5)" office:value-type="float" office:value="113.5" calcext:value-type="float">
            <text:p>113.50</text:p>
          </table:table-cell>
          <table:table-cell table:style-name="ce23" table:formula="of:=IFERROR(__xludf.dummyfunction(&quot;&quot;&quot;COMPUTED_VALUE&quot;&quot;&quot;);110.86)" office:value-type="float" office:value="110.86" calcext:value-type="float">
            <text:p>110.86</text:p>
          </table:table-cell>
          <table:table-cell table:style-name="ce27" table:formula="of:=IFERROR(__xludf.dummyfunction(&quot;&quot;&quot;COMPUTED_VALUE&quot;&quot;&quot;);111.43)" office:value-type="float" office:value="111.43" calcext:value-type="float">
            <text:p>111.43</text:p>
          </table:table-cell>
          <table:table-cell table:style-name="ce31" table:formula="of:=IFERROR(__xludf.dummyfunction(&quot;&quot;&quot;COMPUTED_VALUE&quot;&quot;&quot;);1567487)" office:value-type="float" office:value="1567487" calcext:value-type="float">
            <text:p>1,567,48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25.6666666667)" office:value-type="date" office:date-value="2022-06-13T16:00:00.288" calcext:value-type="date">
            <text:p>Jun 13, 2022</text:p>
          </table:table-cell>
          <table:table-cell table:style-name="ce23" table:formula="of:=IFERROR(__xludf.dummyfunction(&quot;&quot;&quot;COMPUTED_VALUE&quot;&quot;&quot;);107.45)" office:value-type="float" office:value="107.45" calcext:value-type="float">
            <text:p>107.45</text:p>
          </table:table-cell>
          <table:table-cell table:style-name="ce23" table:formula="of:=IFERROR(__xludf.dummyfunction(&quot;&quot;&quot;COMPUTED_VALUE&quot;&quot;&quot;);109.22)" office:value-type="float" office:value="109.22" calcext:value-type="float">
            <text:p>109.22</text:p>
          </table:table-cell>
          <table:table-cell table:style-name="ce23" table:formula="of:=IFERROR(__xludf.dummyfunction(&quot;&quot;&quot;COMPUTED_VALUE&quot;&quot;&quot;);106.59)" office:value-type="float" office:value="106.59" calcext:value-type="float">
            <text:p>106.59</text:p>
          </table:table-cell>
          <table:table-cell table:style-name="ce27" table:formula="of:=IFERROR(__xludf.dummyfunction(&quot;&quot;&quot;COMPUTED_VALUE&quot;&quot;&quot;);106.88)" office:value-type="float" office:value="106.88" calcext:value-type="float">
            <text:p>106.88</text:p>
          </table:table-cell>
          <table:table-cell table:style-name="ce31" table:formula="of:=IFERROR(__xludf.dummyfunction(&quot;&quot;&quot;COMPUTED_VALUE&quot;&quot;&quot;);1837810)" office:value-type="float" office:value="1837810" calcext:value-type="float">
            <text:p>1,837,81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26.6666666667)" office:value-type="date" office:date-value="2022-06-14T16:00:00.288" calcext:value-type="date">
            <text:p>Jun 14, 2022</text:p>
          </table:table-cell>
          <table:table-cell table:style-name="ce23" table:formula="of:=IFERROR(__xludf.dummyfunction(&quot;&quot;&quot;COMPUTED_VALUE&quot;&quot;&quot;);106.89)" office:value-type="float" office:value="106.89" calcext:value-type="float">
            <text:p>106.89</text:p>
          </table:table-cell>
          <table:table-cell table:style-name="ce23" table:formula="of:=IFERROR(__xludf.dummyfunction(&quot;&quot;&quot;COMPUTED_VALUE&quot;&quot;&quot;);108.46)" office:value-type="float" office:value="108.46" calcext:value-type="float">
            <text:p>108.46</text:p>
          </table:table-cell>
          <table:table-cell table:style-name="ce23" table:formula="of:=IFERROR(__xludf.dummyfunction(&quot;&quot;&quot;COMPUTED_VALUE&quot;&quot;&quot;);106.35)" office:value-type="float" office:value="106.35" calcext:value-type="float">
            <text:p>106.35</text:p>
          </table:table-cell>
          <table:table-cell table:style-name="ce27" table:formula="of:=IFERROR(__xludf.dummyfunction(&quot;&quot;&quot;COMPUTED_VALUE&quot;&quot;&quot;);107.19)" office:value-type="float" office:value="107.19" calcext:value-type="float">
            <text:p>107.19</text:p>
          </table:table-cell>
          <table:table-cell table:style-name="ce31" table:formula="of:=IFERROR(__xludf.dummyfunction(&quot;&quot;&quot;COMPUTED_VALUE&quot;&quot;&quot;);1274047)" office:value-type="float" office:value="1274047" calcext:value-type="float">
            <text:p>1,274,04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27.6666666667)" office:value-type="date" office:date-value="2022-06-15T16:00:00.288" calcext:value-type="date">
            <text:p>Jun 15, 2022</text:p>
          </table:table-cell>
          <table:table-cell table:style-name="ce23" table:formula="of:=IFERROR(__xludf.dummyfunction(&quot;&quot;&quot;COMPUTED_VALUE&quot;&quot;&quot;);108.9)" office:value-type="float" office:value="108.9" calcext:value-type="float">
            <text:p>108.90</text:p>
          </table:table-cell>
          <table:table-cell table:style-name="ce23" table:formula="of:=IFERROR(__xludf.dummyfunction(&quot;&quot;&quot;COMPUTED_VALUE&quot;&quot;&quot;);112.06)" office:value-type="float" office:value="112.06" calcext:value-type="float">
            <text:p>112.06</text:p>
          </table:table-cell>
          <table:table-cell table:style-name="ce23" table:formula="of:=IFERROR(__xludf.dummyfunction(&quot;&quot;&quot;COMPUTED_VALUE&quot;&quot;&quot;);108.12)" office:value-type="float" office:value="108.12" calcext:value-type="float">
            <text:p>108.12</text:p>
          </table:table-cell>
          <table:table-cell table:style-name="ce27" table:formula="of:=IFERROR(__xludf.dummyfunction(&quot;&quot;&quot;COMPUTED_VALUE&quot;&quot;&quot;);110.39)" office:value-type="float" office:value="110.39" calcext:value-type="float">
            <text:p>110.39</text:p>
          </table:table-cell>
          <table:table-cell table:style-name="ce31" table:formula="of:=IFERROR(__xludf.dummyfunction(&quot;&quot;&quot;COMPUTED_VALUE&quot;&quot;&quot;);1659601)" office:value-type="float" office:value="1659601" calcext:value-type="float">
            <text:p>1,659,60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28.6666666667)" office:value-type="date" office:date-value="2022-06-16T16:00:00.288" calcext:value-type="date">
            <text:p>Jun 16, 2022</text:p>
          </table:table-cell>
          <table:table-cell table:style-name="ce23" table:formula="of:=IFERROR(__xludf.dummyfunction(&quot;&quot;&quot;COMPUTED_VALUE&quot;&quot;&quot;);108.15)" office:value-type="float" office:value="108.15" calcext:value-type="float">
            <text:p>108.15</text:p>
          </table:table-cell>
          <table:table-cell table:style-name="ce23" table:formula="of:=IFERROR(__xludf.dummyfunction(&quot;&quot;&quot;COMPUTED_VALUE&quot;&quot;&quot;);109.29)" office:value-type="float" office:value="109.29" calcext:value-type="float">
            <text:p>109.29</text:p>
          </table:table-cell>
          <table:table-cell table:style-name="ce23" table:formula="of:=IFERROR(__xludf.dummyfunction(&quot;&quot;&quot;COMPUTED_VALUE&quot;&quot;&quot;);105.79)" office:value-type="float" office:value="105.79" calcext:value-type="float">
            <text:p>105.79</text:p>
          </table:table-cell>
          <table:table-cell table:style-name="ce27" table:formula="of:=IFERROR(__xludf.dummyfunction(&quot;&quot;&quot;COMPUTED_VALUE&quot;&quot;&quot;);106.64)" office:value-type="float" office:value="106.64" calcext:value-type="float">
            <text:p>106.64</text:p>
          </table:table-cell>
          <table:table-cell table:style-name="ce31" table:formula="of:=IFERROR(__xludf.dummyfunction(&quot;&quot;&quot;COMPUTED_VALUE&quot;&quot;&quot;);1765662)" office:value-type="float" office:value="1765662" calcext:value-type="float">
            <text:p>1,765,66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29.6666666667)" office:value-type="date" office:date-value="2022-06-17T16:00:00.288" calcext:value-type="date">
            <text:p>Jun 17, 2022</text:p>
          </table:table-cell>
          <table:table-cell table:style-name="ce23" table:formula="of:=IFERROR(__xludf.dummyfunction(&quot;&quot;&quot;COMPUTED_VALUE&quot;&quot;&quot;);106.54)" office:value-type="float" office:value="106.54" calcext:value-type="float">
            <text:p>106.54</text:p>
          </table:table-cell>
          <table:table-cell table:style-name="ce23" table:formula="of:=IFERROR(__xludf.dummyfunction(&quot;&quot;&quot;COMPUTED_VALUE&quot;&quot;&quot;);109.25)" office:value-type="float" office:value="109.25" calcext:value-type="float">
            <text:p>109.25</text:p>
          </table:table-cell>
          <table:table-cell table:style-name="ce23" table:formula="of:=IFERROR(__xludf.dummyfunction(&quot;&quot;&quot;COMPUTED_VALUE&quot;&quot;&quot;);105.63)" office:value-type="float" office:value="105.63" calcext:value-type="float">
            <text:p>105.63</text:p>
          </table:table-cell>
          <table:table-cell table:style-name="ce27" table:formula="of:=IFERROR(__xludf.dummyfunction(&quot;&quot;&quot;COMPUTED_VALUE&quot;&quot;&quot;);107.87)" office:value-type="float" office:value="107.87" calcext:value-type="float">
            <text:p>107.87</text:p>
          </table:table-cell>
          <table:table-cell table:style-name="ce31" table:formula="of:=IFERROR(__xludf.dummyfunction(&quot;&quot;&quot;COMPUTED_VALUE&quot;&quot;&quot;);2175833)" office:value-type="float" office:value="2175833" calcext:value-type="float">
            <text:p>2,175,83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33.6666666667)" office:value-type="date" office:date-value="2022-06-21T16:00:00.288" calcext:value-type="date">
            <text:p>Jun 21, 2022</text:p>
          </table:table-cell>
          <table:table-cell table:style-name="ce23" table:formula="of:=IFERROR(__xludf.dummyfunction(&quot;&quot;&quot;COMPUTED_VALUE&quot;&quot;&quot;);109.7)" office:value-type="float" office:value="109.7" calcext:value-type="float">
            <text:p>109.70</text:p>
          </table:table-cell>
          <table:table-cell table:style-name="ce23" table:formula="of:=IFERROR(__xludf.dummyfunction(&quot;&quot;&quot;COMPUTED_VALUE&quot;&quot;&quot;);112.67)" office:value-type="float" office:value="112.67" calcext:value-type="float">
            <text:p>112.67</text:p>
          </table:table-cell>
          <table:table-cell table:style-name="ce23" table:formula="of:=IFERROR(__xludf.dummyfunction(&quot;&quot;&quot;COMPUTED_VALUE&quot;&quot;&quot;);109.29)" office:value-type="float" office:value="109.29" calcext:value-type="float">
            <text:p>109.29</text:p>
          </table:table-cell>
          <table:table-cell table:style-name="ce27" table:formula="of:=IFERROR(__xludf.dummyfunction(&quot;&quot;&quot;COMPUTED_VALUE&quot;&quot;&quot;);112.02)" office:value-type="float" office:value="112.02" calcext:value-type="float">
            <text:p>112.02</text:p>
          </table:table-cell>
          <table:table-cell table:style-name="ce31" table:formula="of:=IFERROR(__xludf.dummyfunction(&quot;&quot;&quot;COMPUTED_VALUE&quot;&quot;&quot;);1950514)" office:value-type="float" office:value="1950514" calcext:value-type="float">
            <text:p>1,950,51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34.6666666667)" office:value-type="date" office:date-value="2022-06-22T16:00:00.288" calcext:value-type="date">
            <text:p>Jun 22, 2022</text:p>
          </table:table-cell>
          <table:table-cell table:style-name="ce23" table:formula="of:=IFERROR(__xludf.dummyfunction(&quot;&quot;&quot;COMPUTED_VALUE&quot;&quot;&quot;);111.16)" office:value-type="float" office:value="111.16" calcext:value-type="float">
            <text:p>111.16</text:p>
          </table:table-cell>
          <table:table-cell table:style-name="ce23" table:formula="of:=IFERROR(__xludf.dummyfunction(&quot;&quot;&quot;COMPUTED_VALUE&quot;&quot;&quot;);113.77)" office:value-type="float" office:value="113.77" calcext:value-type="float">
            <text:p>113.77</text:p>
          </table:table-cell>
          <table:table-cell table:style-name="ce23" table:formula="of:=IFERROR(__xludf.dummyfunction(&quot;&quot;&quot;COMPUTED_VALUE&quot;&quot;&quot;);110.72)" office:value-type="float" office:value="110.72" calcext:value-type="float">
            <text:p>110.72</text:p>
          </table:table-cell>
          <table:table-cell table:style-name="ce27" table:formula="of:=IFERROR(__xludf.dummyfunction(&quot;&quot;&quot;COMPUTED_VALUE&quot;&quot;&quot;);112.03)" office:value-type="float" office:value="112.03" calcext:value-type="float">
            <text:p>112.03</text:p>
          </table:table-cell>
          <table:table-cell table:style-name="ce31" table:formula="of:=IFERROR(__xludf.dummyfunction(&quot;&quot;&quot;COMPUTED_VALUE&quot;&quot;&quot;);1196086)" office:value-type="float" office:value="1196086" calcext:value-type="float">
            <text:p>1,196,08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35.6666666667)" office:value-type="date" office:date-value="2022-06-23T16:00:00.288" calcext:value-type="date">
            <text:p>Jun 23, 2022</text:p>
          </table:table-cell>
          <table:table-cell table:style-name="ce23" table:formula="of:=IFERROR(__xludf.dummyfunction(&quot;&quot;&quot;COMPUTED_VALUE&quot;&quot;&quot;);112.95)" office:value-type="float" office:value="112.95" calcext:value-type="float">
            <text:p>112.95</text:p>
          </table:table-cell>
          <table:table-cell table:style-name="ce23" table:formula="of:=IFERROR(__xludf.dummyfunction(&quot;&quot;&quot;COMPUTED_VALUE&quot;&quot;&quot;);113.2)" office:value-type="float" office:value="113.2" calcext:value-type="float">
            <text:p>113.20</text:p>
          </table:table-cell>
          <table:table-cell table:style-name="ce23" table:formula="of:=IFERROR(__xludf.dummyfunction(&quot;&quot;&quot;COMPUTED_VALUE&quot;&quot;&quot;);111.03)" office:value-type="float" office:value="111.03" calcext:value-type="float">
            <text:p>111.03</text:p>
          </table:table-cell>
          <table:table-cell table:style-name="ce27" table:formula="of:=IFERROR(__xludf.dummyfunction(&quot;&quot;&quot;COMPUTED_VALUE&quot;&quot;&quot;);112.68)" office:value-type="float" office:value="112.68" calcext:value-type="float">
            <text:p>112.68</text:p>
          </table:table-cell>
          <table:table-cell table:style-name="ce31" table:formula="of:=IFERROR(__xludf.dummyfunction(&quot;&quot;&quot;COMPUTED_VALUE&quot;&quot;&quot;);1235486)" office:value-type="float" office:value="1235486" calcext:value-type="float">
            <text:p>1,235,48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36.6666666667)" office:value-type="date" office:date-value="2022-06-24T16:00:00.288" calcext:value-type="date">
            <text:p>Jun 24, 2022</text:p>
          </table:table-cell>
          <table:table-cell table:style-name="ce23" table:formula="of:=IFERROR(__xludf.dummyfunction(&quot;&quot;&quot;COMPUTED_VALUE&quot;&quot;&quot;);113.6)" office:value-type="float" office:value="113.6" calcext:value-type="float">
            <text:p>113.60</text:p>
          </table:table-cell>
          <table:table-cell table:style-name="ce23" table:formula="of:=IFERROR(__xludf.dummyfunction(&quot;&quot;&quot;COMPUTED_VALUE&quot;&quot;&quot;);118.64)" office:value-type="float" office:value="118.64" calcext:value-type="float">
            <text:p>118.64</text:p>
          </table:table-cell>
          <table:table-cell table:style-name="ce23" table:formula="of:=IFERROR(__xludf.dummyfunction(&quot;&quot;&quot;COMPUTED_VALUE&quot;&quot;&quot;);113.6)" office:value-type="float" office:value="113.6" calcext:value-type="float">
            <text:p>113.60</text:p>
          </table:table-cell>
          <table:table-cell table:style-name="ce27" table:formula="of:=IFERROR(__xludf.dummyfunction(&quot;&quot;&quot;COMPUTED_VALUE&quot;&quot;&quot;);118.54)" office:value-type="float" office:value="118.54" calcext:value-type="float">
            <text:p>118.54</text:p>
          </table:table-cell>
          <table:table-cell table:style-name="ce31" table:formula="of:=IFERROR(__xludf.dummyfunction(&quot;&quot;&quot;COMPUTED_VALUE&quot;&quot;&quot;);1956138)" office:value-type="float" office:value="1956138" calcext:value-type="float">
            <text:p>1,956,13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39.6666666667)" office:value-type="date" office:date-value="2022-06-27T16:00:00.288" calcext:value-type="date">
            <text:p>Jun 27, 2022</text:p>
          </table:table-cell>
          <table:table-cell table:style-name="ce23" table:formula="of:=IFERROR(__xludf.dummyfunction(&quot;&quot;&quot;COMPUTED_VALUE&quot;&quot;&quot;);118.94)" office:value-type="float" office:value="118.94" calcext:value-type="float">
            <text:p>118.94</text:p>
          </table:table-cell>
          <table:table-cell table:style-name="ce23" table:formula="of:=IFERROR(__xludf.dummyfunction(&quot;&quot;&quot;COMPUTED_VALUE&quot;&quot;&quot;);119.25)" office:value-type="float" office:value="119.25" calcext:value-type="float">
            <text:p>119.25</text:p>
          </table:table-cell>
          <table:table-cell table:style-name="ce23" table:formula="of:=IFERROR(__xludf.dummyfunction(&quot;&quot;&quot;COMPUTED_VALUE&quot;&quot;&quot;);116)" office:value-type="float" office:value="116" calcext:value-type="float">
            <text:p>116.00</text:p>
          </table:table-cell>
          <table:table-cell table:style-name="ce27" table:formula="of:=IFERROR(__xludf.dummyfunction(&quot;&quot;&quot;COMPUTED_VALUE&quot;&quot;&quot;);116.62)" office:value-type="float" office:value="116.62" calcext:value-type="float">
            <text:p>116.62</text:p>
          </table:table-cell>
          <table:table-cell table:style-name="ce31" table:formula="of:=IFERROR(__xludf.dummyfunction(&quot;&quot;&quot;COMPUTED_VALUE&quot;&quot;&quot;);1641965)" office:value-type="float" office:value="1641965" calcext:value-type="float">
            <text:p>1,641,96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40.6666666667)" office:value-type="date" office:date-value="2022-06-28T16:00:00.288" calcext:value-type="date">
            <text:p>Jun 28, 2022</text:p>
          </table:table-cell>
          <table:table-cell table:style-name="ce23" table:formula="of:=IFERROR(__xludf.dummyfunction(&quot;&quot;&quot;COMPUTED_VALUE&quot;&quot;&quot;);116.35)" office:value-type="float" office:value="116.35" calcext:value-type="float">
            <text:p>116.35</text:p>
          </table:table-cell>
          <table:table-cell table:style-name="ce23" table:formula="of:=IFERROR(__xludf.dummyfunction(&quot;&quot;&quot;COMPUTED_VALUE&quot;&quot;&quot;);117.86)" office:value-type="float" office:value="117.86" calcext:value-type="float">
            <text:p>117.86</text:p>
          </table:table-cell>
          <table:table-cell table:style-name="ce23" table:formula="of:=IFERROR(__xludf.dummyfunction(&quot;&quot;&quot;COMPUTED_VALUE&quot;&quot;&quot;);112.44)" office:value-type="float" office:value="112.44" calcext:value-type="float">
            <text:p>112.44</text:p>
          </table:table-cell>
          <table:table-cell table:style-name="ce27" table:formula="of:=IFERROR(__xludf.dummyfunction(&quot;&quot;&quot;COMPUTED_VALUE&quot;&quot;&quot;);112.57)" office:value-type="float" office:value="112.57" calcext:value-type="float">
            <text:p>112.57</text:p>
          </table:table-cell>
          <table:table-cell table:style-name="ce31" table:formula="of:=IFERROR(__xludf.dummyfunction(&quot;&quot;&quot;COMPUTED_VALUE&quot;&quot;&quot;);1415811)" office:value-type="float" office:value="1415811" calcext:value-type="float">
            <text:p>1,415,81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41.6666666667)" office:value-type="date" office:date-value="2022-06-29T16:00:00.288" calcext:value-type="date">
            <text:p>Jun 29, 2022</text:p>
          </table:table-cell>
          <table:table-cell table:style-name="ce23" table:formula="of:=IFERROR(__xludf.dummyfunction(&quot;&quot;&quot;COMPUTED_VALUE&quot;&quot;&quot;);112.15)" office:value-type="float" office:value="112.15" calcext:value-type="float">
            <text:p>112.15</text:p>
          </table:table-cell>
          <table:table-cell table:style-name="ce23" table:formula="of:=IFERROR(__xludf.dummyfunction(&quot;&quot;&quot;COMPUTED_VALUE&quot;&quot;&quot;);113.66)" office:value-type="float" office:value="113.66" calcext:value-type="float">
            <text:p>113.66</text:p>
          </table:table-cell>
          <table:table-cell table:style-name="ce23" table:formula="of:=IFERROR(__xludf.dummyfunction(&quot;&quot;&quot;COMPUTED_VALUE&quot;&quot;&quot;);111.55)" office:value-type="float" office:value="111.55" calcext:value-type="float">
            <text:p>111.55</text:p>
          </table:table-cell>
          <table:table-cell table:style-name="ce27" table:formula="of:=IFERROR(__xludf.dummyfunction(&quot;&quot;&quot;COMPUTED_VALUE&quot;&quot;&quot;);112.26)" office:value-type="float" office:value="112.26" calcext:value-type="float">
            <text:p>112.26</text:p>
          </table:table-cell>
          <table:table-cell table:style-name="ce31" table:formula="of:=IFERROR(__xludf.dummyfunction(&quot;&quot;&quot;COMPUTED_VALUE&quot;&quot;&quot;);931393)" office:value-type="float" office:value="931393" calcext:value-type="float">
            <text:p>931,39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42.6666666667)" office:value-type="date" office:date-value="2022-06-30T16:00:00.288" calcext:value-type="date">
            <text:p>Jun 30, 2022</text:p>
          </table:table-cell>
          <table:table-cell table:style-name="ce23" table:formula="of:=IFERROR(__xludf.dummyfunction(&quot;&quot;&quot;COMPUTED_VALUE&quot;&quot;&quot;);110.5)" office:value-type="float" office:value="110.5" calcext:value-type="float">
            <text:p>110.50</text:p>
          </table:table-cell>
          <table:table-cell table:style-name="ce23" table:formula="of:=IFERROR(__xludf.dummyfunction(&quot;&quot;&quot;COMPUTED_VALUE&quot;&quot;&quot;);111.33)" office:value-type="float" office:value="111.33" calcext:value-type="float">
            <text:p>111.33</text:p>
          </table:table-cell>
          <table:table-cell table:style-name="ce23" table:formula="of:=IFERROR(__xludf.dummyfunction(&quot;&quot;&quot;COMPUTED_VALUE&quot;&quot;&quot;);107.31)" office:value-type="float" office:value="107.31" calcext:value-type="float">
            <text:p>107.31</text:p>
          </table:table-cell>
          <table:table-cell table:style-name="ce27" table:formula="of:=IFERROR(__xludf.dummyfunction(&quot;&quot;&quot;COMPUTED_VALUE&quot;&quot;&quot;);109.37)" office:value-type="float" office:value="109.37" calcext:value-type="float">
            <text:p>109.37</text:p>
          </table:table-cell>
          <table:table-cell table:style-name="ce31" table:formula="of:=IFERROR(__xludf.dummyfunction(&quot;&quot;&quot;COMPUTED_VALUE&quot;&quot;&quot;);1902302)" office:value-type="float" office:value="1902302" calcext:value-type="float">
            <text:p>1,902,30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43.6666666667)" office:value-type="date" office:date-value="2022-07-01T16:00:00.288" calcext:value-type="date">
            <text:p>Jul 1, 2022</text:p>
          </table:table-cell>
          <table:table-cell table:style-name="ce23" table:formula="of:=IFERROR(__xludf.dummyfunction(&quot;&quot;&quot;COMPUTED_VALUE&quot;&quot;&quot;);108.34)" office:value-type="float" office:value="108.34" calcext:value-type="float">
            <text:p>108.34</text:p>
          </table:table-cell>
          <table:table-cell table:style-name="ce23" table:formula="of:=IFERROR(__xludf.dummyfunction(&quot;&quot;&quot;COMPUTED_VALUE&quot;&quot;&quot;);109.81)" office:value-type="float" office:value="109.81" calcext:value-type="float">
            <text:p>109.81</text:p>
          </table:table-cell>
          <table:table-cell table:style-name="ce23" table:formula="of:=IFERROR(__xludf.dummyfunction(&quot;&quot;&quot;COMPUTED_VALUE&quot;&quot;&quot;);107.11)" office:value-type="float" office:value="107.11" calcext:value-type="float">
            <text:p>107.11</text:p>
          </table:table-cell>
          <table:table-cell table:style-name="ce27" table:formula="of:=IFERROR(__xludf.dummyfunction(&quot;&quot;&quot;COMPUTED_VALUE&quot;&quot;&quot;);109.08)" office:value-type="float" office:value="109.08" calcext:value-type="float">
            <text:p>109.08</text:p>
          </table:table-cell>
          <table:table-cell table:style-name="ce31" table:formula="of:=IFERROR(__xludf.dummyfunction(&quot;&quot;&quot;COMPUTED_VALUE&quot;&quot;&quot;);1551394)" office:value-type="float" office:value="1551394" calcext:value-type="float">
            <text:p>1,551,39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47.6666666667)" office:value-type="date" office:date-value="2022-07-05T16:00:00.288" calcext:value-type="date">
            <text:p>Jul 5, 2022</text:p>
          </table:table-cell>
          <table:table-cell table:style-name="ce23" table:formula="of:=IFERROR(__xludf.dummyfunction(&quot;&quot;&quot;COMPUTED_VALUE&quot;&quot;&quot;);107.51)" office:value-type="float" office:value="107.51" calcext:value-type="float">
            <text:p>107.51</text:p>
          </table:table-cell>
          <table:table-cell table:style-name="ce23" table:formula="of:=IFERROR(__xludf.dummyfunction(&quot;&quot;&quot;COMPUTED_VALUE&quot;&quot;&quot;);114.05)" office:value-type="float" office:value="114.05" calcext:value-type="float">
            <text:p>114.05</text:p>
          </table:table-cell>
          <table:table-cell table:style-name="ce23" table:formula="of:=IFERROR(__xludf.dummyfunction(&quot;&quot;&quot;COMPUTED_VALUE&quot;&quot;&quot;);106.25)" office:value-type="float" office:value="106.25" calcext:value-type="float">
            <text:p>106.25</text:p>
          </table:table-cell>
          <table:table-cell table:style-name="ce27" table:formula="of:=IFERROR(__xludf.dummyfunction(&quot;&quot;&quot;COMPUTED_VALUE&quot;&quot;&quot;);113.89)" office:value-type="float" office:value="113.89" calcext:value-type="float">
            <text:p>113.89</text:p>
          </table:table-cell>
          <table:table-cell table:style-name="ce31" table:formula="of:=IFERROR(__xludf.dummyfunction(&quot;&quot;&quot;COMPUTED_VALUE&quot;&quot;&quot;);1821469)" office:value-type="float" office:value="1821469" calcext:value-type="float">
            <text:p>1,821,46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48.6666666667)" office:value-type="date" office:date-value="2022-07-06T16:00:00.288" calcext:value-type="date">
            <text:p>Jul 6, 2022</text:p>
          </table:table-cell>
          <table:table-cell table:style-name="ce23" table:formula="of:=IFERROR(__xludf.dummyfunction(&quot;&quot;&quot;COMPUTED_VALUE&quot;&quot;&quot;);114.09)" office:value-type="float" office:value="114.09" calcext:value-type="float">
            <text:p>114.09</text:p>
          </table:table-cell>
          <table:table-cell table:style-name="ce23" table:formula="of:=IFERROR(__xludf.dummyfunction(&quot;&quot;&quot;COMPUTED_VALUE&quot;&quot;&quot;);116.35)" office:value-type="float" office:value="116.35" calcext:value-type="float">
            <text:p>116.35</text:p>
          </table:table-cell>
          <table:table-cell table:style-name="ce23" table:formula="of:=IFERROR(__xludf.dummyfunction(&quot;&quot;&quot;COMPUTED_VALUE&quot;&quot;&quot;);112.25)" office:value-type="float" office:value="112.25" calcext:value-type="float">
            <text:p>112.25</text:p>
          </table:table-cell>
          <table:table-cell table:style-name="ce27" table:formula="of:=IFERROR(__xludf.dummyfunction(&quot;&quot;&quot;COMPUTED_VALUE&quot;&quot;&quot;);115.21)" office:value-type="float" office:value="115.21" calcext:value-type="float">
            <text:p>115.21</text:p>
          </table:table-cell>
          <table:table-cell table:style-name="ce31" table:formula="of:=IFERROR(__xludf.dummyfunction(&quot;&quot;&quot;COMPUTED_VALUE&quot;&quot;&quot;);1442634)" office:value-type="float" office:value="1442634" calcext:value-type="float">
            <text:p>1,442,63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49.6666666667)" office:value-type="date" office:date-value="2022-07-07T16:00:00.288" calcext:value-type="date">
            <text:p>Jul 7, 2022</text:p>
          </table:table-cell>
          <table:table-cell table:style-name="ce23" table:formula="of:=IFERROR(__xludf.dummyfunction(&quot;&quot;&quot;COMPUTED_VALUE&quot;&quot;&quot;);116.01)" office:value-type="float" office:value="116.01" calcext:value-type="float">
            <text:p>116.01</text:p>
          </table:table-cell>
          <table:table-cell table:style-name="ce23" table:formula="of:=IFERROR(__xludf.dummyfunction(&quot;&quot;&quot;COMPUTED_VALUE&quot;&quot;&quot;);119.86)" office:value-type="float" office:value="119.86" calcext:value-type="float">
            <text:p>119.86</text:p>
          </table:table-cell>
          <table:table-cell table:style-name="ce23" table:formula="of:=IFERROR(__xludf.dummyfunction(&quot;&quot;&quot;COMPUTED_VALUE&quot;&quot;&quot;);115.53)" office:value-type="float" office:value="115.53" calcext:value-type="float">
            <text:p>115.53</text:p>
          </table:table-cell>
          <table:table-cell table:style-name="ce27" table:formula="of:=IFERROR(__xludf.dummyfunction(&quot;&quot;&quot;COMPUTED_VALUE&quot;&quot;&quot;);119.31)" office:value-type="float" office:value="119.31" calcext:value-type="float">
            <text:p>119.31</text:p>
          </table:table-cell>
          <table:table-cell table:style-name="ce31" table:formula="of:=IFERROR(__xludf.dummyfunction(&quot;&quot;&quot;COMPUTED_VALUE&quot;&quot;&quot;);1609197)" office:value-type="float" office:value="1609197" calcext:value-type="float">
            <text:p>1,609,19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50.6666666667)" office:value-type="date" office:date-value="2022-07-08T16:00:00.288" calcext:value-type="date">
            <text:p>Jul 8, 2022</text:p>
          </table:table-cell>
          <table:table-cell table:style-name="ce23" table:formula="of:=IFERROR(__xludf.dummyfunction(&quot;&quot;&quot;COMPUTED_VALUE&quot;&quot;&quot;);117.55)" office:value-type="float" office:value="117.55" calcext:value-type="float">
            <text:p>117.55</text:p>
          </table:table-cell>
          <table:table-cell table:style-name="ce23" table:formula="of:=IFERROR(__xludf.dummyfunction(&quot;&quot;&quot;COMPUTED_VALUE&quot;&quot;&quot;);120.44)" office:value-type="float" office:value="120.44" calcext:value-type="float">
            <text:p>120.44</text:p>
          </table:table-cell>
          <table:table-cell table:style-name="ce23" table:formula="of:=IFERROR(__xludf.dummyfunction(&quot;&quot;&quot;COMPUTED_VALUE&quot;&quot;&quot;);117.51)" office:value-type="float" office:value="117.51" calcext:value-type="float">
            <text:p>117.51</text:p>
          </table:table-cell>
          <table:table-cell table:style-name="ce27" table:formula="of:=IFERROR(__xludf.dummyfunction(&quot;&quot;&quot;COMPUTED_VALUE&quot;&quot;&quot;);120.17)" office:value-type="float" office:value="120.17" calcext:value-type="float">
            <text:p>120.17</text:p>
          </table:table-cell>
          <table:table-cell table:style-name="ce31" table:formula="of:=IFERROR(__xludf.dummyfunction(&quot;&quot;&quot;COMPUTED_VALUE&quot;&quot;&quot;);1454110)" office:value-type="float" office:value="1454110" calcext:value-type="float">
            <text:p>1,454,11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53.6666666667)" office:value-type="date" office:date-value="2022-07-11T16:00:00.288" calcext:value-type="date">
            <text:p>Jul 11, 2022</text:p>
          </table:table-cell>
          <table:table-cell table:style-name="ce23" table:formula="of:=IFERROR(__xludf.dummyfunction(&quot;&quot;&quot;COMPUTED_VALUE&quot;&quot;&quot;);118.65)" office:value-type="float" office:value="118.65" calcext:value-type="float">
            <text:p>118.65</text:p>
          </table:table-cell>
          <table:table-cell table:style-name="ce23" table:formula="of:=IFERROR(__xludf.dummyfunction(&quot;&quot;&quot;COMPUTED_VALUE&quot;&quot;&quot;);118.79)" office:value-type="float" office:value="118.79" calcext:value-type="float">
            <text:p>118.79</text:p>
          </table:table-cell>
          <table:table-cell table:style-name="ce23" table:formula="of:=IFERROR(__xludf.dummyfunction(&quot;&quot;&quot;COMPUTED_VALUE&quot;&quot;&quot;);116.23)" office:value-type="float" office:value="116.23" calcext:value-type="float">
            <text:p>116.23</text:p>
          </table:table-cell>
          <table:table-cell table:style-name="ce27" table:formula="of:=IFERROR(__xludf.dummyfunction(&quot;&quot;&quot;COMPUTED_VALUE&quot;&quot;&quot;);116.52)" office:value-type="float" office:value="116.52" calcext:value-type="float">
            <text:p>116.52</text:p>
          </table:table-cell>
          <table:table-cell table:style-name="ce31" table:formula="of:=IFERROR(__xludf.dummyfunction(&quot;&quot;&quot;COMPUTED_VALUE&quot;&quot;&quot;);1341523)" office:value-type="float" office:value="1341523" calcext:value-type="float">
            <text:p>1,341,52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54.6666666667)" office:value-type="date" office:date-value="2022-07-12T16:00:00.288" calcext:value-type="date">
            <text:p>Jul 12, 2022</text:p>
          </table:table-cell>
          <table:table-cell table:style-name="ce23" table:formula="of:=IFERROR(__xludf.dummyfunction(&quot;&quot;&quot;COMPUTED_VALUE&quot;&quot;&quot;);116.84)" office:value-type="float" office:value="116.84" calcext:value-type="float">
            <text:p>116.84</text:p>
          </table:table-cell>
          <table:table-cell table:style-name="ce23" table:formula="of:=IFERROR(__xludf.dummyfunction(&quot;&quot;&quot;COMPUTED_VALUE&quot;&quot;&quot;);117.85)" office:value-type="float" office:value="117.85" calcext:value-type="float">
            <text:p>117.85</text:p>
          </table:table-cell>
          <table:table-cell table:style-name="ce23" table:formula="of:=IFERROR(__xludf.dummyfunction(&quot;&quot;&quot;COMPUTED_VALUE&quot;&quot;&quot;);114.62)" office:value-type="float" office:value="114.62" calcext:value-type="float">
            <text:p>114.62</text:p>
          </table:table-cell>
          <table:table-cell table:style-name="ce27" table:formula="of:=IFERROR(__xludf.dummyfunction(&quot;&quot;&quot;COMPUTED_VALUE&quot;&quot;&quot;);114.85)" office:value-type="float" office:value="114.85" calcext:value-type="float">
            <text:p>114.85</text:p>
          </table:table-cell>
          <table:table-cell table:style-name="ce31" table:formula="of:=IFERROR(__xludf.dummyfunction(&quot;&quot;&quot;COMPUTED_VALUE&quot;&quot;&quot;);1248508)" office:value-type="float" office:value="1248508" calcext:value-type="float">
            <text:p>1,248,50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55.6666666667)" office:value-type="date" office:date-value="2022-07-13T16:00:00.288" calcext:value-type="date">
            <text:p>Jul 13, 2022</text:p>
          </table:table-cell>
          <table:table-cell table:style-name="ce23" table:formula="of:=IFERROR(__xludf.dummyfunction(&quot;&quot;&quot;COMPUTED_VALUE&quot;&quot;&quot;);112.64)" office:value-type="float" office:value="112.64" calcext:value-type="float">
            <text:p>112.64</text:p>
          </table:table-cell>
          <table:table-cell table:style-name="ce23" table:formula="of:=IFERROR(__xludf.dummyfunction(&quot;&quot;&quot;COMPUTED_VALUE&quot;&quot;&quot;);115.16)" office:value-type="float" office:value="115.16" calcext:value-type="float">
            <text:p>115.16</text:p>
          </table:table-cell>
          <table:table-cell table:style-name="ce23" table:formula="of:=IFERROR(__xludf.dummyfunction(&quot;&quot;&quot;COMPUTED_VALUE&quot;&quot;&quot;);111.82)" office:value-type="float" office:value="111.82" calcext:value-type="float">
            <text:p>111.82</text:p>
          </table:table-cell>
          <table:table-cell table:style-name="ce27" table:formula="of:=IFERROR(__xludf.dummyfunction(&quot;&quot;&quot;COMPUTED_VALUE&quot;&quot;&quot;);112.19)" office:value-type="float" office:value="112.19" calcext:value-type="float">
            <text:p>112.19</text:p>
          </table:table-cell>
          <table:table-cell table:style-name="ce31" table:formula="of:=IFERROR(__xludf.dummyfunction(&quot;&quot;&quot;COMPUTED_VALUE&quot;&quot;&quot;);1947943)" office:value-type="float" office:value="1947943" calcext:value-type="float">
            <text:p>1,947,94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56.6666666667)" office:value-type="date" office:date-value="2022-07-14T16:00:00.288" calcext:value-type="date">
            <text:p>Jul 14, 2022</text:p>
          </table:table-cell>
          <table:table-cell table:style-name="ce23" table:formula="of:=IFERROR(__xludf.dummyfunction(&quot;&quot;&quot;COMPUTED_VALUE&quot;&quot;&quot;);110.83)" office:value-type="float" office:value="110.83" calcext:value-type="float">
            <text:p>110.83</text:p>
          </table:table-cell>
          <table:table-cell table:style-name="ce23" table:formula="of:=IFERROR(__xludf.dummyfunction(&quot;&quot;&quot;COMPUTED_VALUE&quot;&quot;&quot;);111.99)" office:value-type="float" office:value="111.99" calcext:value-type="float">
            <text:p>111.99</text:p>
          </table:table-cell>
          <table:table-cell table:style-name="ce23" table:formula="of:=IFERROR(__xludf.dummyfunction(&quot;&quot;&quot;COMPUTED_VALUE&quot;&quot;&quot;);109.33)" office:value-type="float" office:value="109.33" calcext:value-type="float">
            <text:p>109.33</text:p>
          </table:table-cell>
          <table:table-cell table:style-name="ce27" table:formula="of:=IFERROR(__xludf.dummyfunction(&quot;&quot;&quot;COMPUTED_VALUE&quot;&quot;&quot;);111.44)" office:value-type="float" office:value="111.44" calcext:value-type="float">
            <text:p>111.44</text:p>
          </table:table-cell>
          <table:table-cell table:style-name="ce31" table:formula="of:=IFERROR(__xludf.dummyfunction(&quot;&quot;&quot;COMPUTED_VALUE&quot;&quot;&quot;);1618277)" office:value-type="float" office:value="1618277" calcext:value-type="float">
            <text:p>1,618,27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57.6666666667)" office:value-type="date" office:date-value="2022-07-15T16:00:00.288" calcext:value-type="date">
            <text:p>Jul 15, 2022</text:p>
          </table:table-cell>
          <table:table-cell table:style-name="ce23" table:formula="of:=IFERROR(__xludf.dummyfunction(&quot;&quot;&quot;COMPUTED_VALUE&quot;&quot;&quot;);112.96)" office:value-type="float" office:value="112.96" calcext:value-type="float">
            <text:p>112.96</text:p>
          </table:table-cell>
          <table:table-cell table:style-name="ce23" table:formula="of:=IFERROR(__xludf.dummyfunction(&quot;&quot;&quot;COMPUTED_VALUE&quot;&quot;&quot;);114)" office:value-type="float" office:value="114" calcext:value-type="float">
            <text:p>114.00</text:p>
          </table:table-cell>
          <table:table-cell table:style-name="ce23" table:formula="of:=IFERROR(__xludf.dummyfunction(&quot;&quot;&quot;COMPUTED_VALUE&quot;&quot;&quot;);111.82)" office:value-type="float" office:value="111.82" calcext:value-type="float">
            <text:p>111.82</text:p>
          </table:table-cell>
          <table:table-cell table:style-name="ce27" table:formula="of:=IFERROR(__xludf.dummyfunction(&quot;&quot;&quot;COMPUTED_VALUE&quot;&quot;&quot;);112.77)" office:value-type="float" office:value="112.77" calcext:value-type="float">
            <text:p>112.77</text:p>
          </table:table-cell>
          <table:table-cell table:style-name="ce31" table:formula="of:=IFERROR(__xludf.dummyfunction(&quot;&quot;&quot;COMPUTED_VALUE&quot;&quot;&quot;);1716538)" office:value-type="float" office:value="1716538" calcext:value-type="float">
            <text:p>1,716,53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60.6666666667)" office:value-type="date" office:date-value="2022-07-18T16:00:00.288" calcext:value-type="date">
            <text:p>Jul 18, 2022</text:p>
          </table:table-cell>
          <table:table-cell table:style-name="ce23" table:formula="of:=IFERROR(__xludf.dummyfunction(&quot;&quot;&quot;COMPUTED_VALUE&quot;&quot;&quot;);113.44)" office:value-type="float" office:value="113.44" calcext:value-type="float">
            <text:p>113.44</text:p>
          </table:table-cell>
          <table:table-cell table:style-name="ce23" table:formula="of:=IFERROR(__xludf.dummyfunction(&quot;&quot;&quot;COMPUTED_VALUE&quot;&quot;&quot;);114.8)" office:value-type="float" office:value="114.8" calcext:value-type="float">
            <text:p>114.80</text:p>
          </table:table-cell>
          <table:table-cell table:style-name="ce23" table:formula="of:=IFERROR(__xludf.dummyfunction(&quot;&quot;&quot;COMPUTED_VALUE&quot;&quot;&quot;);109.3)" office:value-type="float" office:value="109.3" calcext:value-type="float">
            <text:p>109.30</text:p>
          </table:table-cell>
          <table:table-cell table:style-name="ce27" table:formula="of:=IFERROR(__xludf.dummyfunction(&quot;&quot;&quot;COMPUTED_VALUE&quot;&quot;&quot;);109.91)" office:value-type="float" office:value="109.91" calcext:value-type="float">
            <text:p>109.91</text:p>
          </table:table-cell>
          <table:table-cell table:style-name="ce31" table:formula="of:=IFERROR(__xludf.dummyfunction(&quot;&quot;&quot;COMPUTED_VALUE&quot;&quot;&quot;);33353985)" office:value-type="float" office:value="33353985" calcext:value-type="float">
            <text:p>33,353,98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61.6666666667)" office:value-type="date" office:date-value="2022-07-19T16:00:00.288" calcext:value-type="date">
            <text:p>Jul 19, 2022</text:p>
          </table:table-cell>
          <table:table-cell table:style-name="ce23" table:formula="of:=IFERROR(__xludf.dummyfunction(&quot;&quot;&quot;COMPUTED_VALUE&quot;&quot;&quot;);111.73)" office:value-type="float" office:value="111.73" calcext:value-type="float">
            <text:p>111.73</text:p>
          </table:table-cell>
          <table:table-cell table:style-name="ce23" table:formula="of:=IFERROR(__xludf.dummyfunction(&quot;&quot;&quot;COMPUTED_VALUE&quot;&quot;&quot;);114.81)" office:value-type="float" office:value="114.81" calcext:value-type="float">
            <text:p>114.81</text:p>
          </table:table-cell>
          <table:table-cell table:style-name="ce23" table:formula="of:=IFERROR(__xludf.dummyfunction(&quot;&quot;&quot;COMPUTED_VALUE&quot;&quot;&quot;);110.5)" office:value-type="float" office:value="110.5" calcext:value-type="float">
            <text:p>110.50</text:p>
          </table:table-cell>
          <table:table-cell table:style-name="ce27" table:formula="of:=IFERROR(__xludf.dummyfunction(&quot;&quot;&quot;COMPUTED_VALUE&quot;&quot;&quot;);114.62)" office:value-type="float" office:value="114.62" calcext:value-type="float">
            <text:p>114.62</text:p>
          </table:table-cell>
          <table:table-cell table:style-name="ce31" table:formula="of:=IFERROR(__xludf.dummyfunction(&quot;&quot;&quot;COMPUTED_VALUE&quot;&quot;&quot;);30992331)" office:value-type="float" office:value="30992331" calcext:value-type="float">
            <text:p>30,992,33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62.6666666667)" office:value-type="date" office:date-value="2022-07-20T16:00:00.288" calcext:value-type="date">
            <text:p>Jul 20, 2022</text:p>
          </table:table-cell>
          <table:table-cell table:style-name="ce23" table:formula="of:=IFERROR(__xludf.dummyfunction(&quot;&quot;&quot;COMPUTED_VALUE&quot;&quot;&quot;);114.06)" office:value-type="float" office:value="114.06" calcext:value-type="float">
            <text:p>114.06</text:p>
          </table:table-cell>
          <table:table-cell table:style-name="ce23" table:formula="of:=IFERROR(__xludf.dummyfunction(&quot;&quot;&quot;COMPUTED_VALUE&quot;&quot;&quot;);116.33)" office:value-type="float" office:value="116.33" calcext:value-type="float">
            <text:p>116.33</text:p>
          </table:table-cell>
          <table:table-cell table:style-name="ce23" table:formula="of:=IFERROR(__xludf.dummyfunction(&quot;&quot;&quot;COMPUTED_VALUE&quot;&quot;&quot;);113.26)" office:value-type="float" office:value="113.26" calcext:value-type="float">
            <text:p>113.26</text:p>
          </table:table-cell>
          <table:table-cell table:style-name="ce27" table:formula="of:=IFERROR(__xludf.dummyfunction(&quot;&quot;&quot;COMPUTED_VALUE&quot;&quot;&quot;);114.7)" office:value-type="float" office:value="114.7" calcext:value-type="float">
            <text:p>114.70</text:p>
          </table:table-cell>
          <table:table-cell table:style-name="ce31" table:formula="of:=IFERROR(__xludf.dummyfunction(&quot;&quot;&quot;COMPUTED_VALUE&quot;&quot;&quot;);26780088)" office:value-type="float" office:value="26780088" calcext:value-type="float">
            <text:p>26,780,08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63.6666666667)" office:value-type="date" office:date-value="2022-07-21T16:00:00.288" calcext:value-type="date">
            <text:p>Jul 21, 2022</text:p>
          </table:table-cell>
          <table:table-cell table:style-name="ce23" table:formula="of:=IFERROR(__xludf.dummyfunction(&quot;&quot;&quot;COMPUTED_VALUE&quot;&quot;&quot;);115.09)" office:value-type="float" office:value="115.09" calcext:value-type="float">
            <text:p>115.09</text:p>
          </table:table-cell>
          <table:table-cell table:style-name="ce23" table:formula="of:=IFERROR(__xludf.dummyfunction(&quot;&quot;&quot;COMPUTED_VALUE&quot;&quot;&quot;);115.21)" office:value-type="float" office:value="115.21" calcext:value-type="float">
            <text:p>115.21</text:p>
          </table:table-cell>
          <table:table-cell table:style-name="ce23" table:formula="of:=IFERROR(__xludf.dummyfunction(&quot;&quot;&quot;COMPUTED_VALUE&quot;&quot;&quot;);111.91)" office:value-type="float" office:value="111.91" calcext:value-type="float">
            <text:p>111.91</text:p>
          </table:table-cell>
          <table:table-cell table:style-name="ce27" table:formula="of:=IFERROR(__xludf.dummyfunction(&quot;&quot;&quot;COMPUTED_VALUE&quot;&quot;&quot;);115.04)" office:value-type="float" office:value="115.04" calcext:value-type="float">
            <text:p>115.04</text:p>
          </table:table-cell>
          <table:table-cell table:style-name="ce31" table:formula="of:=IFERROR(__xludf.dummyfunction(&quot;&quot;&quot;COMPUTED_VALUE&quot;&quot;&quot;);27267848)" office:value-type="float" office:value="27267848" calcext:value-type="float">
            <text:p>27,267,84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64.6666666667)" office:value-type="date" office:date-value="2022-07-22T16:00:00.288" calcext:value-type="date">
            <text:p>Jul 22, 2022</text:p>
          </table:table-cell>
          <table:table-cell table:style-name="ce23" table:formula="of:=IFERROR(__xludf.dummyfunction(&quot;&quot;&quot;COMPUTED_VALUE&quot;&quot;&quot;);111.81)" office:value-type="float" office:value="111.81" calcext:value-type="float">
            <text:p>111.81</text:p>
          </table:table-cell>
          <table:table-cell table:style-name="ce23" table:formula="of:=IFERROR(__xludf.dummyfunction(&quot;&quot;&quot;COMPUTED_VALUE&quot;&quot;&quot;);113.18)" office:value-type="float" office:value="113.18" calcext:value-type="float">
            <text:p>113.18</text:p>
          </table:table-cell>
          <table:table-cell table:style-name="ce23" table:formula="of:=IFERROR(__xludf.dummyfunction(&quot;&quot;&quot;COMPUTED_VALUE&quot;&quot;&quot;);107.6)" office:value-type="float" office:value="107.6" calcext:value-type="float">
            <text:p>107.60</text:p>
          </table:table-cell>
          <table:table-cell table:style-name="ce27" table:formula="of:=IFERROR(__xludf.dummyfunction(&quot;&quot;&quot;COMPUTED_VALUE&quot;&quot;&quot;);108.36)" office:value-type="float" office:value="108.36" calcext:value-type="float">
            <text:p>108.36</text:p>
          </table:table-cell>
          <table:table-cell table:style-name="ce31" table:formula="of:=IFERROR(__xludf.dummyfunction(&quot;&quot;&quot;COMPUTED_VALUE&quot;&quot;&quot;);44455304)" office:value-type="float" office:value="44455304" calcext:value-type="float">
            <text:p>44,455,30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67.6666666667)" office:value-type="date" office:date-value="2022-07-25T16:00:00.288" calcext:value-type="date">
            <text:p>Jul 25, 2022</text:p>
          </table:table-cell>
          <table:table-cell table:style-name="ce23" table:formula="of:=IFERROR(__xludf.dummyfunction(&quot;&quot;&quot;COMPUTED_VALUE&quot;&quot;&quot;);108.88)" office:value-type="float" office:value="108.88" calcext:value-type="float">
            <text:p>108.88</text:p>
          </table:table-cell>
          <table:table-cell table:style-name="ce23" table:formula="of:=IFERROR(__xludf.dummyfunction(&quot;&quot;&quot;COMPUTED_VALUE&quot;&quot;&quot;);110.58)" office:value-type="float" office:value="110.58" calcext:value-type="float">
            <text:p>110.58</text:p>
          </table:table-cell>
          <table:table-cell table:style-name="ce23" table:formula="of:=IFERROR(__xludf.dummyfunction(&quot;&quot;&quot;COMPUTED_VALUE&quot;&quot;&quot;);107.01)" office:value-type="float" office:value="107.01" calcext:value-type="float">
            <text:p>107.01</text:p>
          </table:table-cell>
          <table:table-cell table:style-name="ce27" table:formula="of:=IFERROR(__xludf.dummyfunction(&quot;&quot;&quot;COMPUTED_VALUE&quot;&quot;&quot;);108.21)" office:value-type="float" office:value="108.21" calcext:value-type="float">
            <text:p>108.21</text:p>
          </table:table-cell>
          <table:table-cell table:style-name="ce31" table:formula="of:=IFERROR(__xludf.dummyfunction(&quot;&quot;&quot;COMPUTED_VALUE&quot;&quot;&quot;);28289942)" office:value-type="float" office:value="28289942" calcext:value-type="float">
            <text:p>28,289,94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68.6666666667)" office:value-type="date" office:date-value="2022-07-26T16:00:00.288" calcext:value-type="date">
            <text:p>Jul 26, 2022</text:p>
          </table:table-cell>
          <table:table-cell table:style-name="ce23" table:formula="of:=IFERROR(__xludf.dummyfunction(&quot;&quot;&quot;COMPUTED_VALUE&quot;&quot;&quot;);107.43)" office:value-type="float" office:value="107.43" calcext:value-type="float">
            <text:p>107.43</text:p>
          </table:table-cell>
          <table:table-cell table:style-name="ce23" table:formula="of:=IFERROR(__xludf.dummyfunction(&quot;&quot;&quot;COMPUTED_VALUE&quot;&quot;&quot;);107.74)" office:value-type="float" office:value="107.74" calcext:value-type="float">
            <text:p>107.74</text:p>
          </table:table-cell>
          <table:table-cell table:style-name="ce23" table:formula="of:=IFERROR(__xludf.dummyfunction(&quot;&quot;&quot;COMPUTED_VALUE&quot;&quot;&quot;);104.76)" office:value-type="float" office:value="104.76" calcext:value-type="float">
            <text:p>104.76</text:p>
          </table:table-cell>
          <table:table-cell table:style-name="ce27" table:formula="of:=IFERROR(__xludf.dummyfunction(&quot;&quot;&quot;COMPUTED_VALUE&quot;&quot;&quot;);105.44)" office:value-type="float" office:value="105.44" calcext:value-type="float">
            <text:p>105.44</text:p>
          </table:table-cell>
          <table:table-cell table:style-name="ce31" table:formula="of:=IFERROR(__xludf.dummyfunction(&quot;&quot;&quot;COMPUTED_VALUE&quot;&quot;&quot;);36626630)" office:value-type="float" office:value="36626630" calcext:value-type="float">
            <text:p>36,626,63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69.6666666667)" office:value-type="date" office:date-value="2022-07-27T16:00:00.288" calcext:value-type="date">
            <text:p>Jul 27, 2022</text:p>
          </table:table-cell>
          <table:table-cell table:style-name="ce23" table:formula="of:=IFERROR(__xludf.dummyfunction(&quot;&quot;&quot;COMPUTED_VALUE&quot;&quot;&quot;);109.6)" office:value-type="float" office:value="109.6" calcext:value-type="float">
            <text:p>109.60</text:p>
          </table:table-cell>
          <table:table-cell table:style-name="ce23" table:formula="of:=IFERROR(__xludf.dummyfunction(&quot;&quot;&quot;COMPUTED_VALUE&quot;&quot;&quot;);114.4)" office:value-type="float" office:value="114.4" calcext:value-type="float">
            <text:p>114.40</text:p>
          </table:table-cell>
          <table:table-cell table:style-name="ce23" table:formula="of:=IFERROR(__xludf.dummyfunction(&quot;&quot;&quot;COMPUTED_VALUE&quot;&quot;&quot;);108.42)" office:value-type="float" office:value="108.42" calcext:value-type="float">
            <text:p>108.42</text:p>
          </table:table-cell>
          <table:table-cell table:style-name="ce27" table:formula="of:=IFERROR(__xludf.dummyfunction(&quot;&quot;&quot;COMPUTED_VALUE&quot;&quot;&quot;);113.6)" office:value-type="float" office:value="113.6" calcext:value-type="float">
            <text:p>113.60</text:p>
          </table:table-cell>
          <table:table-cell table:style-name="ce31" table:formula="of:=IFERROR(__xludf.dummyfunction(&quot;&quot;&quot;COMPUTED_VALUE&quot;&quot;&quot;);41474618)" office:value-type="float" office:value="41474618" calcext:value-type="float">
            <text:p>41,474,61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70.6666666667)" office:value-type="date" office:date-value="2022-07-28T16:00:00.288" calcext:value-type="date">
            <text:p>Jul 28, 2022</text:p>
          </table:table-cell>
          <table:table-cell table:style-name="ce23" table:formula="of:=IFERROR(__xludf.dummyfunction(&quot;&quot;&quot;COMPUTED_VALUE&quot;&quot;&quot;);112.8)" office:value-type="float" office:value="112.8" calcext:value-type="float">
            <text:p>112.80</text:p>
          </table:table-cell>
          <table:table-cell table:style-name="ce23" table:formula="of:=IFERROR(__xludf.dummyfunction(&quot;&quot;&quot;COMPUTED_VALUE&quot;&quot;&quot;);114.7)" office:value-type="float" office:value="114.7" calcext:value-type="float">
            <text:p>114.70</text:p>
          </table:table-cell>
          <table:table-cell table:style-name="ce23" table:formula="of:=IFERROR(__xludf.dummyfunction(&quot;&quot;&quot;COMPUTED_VALUE&quot;&quot;&quot;);111.85)" office:value-type="float" office:value="111.85" calcext:value-type="float">
            <text:p>111.85</text:p>
          </table:table-cell>
          <table:table-cell table:style-name="ce27" table:formula="of:=IFERROR(__xludf.dummyfunction(&quot;&quot;&quot;COMPUTED_VALUE&quot;&quot;&quot;);114.59)" office:value-type="float" office:value="114.59" calcext:value-type="float">
            <text:p>114.59</text:p>
          </table:table-cell>
          <table:table-cell table:style-name="ce31" table:formula="of:=IFERROR(__xludf.dummyfunction(&quot;&quot;&quot;COMPUTED_VALUE&quot;&quot;&quot;);23303844)" office:value-type="float" office:value="23303844" calcext:value-type="float">
            <text:p>23,303,84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71.6666666667)" office:value-type="date" office:date-value="2022-07-29T16:00:00.288" calcext:value-type="date">
            <text:p>Jul 29, 2022</text:p>
          </table:table-cell>
          <table:table-cell table:style-name="ce23" table:formula="of:=IFERROR(__xludf.dummyfunction(&quot;&quot;&quot;COMPUTED_VALUE&quot;&quot;&quot;);113.4)" office:value-type="float" office:value="113.4" calcext:value-type="float">
            <text:p>113.40</text:p>
          </table:table-cell>
          <table:table-cell table:style-name="ce23" table:formula="of:=IFERROR(__xludf.dummyfunction(&quot;&quot;&quot;COMPUTED_VALUE&quot;&quot;&quot;);116.9)" office:value-type="float" office:value="116.9" calcext:value-type="float">
            <text:p>116.90</text:p>
          </table:table-cell>
          <table:table-cell table:style-name="ce23" table:formula="of:=IFERROR(__xludf.dummyfunction(&quot;&quot;&quot;COMPUTED_VALUE&quot;&quot;&quot;);113.23)" office:value-type="float" office:value="113.23" calcext:value-type="float">
            <text:p>113.23</text:p>
          </table:table-cell>
          <table:table-cell table:style-name="ce27" table:formula="of:=IFERROR(__xludf.dummyfunction(&quot;&quot;&quot;COMPUTED_VALUE&quot;&quot;&quot;);116.64)" office:value-type="float" office:value="116.64" calcext:value-type="float">
            <text:p>116.64</text:p>
          </table:table-cell>
          <table:table-cell table:style-name="ce31" table:formula="of:=IFERROR(__xludf.dummyfunction(&quot;&quot;&quot;COMPUTED_VALUE&quot;&quot;&quot;);31336183)" office:value-type="float" office:value="31336183" calcext:value-type="float">
            <text:p>31,336,18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74.6666666667)" office:value-type="date" office:date-value="2022-08-01T16:00:00.288" calcext:value-type="date">
            <text:p>Aug 1, 2022</text:p>
          </table:table-cell>
          <table:table-cell table:style-name="ce23" table:formula="of:=IFERROR(__xludf.dummyfunction(&quot;&quot;&quot;COMPUTED_VALUE&quot;&quot;&quot;);115.53)" office:value-type="float" office:value="115.53" calcext:value-type="float">
            <text:p>115.53</text:p>
          </table:table-cell>
          <table:table-cell table:style-name="ce23" table:formula="of:=IFERROR(__xludf.dummyfunction(&quot;&quot;&quot;COMPUTED_VALUE&quot;&quot;&quot;);117.12)" office:value-type="float" office:value="117.12" calcext:value-type="float">
            <text:p>117.12</text:p>
          </table:table-cell>
          <table:table-cell table:style-name="ce23" table:formula="of:=IFERROR(__xludf.dummyfunction(&quot;&quot;&quot;COMPUTED_VALUE&quot;&quot;&quot;);114.69)" office:value-type="float" office:value="114.69" calcext:value-type="float">
            <text:p>114.69</text:p>
          </table:table-cell>
          <table:table-cell table:style-name="ce27" table:formula="of:=IFERROR(__xludf.dummyfunction(&quot;&quot;&quot;COMPUTED_VALUE&quot;&quot;&quot;);115.48)" office:value-type="float" office:value="115.48" calcext:value-type="float">
            <text:p>115.48</text:p>
          </table:table-cell>
          <table:table-cell table:style-name="ce31" table:formula="of:=IFERROR(__xludf.dummyfunction(&quot;&quot;&quot;COMPUTED_VALUE&quot;&quot;&quot;);22856202)" office:value-type="float" office:value="22856202" calcext:value-type="float">
            <text:p>22,856,20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75.6666666667)" office:value-type="date" office:date-value="2022-08-02T16:00:00.288" calcext:value-type="date">
            <text:p>Aug 2, 2022</text:p>
          </table:table-cell>
          <table:table-cell table:style-name="ce23" table:formula="of:=IFERROR(__xludf.dummyfunction(&quot;&quot;&quot;COMPUTED_VALUE&quot;&quot;&quot;);114.43)" office:value-type="float" office:value="114.43" calcext:value-type="float">
            <text:p>114.43</text:p>
          </table:table-cell>
          <table:table-cell table:style-name="ce23" table:formula="of:=IFERROR(__xludf.dummyfunction(&quot;&quot;&quot;COMPUTED_VALUE&quot;&quot;&quot;);117.08)" office:value-type="float" office:value="117.08" calcext:value-type="float">
            <text:p>117.08</text:p>
          </table:table-cell>
          <table:table-cell table:style-name="ce23" table:formula="of:=IFERROR(__xludf.dummyfunction(&quot;&quot;&quot;COMPUTED_VALUE&quot;&quot;&quot;);114.26)" office:value-type="float" office:value="114.26" calcext:value-type="float">
            <text:p>114.26</text:p>
          </table:table-cell>
          <table:table-cell table:style-name="ce27" table:formula="of:=IFERROR(__xludf.dummyfunction(&quot;&quot;&quot;COMPUTED_VALUE&quot;&quot;&quot;);115.9)" office:value-type="float" office:value="115.9" calcext:value-type="float">
            <text:p>115.90</text:p>
          </table:table-cell>
          <table:table-cell table:style-name="ce31" table:formula="of:=IFERROR(__xludf.dummyfunction(&quot;&quot;&quot;COMPUTED_VALUE&quot;&quot;&quot;);17911039)" office:value-type="float" office:value="17911039" calcext:value-type="float">
            <text:p>17,911,03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76.6666666667)" office:value-type="date" office:date-value="2022-08-03T16:00:00.288" calcext:value-type="date">
            <text:p>Aug 3, 2022</text:p>
          </table:table-cell>
          <table:table-cell table:style-name="ce23" table:formula="of:=IFERROR(__xludf.dummyfunction(&quot;&quot;&quot;COMPUTED_VALUE&quot;&quot;&quot;);116.34)" office:value-type="float" office:value="116.34" calcext:value-type="float">
            <text:p>116.34</text:p>
          </table:table-cell>
          <table:table-cell table:style-name="ce23" table:formula="of:=IFERROR(__xludf.dummyfunction(&quot;&quot;&quot;COMPUTED_VALUE&quot;&quot;&quot;);119.42)" office:value-type="float" office:value="119.42" calcext:value-type="float">
            <text:p>119.42</text:p>
          </table:table-cell>
          <table:table-cell table:style-name="ce23" table:formula="of:=IFERROR(__xludf.dummyfunction(&quot;&quot;&quot;COMPUTED_VALUE&quot;&quot;&quot;);116.15)" office:value-type="float" office:value="116.15" calcext:value-type="float">
            <text:p>116.15</text:p>
          </table:table-cell>
          <table:table-cell table:style-name="ce27" table:formula="of:=IFERROR(__xludf.dummyfunction(&quot;&quot;&quot;COMPUTED_VALUE&quot;&quot;&quot;);118.78)" office:value-type="float" office:value="118.78" calcext:value-type="float">
            <text:p>118.78</text:p>
          </table:table-cell>
          <table:table-cell table:style-name="ce31" table:formula="of:=IFERROR(__xludf.dummyfunction(&quot;&quot;&quot;COMPUTED_VALUE&quot;&quot;&quot;);25302816)" office:value-type="float" office:value="25302816" calcext:value-type="float">
            <text:p>25,302,81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77.6666666667)" office:value-type="date" office:date-value="2022-08-04T16:00:00.288" calcext:value-type="date">
            <text:p>Aug 4, 2022</text:p>
          </table:table-cell>
          <table:table-cell table:style-name="ce23" table:formula="of:=IFERROR(__xludf.dummyfunction(&quot;&quot;&quot;COMPUTED_VALUE&quot;&quot;&quot;);118.3)" office:value-type="float" office:value="118.3" calcext:value-type="float">
            <text:p>118.30</text:p>
          </table:table-cell>
          <table:table-cell table:style-name="ce23" table:formula="of:=IFERROR(__xludf.dummyfunction(&quot;&quot;&quot;COMPUTED_VALUE&quot;&quot;&quot;);119.5)" office:value-type="float" office:value="119.5" calcext:value-type="float">
            <text:p>119.50</text:p>
          </table:table-cell>
          <table:table-cell table:style-name="ce23" table:formula="of:=IFERROR(__xludf.dummyfunction(&quot;&quot;&quot;COMPUTED_VALUE&quot;&quot;&quot;);117.71)" office:value-type="float" office:value="117.71" calcext:value-type="float">
            <text:p>117.71</text:p>
          </table:table-cell>
          <table:table-cell table:style-name="ce27" table:formula="of:=IFERROR(__xludf.dummyfunction(&quot;&quot;&quot;COMPUTED_VALUE&quot;&quot;&quot;);118.87)" office:value-type="float" office:value="118.87" calcext:value-type="float">
            <text:p>118.87</text:p>
          </table:table-cell>
          <table:table-cell table:style-name="ce31" table:formula="of:=IFERROR(__xludf.dummyfunction(&quot;&quot;&quot;COMPUTED_VALUE&quot;&quot;&quot;);15757698)" office:value-type="float" office:value="15757698" calcext:value-type="float">
            <text:p>15,757,69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78.6666666667)" office:value-type="date" office:date-value="2022-08-05T16:00:00.288" calcext:value-type="date">
            <text:p>Aug 5, 2022</text:p>
          </table:table-cell>
          <table:table-cell table:style-name="ce23" table:formula="of:=IFERROR(__xludf.dummyfunction(&quot;&quot;&quot;COMPUTED_VALUE&quot;&quot;&quot;);116.93)" office:value-type="float" office:value="116.93" calcext:value-type="float">
            <text:p>116.93</text:p>
          </table:table-cell>
          <table:table-cell table:style-name="ce23" table:formula="of:=IFERROR(__xludf.dummyfunction(&quot;&quot;&quot;COMPUTED_VALUE&quot;&quot;&quot;);118.86)" office:value-type="float" office:value="118.86" calcext:value-type="float">
            <text:p>118.86</text:p>
          </table:table-cell>
          <table:table-cell table:style-name="ce23" table:formula="of:=IFERROR(__xludf.dummyfunction(&quot;&quot;&quot;COMPUTED_VALUE&quot;&quot;&quot;);116.71)" office:value-type="float" office:value="116.71" calcext:value-type="float">
            <text:p>116.71</text:p>
          </table:table-cell>
          <table:table-cell table:style-name="ce27" table:formula="of:=IFERROR(__xludf.dummyfunction(&quot;&quot;&quot;COMPUTED_VALUE&quot;&quot;&quot;);118.22)" office:value-type="float" office:value="118.22" calcext:value-type="float">
            <text:p>118.22</text:p>
          </table:table-cell>
          <table:table-cell table:style-name="ce31" table:formula="of:=IFERROR(__xludf.dummyfunction(&quot;&quot;&quot;COMPUTED_VALUE&quot;&quot;&quot;);15615663)" office:value-type="float" office:value="15615663" calcext:value-type="float">
            <text:p>15,615,66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81.6666666667)" office:value-type="date" office:date-value="2022-08-08T16:00:00.288" calcext:value-type="date">
            <text:p>Aug 8, 2022</text:p>
          </table:table-cell>
          <table:table-cell table:style-name="ce23" table:formula="of:=IFERROR(__xludf.dummyfunction(&quot;&quot;&quot;COMPUTED_VALUE&quot;&quot;&quot;);119.12)" office:value-type="float" office:value="119.12" calcext:value-type="float">
            <text:p>119.12</text:p>
          </table:table-cell>
          <table:table-cell table:style-name="ce23" table:formula="of:=IFERROR(__xludf.dummyfunction(&quot;&quot;&quot;COMPUTED_VALUE&quot;&quot;&quot;);120.86)" office:value-type="float" office:value="120.86" calcext:value-type="float">
            <text:p>120.86</text:p>
          </table:table-cell>
          <table:table-cell table:style-name="ce23" table:formula="of:=IFERROR(__xludf.dummyfunction(&quot;&quot;&quot;COMPUTED_VALUE&quot;&quot;&quot;);117.83)" office:value-type="float" office:value="117.83" calcext:value-type="float">
            <text:p>117.83</text:p>
          </table:table-cell>
          <table:table-cell table:style-name="ce27" table:formula="of:=IFERROR(__xludf.dummyfunction(&quot;&quot;&quot;COMPUTED_VALUE&quot;&quot;&quot;);118.14)" office:value-type="float" office:value="118.14" calcext:value-type="float">
            <text:p>118.14</text:p>
          </table:table-cell>
          <table:table-cell table:style-name="ce31" table:formula="of:=IFERROR(__xludf.dummyfunction(&quot;&quot;&quot;COMPUTED_VALUE&quot;&quot;&quot;);17061112)" office:value-type="float" office:value="17061112" calcext:value-type="float">
            <text:p>17,061,11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82.6666666667)" office:value-type="date" office:date-value="2022-08-09T16:00:00.288" calcext:value-type="date">
            <text:p>Aug 9, 2022</text:p>
          </table:table-cell>
          <table:table-cell table:style-name="ce23" table:formula="of:=IFERROR(__xludf.dummyfunction(&quot;&quot;&quot;COMPUTED_VALUE&quot;&quot;&quot;);117.99)" office:value-type="float" office:value="117.99" calcext:value-type="float">
            <text:p>117.99</text:p>
          </table:table-cell>
          <table:table-cell table:style-name="ce23" table:formula="of:=IFERROR(__xludf.dummyfunction(&quot;&quot;&quot;COMPUTED_VALUE&quot;&quot;&quot;);118.2)" office:value-type="float" office:value="118.2" calcext:value-type="float">
            <text:p>118.20</text:p>
          </table:table-cell>
          <table:table-cell table:style-name="ce23" table:formula="of:=IFERROR(__xludf.dummyfunction(&quot;&quot;&quot;COMPUTED_VALUE&quot;&quot;&quot;);116.56)" office:value-type="float" office:value="116.56" calcext:value-type="float">
            <text:p>116.56</text:p>
          </table:table-cell>
          <table:table-cell table:style-name="ce27" table:formula="of:=IFERROR(__xludf.dummyfunction(&quot;&quot;&quot;COMPUTED_VALUE&quot;&quot;&quot;);117.5)" office:value-type="float" office:value="117.5" calcext:value-type="float">
            <text:p>117.50</text:p>
          </table:table-cell>
          <table:table-cell table:style-name="ce31" table:formula="of:=IFERROR(__xludf.dummyfunction(&quot;&quot;&quot;COMPUTED_VALUE&quot;&quot;&quot;);15424257)" office:value-type="float" office:value="15424257" calcext:value-type="float">
            <text:p>15,424,25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83.6666666667)" office:value-type="date" office:date-value="2022-08-10T16:00:00.288" calcext:value-type="date">
            <text:p>Aug 10, 2022</text:p>
          </table:table-cell>
          <table:table-cell table:style-name="ce23" table:formula="of:=IFERROR(__xludf.dummyfunction(&quot;&quot;&quot;COMPUTED_VALUE&quot;&quot;&quot;);119.59)" office:value-type="float" office:value="119.59" calcext:value-type="float">
            <text:p>119.59</text:p>
          </table:table-cell>
          <table:table-cell table:style-name="ce23" table:formula="of:=IFERROR(__xludf.dummyfunction(&quot;&quot;&quot;COMPUTED_VALUE&quot;&quot;&quot;);121.78)" office:value-type="float" office:value="121.78" calcext:value-type="float">
            <text:p>121.78</text:p>
          </table:table-cell>
          <table:table-cell table:style-name="ce23" table:formula="of:=IFERROR(__xludf.dummyfunction(&quot;&quot;&quot;COMPUTED_VALUE&quot;&quot;&quot;);119.36)" office:value-type="float" office:value="119.36" calcext:value-type="float">
            <text:p>119.36</text:p>
          </table:table-cell>
          <table:table-cell table:style-name="ce27" table:formula="of:=IFERROR(__xludf.dummyfunction(&quot;&quot;&quot;COMPUTED_VALUE&quot;&quot;&quot;);120.65)" office:value-type="float" office:value="120.65" calcext:value-type="float">
            <text:p>120.65</text:p>
          </table:table-cell>
          <table:table-cell table:style-name="ce31" table:formula="of:=IFERROR(__xludf.dummyfunction(&quot;&quot;&quot;COMPUTED_VALUE&quot;&quot;&quot;);20497021)" office:value-type="float" office:value="20497021" calcext:value-type="float">
            <text:p>20,497,02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84.6666666667)" office:value-type="date" office:date-value="2022-08-11T16:00:00.288" calcext:value-type="date">
            <text:p>Aug 11, 2022</text:p>
          </table:table-cell>
          <table:table-cell table:style-name="ce23" table:formula="of:=IFERROR(__xludf.dummyfunction(&quot;&quot;&quot;COMPUTED_VALUE&quot;&quot;&quot;);122.08)" office:value-type="float" office:value="122.08" calcext:value-type="float">
            <text:p>122.08</text:p>
          </table:table-cell>
          <table:table-cell table:style-name="ce23" table:formula="of:=IFERROR(__xludf.dummyfunction(&quot;&quot;&quot;COMPUTED_VALUE&quot;&quot;&quot;);122.34)" office:value-type="float" office:value="122.34" calcext:value-type="float">
            <text:p>122.34</text:p>
          </table:table-cell>
          <table:table-cell table:style-name="ce23" table:formula="of:=IFERROR(__xludf.dummyfunction(&quot;&quot;&quot;COMPUTED_VALUE&quot;&quot;&quot;);119.55)" office:value-type="float" office:value="119.55" calcext:value-type="float">
            <text:p>119.55</text:p>
          </table:table-cell>
          <table:table-cell table:style-name="ce27" table:formula="of:=IFERROR(__xludf.dummyfunction(&quot;&quot;&quot;COMPUTED_VALUE&quot;&quot;&quot;);119.82)" office:value-type="float" office:value="119.82" calcext:value-type="float">
            <text:p>119.82</text:p>
          </table:table-cell>
          <table:table-cell table:style-name="ce31" table:formula="of:=IFERROR(__xludf.dummyfunction(&quot;&quot;&quot;COMPUTED_VALUE&quot;&quot;&quot;);16671627)" office:value-type="float" office:value="16671627" calcext:value-type="float">
            <text:p>16,671,62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85.6666666667)" office:value-type="date" office:date-value="2022-08-12T16:00:00.288" calcext:value-type="date">
            <text:p>Aug 12, 2022</text:p>
          </table:table-cell>
          <table:table-cell table:style-name="ce23" table:formula="of:=IFERROR(__xludf.dummyfunction(&quot;&quot;&quot;COMPUTED_VALUE&quot;&quot;&quot;);121.16)" office:value-type="float" office:value="121.16" calcext:value-type="float">
            <text:p>121.16</text:p>
          </table:table-cell>
          <table:table-cell table:style-name="ce23" table:formula="of:=IFERROR(__xludf.dummyfunction(&quot;&quot;&quot;COMPUTED_VALUE&quot;&quot;&quot;);122.65)" office:value-type="float" office:value="122.65" calcext:value-type="float">
            <text:p>122.65</text:p>
          </table:table-cell>
          <table:table-cell table:style-name="ce23" table:formula="of:=IFERROR(__xludf.dummyfunction(&quot;&quot;&quot;COMPUTED_VALUE&quot;&quot;&quot;);120.4)" office:value-type="float" office:value="120.4" calcext:value-type="float">
            <text:p>120.40</text:p>
          </table:table-cell>
          <table:table-cell table:style-name="ce27" table:formula="of:=IFERROR(__xludf.dummyfunction(&quot;&quot;&quot;COMPUTED_VALUE&quot;&quot;&quot;);122.65)" office:value-type="float" office:value="122.65" calcext:value-type="float">
            <text:p>122.65</text:p>
          </table:table-cell>
          <table:table-cell table:style-name="ce31" table:formula="of:=IFERROR(__xludf.dummyfunction(&quot;&quot;&quot;COMPUTED_VALUE&quot;&quot;&quot;);16121087)" office:value-type="float" office:value="16121087" calcext:value-type="float">
            <text:p>16,121,08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88.6666666667)" office:value-type="date" office:date-value="2022-08-15T16:00:00.288" calcext:value-type="date">
            <text:p>Aug 15, 2022</text:p>
          </table:table-cell>
          <table:table-cell table:style-name="ce23" table:formula="of:=IFERROR(__xludf.dummyfunction(&quot;&quot;&quot;COMPUTED_VALUE&quot;&quot;&quot;);122.21)" office:value-type="float" office:value="122.21" calcext:value-type="float">
            <text:p>122.21</text:p>
          </table:table-cell>
          <table:table-cell table:style-name="ce23" table:formula="of:=IFERROR(__xludf.dummyfunction(&quot;&quot;&quot;COMPUTED_VALUE&quot;&quot;&quot;);123.26)" office:value-type="float" office:value="123.26" calcext:value-type="float">
            <text:p>123.26</text:p>
          </table:table-cell>
          <table:table-cell table:style-name="ce23" table:formula="of:=IFERROR(__xludf.dummyfunction(&quot;&quot;&quot;COMPUTED_VALUE&quot;&quot;&quot;);121.57)" office:value-type="float" office:value="121.57" calcext:value-type="float">
            <text:p>121.57</text:p>
          </table:table-cell>
          <table:table-cell table:style-name="ce27" table:formula="of:=IFERROR(__xludf.dummyfunction(&quot;&quot;&quot;COMPUTED_VALUE&quot;&quot;&quot;);122.88)" office:value-type="float" office:value="122.88" calcext:value-type="float">
            <text:p>122.88</text:p>
          </table:table-cell>
          <table:table-cell table:style-name="ce31" table:formula="of:=IFERROR(__xludf.dummyfunction(&quot;&quot;&quot;COMPUTED_VALUE&quot;&quot;&quot;);15524951)" office:value-type="float" office:value="15524951" calcext:value-type="float">
            <text:p>15,524,95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89.6666666667)" office:value-type="date" office:date-value="2022-08-16T16:00:00.288" calcext:value-type="date">
            <text:p>Aug 16, 2022</text:p>
          </table:table-cell>
          <table:table-cell table:style-name="ce23" table:formula="of:=IFERROR(__xludf.dummyfunction(&quot;&quot;&quot;COMPUTED_VALUE&quot;&quot;&quot;);122.32)" office:value-type="float" office:value="122.32" calcext:value-type="float">
            <text:p>122.32</text:p>
          </table:table-cell>
          <table:table-cell table:style-name="ce23" table:formula="of:=IFERROR(__xludf.dummyfunction(&quot;&quot;&quot;COMPUTED_VALUE&quot;&quot;&quot;);123.23)" office:value-type="float" office:value="123.23" calcext:value-type="float">
            <text:p>123.23</text:p>
          </table:table-cell>
          <table:table-cell table:style-name="ce23" table:formula="of:=IFERROR(__xludf.dummyfunction(&quot;&quot;&quot;COMPUTED_VALUE&quot;&quot;&quot;);121.54)" office:value-type="float" office:value="121.54" calcext:value-type="float">
            <text:p>121.54</text:p>
          </table:table-cell>
          <table:table-cell table:style-name="ce27" table:formula="of:=IFERROR(__xludf.dummyfunction(&quot;&quot;&quot;COMPUTED_VALUE&quot;&quot;&quot;);122.51)" office:value-type="float" office:value="122.51" calcext:value-type="float">
            <text:p>122.51</text:p>
          </table:table-cell>
          <table:table-cell table:style-name="ce31" table:formula="of:=IFERROR(__xludf.dummyfunction(&quot;&quot;&quot;COMPUTED_VALUE&quot;&quot;&quot;);15626171)" office:value-type="float" office:value="15626171" calcext:value-type="float">
            <text:p>15,626,17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90.6666666667)" office:value-type="date" office:date-value="2022-08-17T16:00:00.288" calcext:value-type="date">
            <text:p>Aug 17, 2022</text:p>
          </table:table-cell>
          <table:table-cell table:style-name="ce23" table:formula="of:=IFERROR(__xludf.dummyfunction(&quot;&quot;&quot;COMPUTED_VALUE&quot;&quot;&quot;);120.93)" office:value-type="float" office:value="120.93" calcext:value-type="float">
            <text:p>120.93</text:p>
          </table:table-cell>
          <table:table-cell table:style-name="ce23" table:formula="of:=IFERROR(__xludf.dummyfunction(&quot;&quot;&quot;COMPUTED_VALUE&quot;&quot;&quot;);122.15)" office:value-type="float" office:value="122.15" calcext:value-type="float">
            <text:p>122.15</text:p>
          </table:table-cell>
          <table:table-cell table:style-name="ce23" table:formula="of:=IFERROR(__xludf.dummyfunction(&quot;&quot;&quot;COMPUTED_VALUE&quot;&quot;&quot;);120.2)" office:value-type="float" office:value="120.2" calcext:value-type="float">
            <text:p>120.20</text:p>
          </table:table-cell>
          <table:table-cell table:style-name="ce27" table:formula="of:=IFERROR(__xludf.dummyfunction(&quot;&quot;&quot;COMPUTED_VALUE&quot;&quot;&quot;);120.32)" office:value-type="float" office:value="120.32" calcext:value-type="float">
            <text:p>120.32</text:p>
          </table:table-cell>
          <table:table-cell table:style-name="ce31" table:formula="of:=IFERROR(__xludf.dummyfunction(&quot;&quot;&quot;COMPUTED_VALUE&quot;&quot;&quot;);17589157)" office:value-type="float" office:value="17589157" calcext:value-type="float">
            <text:p>17,589,15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91.6666666667)" office:value-type="date" office:date-value="2022-08-18T16:00:00.288" calcext:value-type="date">
            <text:p>Aug 18, 2022</text:p>
          </table:table-cell>
          <table:table-cell table:style-name="ce23" table:formula="of:=IFERROR(__xludf.dummyfunction(&quot;&quot;&quot;COMPUTED_VALUE&quot;&quot;&quot;);120.23)" office:value-type="float" office:value="120.23" calcext:value-type="float">
            <text:p>120.23</text:p>
          </table:table-cell>
          <table:table-cell table:style-name="ce23" table:formula="of:=IFERROR(__xludf.dummyfunction(&quot;&quot;&quot;COMPUTED_VALUE&quot;&quot;&quot;);121.69)" office:value-type="float" office:value="121.69" calcext:value-type="float">
            <text:p>121.69</text:p>
          </table:table-cell>
          <table:table-cell table:style-name="ce23" table:formula="of:=IFERROR(__xludf.dummyfunction(&quot;&quot;&quot;COMPUTED_VALUE&quot;&quot;&quot;);119.55)" office:value-type="float" office:value="119.55" calcext:value-type="float">
            <text:p>119.55</text:p>
          </table:table-cell>
          <table:table-cell table:style-name="ce27" table:formula="of:=IFERROR(__xludf.dummyfunction(&quot;&quot;&quot;COMPUTED_VALUE&quot;&quot;&quot;);120.86)" office:value-type="float" office:value="120.86" calcext:value-type="float">
            <text:p>120.86</text:p>
          </table:table-cell>
          <table:table-cell table:style-name="ce31" table:formula="of:=IFERROR(__xludf.dummyfunction(&quot;&quot;&quot;COMPUTED_VALUE&quot;&quot;&quot;);15652029)" office:value-type="float" office:value="15652029" calcext:value-type="float">
            <text:p>15,652,02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92.6666666667)" office:value-type="date" office:date-value="2022-08-19T16:00:00.288" calcext:value-type="date">
            <text:p>Aug 19, 2022</text:p>
          </table:table-cell>
          <table:table-cell table:style-name="ce23" table:formula="of:=IFERROR(__xludf.dummyfunction(&quot;&quot;&quot;COMPUTED_VALUE&quot;&quot;&quot;);119.87)" office:value-type="float" office:value="119.87" calcext:value-type="float">
            <text:p>119.87</text:p>
          </table:table-cell>
          <table:table-cell table:style-name="ce23" table:formula="of:=IFERROR(__xludf.dummyfunction(&quot;&quot;&quot;COMPUTED_VALUE&quot;&quot;&quot;);120)" office:value-type="float" office:value="120" calcext:value-type="float">
            <text:p>120.00</text:p>
          </table:table-cell>
          <table:table-cell table:style-name="ce23" table:formula="of:=IFERROR(__xludf.dummyfunction(&quot;&quot;&quot;COMPUTED_VALUE&quot;&quot;&quot;);117.67)" office:value-type="float" office:value="117.67" calcext:value-type="float">
            <text:p>117.67</text:p>
          </table:table-cell>
          <table:table-cell table:style-name="ce27" table:formula="of:=IFERROR(__xludf.dummyfunction(&quot;&quot;&quot;COMPUTED_VALUE&quot;&quot;&quot;);118.12)" office:value-type="float" office:value="118.12" calcext:value-type="float">
            <text:p>118.12</text:p>
          </table:table-cell>
          <table:table-cell table:style-name="ce31" table:formula="of:=IFERROR(__xludf.dummyfunction(&quot;&quot;&quot;COMPUTED_VALUE&quot;&quot;&quot;);20186983)" office:value-type="float" office:value="20186983" calcext:value-type="float">
            <text:p>20,186,98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95.6666666667)" office:value-type="date" office:date-value="2022-08-22T16:00:00.288" calcext:value-type="date">
            <text:p>Aug 22, 2022</text:p>
          </table:table-cell>
          <table:table-cell table:style-name="ce23" table:formula="of:=IFERROR(__xludf.dummyfunction(&quot;&quot;&quot;COMPUTED_VALUE&quot;&quot;&quot;);116.1)" office:value-type="float" office:value="116.1" calcext:value-type="float">
            <text:p>116.10</text:p>
          </table:table-cell>
          <table:table-cell table:style-name="ce23" table:formula="of:=IFERROR(__xludf.dummyfunction(&quot;&quot;&quot;COMPUTED_VALUE&quot;&quot;&quot;);116.5)" office:value-type="float" office:value="116.5" calcext:value-type="float">
            <text:p>116.50</text:p>
          </table:table-cell>
          <table:table-cell table:style-name="ce23" table:formula="of:=IFERROR(__xludf.dummyfunction(&quot;&quot;&quot;COMPUTED_VALUE&quot;&quot;&quot;);114.67)" office:value-type="float" office:value="114.67" calcext:value-type="float">
            <text:p>114.67</text:p>
          </table:table-cell>
          <table:table-cell table:style-name="ce27" table:formula="of:=IFERROR(__xludf.dummyfunction(&quot;&quot;&quot;COMPUTED_VALUE&quot;&quot;&quot;);115.07)" office:value-type="float" office:value="115.07" calcext:value-type="float">
            <text:p>115.07</text:p>
          </table:table-cell>
          <table:table-cell table:style-name="ce31" table:formula="of:=IFERROR(__xludf.dummyfunction(&quot;&quot;&quot;COMPUTED_VALUE&quot;&quot;&quot;);19316024)" office:value-type="float" office:value="19316024" calcext:value-type="float">
            <text:p>19,316,02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96.6666666667)" office:value-type="date" office:date-value="2022-08-23T16:00:00.288" calcext:value-type="date">
            <text:p>Aug 23, 2022</text:p>
          </table:table-cell>
          <table:table-cell table:style-name="ce23" table:formula="of:=IFERROR(__xludf.dummyfunction(&quot;&quot;&quot;COMPUTED_VALUE&quot;&quot;&quot;);114.32)" office:value-type="float" office:value="114.32" calcext:value-type="float">
            <text:p>114.32</text:p>
          </table:table-cell>
          <table:table-cell table:style-name="ce23" table:formula="of:=IFERROR(__xludf.dummyfunction(&quot;&quot;&quot;COMPUTED_VALUE&quot;&quot;&quot;);115.93)" office:value-type="float" office:value="115.93" calcext:value-type="float">
            <text:p>115.93</text:p>
          </table:table-cell>
          <table:table-cell table:style-name="ce23" table:formula="of:=IFERROR(__xludf.dummyfunction(&quot;&quot;&quot;COMPUTED_VALUE&quot;&quot;&quot;);114.3)" office:value-type="float" office:value="114.3" calcext:value-type="float">
            <text:p>114.30</text:p>
          </table:table-cell>
          <table:table-cell table:style-name="ce27" table:formula="of:=IFERROR(__xludf.dummyfunction(&quot;&quot;&quot;COMPUTED_VALUE&quot;&quot;&quot;);114.77)" office:value-type="float" office:value="114.77" calcext:value-type="float">
            <text:p>114.77</text:p>
          </table:table-cell>
          <table:table-cell table:style-name="ce31" table:formula="of:=IFERROR(__xludf.dummyfunction(&quot;&quot;&quot;COMPUTED_VALUE&quot;&quot;&quot;);14390691)" office:value-type="float" office:value="14390691" calcext:value-type="float">
            <text:p>14,390,69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97.6666666667)" office:value-type="date" office:date-value="2022-08-24T16:00:00.288" calcext:value-type="date">
            <text:p>Aug 24, 2022</text:p>
          </table:table-cell>
          <table:table-cell table:style-name="ce23" table:formula="of:=IFERROR(__xludf.dummyfunction(&quot;&quot;&quot;COMPUTED_VALUE&quot;&quot;&quot;);114.45)" office:value-type="float" office:value="114.45" calcext:value-type="float">
            <text:p>114.45</text:p>
          </table:table-cell>
          <table:table-cell table:style-name="ce23" table:formula="of:=IFERROR(__xludf.dummyfunction(&quot;&quot;&quot;COMPUTED_VALUE&quot;&quot;&quot;);115.72)" office:value-type="float" office:value="115.72" calcext:value-type="float">
            <text:p>115.72</text:p>
          </table:table-cell>
          <table:table-cell table:style-name="ce23" table:formula="of:=IFERROR(__xludf.dummyfunction(&quot;&quot;&quot;COMPUTED_VALUE&quot;&quot;&quot;);113.78)" office:value-type="float" office:value="113.78" calcext:value-type="float">
            <text:p>113.78</text:p>
          </table:table-cell>
          <table:table-cell table:style-name="ce27" table:formula="of:=IFERROR(__xludf.dummyfunction(&quot;&quot;&quot;COMPUTED_VALUE&quot;&quot;&quot;);114.7)" office:value-type="float" office:value="114.7" calcext:value-type="float">
            <text:p>114.70</text:p>
          </table:table-cell>
          <table:table-cell table:style-name="ce31" table:formula="of:=IFERROR(__xludf.dummyfunction(&quot;&quot;&quot;COMPUTED_VALUE&quot;&quot;&quot;);16051174)" office:value-type="float" office:value="16051174" calcext:value-type="float">
            <text:p>16,051,17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98.6666666667)" office:value-type="date" office:date-value="2022-08-25T16:00:00.288" calcext:value-type="date">
            <text:p>Aug 25, 2022</text:p>
          </table:table-cell>
          <table:table-cell table:style-name="ce23" table:formula="of:=IFERROR(__xludf.dummyfunction(&quot;&quot;&quot;COMPUTED_VALUE&quot;&quot;&quot;);115.15)" office:value-type="float" office:value="115.15" calcext:value-type="float">
            <text:p>115.15</text:p>
          </table:table-cell>
          <table:table-cell table:style-name="ce23" table:formula="of:=IFERROR(__xludf.dummyfunction(&quot;&quot;&quot;COMPUTED_VALUE&quot;&quot;&quot;);117.78)" office:value-type="float" office:value="117.78" calcext:value-type="float">
            <text:p>117.78</text:p>
          </table:table-cell>
          <table:table-cell table:style-name="ce23" table:formula="of:=IFERROR(__xludf.dummyfunction(&quot;&quot;&quot;COMPUTED_VALUE&quot;&quot;&quot;);115.05)" office:value-type="float" office:value="115.05" calcext:value-type="float">
            <text:p>115.05</text:p>
          </table:table-cell>
          <table:table-cell table:style-name="ce27" table:formula="of:=IFERROR(__xludf.dummyfunction(&quot;&quot;&quot;COMPUTED_VALUE&quot;&quot;&quot;);117.7)" office:value-type="float" office:value="117.7" calcext:value-type="float">
            <text:p>117.70</text:p>
          </table:table-cell>
          <table:table-cell table:style-name="ce31" table:formula="of:=IFERROR(__xludf.dummyfunction(&quot;&quot;&quot;COMPUTED_VALUE&quot;&quot;&quot;);14874666)" office:value-type="float" office:value="14874666" calcext:value-type="float">
            <text:p>14,874,66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799.6666666667)" office:value-type="date" office:date-value="2022-08-26T16:00:00.288" calcext:value-type="date">
            <text:p>Aug 26, 2022</text:p>
          </table:table-cell>
          <table:table-cell table:style-name="ce23" table:formula="of:=IFERROR(__xludf.dummyfunction(&quot;&quot;&quot;COMPUTED_VALUE&quot;&quot;&quot;);115.81)" office:value-type="float" office:value="115.81" calcext:value-type="float">
            <text:p>115.81</text:p>
          </table:table-cell>
          <table:table-cell table:style-name="ce23" table:formula="of:=IFERROR(__xludf.dummyfunction(&quot;&quot;&quot;COMPUTED_VALUE&quot;&quot;&quot;);116.6)" office:value-type="float" office:value="116.6" calcext:value-type="float">
            <text:p>116.60</text:p>
          </table:table-cell>
          <table:table-cell table:style-name="ce23" table:formula="of:=IFERROR(__xludf.dummyfunction(&quot;&quot;&quot;COMPUTED_VALUE&quot;&quot;&quot;);111.22)" office:value-type="float" office:value="111.22" calcext:value-type="float">
            <text:p>111.22</text:p>
          </table:table-cell>
          <table:table-cell table:style-name="ce27" table:formula="of:=IFERROR(__xludf.dummyfunction(&quot;&quot;&quot;COMPUTED_VALUE&quot;&quot;&quot;);111.3)" office:value-type="float" office:value="111.3" calcext:value-type="float">
            <text:p>111.30</text:p>
          </table:table-cell>
          <table:table-cell table:style-name="ce31" table:formula="of:=IFERROR(__xludf.dummyfunction(&quot;&quot;&quot;COMPUTED_VALUE&quot;&quot;&quot;);31698668)" office:value-type="float" office:value="31698668" calcext:value-type="float">
            <text:p>31,698,66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02.6666666667)" office:value-type="date" office:date-value="2022-08-29T16:00:00.288" calcext:value-type="date">
            <text:p>Aug 29, 2022</text:p>
          </table:table-cell>
          <table:table-cell table:style-name="ce23" table:formula="of:=IFERROR(__xludf.dummyfunction(&quot;&quot;&quot;COMPUTED_VALUE&quot;&quot;&quot;);110.78)" office:value-type="float" office:value="110.78" calcext:value-type="float">
            <text:p>110.78</text:p>
          </table:table-cell>
          <table:table-cell table:style-name="ce23" table:formula="of:=IFERROR(__xludf.dummyfunction(&quot;&quot;&quot;COMPUTED_VALUE&quot;&quot;&quot;);111.96)" office:value-type="float" office:value="111.96" calcext:value-type="float">
            <text:p>111.96</text:p>
          </table:table-cell>
          <table:table-cell table:style-name="ce23" table:formula="of:=IFERROR(__xludf.dummyfunction(&quot;&quot;&quot;COMPUTED_VALUE&quot;&quot;&quot;);109.81)" office:value-type="float" office:value="109.81" calcext:value-type="float">
            <text:p>109.81</text:p>
          </table:table-cell>
          <table:table-cell table:style-name="ce27" table:formula="of:=IFERROR(__xludf.dummyfunction(&quot;&quot;&quot;COMPUTED_VALUE&quot;&quot;&quot;);110.34)" office:value-type="float" office:value="110.34" calcext:value-type="float">
            <text:p>110.34</text:p>
          </table:table-cell>
          <table:table-cell table:style-name="ce31" table:formula="of:=IFERROR(__xludf.dummyfunction(&quot;&quot;&quot;COMPUTED_VALUE&quot;&quot;&quot;);20386142)" office:value-type="float" office:value="20386142" calcext:value-type="float">
            <text:p>20,386,14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03.6666666667)" office:value-type="date" office:date-value="2022-08-30T16:00:00.288" calcext:value-type="date">
            <text:p>Aug 30, 2022</text:p>
          </table:table-cell>
          <table:table-cell table:style-name="ce23" table:formula="of:=IFERROR(__xludf.dummyfunction(&quot;&quot;&quot;COMPUTED_VALUE&quot;&quot;&quot;);111.03)" office:value-type="float" office:value="111.03" calcext:value-type="float">
            <text:p>111.03</text:p>
          </table:table-cell>
          <table:table-cell table:style-name="ce23" table:formula="of:=IFERROR(__xludf.dummyfunction(&quot;&quot;&quot;COMPUTED_VALUE&quot;&quot;&quot;);111.37)" office:value-type="float" office:value="111.37" calcext:value-type="float">
            <text:p>111.37</text:p>
          </table:table-cell>
          <table:table-cell table:style-name="ce23" table:formula="of:=IFERROR(__xludf.dummyfunction(&quot;&quot;&quot;COMPUTED_VALUE&quot;&quot;&quot;);108.8)" office:value-type="float" office:value="108.8" calcext:value-type="float">
            <text:p>108.80</text:p>
          </table:table-cell>
          <table:table-cell table:style-name="ce27" table:formula="of:=IFERROR(__xludf.dummyfunction(&quot;&quot;&quot;COMPUTED_VALUE&quot;&quot;&quot;);109.91)" office:value-type="float" office:value="109.91" calcext:value-type="float">
            <text:p>109.91</text:p>
          </table:table-cell>
          <table:table-cell table:style-name="ce31" table:formula="of:=IFERROR(__xludf.dummyfunction(&quot;&quot;&quot;COMPUTED_VALUE&quot;&quot;&quot;);20548202)" office:value-type="float" office:value="20548202" calcext:value-type="float">
            <text:p>20,548,20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04.6666666667)" office:value-type="date" office:date-value="2022-08-31T16:00:00.288" calcext:value-type="date">
            <text:p>Aug 31, 2022</text:p>
          </table:table-cell>
          <table:table-cell table:style-name="ce23" table:formula="of:=IFERROR(__xludf.dummyfunction(&quot;&quot;&quot;COMPUTED_VALUE&quot;&quot;&quot;);111.63)" office:value-type="float" office:value="111.63" calcext:value-type="float">
            <text:p>111.63</text:p>
          </table:table-cell>
          <table:table-cell table:style-name="ce23" table:formula="of:=IFERROR(__xludf.dummyfunction(&quot;&quot;&quot;COMPUTED_VALUE&quot;&quot;&quot;);111.77)" office:value-type="float" office:value="111.77" calcext:value-type="float">
            <text:p>111.77</text:p>
          </table:table-cell>
          <table:table-cell table:style-name="ce23" table:formula="of:=IFERROR(__xludf.dummyfunction(&quot;&quot;&quot;COMPUTED_VALUE&quot;&quot;&quot;);109.05)" office:value-type="float" office:value="109.05" calcext:value-type="float">
            <text:p>109.05</text:p>
          </table:table-cell>
          <table:table-cell table:style-name="ce27" table:formula="of:=IFERROR(__xludf.dummyfunction(&quot;&quot;&quot;COMPUTED_VALUE&quot;&quot;&quot;);109.15)" office:value-type="float" office:value="109.15" calcext:value-type="float">
            <text:p>109.15</text:p>
          </table:table-cell>
          <table:table-cell table:style-name="ce31" table:formula="of:=IFERROR(__xludf.dummyfunction(&quot;&quot;&quot;COMPUTED_VALUE&quot;&quot;&quot;);25897978)" office:value-type="float" office:value="25897978" calcext:value-type="float">
            <text:p>25,897,97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05.6666666667)" office:value-type="date" office:date-value="2022-09-01T16:00:00.288" calcext:value-type="date">
            <text:p>Sep 1, 2022</text:p>
          </table:table-cell>
          <table:table-cell table:style-name="ce23" table:formula="of:=IFERROR(__xludf.dummyfunction(&quot;&quot;&quot;COMPUTED_VALUE&quot;&quot;&quot;);109.2)" office:value-type="float" office:value="109.2" calcext:value-type="float">
            <text:p>109.20</text:p>
          </table:table-cell>
          <table:table-cell table:style-name="ce23" table:formula="of:=IFERROR(__xludf.dummyfunction(&quot;&quot;&quot;COMPUTED_VALUE&quot;&quot;&quot;);111.22)" office:value-type="float" office:value="111.22" calcext:value-type="float">
            <text:p>111.22</text:p>
          </table:table-cell>
          <table:table-cell table:style-name="ce23" table:formula="of:=IFERROR(__xludf.dummyfunction(&quot;&quot;&quot;COMPUTED_VALUE&quot;&quot;&quot;);108.19)" office:value-type="float" office:value="108.19" calcext:value-type="float">
            <text:p>108.19</text:p>
          </table:table-cell>
          <table:table-cell table:style-name="ce27" table:formula="of:=IFERROR(__xludf.dummyfunction(&quot;&quot;&quot;COMPUTED_VALUE&quot;&quot;&quot;);110.55)" office:value-type="float" office:value="110.55" calcext:value-type="float">
            <text:p>110.55</text:p>
          </table:table-cell>
          <table:table-cell table:style-name="ce31" table:formula="of:=IFERROR(__xludf.dummyfunction(&quot;&quot;&quot;COMPUTED_VALUE&quot;&quot;&quot;);22784385)" office:value-type="float" office:value="22784385" calcext:value-type="float">
            <text:p>22,784,38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06.6666666667)" office:value-type="date" office:date-value="2022-09-02T16:00:00.288" calcext:value-type="date">
            <text:p>Sep 2, 2022</text:p>
          </table:table-cell>
          <table:table-cell table:style-name="ce23" table:formula="of:=IFERROR(__xludf.dummyfunction(&quot;&quot;&quot;COMPUTED_VALUE&quot;&quot;&quot;);111.34)" office:value-type="float" office:value="111.34" calcext:value-type="float">
            <text:p>111.34</text:p>
          </table:table-cell>
          <table:table-cell table:style-name="ce23" table:formula="of:=IFERROR(__xludf.dummyfunction(&quot;&quot;&quot;COMPUTED_VALUE&quot;&quot;&quot;);111.68)" office:value-type="float" office:value="111.68" calcext:value-type="float">
            <text:p>111.68</text:p>
          </table:table-cell>
          <table:table-cell table:style-name="ce23" table:formula="of:=IFERROR(__xludf.dummyfunction(&quot;&quot;&quot;COMPUTED_VALUE&quot;&quot;&quot;);108.13)" office:value-type="float" office:value="108.13" calcext:value-type="float">
            <text:p>108.13</text:p>
          </table:table-cell>
          <table:table-cell table:style-name="ce27" table:formula="of:=IFERROR(__xludf.dummyfunction(&quot;&quot;&quot;COMPUTED_VALUE&quot;&quot;&quot;);108.68)" office:value-type="float" office:value="108.68" calcext:value-type="float">
            <text:p>108.68</text:p>
          </table:table-cell>
          <table:table-cell table:style-name="ce31" table:formula="of:=IFERROR(__xludf.dummyfunction(&quot;&quot;&quot;COMPUTED_VALUE&quot;&quot;&quot;);20618080)" office:value-type="float" office:value="20618080" calcext:value-type="float">
            <text:p>20,618,08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10.6666666667)" office:value-type="date" office:date-value="2022-09-06T16:00:00.288" calcext:value-type="date">
            <text:p>Sep 6, 2022</text:p>
          </table:table-cell>
          <table:table-cell table:style-name="ce23" table:formula="of:=IFERROR(__xludf.dummyfunction(&quot;&quot;&quot;COMPUTED_VALUE&quot;&quot;&quot;);108.14)" office:value-type="float" office:value="108.14" calcext:value-type="float">
            <text:p>108.14</text:p>
          </table:table-cell>
          <table:table-cell table:style-name="ce23" table:formula="of:=IFERROR(__xludf.dummyfunction(&quot;&quot;&quot;COMPUTED_VALUE&quot;&quot;&quot;);108.88)" office:value-type="float" office:value="108.88" calcext:value-type="float">
            <text:p>108.88</text:p>
          </table:table-cell>
          <table:table-cell table:style-name="ce23" table:formula="of:=IFERROR(__xludf.dummyfunction(&quot;&quot;&quot;COMPUTED_VALUE&quot;&quot;&quot;);106.51)" office:value-type="float" office:value="106.51" calcext:value-type="float">
            <text:p>106.51</text:p>
          </table:table-cell>
          <table:table-cell table:style-name="ce27" table:formula="of:=IFERROR(__xludf.dummyfunction(&quot;&quot;&quot;COMPUTED_VALUE&quot;&quot;&quot;);107.48)" office:value-type="float" office:value="107.48" calcext:value-type="float">
            <text:p>107.48</text:p>
          </table:table-cell>
          <table:table-cell table:style-name="ce31" table:formula="of:=IFERROR(__xludf.dummyfunction(&quot;&quot;&quot;COMPUTED_VALUE&quot;&quot;&quot;);20565050)" office:value-type="float" office:value="20565050" calcext:value-type="float">
            <text:p>20,565,05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11.6666666667)" office:value-type="date" office:date-value="2022-09-07T16:00:00.288" calcext:value-type="date">
            <text:p>Sep 7, 2022</text:p>
          </table:table-cell>
          <table:table-cell table:style-name="ce23" table:formula="of:=IFERROR(__xludf.dummyfunction(&quot;&quot;&quot;COMPUTED_VALUE&quot;&quot;&quot;);107.76)" office:value-type="float" office:value="107.76" calcext:value-type="float">
            <text:p>107.76</text:p>
          </table:table-cell>
          <table:table-cell table:style-name="ce23" table:formula="of:=IFERROR(__xludf.dummyfunction(&quot;&quot;&quot;COMPUTED_VALUE&quot;&quot;&quot;);110.99)" office:value-type="float" office:value="110.99" calcext:value-type="float">
            <text:p>110.99</text:p>
          </table:table-cell>
          <table:table-cell table:style-name="ce23" table:formula="of:=IFERROR(__xludf.dummyfunction(&quot;&quot;&quot;COMPUTED_VALUE&quot;&quot;&quot;);107.62)" office:value-type="float" office:value="107.62" calcext:value-type="float">
            <text:p>107.62</text:p>
          </table:table-cell>
          <table:table-cell table:style-name="ce27" table:formula="of:=IFERROR(__xludf.dummyfunction(&quot;&quot;&quot;COMPUTED_VALUE&quot;&quot;&quot;);110.48)" office:value-type="float" office:value="110.48" calcext:value-type="float">
            <text:p>110.48</text:p>
          </table:table-cell>
          <table:table-cell table:style-name="ce31" table:formula="of:=IFERROR(__xludf.dummyfunction(&quot;&quot;&quot;COMPUTED_VALUE&quot;&quot;&quot;);22987178)" office:value-type="float" office:value="22987178" calcext:value-type="float">
            <text:p>22,987,17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12.6666666667)" office:value-type="date" office:date-value="2022-09-08T16:00:00.288" calcext:value-type="date">
            <text:p>Sep 8, 2022</text:p>
          </table:table-cell>
          <table:table-cell table:style-name="ce23" table:formula="of:=IFERROR(__xludf.dummyfunction(&quot;&quot;&quot;COMPUTED_VALUE&quot;&quot;&quot;);109.18)" office:value-type="float" office:value="109.18" calcext:value-type="float">
            <text:p>109.18</text:p>
          </table:table-cell>
          <table:table-cell table:style-name="ce23" table:formula="of:=IFERROR(__xludf.dummyfunction(&quot;&quot;&quot;COMPUTED_VALUE&quot;&quot;&quot;);110.58)" office:value-type="float" office:value="110.58" calcext:value-type="float">
            <text:p>110.58</text:p>
          </table:table-cell>
          <table:table-cell table:style-name="ce23" table:formula="of:=IFERROR(__xludf.dummyfunction(&quot;&quot;&quot;COMPUTED_VALUE&quot;&quot;&quot;);108.06)" office:value-type="float" office:value="108.06" calcext:value-type="float">
            <text:p>108.06</text:p>
          </table:table-cell>
          <table:table-cell table:style-name="ce27" table:formula="of:=IFERROR(__xludf.dummyfunction(&quot;&quot;&quot;COMPUTED_VALUE&quot;&quot;&quot;);109.42)" office:value-type="float" office:value="109.42" calcext:value-type="float">
            <text:p>109.42</text:p>
          </table:table-cell>
          <table:table-cell table:style-name="ce31" table:formula="of:=IFERROR(__xludf.dummyfunction(&quot;&quot;&quot;COMPUTED_VALUE&quot;&quot;&quot;);21660654)" office:value-type="float" office:value="21660654" calcext:value-type="float">
            <text:p>21,660,65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13.6666666667)" office:value-type="date" office:date-value="2022-09-09T16:00:00.288" calcext:value-type="date">
            <text:p>Sep 9, 2022</text:p>
          </table:table-cell>
          <table:table-cell table:style-name="ce23" table:formula="of:=IFERROR(__xludf.dummyfunction(&quot;&quot;&quot;COMPUTED_VALUE&quot;&quot;&quot;);110.05)" office:value-type="float" office:value="110.05" calcext:value-type="float">
            <text:p>110.05</text:p>
          </table:table-cell>
          <table:table-cell table:style-name="ce23" table:formula="of:=IFERROR(__xludf.dummyfunction(&quot;&quot;&quot;COMPUTED_VALUE&quot;&quot;&quot;);112)" office:value-type="float" office:value="112" calcext:value-type="float">
            <text:p>112.00</text:p>
          </table:table-cell>
          <table:table-cell table:style-name="ce23" table:formula="of:=IFERROR(__xludf.dummyfunction(&quot;&quot;&quot;COMPUTED_VALUE&quot;&quot;&quot;);110)" office:value-type="float" office:value="110" calcext:value-type="float">
            <text:p>110.00</text:p>
          </table:table-cell>
          <table:table-cell table:style-name="ce27" table:formula="of:=IFERROR(__xludf.dummyfunction(&quot;&quot;&quot;COMPUTED_VALUE&quot;&quot;&quot;);111.78)" office:value-type="float" office:value="111.78" calcext:value-type="float">
            <text:p>111.78</text:p>
          </table:table-cell>
          <table:table-cell table:style-name="ce31" table:formula="of:=IFERROR(__xludf.dummyfunction(&quot;&quot;&quot;COMPUTED_VALUE&quot;&quot;&quot;);21745034)" office:value-type="float" office:value="21745034" calcext:value-type="float">
            <text:p>21,745,03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16.6666666667)" office:value-type="date" office:date-value="2022-09-12T16:00:00.288" calcext:value-type="date">
            <text:p>Sep 12, 2022</text:p>
          </table:table-cell>
          <table:table-cell table:style-name="ce23" table:formula="of:=IFERROR(__xludf.dummyfunction(&quot;&quot;&quot;COMPUTED_VALUE&quot;&quot;&quot;);111.99)" office:value-type="float" office:value="111.99" calcext:value-type="float">
            <text:p>111.99</text:p>
          </table:table-cell>
          <table:table-cell table:style-name="ce23" table:formula="of:=IFERROR(__xludf.dummyfunction(&quot;&quot;&quot;COMPUTED_VALUE&quot;&quot;&quot;);112.64)" office:value-type="float" office:value="112.64" calcext:value-type="float">
            <text:p>112.64</text:p>
          </table:table-cell>
          <table:table-cell table:style-name="ce23" table:formula="of:=IFERROR(__xludf.dummyfunction(&quot;&quot;&quot;COMPUTED_VALUE&quot;&quot;&quot;);110.93)" office:value-type="float" office:value="110.93" calcext:value-type="float">
            <text:p>110.93</text:p>
          </table:table-cell>
          <table:table-cell table:style-name="ce27" table:formula="of:=IFERROR(__xludf.dummyfunction(&quot;&quot;&quot;COMPUTED_VALUE&quot;&quot;&quot;);111.87)" office:value-type="float" office:value="111.87" calcext:value-type="float">
            <text:p>111.87</text:p>
          </table:table-cell>
          <table:table-cell table:style-name="ce31" table:formula="of:=IFERROR(__xludf.dummyfunction(&quot;&quot;&quot;COMPUTED_VALUE&quot;&quot;&quot;);19732905)" office:value-type="float" office:value="19732905" calcext:value-type="float">
            <text:p>19,732,90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17.6666666667)" office:value-type="date" office:date-value="2022-09-13T16:00:00.288" calcext:value-type="date">
            <text:p>Sep 13, 2022</text:p>
          </table:table-cell>
          <table:table-cell table:style-name="ce23" table:formula="of:=IFERROR(__xludf.dummyfunction(&quot;&quot;&quot;COMPUTED_VALUE&quot;&quot;&quot;);108.89)" office:value-type="float" office:value="108.89" calcext:value-type="float">
            <text:p>108.89</text:p>
          </table:table-cell>
          <table:table-cell table:style-name="ce23" table:formula="of:=IFERROR(__xludf.dummyfunction(&quot;&quot;&quot;COMPUTED_VALUE&quot;&quot;&quot;);109.37)" office:value-type="float" office:value="109.37" calcext:value-type="float">
            <text:p>109.37</text:p>
          </table:table-cell>
          <table:table-cell table:style-name="ce23" table:formula="of:=IFERROR(__xludf.dummyfunction(&quot;&quot;&quot;COMPUTED_VALUE&quot;&quot;&quot;);105)" office:value-type="float" office:value="105" calcext:value-type="float">
            <text:p>105.00</text:p>
          </table:table-cell>
          <table:table-cell table:style-name="ce27" table:formula="of:=IFERROR(__xludf.dummyfunction(&quot;&quot;&quot;COMPUTED_VALUE&quot;&quot;&quot;);105.31)" office:value-type="float" office:value="105.31" calcext:value-type="float">
            <text:p>105.31</text:p>
          </table:table-cell>
          <table:table-cell table:style-name="ce31" table:formula="of:=IFERROR(__xludf.dummyfunction(&quot;&quot;&quot;COMPUTED_VALUE&quot;&quot;&quot;);33014991)" office:value-type="float" office:value="33014991" calcext:value-type="float">
            <text:p>33,014,99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18.6666666667)" office:value-type="date" office:date-value="2022-09-14T16:00:00.288" calcext:value-type="date">
            <text:p>Sep 14, 2022</text:p>
          </table:table-cell>
          <table:table-cell table:style-name="ce23" table:formula="of:=IFERROR(__xludf.dummyfunction(&quot;&quot;&quot;COMPUTED_VALUE&quot;&quot;&quot;);105.44)" office:value-type="float" office:value="105.44" calcext:value-type="float">
            <text:p>105.44</text:p>
          </table:table-cell>
          <table:table-cell table:style-name="ce23" table:formula="of:=IFERROR(__xludf.dummyfunction(&quot;&quot;&quot;COMPUTED_VALUE&quot;&quot;&quot;);106.1)" office:value-type="float" office:value="106.1" calcext:value-type="float">
            <text:p>106.10</text:p>
          </table:table-cell>
          <table:table-cell table:style-name="ce23" table:formula="of:=IFERROR(__xludf.dummyfunction(&quot;&quot;&quot;COMPUTED_VALUE&quot;&quot;&quot;);104.5)" office:value-type="float" office:value="104.5" calcext:value-type="float">
            <text:p>104.50</text:p>
          </table:table-cell>
          <table:table-cell table:style-name="ce27" table:formula="of:=IFERROR(__xludf.dummyfunction(&quot;&quot;&quot;COMPUTED_VALUE&quot;&quot;&quot;);105.87)" office:value-type="float" office:value="105.87" calcext:value-type="float">
            <text:p>105.87</text:p>
          </table:table-cell>
          <table:table-cell table:style-name="ce31" table:formula="of:=IFERROR(__xludf.dummyfunction(&quot;&quot;&quot;COMPUTED_VALUE&quot;&quot;&quot;);22115805)" office:value-type="float" office:value="22115805" calcext:value-type="float">
            <text:p>22,115,80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19.6666666667)" office:value-type="date" office:date-value="2022-09-15T16:00:00.288" calcext:value-type="date">
            <text:p>Sep 15, 2022</text:p>
          </table:table-cell>
          <table:table-cell table:style-name="ce23" table:formula="of:=IFERROR(__xludf.dummyfunction(&quot;&quot;&quot;COMPUTED_VALUE&quot;&quot;&quot;);105.01)" office:value-type="float" office:value="105.01" calcext:value-type="float">
            <text:p>105.01</text:p>
          </table:table-cell>
          <table:table-cell table:style-name="ce23" table:formula="of:=IFERROR(__xludf.dummyfunction(&quot;&quot;&quot;COMPUTED_VALUE&quot;&quot;&quot;);106.21)" office:value-type="float" office:value="106.21" calcext:value-type="float">
            <text:p>106.21</text:p>
          </table:table-cell>
          <table:table-cell table:style-name="ce23" table:formula="of:=IFERROR(__xludf.dummyfunction(&quot;&quot;&quot;COMPUTED_VALUE&quot;&quot;&quot;);103.31)" office:value-type="float" office:value="103.31" calcext:value-type="float">
            <text:p>103.31</text:p>
          </table:table-cell>
          <table:table-cell table:style-name="ce27" table:formula="of:=IFERROR(__xludf.dummyfunction(&quot;&quot;&quot;COMPUTED_VALUE&quot;&quot;&quot;);103.9)" office:value-type="float" office:value="103.9" calcext:value-type="float">
            <text:p>103.90</text:p>
          </table:table-cell>
          <table:table-cell table:style-name="ce31" table:formula="of:=IFERROR(__xludf.dummyfunction(&quot;&quot;&quot;COMPUTED_VALUE&quot;&quot;&quot;);26494933)" office:value-type="float" office:value="26494933" calcext:value-type="float">
            <text:p>26,494,93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20.6666666667)" office:value-type="date" office:date-value="2022-09-16T16:00:00.288" calcext:value-type="date">
            <text:p>Sep 16, 2022</text:p>
          </table:table-cell>
          <table:table-cell table:style-name="ce23" table:formula="of:=IFERROR(__xludf.dummyfunction(&quot;&quot;&quot;COMPUTED_VALUE&quot;&quot;&quot;);102.97)" office:value-type="float" office:value="102.97" calcext:value-type="float">
            <text:p>102.97</text:p>
          </table:table-cell>
          <table:table-cell table:style-name="ce23" table:formula="of:=IFERROR(__xludf.dummyfunction(&quot;&quot;&quot;COMPUTED_VALUE&quot;&quot;&quot;);104.03)" office:value-type="float" office:value="104.03" calcext:value-type="float">
            <text:p>104.03</text:p>
          </table:table-cell>
          <table:table-cell table:style-name="ce23" table:formula="of:=IFERROR(__xludf.dummyfunction(&quot;&quot;&quot;COMPUTED_VALUE&quot;&quot;&quot;);101.86)" office:value-type="float" office:value="101.86" calcext:value-type="float">
            <text:p>101.86</text:p>
          </table:table-cell>
          <table:table-cell table:style-name="ce27" table:formula="of:=IFERROR(__xludf.dummyfunction(&quot;&quot;&quot;COMPUTED_VALUE&quot;&quot;&quot;);103.63)" office:value-type="float" office:value="103.63" calcext:value-type="float">
            <text:p>103.63</text:p>
          </table:table-cell>
          <table:table-cell table:style-name="ce31" table:formula="of:=IFERROR(__xludf.dummyfunction(&quot;&quot;&quot;COMPUTED_VALUE&quot;&quot;&quot;);64540115)" office:value-type="float" office:value="64540115" calcext:value-type="float">
            <text:p>64,540,11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23.6666666667)" office:value-type="date" office:date-value="2022-09-19T16:00:00.288" calcext:value-type="date">
            <text:p>Sep 19, 2022</text:p>
          </table:table-cell>
          <table:table-cell table:style-name="ce23" table:formula="of:=IFERROR(__xludf.dummyfunction(&quot;&quot;&quot;COMPUTED_VALUE&quot;&quot;&quot;);102.54)" office:value-type="float" office:value="102.54" calcext:value-type="float">
            <text:p>102.54</text:p>
          </table:table-cell>
          <table:table-cell table:style-name="ce23" table:formula="of:=IFERROR(__xludf.dummyfunction(&quot;&quot;&quot;COMPUTED_VALUE&quot;&quot;&quot;);104.02)" office:value-type="float" office:value="104.02" calcext:value-type="float">
            <text:p>104.02</text:p>
          </table:table-cell>
          <table:table-cell table:style-name="ce23" table:formula="of:=IFERROR(__xludf.dummyfunction(&quot;&quot;&quot;COMPUTED_VALUE&quot;&quot;&quot;);102.37)" office:value-type="float" office:value="102.37" calcext:value-type="float">
            <text:p>102.37</text:p>
          </table:table-cell>
          <table:table-cell table:style-name="ce27" table:formula="of:=IFERROR(__xludf.dummyfunction(&quot;&quot;&quot;COMPUTED_VALUE&quot;&quot;&quot;);103.85)" office:value-type="float" office:value="103.85" calcext:value-type="float">
            <text:p>103.85</text:p>
          </table:table-cell>
          <table:table-cell table:style-name="ce31" table:formula="of:=IFERROR(__xludf.dummyfunction(&quot;&quot;&quot;COMPUTED_VALUE&quot;&quot;&quot;);19738603)" office:value-type="float" office:value="19738603" calcext:value-type="float">
            <text:p>19,738,60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24.6666666667)" office:value-type="date" office:date-value="2022-09-20T16:00:00.288" calcext:value-type="date">
            <text:p>Sep 20, 2022</text:p>
          </table:table-cell>
          <table:table-cell table:style-name="ce23" table:formula="of:=IFERROR(__xludf.dummyfunction(&quot;&quot;&quot;COMPUTED_VALUE&quot;&quot;&quot;);102.88)" office:value-type="float" office:value="102.88" calcext:value-type="float">
            <text:p>102.88</text:p>
          </table:table-cell>
          <table:table-cell table:style-name="ce23" table:formula="of:=IFERROR(__xludf.dummyfunction(&quot;&quot;&quot;COMPUTED_VALUE&quot;&quot;&quot;);103.17)" office:value-type="float" office:value="103.17" calcext:value-type="float">
            <text:p>103.17</text:p>
          </table:table-cell>
          <table:table-cell table:style-name="ce23" table:formula="of:=IFERROR(__xludf.dummyfunction(&quot;&quot;&quot;COMPUTED_VALUE&quot;&quot;&quot;);101.12)" office:value-type="float" office:value="101.12" calcext:value-type="float">
            <text:p>101.12</text:p>
          </table:table-cell>
          <table:table-cell table:style-name="ce27" table:formula="of:=IFERROR(__xludf.dummyfunction(&quot;&quot;&quot;COMPUTED_VALUE&quot;&quot;&quot;);101.83)" office:value-type="float" office:value="101.83" calcext:value-type="float">
            <text:p>101.83</text:p>
          </table:table-cell>
          <table:table-cell table:style-name="ce31" table:formula="of:=IFERROR(__xludf.dummyfunction(&quot;&quot;&quot;COMPUTED_VALUE&quot;&quot;&quot;);24001668)" office:value-type="float" office:value="24001668" calcext:value-type="float">
            <text:p>24,001,66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25.6666666667)" office:value-type="date" office:date-value="2022-09-21T16:00:00.288" calcext:value-type="date">
            <text:p>Sep 21, 2022</text:p>
          </table:table-cell>
          <table:table-cell table:style-name="ce23" table:formula="of:=IFERROR(__xludf.dummyfunction(&quot;&quot;&quot;COMPUTED_VALUE&quot;&quot;&quot;);102.24)" office:value-type="float" office:value="102.24" calcext:value-type="float">
            <text:p>102.24</text:p>
          </table:table-cell>
          <table:table-cell table:style-name="ce23" table:formula="of:=IFERROR(__xludf.dummyfunction(&quot;&quot;&quot;COMPUTED_VALUE&quot;&quot;&quot;);103.49)" office:value-type="float" office:value="103.49" calcext:value-type="float">
            <text:p>103.49</text:p>
          </table:table-cell>
          <table:table-cell table:style-name="ce23" table:formula="of:=IFERROR(__xludf.dummyfunction(&quot;&quot;&quot;COMPUTED_VALUE&quot;&quot;&quot;);99.99)" office:value-type="float" office:value="99.99" calcext:value-type="float">
            <text:p>99.99</text:p>
          </table:table-cell>
          <table:table-cell table:style-name="ce27" table:formula="of:=IFERROR(__xludf.dummyfunction(&quot;&quot;&quot;COMPUTED_VALUE&quot;&quot;&quot;);100.01)" office:value-type="float" office:value="100.01" calcext:value-type="float">
            <text:p>100.01</text:p>
          </table:table-cell>
          <table:table-cell table:style-name="ce31" table:formula="of:=IFERROR(__xludf.dummyfunction(&quot;&quot;&quot;COMPUTED_VALUE&quot;&quot;&quot;);26596757)" office:value-type="float" office:value="26596757" calcext:value-type="float">
            <text:p>26,596,75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26.6666666667)" office:value-type="date" office:date-value="2022-09-22T16:00:00.288" calcext:value-type="date">
            <text:p>Sep 22, 2022</text:p>
          </table:table-cell>
          <table:table-cell table:style-name="ce23" table:formula="of:=IFERROR(__xludf.dummyfunction(&quot;&quot;&quot;COMPUTED_VALUE&quot;&quot;&quot;);99.45)" office:value-type="float" office:value="99.45" calcext:value-type="float">
            <text:p>99.45</text:p>
          </table:table-cell>
          <table:table-cell table:style-name="ce23" table:formula="of:=IFERROR(__xludf.dummyfunction(&quot;&quot;&quot;COMPUTED_VALUE&quot;&quot;&quot;);101.68)" office:value-type="float" office:value="101.68" calcext:value-type="float">
            <text:p>101.68</text:p>
          </table:table-cell>
          <table:table-cell table:style-name="ce23" table:formula="of:=IFERROR(__xludf.dummyfunction(&quot;&quot;&quot;COMPUTED_VALUE&quot;&quot;&quot;);99.41)" office:value-type="float" office:value="99.41" calcext:value-type="float">
            <text:p>99.41</text:p>
          </table:table-cell>
          <table:table-cell table:style-name="ce27" table:formula="of:=IFERROR(__xludf.dummyfunction(&quot;&quot;&quot;COMPUTED_VALUE&quot;&quot;&quot;);100.57)" office:value-type="float" office:value="100.57" calcext:value-type="float">
            <text:p>100.57</text:p>
          </table:table-cell>
          <table:table-cell table:style-name="ce31" table:formula="of:=IFERROR(__xludf.dummyfunction(&quot;&quot;&quot;COMPUTED_VALUE&quot;&quot;&quot;);21272675)" office:value-type="float" office:value="21272675" calcext:value-type="float">
            <text:p>21,272,67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27.6666666667)" office:value-type="date" office:date-value="2022-09-23T16:00:00.288" calcext:value-type="date">
            <text:p>Sep 23, 2022</text:p>
          </table:table-cell>
          <table:table-cell table:style-name="ce23" table:formula="of:=IFERROR(__xludf.dummyfunction(&quot;&quot;&quot;COMPUTED_VALUE&quot;&quot;&quot;);100.06)" office:value-type="float" office:value="100.06" calcext:value-type="float">
            <text:p>100.06</text:p>
          </table:table-cell>
          <table:table-cell table:style-name="ce23" table:formula="of:=IFERROR(__xludf.dummyfunction(&quot;&quot;&quot;COMPUTED_VALUE&quot;&quot;&quot;);100.11)" office:value-type="float" office:value="100.11" calcext:value-type="float">
            <text:p>100.11</text:p>
          </table:table-cell>
          <table:table-cell table:style-name="ce23" table:formula="of:=IFERROR(__xludf.dummyfunction(&quot;&quot;&quot;COMPUTED_VALUE&quot;&quot;&quot;);98.01)" office:value-type="float" office:value="98.01" calcext:value-type="float">
            <text:p>98.01</text:p>
          </table:table-cell>
          <table:table-cell table:style-name="ce27" table:formula="of:=IFERROR(__xludf.dummyfunction(&quot;&quot;&quot;COMPUTED_VALUE&quot;&quot;&quot;);99.17)" office:value-type="float" office:value="99.17" calcext:value-type="float">
            <text:p>99.17</text:p>
          </table:table-cell>
          <table:table-cell table:style-name="ce31" table:formula="of:=IFERROR(__xludf.dummyfunction(&quot;&quot;&quot;COMPUTED_VALUE&quot;&quot;&quot;);25656959)" office:value-type="float" office:value="25656959" calcext:value-type="float">
            <text:p>25,656,95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30.6666666667)" office:value-type="date" office:date-value="2022-09-26T16:00:00.288" calcext:value-type="date">
            <text:p>Sep 26, 2022</text:p>
          </table:table-cell>
          <table:table-cell table:style-name="ce23" table:formula="of:=IFERROR(__xludf.dummyfunction(&quot;&quot;&quot;COMPUTED_VALUE&quot;&quot;&quot;);98.61)" office:value-type="float" office:value="98.61" calcext:value-type="float">
            <text:p>98.61</text:p>
          </table:table-cell>
          <table:table-cell table:style-name="ce23" table:formula="of:=IFERROR(__xludf.dummyfunction(&quot;&quot;&quot;COMPUTED_VALUE&quot;&quot;&quot;);100.44)" office:value-type="float" office:value="100.44" calcext:value-type="float">
            <text:p>100.44</text:p>
          </table:table-cell>
          <table:table-cell table:style-name="ce23" table:formula="of:=IFERROR(__xludf.dummyfunction(&quot;&quot;&quot;COMPUTED_VALUE&quot;&quot;&quot;);98.38)" office:value-type="float" office:value="98.38" calcext:value-type="float">
            <text:p>98.38</text:p>
          </table:table-cell>
          <table:table-cell table:style-name="ce27" table:formula="of:=IFERROR(__xludf.dummyfunction(&quot;&quot;&quot;COMPUTED_VALUE&quot;&quot;&quot;);98.81)" office:value-type="float" office:value="98.81" calcext:value-type="float">
            <text:p>98.81</text:p>
          </table:table-cell>
          <table:table-cell table:style-name="ce31" table:formula="of:=IFERROR(__xludf.dummyfunction(&quot;&quot;&quot;COMPUTED_VALUE&quot;&quot;&quot;);22437938)" office:value-type="float" office:value="22437938" calcext:value-type="float">
            <text:p>22,437,93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31.6666666667)" office:value-type="date" office:date-value="2022-09-27T16:00:00.288" calcext:value-type="date">
            <text:p>Sep 27, 2022</text:p>
          </table:table-cell>
          <table:table-cell table:style-name="ce23" table:formula="of:=IFERROR(__xludf.dummyfunction(&quot;&quot;&quot;COMPUTED_VALUE&quot;&quot;&quot;);99.91)" office:value-type="float" office:value="99.91" calcext:value-type="float">
            <text:p>99.91</text:p>
          </table:table-cell>
          <table:table-cell table:style-name="ce23" table:formula="of:=IFERROR(__xludf.dummyfunction(&quot;&quot;&quot;COMPUTED_VALUE&quot;&quot;&quot;);100.46)" office:value-type="float" office:value="100.46" calcext:value-type="float">
            <text:p>100.46</text:p>
          </table:table-cell>
          <table:table-cell table:style-name="ce23" table:formula="of:=IFERROR(__xludf.dummyfunction(&quot;&quot;&quot;COMPUTED_VALUE&quot;&quot;&quot;);97.34)" office:value-type="float" office:value="97.34" calcext:value-type="float">
            <text:p>97.34</text:p>
          </table:table-cell>
          <table:table-cell table:style-name="ce27" table:formula="of:=IFERROR(__xludf.dummyfunction(&quot;&quot;&quot;COMPUTED_VALUE&quot;&quot;&quot;);98.09)" office:value-type="float" office:value="98.09" calcext:value-type="float">
            <text:p>98.09</text:p>
          </table:table-cell>
          <table:table-cell table:style-name="ce31" table:formula="of:=IFERROR(__xludf.dummyfunction(&quot;&quot;&quot;COMPUTED_VALUE&quot;&quot;&quot;);24224988)" office:value-type="float" office:value="24224988" calcext:value-type="float">
            <text:p>24,224,98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32.6666666667)" office:value-type="date" office:date-value="2022-09-28T16:00:00.288" calcext:value-type="date">
            <text:p>Sep 28, 2022</text:p>
          </table:table-cell>
          <table:table-cell table:style-name="ce23" table:formula="of:=IFERROR(__xludf.dummyfunction(&quot;&quot;&quot;COMPUTED_VALUE&quot;&quot;&quot;);98.02)" office:value-type="float" office:value="98.02" calcext:value-type="float">
            <text:p>98.02</text:p>
          </table:table-cell>
          <table:table-cell table:style-name="ce23" table:formula="of:=IFERROR(__xludf.dummyfunction(&quot;&quot;&quot;COMPUTED_VALUE&quot;&quot;&quot;);101.4)" office:value-type="float" office:value="101.4" calcext:value-type="float">
            <text:p>101.40</text:p>
          </table:table-cell>
          <table:table-cell table:style-name="ce23" table:formula="of:=IFERROR(__xludf.dummyfunction(&quot;&quot;&quot;COMPUTED_VALUE&quot;&quot;&quot;);97.8)" office:value-type="float" office:value="97.8" calcext:value-type="float">
            <text:p>97.80</text:p>
          </table:table-cell>
          <table:table-cell table:style-name="ce27" table:formula="of:=IFERROR(__xludf.dummyfunction(&quot;&quot;&quot;COMPUTED_VALUE&quot;&quot;&quot;);100.74)" office:value-type="float" office:value="100.74" calcext:value-type="float">
            <text:p>100.74</text:p>
          </table:table-cell>
          <table:table-cell table:style-name="ce31" table:formula="of:=IFERROR(__xludf.dummyfunction(&quot;&quot;&quot;COMPUTED_VALUE&quot;&quot;&quot;);24616999)" office:value-type="float" office:value="24616999" calcext:value-type="float">
            <text:p>24,616,99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33.6666666667)" office:value-type="date" office:date-value="2022-09-29T16:00:00.288" calcext:value-type="date">
            <text:p>Sep 29, 2022</text:p>
          </table:table-cell>
          <table:table-cell table:style-name="ce23" table:formula="of:=IFERROR(__xludf.dummyfunction(&quot;&quot;&quot;COMPUTED_VALUE&quot;&quot;&quot;);99.3)" office:value-type="float" office:value="99.3" calcext:value-type="float">
            <text:p>99.30</text:p>
          </table:table-cell>
          <table:table-cell table:style-name="ce23" table:formula="of:=IFERROR(__xludf.dummyfunction(&quot;&quot;&quot;COMPUTED_VALUE&quot;&quot;&quot;);99.3)" office:value-type="float" office:value="99.3" calcext:value-type="float">
            <text:p>99.30</text:p>
          </table:table-cell>
          <table:table-cell table:style-name="ce23" table:formula="of:=IFERROR(__xludf.dummyfunction(&quot;&quot;&quot;COMPUTED_VALUE&quot;&quot;&quot;);96.52)" office:value-type="float" office:value="96.52" calcext:value-type="float">
            <text:p>96.52</text:p>
          </table:table-cell>
          <table:table-cell table:style-name="ce27" table:formula="of:=IFERROR(__xludf.dummyfunction(&quot;&quot;&quot;COMPUTED_VALUE&quot;&quot;&quot;);98.09)" office:value-type="float" office:value="98.09" calcext:value-type="float">
            <text:p>98.09</text:p>
          </table:table-cell>
          <table:table-cell table:style-name="ce31" table:formula="of:=IFERROR(__xludf.dummyfunction(&quot;&quot;&quot;COMPUTED_VALUE&quot;&quot;&quot;);21921520)" office:value-type="float" office:value="21921520" calcext:value-type="float">
            <text:p>21,921,52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34.6666666667)" office:value-type="date" office:date-value="2022-09-30T16:00:00.288" calcext:value-type="date">
            <text:p>Sep 30, 2022</text:p>
          </table:table-cell>
          <table:table-cell table:style-name="ce23" table:formula="of:=IFERROR(__xludf.dummyfunction(&quot;&quot;&quot;COMPUTED_VALUE&quot;&quot;&quot;);97.73)" office:value-type="float" office:value="97.73" calcext:value-type="float">
            <text:p>97.73</text:p>
          </table:table-cell>
          <table:table-cell table:style-name="ce23" table:formula="of:=IFERROR(__xludf.dummyfunction(&quot;&quot;&quot;COMPUTED_VALUE&quot;&quot;&quot;);99.49)" office:value-type="float" office:value="99.49" calcext:value-type="float">
            <text:p>99.49</text:p>
          </table:table-cell>
          <table:table-cell table:style-name="ce23" table:formula="of:=IFERROR(__xludf.dummyfunction(&quot;&quot;&quot;COMPUTED_VALUE&quot;&quot;&quot;);96.03)" office:value-type="float" office:value="96.03" calcext:value-type="float">
            <text:p>96.03</text:p>
          </table:table-cell>
          <table:table-cell table:style-name="ce27" table:formula="of:=IFERROR(__xludf.dummyfunction(&quot;&quot;&quot;COMPUTED_VALUE&quot;&quot;&quot;);96.15)" office:value-type="float" office:value="96.15" calcext:value-type="float">
            <text:p>96.15</text:p>
          </table:table-cell>
          <table:table-cell table:style-name="ce31" table:formula="of:=IFERROR(__xludf.dummyfunction(&quot;&quot;&quot;COMPUTED_VALUE&quot;&quot;&quot;);26277832)" office:value-type="float" office:value="26277832" calcext:value-type="float">
            <text:p>26,277,83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37.6666666667)" office:value-type="date" office:date-value="2022-10-03T16:00:00.288" calcext:value-type="date">
            <text:p>Oct 3, 2022</text:p>
          </table:table-cell>
          <table:table-cell table:style-name="ce23" table:formula="of:=IFERROR(__xludf.dummyfunction(&quot;&quot;&quot;COMPUTED_VALUE&quot;&quot;&quot;);97.22)" office:value-type="float" office:value="97.22" calcext:value-type="float">
            <text:p>97.22</text:p>
          </table:table-cell>
          <table:table-cell table:style-name="ce23" table:formula="of:=IFERROR(__xludf.dummyfunction(&quot;&quot;&quot;COMPUTED_VALUE&quot;&quot;&quot;);99.97)" office:value-type="float" office:value="99.97" calcext:value-type="float">
            <text:p>99.97</text:p>
          </table:table-cell>
          <table:table-cell table:style-name="ce23" table:formula="of:=IFERROR(__xludf.dummyfunction(&quot;&quot;&quot;COMPUTED_VALUE&quot;&quot;&quot;);97.02)" office:value-type="float" office:value="97.02" calcext:value-type="float">
            <text:p>97.02</text:p>
          </table:table-cell>
          <table:table-cell table:style-name="ce27" table:formula="of:=IFERROR(__xludf.dummyfunction(&quot;&quot;&quot;COMPUTED_VALUE&quot;&quot;&quot;);99.3)" office:value-type="float" office:value="99.3" calcext:value-type="float">
            <text:p>99.30</text:p>
          </table:table-cell>
          <table:table-cell table:style-name="ce31" table:formula="of:=IFERROR(__xludf.dummyfunction(&quot;&quot;&quot;COMPUTED_VALUE&quot;&quot;&quot;);24840028)" office:value-type="float" office:value="24840028" calcext:value-type="float">
            <text:p>24,840,02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38.6666666667)" office:value-type="date" office:date-value="2022-10-04T16:00:00.288" calcext:value-type="date">
            <text:p>Oct 4, 2022</text:p>
          </table:table-cell>
          <table:table-cell table:style-name="ce23" table:formula="of:=IFERROR(__xludf.dummyfunction(&quot;&quot;&quot;COMPUTED_VALUE&quot;&quot;&quot;);101.04)" office:value-type="float" office:value="101.04" calcext:value-type="float">
            <text:p>101.04</text:p>
          </table:table-cell>
          <table:table-cell table:style-name="ce23" table:formula="of:=IFERROR(__xludf.dummyfunction(&quot;&quot;&quot;COMPUTED_VALUE&quot;&quot;&quot;);102.72)" office:value-type="float" office:value="102.72" calcext:value-type="float">
            <text:p>102.72</text:p>
          </table:table-cell>
          <table:table-cell table:style-name="ce23" table:formula="of:=IFERROR(__xludf.dummyfunction(&quot;&quot;&quot;COMPUTED_VALUE&quot;&quot;&quot;);101.04)" office:value-type="float" office:value="101.04" calcext:value-type="float">
            <text:p>101.04</text:p>
          </table:table-cell>
          <table:table-cell table:style-name="ce27" table:formula="of:=IFERROR(__xludf.dummyfunction(&quot;&quot;&quot;COMPUTED_VALUE&quot;&quot;&quot;);102.41)" office:value-type="float" office:value="102.41" calcext:value-type="float">
            <text:p>102.41</text:p>
          </table:table-cell>
          <table:table-cell table:style-name="ce31" table:formula="of:=IFERROR(__xludf.dummyfunction(&quot;&quot;&quot;COMPUTED_VALUE&quot;&quot;&quot;);22580931)" office:value-type="float" office:value="22580931" calcext:value-type="float">
            <text:p>22,580,93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39.6666666667)" office:value-type="date" office:date-value="2022-10-05T16:00:00.288" calcext:value-type="date">
            <text:p>Oct 5, 2022</text:p>
          </table:table-cell>
          <table:table-cell table:style-name="ce23" table:formula="of:=IFERROR(__xludf.dummyfunction(&quot;&quot;&quot;COMPUTED_VALUE&quot;&quot;&quot;);100.69)" office:value-type="float" office:value="100.69" calcext:value-type="float">
            <text:p>100.69</text:p>
          </table:table-cell>
          <table:table-cell table:style-name="ce23" table:formula="of:=IFERROR(__xludf.dummyfunction(&quot;&quot;&quot;COMPUTED_VALUE&quot;&quot;&quot;);102.74)" office:value-type="float" office:value="102.74" calcext:value-type="float">
            <text:p>102.74</text:p>
          </table:table-cell>
          <table:table-cell table:style-name="ce23" table:formula="of:=IFERROR(__xludf.dummyfunction(&quot;&quot;&quot;COMPUTED_VALUE&quot;&quot;&quot;);99.74)" office:value-type="float" office:value="99.74" calcext:value-type="float">
            <text:p>99.74</text:p>
          </table:table-cell>
          <table:table-cell table:style-name="ce27" table:formula="of:=IFERROR(__xludf.dummyfunction(&quot;&quot;&quot;COMPUTED_VALUE&quot;&quot;&quot;);102.22)" office:value-type="float" office:value="102.22" calcext:value-type="float">
            <text:p>102.22</text:p>
          </table:table-cell>
          <table:table-cell table:style-name="ce31" table:formula="of:=IFERROR(__xludf.dummyfunction(&quot;&quot;&quot;COMPUTED_VALUE&quot;&quot;&quot;);18475515)" office:value-type="float" office:value="18475515" calcext:value-type="float">
            <text:p>18,475,51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40.6666666667)" office:value-type="date" office:date-value="2022-10-06T16:00:00.288" calcext:value-type="date">
            <text:p>Oct 6, 2022</text:p>
          </table:table-cell>
          <table:table-cell table:style-name="ce23" table:formula="of:=IFERROR(__xludf.dummyfunction(&quot;&quot;&quot;COMPUTED_VALUE&quot;&quot;&quot;);101.5)" office:value-type="float" office:value="101.5" calcext:value-type="float">
            <text:p>101.50</text:p>
          </table:table-cell>
          <table:table-cell table:style-name="ce23" table:formula="of:=IFERROR(__xludf.dummyfunction(&quot;&quot;&quot;COMPUTED_VALUE&quot;&quot;&quot;);103.73)" office:value-type="float" office:value="103.73" calcext:value-type="float">
            <text:p>103.73</text:p>
          </table:table-cell>
          <table:table-cell table:style-name="ce23" table:formula="of:=IFERROR(__xludf.dummyfunction(&quot;&quot;&quot;COMPUTED_VALUE&quot;&quot;&quot;);101.5)" office:value-type="float" office:value="101.5" calcext:value-type="float">
            <text:p>101.50</text:p>
          </table:table-cell>
          <table:table-cell table:style-name="ce27" table:formula="of:=IFERROR(__xludf.dummyfunction(&quot;&quot;&quot;COMPUTED_VALUE&quot;&quot;&quot;);102.24)" office:value-type="float" office:value="102.24" calcext:value-type="float">
            <text:p>102.24</text:p>
          </table:table-cell>
          <table:table-cell table:style-name="ce31" table:formula="of:=IFERROR(__xludf.dummyfunction(&quot;&quot;&quot;COMPUTED_VALUE&quot;&quot;&quot;);17156240)" office:value-type="float" office:value="17156240" calcext:value-type="float">
            <text:p>17,156,24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41.6666666667)" office:value-type="date" office:date-value="2022-10-07T16:00:00.288" calcext:value-type="date">
            <text:p>Oct 7, 2022</text:p>
          </table:table-cell>
          <table:table-cell table:style-name="ce23" table:formula="of:=IFERROR(__xludf.dummyfunction(&quot;&quot;&quot;COMPUTED_VALUE&quot;&quot;&quot;);100.65)" office:value-type="float" office:value="100.65" calcext:value-type="float">
            <text:p>100.65</text:p>
          </table:table-cell>
          <table:table-cell table:style-name="ce23" table:formula="of:=IFERROR(__xludf.dummyfunction(&quot;&quot;&quot;COMPUTED_VALUE&quot;&quot;&quot;);101.42)" office:value-type="float" office:value="101.42" calcext:value-type="float">
            <text:p>101.42</text:p>
          </table:table-cell>
          <table:table-cell table:style-name="ce23" table:formula="of:=IFERROR(__xludf.dummyfunction(&quot;&quot;&quot;COMPUTED_VALUE&quot;&quot;&quot;);99.21)" office:value-type="float" office:value="99.21" calcext:value-type="float">
            <text:p>99.21</text:p>
          </table:table-cell>
          <table:table-cell table:style-name="ce27" table:formula="of:=IFERROR(__xludf.dummyfunction(&quot;&quot;&quot;COMPUTED_VALUE&quot;&quot;&quot;);99.57)" office:value-type="float" office:value="99.57" calcext:value-type="float">
            <text:p>99.57</text:p>
          </table:table-cell>
          <table:table-cell table:style-name="ce31" table:formula="of:=IFERROR(__xludf.dummyfunction(&quot;&quot;&quot;COMPUTED_VALUE&quot;&quot;&quot;);24249910)" office:value-type="float" office:value="24249910" calcext:value-type="float">
            <text:p>24,249,91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44.6666666667)" office:value-type="date" office:date-value="2022-10-10T16:00:00.288" calcext:value-type="date">
            <text:p>Oct 10, 2022</text:p>
          </table:table-cell>
          <table:table-cell table:style-name="ce23" table:formula="of:=IFERROR(__xludf.dummyfunction(&quot;&quot;&quot;COMPUTED_VALUE&quot;&quot;&quot;);99.85)" office:value-type="float" office:value="99.85" calcext:value-type="float">
            <text:p>99.85</text:p>
          </table:table-cell>
          <table:table-cell table:style-name="ce23" table:formula="of:=IFERROR(__xludf.dummyfunction(&quot;&quot;&quot;COMPUTED_VALUE&quot;&quot;&quot;);99.99)" office:value-type="float" office:value="99.99" calcext:value-type="float">
            <text:p>99.99</text:p>
          </table:table-cell>
          <table:table-cell table:style-name="ce23" table:formula="of:=IFERROR(__xludf.dummyfunction(&quot;&quot;&quot;COMPUTED_VALUE&quot;&quot;&quot;);97.87)" office:value-type="float" office:value="97.87" calcext:value-type="float">
            <text:p>97.87</text:p>
          </table:table-cell>
          <table:table-cell table:style-name="ce27" table:formula="of:=IFERROR(__xludf.dummyfunction(&quot;&quot;&quot;COMPUTED_VALUE&quot;&quot;&quot;);98.71)" office:value-type="float" office:value="98.71" calcext:value-type="float">
            <text:p>98.71</text:p>
          </table:table-cell>
          <table:table-cell table:style-name="ce31" table:formula="of:=IFERROR(__xludf.dummyfunction(&quot;&quot;&quot;COMPUTED_VALUE&quot;&quot;&quot;);16529897)" office:value-type="float" office:value="16529897" calcext:value-type="float">
            <text:p>16,529,89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45.6666666667)" office:value-type="date" office:date-value="2022-10-11T16:00:00.288" calcext:value-type="date">
            <text:p>Oct 11, 2022</text:p>
          </table:table-cell>
          <table:table-cell table:style-name="ce23" table:formula="of:=IFERROR(__xludf.dummyfunction(&quot;&quot;&quot;COMPUTED_VALUE&quot;&quot;&quot;);98.25)" office:value-type="float" office:value="98.25" calcext:value-type="float">
            <text:p>98.25</text:p>
          </table:table-cell>
          <table:table-cell table:style-name="ce23" table:formula="of:=IFERROR(__xludf.dummyfunction(&quot;&quot;&quot;COMPUTED_VALUE&quot;&quot;&quot;);100.12)" office:value-type="float" office:value="100.12" calcext:value-type="float">
            <text:p>100.12</text:p>
          </table:table-cell>
          <table:table-cell table:style-name="ce23" table:formula="of:=IFERROR(__xludf.dummyfunction(&quot;&quot;&quot;COMPUTED_VALUE&quot;&quot;&quot;);97.25)" office:value-type="float" office:value="97.25" calcext:value-type="float">
            <text:p>97.25</text:p>
          </table:table-cell>
          <table:table-cell table:style-name="ce27" table:formula="of:=IFERROR(__xludf.dummyfunction(&quot;&quot;&quot;COMPUTED_VALUE&quot;&quot;&quot;);98.05)" office:value-type="float" office:value="98.05" calcext:value-type="float">
            <text:p>98.05</text:p>
          </table:table-cell>
          <table:table-cell table:style-name="ce31" table:formula="of:=IFERROR(__xludf.dummyfunction(&quot;&quot;&quot;COMPUTED_VALUE&quot;&quot;&quot;);21617727)" office:value-type="float" office:value="21617727" calcext:value-type="float">
            <text:p>21,617,72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46.6666666667)" office:value-type="date" office:date-value="2022-10-12T16:00:00.288" calcext:value-type="date">
            <text:p>Oct 12, 2022</text:p>
          </table:table-cell>
          <table:table-cell table:style-name="ce23" table:formula="of:=IFERROR(__xludf.dummyfunction(&quot;&quot;&quot;COMPUTED_VALUE&quot;&quot;&quot;);98.27)" office:value-type="float" office:value="98.27" calcext:value-type="float">
            <text:p>98.27</text:p>
          </table:table-cell>
          <table:table-cell table:style-name="ce23" table:formula="of:=IFERROR(__xludf.dummyfunction(&quot;&quot;&quot;COMPUTED_VALUE&quot;&quot;&quot;);99.65)" office:value-type="float" office:value="99.65" calcext:value-type="float">
            <text:p>99.65</text:p>
          </table:table-cell>
          <table:table-cell table:style-name="ce23" table:formula="of:=IFERROR(__xludf.dummyfunction(&quot;&quot;&quot;COMPUTED_VALUE&quot;&quot;&quot;);97.67)" office:value-type="float" office:value="97.67" calcext:value-type="float">
            <text:p>97.67</text:p>
          </table:table-cell>
          <table:table-cell table:style-name="ce27" table:formula="of:=IFERROR(__xludf.dummyfunction(&quot;&quot;&quot;COMPUTED_VALUE&quot;&quot;&quot;);98.3)" office:value-type="float" office:value="98.3" calcext:value-type="float">
            <text:p>98.30</text:p>
          </table:table-cell>
          <table:table-cell table:style-name="ce31" table:formula="of:=IFERROR(__xludf.dummyfunction(&quot;&quot;&quot;COMPUTED_VALUE&quot;&quot;&quot;);17343431)" office:value-type="float" office:value="17343431" calcext:value-type="float">
            <text:p>17,343,43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47.6666666667)" office:value-type="date" office:date-value="2022-10-13T16:00:00.288" calcext:value-type="date">
            <text:p>Oct 13, 2022</text:p>
          </table:table-cell>
          <table:table-cell table:style-name="ce23" table:formula="of:=IFERROR(__xludf.dummyfunction(&quot;&quot;&quot;COMPUTED_VALUE&quot;&quot;&quot;);95.93)" office:value-type="float" office:value="95.93" calcext:value-type="float">
            <text:p>95.93</text:p>
          </table:table-cell>
          <table:table-cell table:style-name="ce23" table:formula="of:=IFERROR(__xludf.dummyfunction(&quot;&quot;&quot;COMPUTED_VALUE&quot;&quot;&quot;);100.53)" office:value-type="float" office:value="100.53" calcext:value-type="float">
            <text:p>100.53</text:p>
          </table:table-cell>
          <table:table-cell table:style-name="ce23" table:formula="of:=IFERROR(__xludf.dummyfunction(&quot;&quot;&quot;COMPUTED_VALUE&quot;&quot;&quot;);95.27)" office:value-type="float" office:value="95.27" calcext:value-type="float">
            <text:p>95.27</text:p>
          </table:table-cell>
          <table:table-cell table:style-name="ce27" table:formula="of:=IFERROR(__xludf.dummyfunction(&quot;&quot;&quot;COMPUTED_VALUE&quot;&quot;&quot;);99.71)" office:value-type="float" office:value="99.71" calcext:value-type="float">
            <text:p>99.71</text:p>
          </table:table-cell>
          <table:table-cell table:style-name="ce31" table:formula="of:=IFERROR(__xludf.dummyfunction(&quot;&quot;&quot;COMPUTED_VALUE&quot;&quot;&quot;);32812220)" office:value-type="float" office:value="32812220" calcext:value-type="float">
            <text:p>32,812,22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48.6666666667)" office:value-type="date" office:date-value="2022-10-14T16:00:00.288" calcext:value-type="date">
            <text:p>Oct 14, 2022</text:p>
          </table:table-cell>
          <table:table-cell table:style-name="ce23" table:formula="of:=IFERROR(__xludf.dummyfunction(&quot;&quot;&quot;COMPUTED_VALUE&quot;&quot;&quot;);100.63)" office:value-type="float" office:value="100.63" calcext:value-type="float">
            <text:p>100.63</text:p>
          </table:table-cell>
          <table:table-cell table:style-name="ce23" table:formula="of:=IFERROR(__xludf.dummyfunction(&quot;&quot;&quot;COMPUTED_VALUE&quot;&quot;&quot;);101.29)" office:value-type="float" office:value="101.29" calcext:value-type="float">
            <text:p>101.29</text:p>
          </table:table-cell>
          <table:table-cell table:style-name="ce23" table:formula="of:=IFERROR(__xludf.dummyfunction(&quot;&quot;&quot;COMPUTED_VALUE&quot;&quot;&quot;);97.03)" office:value-type="float" office:value="97.03" calcext:value-type="float">
            <text:p>97.03</text:p>
          </table:table-cell>
          <table:table-cell table:style-name="ce27" table:formula="of:=IFERROR(__xludf.dummyfunction(&quot;&quot;&quot;COMPUTED_VALUE&quot;&quot;&quot;);97.18)" office:value-type="float" office:value="97.18" calcext:value-type="float">
            <text:p>97.18</text:p>
          </table:table-cell>
          <table:table-cell table:style-name="ce31" table:formula="of:=IFERROR(__xludf.dummyfunction(&quot;&quot;&quot;COMPUTED_VALUE&quot;&quot;&quot;);22624832)" office:value-type="float" office:value="22624832" calcext:value-type="float">
            <text:p>22,624,83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51.6666666667)" office:value-type="date" office:date-value="2022-10-17T16:00:00.288" calcext:value-type="date">
            <text:p>Oct 17, 2022</text:p>
          </table:table-cell>
          <table:table-cell table:style-name="ce23" table:formula="of:=IFERROR(__xludf.dummyfunction(&quot;&quot;&quot;COMPUTED_VALUE&quot;&quot;&quot;);99.52)" office:value-type="float" office:value="99.52" calcext:value-type="float">
            <text:p>99.52</text:p>
          </table:table-cell>
          <table:table-cell table:style-name="ce23" table:formula="of:=IFERROR(__xludf.dummyfunction(&quot;&quot;&quot;COMPUTED_VALUE&quot;&quot;&quot;);101.77)" office:value-type="float" office:value="101.77" calcext:value-type="float">
            <text:p>101.77</text:p>
          </table:table-cell>
          <table:table-cell table:style-name="ce23" table:formula="of:=IFERROR(__xludf.dummyfunction(&quot;&quot;&quot;COMPUTED_VALUE&quot;&quot;&quot;);99.51)" office:value-type="float" office:value="99.51" calcext:value-type="float">
            <text:p>99.51</text:p>
          </table:table-cell>
          <table:table-cell table:style-name="ce27" table:formula="of:=IFERROR(__xludf.dummyfunction(&quot;&quot;&quot;COMPUTED_VALUE&quot;&quot;&quot;);100.78)" office:value-type="float" office:value="100.78" calcext:value-type="float">
            <text:p>100.78</text:p>
          </table:table-cell>
          <table:table-cell table:style-name="ce31" table:formula="of:=IFERROR(__xludf.dummyfunction(&quot;&quot;&quot;COMPUTED_VALUE&quot;&quot;&quot;);23311604)" office:value-type="float" office:value="23311604" calcext:value-type="float">
            <text:p>23,311,60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52.6666666667)" office:value-type="date" office:date-value="2022-10-18T16:00:00.288" calcext:value-type="date">
            <text:p>Oct 18, 2022</text:p>
          </table:table-cell>
          <table:table-cell table:style-name="ce23" table:formula="of:=IFERROR(__xludf.dummyfunction(&quot;&quot;&quot;COMPUTED_VALUE&quot;&quot;&quot;);103.94)" office:value-type="float" office:value="103.94" calcext:value-type="float">
            <text:p>103.94</text:p>
          </table:table-cell>
          <table:table-cell table:style-name="ce23" table:formula="of:=IFERROR(__xludf.dummyfunction(&quot;&quot;&quot;COMPUTED_VALUE&quot;&quot;&quot;);104.22)" office:value-type="float" office:value="104.22" calcext:value-type="float">
            <text:p>104.22</text:p>
          </table:table-cell>
          <table:table-cell table:style-name="ce23" table:formula="of:=IFERROR(__xludf.dummyfunction(&quot;&quot;&quot;COMPUTED_VALUE&quot;&quot;&quot;);100.65)" office:value-type="float" office:value="100.65" calcext:value-type="float">
            <text:p>100.65</text:p>
          </table:table-cell>
          <table:table-cell table:style-name="ce27" table:formula="of:=IFERROR(__xludf.dummyfunction(&quot;&quot;&quot;COMPUTED_VALUE&quot;&quot;&quot;);101.39)" office:value-type="float" office:value="101.39" calcext:value-type="float">
            <text:p>101.39</text:p>
          </table:table-cell>
          <table:table-cell table:style-name="ce31" table:formula="of:=IFERROR(__xludf.dummyfunction(&quot;&quot;&quot;COMPUTED_VALUE&quot;&quot;&quot;);21610541)" office:value-type="float" office:value="21610541" calcext:value-type="float">
            <text:p>21,610,54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53.6666666667)" office:value-type="date" office:date-value="2022-10-19T16:00:00.288" calcext:value-type="date">
            <text:p>Oct 19, 2022</text:p>
          </table:table-cell>
          <table:table-cell table:style-name="ce23" table:formula="of:=IFERROR(__xludf.dummyfunction(&quot;&quot;&quot;COMPUTED_VALUE&quot;&quot;&quot;);100.7)" office:value-type="float" office:value="100.7" calcext:value-type="float">
            <text:p>100.70</text:p>
          </table:table-cell>
          <table:table-cell table:style-name="ce23" table:formula="of:=IFERROR(__xludf.dummyfunction(&quot;&quot;&quot;COMPUTED_VALUE&quot;&quot;&quot;);101.66)" office:value-type="float" office:value="101.66" calcext:value-type="float">
            <text:p>101.66</text:p>
          </table:table-cell>
          <table:table-cell table:style-name="ce23" table:formula="of:=IFERROR(__xludf.dummyfunction(&quot;&quot;&quot;COMPUTED_VALUE&quot;&quot;&quot;);99.64)" office:value-type="float" office:value="99.64" calcext:value-type="float">
            <text:p>99.64</text:p>
          </table:table-cell>
          <table:table-cell table:style-name="ce27" table:formula="of:=IFERROR(__xludf.dummyfunction(&quot;&quot;&quot;COMPUTED_VALUE&quot;&quot;&quot;);100.29)" office:value-type="float" office:value="100.29" calcext:value-type="float">
            <text:p>100.29</text:p>
          </table:table-cell>
          <table:table-cell table:style-name="ce31" table:formula="of:=IFERROR(__xludf.dummyfunction(&quot;&quot;&quot;COMPUTED_VALUE&quot;&quot;&quot;);21573686)" office:value-type="float" office:value="21573686" calcext:value-type="float">
            <text:p>21,573,68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54.6666666667)" office:value-type="date" office:date-value="2022-10-20T16:00:00.288" calcext:value-type="date">
            <text:p>Oct 20, 2022</text:p>
          </table:table-cell>
          <table:table-cell table:style-name="ce23" table:formula="of:=IFERROR(__xludf.dummyfunction(&quot;&quot;&quot;COMPUTED_VALUE&quot;&quot;&quot;);100.82)" office:value-type="float" office:value="100.82" calcext:value-type="float">
            <text:p>100.82</text:p>
          </table:table-cell>
          <table:table-cell table:style-name="ce23" table:formula="of:=IFERROR(__xludf.dummyfunction(&quot;&quot;&quot;COMPUTED_VALUE&quot;&quot;&quot;);103)" office:value-type="float" office:value="103" calcext:value-type="float">
            <text:p>103.00</text:p>
          </table:table-cell>
          <table:table-cell table:style-name="ce23" table:formula="of:=IFERROR(__xludf.dummyfunction(&quot;&quot;&quot;COMPUTED_VALUE&quot;&quot;&quot;);99.97)" office:value-type="float" office:value="99.97" calcext:value-type="float">
            <text:p>99.97</text:p>
          </table:table-cell>
          <table:table-cell table:style-name="ce27" table:formula="of:=IFERROR(__xludf.dummyfunction(&quot;&quot;&quot;COMPUTED_VALUE&quot;&quot;&quot;);100.53)" office:value-type="float" office:value="100.53" calcext:value-type="float">
            <text:p>100.53</text:p>
          </table:table-cell>
          <table:table-cell table:style-name="ce31" table:formula="of:=IFERROR(__xludf.dummyfunction(&quot;&quot;&quot;COMPUTED_VALUE&quot;&quot;&quot;);25125082)" office:value-type="float" office:value="25125082" calcext:value-type="float">
            <text:p>25,125,08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55.6666666667)" office:value-type="date" office:date-value="2022-10-21T16:00:00.288" calcext:value-type="date">
            <text:p>Oct 21, 2022</text:p>
          </table:table-cell>
          <table:table-cell table:style-name="ce23" table:formula="of:=IFERROR(__xludf.dummyfunction(&quot;&quot;&quot;COMPUTED_VALUE&quot;&quot;&quot;);98.46)" office:value-type="float" office:value="98.46" calcext:value-type="float">
            <text:p>98.46</text:p>
          </table:table-cell>
          <table:table-cell table:style-name="ce23" table:formula="of:=IFERROR(__xludf.dummyfunction(&quot;&quot;&quot;COMPUTED_VALUE&quot;&quot;&quot;);101.62)" office:value-type="float" office:value="101.62" calcext:value-type="float">
            <text:p>101.62</text:p>
          </table:table-cell>
          <table:table-cell table:style-name="ce23" table:formula="of:=IFERROR(__xludf.dummyfunction(&quot;&quot;&quot;COMPUTED_VALUE&quot;&quot;&quot;);98.23)" office:value-type="float" office:value="98.23" calcext:value-type="float">
            <text:p>98.23</text:p>
          </table:table-cell>
          <table:table-cell table:style-name="ce27" table:formula="of:=IFERROR(__xludf.dummyfunction(&quot;&quot;&quot;COMPUTED_VALUE&quot;&quot;&quot;);101.48)" office:value-type="float" office:value="101.48" calcext:value-type="float">
            <text:p>101.48</text:p>
          </table:table-cell>
          <table:table-cell table:style-name="ce31" table:formula="of:=IFERROR(__xludf.dummyfunction(&quot;&quot;&quot;COMPUTED_VALUE&quot;&quot;&quot;);28988727)" office:value-type="float" office:value="28988727" calcext:value-type="float">
            <text:p>28,988,72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58.6666666667)" office:value-type="date" office:date-value="2022-10-24T16:00:00.288" calcext:value-type="date">
            <text:p>Oct 24, 2022</text:p>
          </table:table-cell>
          <table:table-cell table:style-name="ce23" table:formula="of:=IFERROR(__xludf.dummyfunction(&quot;&quot;&quot;COMPUTED_VALUE&quot;&quot;&quot;);102.09)" office:value-type="float" office:value="102.09" calcext:value-type="float">
            <text:p>102.09</text:p>
          </table:table-cell>
          <table:table-cell table:style-name="ce23" table:formula="of:=IFERROR(__xludf.dummyfunction(&quot;&quot;&quot;COMPUTED_VALUE&quot;&quot;&quot;);103.1)" office:value-type="float" office:value="103.1" calcext:value-type="float">
            <text:p>103.10</text:p>
          </table:table-cell>
          <table:table-cell table:style-name="ce23" table:formula="of:=IFERROR(__xludf.dummyfunction(&quot;&quot;&quot;COMPUTED_VALUE&quot;&quot;&quot;);100.3)" office:value-type="float" office:value="100.3" calcext:value-type="float">
            <text:p>100.30</text:p>
          </table:table-cell>
          <table:table-cell table:style-name="ce27" table:formula="of:=IFERROR(__xludf.dummyfunction(&quot;&quot;&quot;COMPUTED_VALUE&quot;&quot;&quot;);102.97)" office:value-type="float" office:value="102.97" calcext:value-type="float">
            <text:p>102.97</text:p>
          </table:table-cell>
          <table:table-cell table:style-name="ce31" table:formula="of:=IFERROR(__xludf.dummyfunction(&quot;&quot;&quot;COMPUTED_VALUE&quot;&quot;&quot;);24680831)" office:value-type="float" office:value="24680831" calcext:value-type="float">
            <text:p>24,680,83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59.6666666667)" office:value-type="date" office:date-value="2022-10-25T16:00:00.288" calcext:value-type="date">
            <text:p>Oct 25, 2022</text:p>
          </table:table-cell>
          <table:table-cell table:style-name="ce23" table:formula="of:=IFERROR(__xludf.dummyfunction(&quot;&quot;&quot;COMPUTED_VALUE&quot;&quot;&quot;);103.3)" office:value-type="float" office:value="103.3" calcext:value-type="float">
            <text:p>103.30</text:p>
          </table:table-cell>
          <table:table-cell table:style-name="ce23" table:formula="of:=IFERROR(__xludf.dummyfunction(&quot;&quot;&quot;COMPUTED_VALUE&quot;&quot;&quot;);105.1)" office:value-type="float" office:value="105.1" calcext:value-type="float">
            <text:p>105.10</text:p>
          </table:table-cell>
          <table:table-cell table:style-name="ce23" table:formula="of:=IFERROR(__xludf.dummyfunction(&quot;&quot;&quot;COMPUTED_VALUE&quot;&quot;&quot;);103.02)" office:value-type="float" office:value="103.02" calcext:value-type="float">
            <text:p>103.02</text:p>
          </table:table-cell>
          <table:table-cell table:style-name="ce27" table:formula="of:=IFERROR(__xludf.dummyfunction(&quot;&quot;&quot;COMPUTED_VALUE&quot;&quot;&quot;);104.93)" office:value-type="float" office:value="104.93" calcext:value-type="float">
            <text:p>104.93</text:p>
          </table:table-cell>
          <table:table-cell table:style-name="ce31" table:formula="of:=IFERROR(__xludf.dummyfunction(&quot;&quot;&quot;COMPUTED_VALUE&quot;&quot;&quot;);29910170)" office:value-type="float" office:value="29910170" calcext:value-type="float">
            <text:p>29,910,17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60.6666666667)" office:value-type="date" office:date-value="2022-10-26T16:00:00.288" calcext:value-type="date">
            <text:p>Oct 26, 2022</text:p>
          </table:table-cell>
          <table:table-cell table:style-name="ce23" table:formula="of:=IFERROR(__xludf.dummyfunction(&quot;&quot;&quot;COMPUTED_VALUE&quot;&quot;&quot;);96.76)" office:value-type="float" office:value="96.76" calcext:value-type="float">
            <text:p>96.76</text:p>
          </table:table-cell>
          <table:table-cell table:style-name="ce23" table:formula="of:=IFERROR(__xludf.dummyfunction(&quot;&quot;&quot;COMPUTED_VALUE&quot;&quot;&quot;);98.54)" office:value-type="float" office:value="98.54" calcext:value-type="float">
            <text:p>98.54</text:p>
          </table:table-cell>
          <table:table-cell table:style-name="ce23" table:formula="of:=IFERROR(__xludf.dummyfunction(&quot;&quot;&quot;COMPUTED_VALUE&quot;&quot;&quot;);94.57)" office:value-type="float" office:value="94.57" calcext:value-type="float">
            <text:p>94.57</text:p>
          </table:table-cell>
          <table:table-cell table:style-name="ce27" table:formula="of:=IFERROR(__xludf.dummyfunction(&quot;&quot;&quot;COMPUTED_VALUE&quot;&quot;&quot;);94.82)" office:value-type="float" office:value="94.82" calcext:value-type="float">
            <text:p>94.82</text:p>
          </table:table-cell>
          <table:table-cell table:style-name="ce31" table:formula="of:=IFERROR(__xludf.dummyfunction(&quot;&quot;&quot;COMPUTED_VALUE&quot;&quot;&quot;);71671814)" office:value-type="float" office:value="71671814" calcext:value-type="float">
            <text:p>71,671,81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61.6666666667)" office:value-type="date" office:date-value="2022-10-27T16:00:00.288" calcext:value-type="date">
            <text:p>Oct 27, 2022</text:p>
          </table:table-cell>
          <table:table-cell table:style-name="ce23" table:formula="of:=IFERROR(__xludf.dummyfunction(&quot;&quot;&quot;COMPUTED_VALUE&quot;&quot;&quot;);94.31)" office:value-type="float" office:value="94.31" calcext:value-type="float">
            <text:p>94.31</text:p>
          </table:table-cell>
          <table:table-cell table:style-name="ce23" table:formula="of:=IFERROR(__xludf.dummyfunction(&quot;&quot;&quot;COMPUTED_VALUE&quot;&quot;&quot;);95.17)" office:value-type="float" office:value="95.17" calcext:value-type="float">
            <text:p>95.17</text:p>
          </table:table-cell>
          <table:table-cell table:style-name="ce23" table:formula="of:=IFERROR(__xludf.dummyfunction(&quot;&quot;&quot;COMPUTED_VALUE&quot;&quot;&quot;);91.9)" office:value-type="float" office:value="91.9" calcext:value-type="float">
            <text:p>91.90</text:p>
          </table:table-cell>
          <table:table-cell table:style-name="ce27" table:formula="of:=IFERROR(__xludf.dummyfunction(&quot;&quot;&quot;COMPUTED_VALUE&quot;&quot;&quot;);92.6)" office:value-type="float" office:value="92.6" calcext:value-type="float">
            <text:p>92.60</text:p>
          </table:table-cell>
          <table:table-cell table:style-name="ce31" table:formula="of:=IFERROR(__xludf.dummyfunction(&quot;&quot;&quot;COMPUTED_VALUE&quot;&quot;&quot;);54036485)" office:value-type="float" office:value="54036485" calcext:value-type="float">
            <text:p>54,036,48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62.6666666667)" office:value-type="date" office:date-value="2022-10-28T16:00:00.288" calcext:value-type="date">
            <text:p>Oct 28, 2022</text:p>
          </table:table-cell>
          <table:table-cell table:style-name="ce23" table:formula="of:=IFERROR(__xludf.dummyfunction(&quot;&quot;&quot;COMPUTED_VALUE&quot;&quot;&quot;);92.53)" office:value-type="float" office:value="92.53" calcext:value-type="float">
            <text:p>92.53</text:p>
          </table:table-cell>
          <table:table-cell table:style-name="ce23" table:formula="of:=IFERROR(__xludf.dummyfunction(&quot;&quot;&quot;COMPUTED_VALUE&quot;&quot;&quot;);96.86)" office:value-type="float" office:value="96.86" calcext:value-type="float">
            <text:p>96.86</text:p>
          </table:table-cell>
          <table:table-cell table:style-name="ce23" table:formula="of:=IFERROR(__xludf.dummyfunction(&quot;&quot;&quot;COMPUTED_VALUE&quot;&quot;&quot;);92.32)" office:value-type="float" office:value="92.32" calcext:value-type="float">
            <text:p>92.32</text:p>
          </table:table-cell>
          <table:table-cell table:style-name="ce27" table:formula="of:=IFERROR(__xludf.dummyfunction(&quot;&quot;&quot;COMPUTED_VALUE&quot;&quot;&quot;);96.58)" office:value-type="float" office:value="96.58" calcext:value-type="float">
            <text:p>96.58</text:p>
          </table:table-cell>
          <table:table-cell table:style-name="ce31" table:formula="of:=IFERROR(__xludf.dummyfunction(&quot;&quot;&quot;COMPUTED_VALUE&quot;&quot;&quot;);35696925)" office:value-type="float" office:value="35696925" calcext:value-type="float">
            <text:p>35,696,92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65.6666666667)" office:value-type="date" office:date-value="2022-10-31T16:00:00.288" calcext:value-type="date">
            <text:p>Oct 31, 2022</text:p>
          </table:table-cell>
          <table:table-cell table:style-name="ce23" table:formula="of:=IFERROR(__xludf.dummyfunction(&quot;&quot;&quot;COMPUTED_VALUE&quot;&quot;&quot;);95.78)" office:value-type="float" office:value="95.78" calcext:value-type="float">
            <text:p>95.78</text:p>
          </table:table-cell>
          <table:table-cell table:style-name="ce23" table:formula="of:=IFERROR(__xludf.dummyfunction(&quot;&quot;&quot;COMPUTED_VALUE&quot;&quot;&quot;);96.35)" office:value-type="float" office:value="96.35" calcext:value-type="float">
            <text:p>96.35</text:p>
          </table:table-cell>
          <table:table-cell table:style-name="ce23" table:formula="of:=IFERROR(__xludf.dummyfunction(&quot;&quot;&quot;COMPUTED_VALUE&quot;&quot;&quot;);94.38)" office:value-type="float" office:value="94.38" calcext:value-type="float">
            <text:p>94.38</text:p>
          </table:table-cell>
          <table:table-cell table:style-name="ce27" table:formula="of:=IFERROR(__xludf.dummyfunction(&quot;&quot;&quot;COMPUTED_VALUE&quot;&quot;&quot;);94.66)" office:value-type="float" office:value="94.66" calcext:value-type="float">
            <text:p>94.66</text:p>
          </table:table-cell>
          <table:table-cell table:style-name="ce31" table:formula="of:=IFERROR(__xludf.dummyfunction(&quot;&quot;&quot;COMPUTED_VALUE&quot;&quot;&quot;);29868714)" office:value-type="float" office:value="29868714" calcext:value-type="float">
            <text:p>29,868,71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66.6666666667)" office:value-type="date" office:date-value="2022-11-01T16:00:00.288" calcext:value-type="date">
            <text:p>Nov 1, 2022</text:p>
          </table:table-cell>
          <table:table-cell table:style-name="ce23" table:formula="of:=IFERROR(__xludf.dummyfunction(&quot;&quot;&quot;COMPUTED_VALUE&quot;&quot;&quot;);95.59)" office:value-type="float" office:value="95.59" calcext:value-type="float">
            <text:p>95.59</text:p>
          </table:table-cell>
          <table:table-cell table:style-name="ce23" table:formula="of:=IFERROR(__xludf.dummyfunction(&quot;&quot;&quot;COMPUTED_VALUE&quot;&quot;&quot;);96.17)" office:value-type="float" office:value="96.17" calcext:value-type="float">
            <text:p>96.17</text:p>
          </table:table-cell>
          <table:table-cell table:style-name="ce23" table:formula="of:=IFERROR(__xludf.dummyfunction(&quot;&quot;&quot;COMPUTED_VALUE&quot;&quot;&quot;);90.43)" office:value-type="float" office:value="90.43" calcext:value-type="float">
            <text:p>90.43</text:p>
          </table:table-cell>
          <table:table-cell table:style-name="ce27" table:formula="of:=IFERROR(__xludf.dummyfunction(&quot;&quot;&quot;COMPUTED_VALUE&quot;&quot;&quot;);90.5)" office:value-type="float" office:value="90.5" calcext:value-type="float">
            <text:p>90.50</text:p>
          </table:table-cell>
          <table:table-cell table:style-name="ce31" table:formula="of:=IFERROR(__xludf.dummyfunction(&quot;&quot;&quot;COMPUTED_VALUE&quot;&quot;&quot;);43220599)" office:value-type="float" office:value="43220599" calcext:value-type="float">
            <text:p>43,220,59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67.6666666667)" office:value-type="date" office:date-value="2022-11-02T16:00:00.288" calcext:value-type="date">
            <text:p>Nov 2, 2022</text:p>
          </table:table-cell>
          <table:table-cell table:style-name="ce23" table:formula="of:=IFERROR(__xludf.dummyfunction(&quot;&quot;&quot;COMPUTED_VALUE&quot;&quot;&quot;);90.91)" office:value-type="float" office:value="90.91" calcext:value-type="float">
            <text:p>90.91</text:p>
          </table:table-cell>
          <table:table-cell table:style-name="ce23" table:formula="of:=IFERROR(__xludf.dummyfunction(&quot;&quot;&quot;COMPUTED_VALUE&quot;&quot;&quot;);91.3)" office:value-type="float" office:value="91.3" calcext:value-type="float">
            <text:p>91.30</text:p>
          </table:table-cell>
          <table:table-cell table:style-name="ce23" table:formula="of:=IFERROR(__xludf.dummyfunction(&quot;&quot;&quot;COMPUTED_VALUE&quot;&quot;&quot;);87.01)" office:value-type="float" office:value="87.01" calcext:value-type="float">
            <text:p>87.01</text:p>
          </table:table-cell>
          <table:table-cell table:style-name="ce27" table:formula="of:=IFERROR(__xludf.dummyfunction(&quot;&quot;&quot;COMPUTED_VALUE&quot;&quot;&quot;);87.07)" office:value-type="float" office:value="87.07" calcext:value-type="float">
            <text:p>87.07</text:p>
          </table:table-cell>
          <table:table-cell table:style-name="ce31" table:formula="of:=IFERROR(__xludf.dummyfunction(&quot;&quot;&quot;COMPUTED_VALUE&quot;&quot;&quot;);43553551)" office:value-type="float" office:value="43553551" calcext:value-type="float">
            <text:p>43,553,55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68.6666666667)" office:value-type="date" office:date-value="2022-11-03T16:00:00.288" calcext:value-type="date">
            <text:p>Nov 3, 2022</text:p>
          </table:table-cell>
          <table:table-cell table:style-name="ce23" table:formula="of:=IFERROR(__xludf.dummyfunction(&quot;&quot;&quot;COMPUTED_VALUE&quot;&quot;&quot;);86.35)" office:value-type="float" office:value="86.35" calcext:value-type="float">
            <text:p>86.35</text:p>
          </table:table-cell>
          <table:table-cell table:style-name="ce23" table:formula="of:=IFERROR(__xludf.dummyfunction(&quot;&quot;&quot;COMPUTED_VALUE&quot;&quot;&quot;);86.55)" office:value-type="float" office:value="86.55" calcext:value-type="float">
            <text:p>86.55</text:p>
          </table:table-cell>
          <table:table-cell table:style-name="ce23" table:formula="of:=IFERROR(__xludf.dummyfunction(&quot;&quot;&quot;COMPUTED_VALUE&quot;&quot;&quot;);83.45)" office:value-type="float" office:value="83.45" calcext:value-type="float">
            <text:p>83.45</text:p>
          </table:table-cell>
          <table:table-cell table:style-name="ce27" table:formula="of:=IFERROR(__xludf.dummyfunction(&quot;&quot;&quot;COMPUTED_VALUE&quot;&quot;&quot;);83.49)" office:value-type="float" office:value="83.49" calcext:value-type="float">
            <text:p>83.49</text:p>
          </table:table-cell>
          <table:table-cell table:style-name="ce31" table:formula="of:=IFERROR(__xludf.dummyfunction(&quot;&quot;&quot;COMPUTED_VALUE&quot;&quot;&quot;);48510364)" office:value-type="float" office:value="48510364" calcext:value-type="float">
            <text:p>48,510,36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69.6666666667)" office:value-type="date" office:date-value="2022-11-04T16:00:00.288" calcext:value-type="date">
            <text:p>Nov 4, 2022</text:p>
          </table:table-cell>
          <table:table-cell table:style-name="ce23" table:formula="of:=IFERROR(__xludf.dummyfunction(&quot;&quot;&quot;COMPUTED_VALUE&quot;&quot;&quot;);85.51)" office:value-type="float" office:value="85.51" calcext:value-type="float">
            <text:p>85.51</text:p>
          </table:table-cell>
          <table:table-cell table:style-name="ce23" table:formula="of:=IFERROR(__xludf.dummyfunction(&quot;&quot;&quot;COMPUTED_VALUE&quot;&quot;&quot;);86.73)" office:value-type="float" office:value="86.73" calcext:value-type="float">
            <text:p>86.73</text:p>
          </table:table-cell>
          <table:table-cell table:style-name="ce23" table:formula="of:=IFERROR(__xludf.dummyfunction(&quot;&quot;&quot;COMPUTED_VALUE&quot;&quot;&quot;);83.88)" office:value-type="float" office:value="83.88" calcext:value-type="float">
            <text:p>83.88</text:p>
          </table:table-cell>
          <table:table-cell table:style-name="ce27" table:formula="of:=IFERROR(__xludf.dummyfunction(&quot;&quot;&quot;COMPUTED_VALUE&quot;&quot;&quot;);86.7)" office:value-type="float" office:value="86.7" calcext:value-type="float">
            <text:p>86.70</text:p>
          </table:table-cell>
          <table:table-cell table:style-name="ce31" table:formula="of:=IFERROR(__xludf.dummyfunction(&quot;&quot;&quot;COMPUTED_VALUE&quot;&quot;&quot;);40173284)" office:value-type="float" office:value="40173284" calcext:value-type="float">
            <text:p>40,173,28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72.6666666667)" office:value-type="date" office:date-value="2022-11-07T16:00:00.288" calcext:value-type="date">
            <text:p>Nov 7, 2022</text:p>
          </table:table-cell>
          <table:table-cell table:style-name="ce23" table:formula="of:=IFERROR(__xludf.dummyfunction(&quot;&quot;&quot;COMPUTED_VALUE&quot;&quot;&quot;);87.34)" office:value-type="float" office:value="87.34" calcext:value-type="float">
            <text:p>87.34</text:p>
          </table:table-cell>
          <table:table-cell table:style-name="ce23" table:formula="of:=IFERROR(__xludf.dummyfunction(&quot;&quot;&quot;COMPUTED_VALUE&quot;&quot;&quot;);88.94)" office:value-type="float" office:value="88.94" calcext:value-type="float">
            <text:p>88.94</text:p>
          </table:table-cell>
          <table:table-cell table:style-name="ce23" table:formula="of:=IFERROR(__xludf.dummyfunction(&quot;&quot;&quot;COMPUTED_VALUE&quot;&quot;&quot;);86.96)" office:value-type="float" office:value="86.96" calcext:value-type="float">
            <text:p>86.96</text:p>
          </table:table-cell>
          <table:table-cell table:style-name="ce27" table:formula="of:=IFERROR(__xludf.dummyfunction(&quot;&quot;&quot;COMPUTED_VALUE&quot;&quot;&quot;);88.65)" office:value-type="float" office:value="88.65" calcext:value-type="float">
            <text:p>88.65</text:p>
          </table:table-cell>
          <table:table-cell table:style-name="ce31" table:formula="of:=IFERROR(__xludf.dummyfunction(&quot;&quot;&quot;COMPUTED_VALUE&quot;&quot;&quot;);26899879)" office:value-type="float" office:value="26899879" calcext:value-type="float">
            <text:p>26,899,87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73.6666666667)" office:value-type="date" office:date-value="2022-11-08T16:00:00.288" calcext:value-type="date">
            <text:p>Nov 8, 2022</text:p>
          </table:table-cell>
          <table:table-cell table:style-name="ce23" table:formula="of:=IFERROR(__xludf.dummyfunction(&quot;&quot;&quot;COMPUTED_VALUE&quot;&quot;&quot;);89.16)" office:value-type="float" office:value="89.16" calcext:value-type="float">
            <text:p>89.16</text:p>
          </table:table-cell>
          <table:table-cell table:style-name="ce23" table:formula="of:=IFERROR(__xludf.dummyfunction(&quot;&quot;&quot;COMPUTED_VALUE&quot;&quot;&quot;);90.41)" office:value-type="float" office:value="90.41" calcext:value-type="float">
            <text:p>90.41</text:p>
          </table:table-cell>
          <table:table-cell table:style-name="ce23" table:formula="of:=IFERROR(__xludf.dummyfunction(&quot;&quot;&quot;COMPUTED_VALUE&quot;&quot;&quot;);87.65)" office:value-type="float" office:value="87.65" calcext:value-type="float">
            <text:p>87.65</text:p>
          </table:table-cell>
          <table:table-cell table:style-name="ce27" table:formula="of:=IFERROR(__xludf.dummyfunction(&quot;&quot;&quot;COMPUTED_VALUE&quot;&quot;&quot;);88.91)" office:value-type="float" office:value="88.91" calcext:value-type="float">
            <text:p>88.91</text:p>
          </table:table-cell>
          <table:table-cell table:style-name="ce31" table:formula="of:=IFERROR(__xludf.dummyfunction(&quot;&quot;&quot;COMPUTED_VALUE&quot;&quot;&quot;);30172001)" office:value-type="float" office:value="30172001" calcext:value-type="float">
            <text:p>30,172,001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74.6666666667)" office:value-type="date" office:date-value="2022-11-09T16:00:00.288" calcext:value-type="date">
            <text:p>Nov 9, 2022</text:p>
          </table:table-cell>
          <table:table-cell table:style-name="ce23" table:formula="of:=IFERROR(__xludf.dummyfunction(&quot;&quot;&quot;COMPUTED_VALUE&quot;&quot;&quot;);88.55)" office:value-type="float" office:value="88.55" calcext:value-type="float">
            <text:p>88.55</text:p>
          </table:table-cell>
          <table:table-cell table:style-name="ce23" table:formula="of:=IFERROR(__xludf.dummyfunction(&quot;&quot;&quot;COMPUTED_VALUE&quot;&quot;&quot;);89.49)" office:value-type="float" office:value="89.49" calcext:value-type="float">
            <text:p>89.49</text:p>
          </table:table-cell>
          <table:table-cell table:style-name="ce23" table:formula="of:=IFERROR(__xludf.dummyfunction(&quot;&quot;&quot;COMPUTED_VALUE&quot;&quot;&quot;);87.36)" office:value-type="float" office:value="87.36" calcext:value-type="float">
            <text:p>87.36</text:p>
          </table:table-cell>
          <table:table-cell table:style-name="ce27" table:formula="of:=IFERROR(__xludf.dummyfunction(&quot;&quot;&quot;COMPUTED_VALUE&quot;&quot;&quot;);87.4)" office:value-type="float" office:value="87.4" calcext:value-type="float">
            <text:p>87.40</text:p>
          </table:table-cell>
          <table:table-cell table:style-name="ce31" table:formula="of:=IFERROR(__xludf.dummyfunction(&quot;&quot;&quot;COMPUTED_VALUE&quot;&quot;&quot;);26743883)" office:value-type="float" office:value="26743883" calcext:value-type="float">
            <text:p>26,743,88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75.6666666667)" office:value-type="date" office:date-value="2022-11-10T16:00:00.288" calcext:value-type="date">
            <text:p>Nov 10, 2022</text:p>
          </table:table-cell>
          <table:table-cell table:style-name="ce23" table:formula="of:=IFERROR(__xludf.dummyfunction(&quot;&quot;&quot;COMPUTED_VALUE&quot;&quot;&quot;);92.34)" office:value-type="float" office:value="92.34" calcext:value-type="float">
            <text:p>92.34</text:p>
          </table:table-cell>
          <table:table-cell table:style-name="ce23" table:formula="of:=IFERROR(__xludf.dummyfunction(&quot;&quot;&quot;COMPUTED_VALUE&quot;&quot;&quot;);94.55)" office:value-type="float" office:value="94.55" calcext:value-type="float">
            <text:p>94.55</text:p>
          </table:table-cell>
          <table:table-cell table:style-name="ce23" table:formula="of:=IFERROR(__xludf.dummyfunction(&quot;&quot;&quot;COMPUTED_VALUE&quot;&quot;&quot;);91.65)" office:value-type="float" office:value="91.65" calcext:value-type="float">
            <text:p>91.65</text:p>
          </table:table-cell>
          <table:table-cell table:style-name="ce27" table:formula="of:=IFERROR(__xludf.dummyfunction(&quot;&quot;&quot;COMPUTED_VALUE&quot;&quot;&quot;);94.17)" office:value-type="float" office:value="94.17" calcext:value-type="float">
            <text:p>94.17</text:p>
          </table:table-cell>
          <table:table-cell table:style-name="ce31" table:formula="of:=IFERROR(__xludf.dummyfunction(&quot;&quot;&quot;COMPUTED_VALUE&quot;&quot;&quot;);42371216)" office:value-type="float" office:value="42371216" calcext:value-type="float">
            <text:p>42,371,21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76.6666666667)" office:value-type="date" office:date-value="2022-11-11T16:00:00.288" calcext:value-type="date">
            <text:p>Nov 11, 2022</text:p>
          </table:table-cell>
          <table:table-cell table:style-name="ce23" table:formula="of:=IFERROR(__xludf.dummyfunction(&quot;&quot;&quot;COMPUTED_VALUE&quot;&quot;&quot;);94.71)" office:value-type="float" office:value="94.71" calcext:value-type="float">
            <text:p>94.71</text:p>
          </table:table-cell>
          <table:table-cell table:style-name="ce23" table:formula="of:=IFERROR(__xludf.dummyfunction(&quot;&quot;&quot;COMPUTED_VALUE&quot;&quot;&quot;);97.36)" office:value-type="float" office:value="97.36" calcext:value-type="float">
            <text:p>97.36</text:p>
          </table:table-cell>
          <table:table-cell table:style-name="ce23" table:formula="of:=IFERROR(__xludf.dummyfunction(&quot;&quot;&quot;COMPUTED_VALUE&quot;&quot;&quot;);94.16)" office:value-type="float" office:value="94.16" calcext:value-type="float">
            <text:p>94.16</text:p>
          </table:table-cell>
          <table:table-cell table:style-name="ce27" table:formula="of:=IFERROR(__xludf.dummyfunction(&quot;&quot;&quot;COMPUTED_VALUE&quot;&quot;&quot;);96.73)" office:value-type="float" office:value="96.73" calcext:value-type="float">
            <text:p>96.73</text:p>
          </table:table-cell>
          <table:table-cell table:style-name="ce31" table:formula="of:=IFERROR(__xludf.dummyfunction(&quot;&quot;&quot;COMPUTED_VALUE&quot;&quot;&quot;);30569112)" office:value-type="float" office:value="30569112" calcext:value-type="float">
            <text:p>30,569,11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79.6666666667)" office:value-type="date" office:date-value="2022-11-14T16:00:00.288" calcext:value-type="date">
            <text:p>Nov 14, 2022</text:p>
          </table:table-cell>
          <table:table-cell table:style-name="ce23" table:formula="of:=IFERROR(__xludf.dummyfunction(&quot;&quot;&quot;COMPUTED_VALUE&quot;&quot;&quot;);95.5)" office:value-type="float" office:value="95.5" calcext:value-type="float">
            <text:p>95.50</text:p>
          </table:table-cell>
          <table:table-cell table:style-name="ce23" table:formula="of:=IFERROR(__xludf.dummyfunction(&quot;&quot;&quot;COMPUTED_VALUE&quot;&quot;&quot;);97.18)" office:value-type="float" office:value="97.18" calcext:value-type="float">
            <text:p>97.18</text:p>
          </table:table-cell>
          <table:table-cell table:style-name="ce23" table:formula="of:=IFERROR(__xludf.dummyfunction(&quot;&quot;&quot;COMPUTED_VALUE&quot;&quot;&quot;);95.11)" office:value-type="float" office:value="95.11" calcext:value-type="float">
            <text:p>95.11</text:p>
          </table:table-cell>
          <table:table-cell table:style-name="ce27" table:formula="of:=IFERROR(__xludf.dummyfunction(&quot;&quot;&quot;COMPUTED_VALUE&quot;&quot;&quot;);96.03)" office:value-type="float" office:value="96.03" calcext:value-type="float">
            <text:p>96.03</text:p>
          </table:table-cell>
          <table:table-cell table:style-name="ce31" table:formula="of:=IFERROR(__xludf.dummyfunction(&quot;&quot;&quot;COMPUTED_VALUE&quot;&quot;&quot;);24170076)" office:value-type="float" office:value="24170076" calcext:value-type="float">
            <text:p>24,170,07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80.6666666667)" office:value-type="date" office:date-value="2022-11-15T16:00:00.288" calcext:value-type="date">
            <text:p>Nov 15, 2022</text:p>
          </table:table-cell>
          <table:table-cell table:style-name="ce23" table:formula="of:=IFERROR(__xludf.dummyfunction(&quot;&quot;&quot;COMPUTED_VALUE&quot;&quot;&quot;);98.67)" office:value-type="float" office:value="98.67" calcext:value-type="float">
            <text:p>98.67</text:p>
          </table:table-cell>
          <table:table-cell table:style-name="ce23" table:formula="of:=IFERROR(__xludf.dummyfunction(&quot;&quot;&quot;COMPUTED_VALUE&quot;&quot;&quot;);100.42)" office:value-type="float" office:value="100.42" calcext:value-type="float">
            <text:p>100.42</text:p>
          </table:table-cell>
          <table:table-cell table:style-name="ce23" table:formula="of:=IFERROR(__xludf.dummyfunction(&quot;&quot;&quot;COMPUTED_VALUE&quot;&quot;&quot;);97.02)" office:value-type="float" office:value="97.02" calcext:value-type="float">
            <text:p>97.02</text:p>
          </table:table-cell>
          <table:table-cell table:style-name="ce27" table:formula="of:=IFERROR(__xludf.dummyfunction(&quot;&quot;&quot;COMPUTED_VALUE&quot;&quot;&quot;);98.72)" office:value-type="float" office:value="98.72" calcext:value-type="float">
            <text:p>98.72</text:p>
          </table:table-cell>
          <table:table-cell table:style-name="ce31" table:formula="of:=IFERROR(__xludf.dummyfunction(&quot;&quot;&quot;COMPUTED_VALUE&quot;&quot;&quot;);31830969)" office:value-type="float" office:value="31830969" calcext:value-type="float">
            <text:p>31,830,96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81.6666666667)" office:value-type="date" office:date-value="2022-11-16T16:00:00.288" calcext:value-type="date">
            <text:p>Nov 16, 2022</text:p>
          </table:table-cell>
          <table:table-cell table:style-name="ce23" table:formula="of:=IFERROR(__xludf.dummyfunction(&quot;&quot;&quot;COMPUTED_VALUE&quot;&quot;&quot;);98.02)" office:value-type="float" office:value="98.02" calcext:value-type="float">
            <text:p>98.02</text:p>
          </table:table-cell>
          <table:table-cell table:style-name="ce23" table:formula="of:=IFERROR(__xludf.dummyfunction(&quot;&quot;&quot;COMPUTED_VALUE&quot;&quot;&quot;);99.85)" office:value-type="float" office:value="99.85" calcext:value-type="float">
            <text:p>99.85</text:p>
          </table:table-cell>
          <table:table-cell table:style-name="ce23" table:formula="of:=IFERROR(__xludf.dummyfunction(&quot;&quot;&quot;COMPUTED_VALUE&quot;&quot;&quot;);97.9)" office:value-type="float" office:value="97.9" calcext:value-type="float">
            <text:p>97.90</text:p>
          </table:table-cell>
          <table:table-cell table:style-name="ce27" table:formula="of:=IFERROR(__xludf.dummyfunction(&quot;&quot;&quot;COMPUTED_VALUE&quot;&quot;&quot;);98.99)" office:value-type="float" office:value="98.99" calcext:value-type="float">
            <text:p>98.99</text:p>
          </table:table-cell>
          <table:table-cell table:style-name="ce31" table:formula="of:=IFERROR(__xludf.dummyfunction(&quot;&quot;&quot;COMPUTED_VALUE&quot;&quot;&quot;);24660195)" office:value-type="float" office:value="24660195" calcext:value-type="float">
            <text:p>24,660,195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82.6666666667)" office:value-type="date" office:date-value="2022-11-17T16:00:00.288" calcext:value-type="date">
            <text:p>Nov 17, 2022</text:p>
          </table:table-cell>
          <table:table-cell table:style-name="ce23" table:formula="of:=IFERROR(__xludf.dummyfunction(&quot;&quot;&quot;COMPUTED_VALUE&quot;&quot;&quot;);97.18)" office:value-type="float" office:value="97.18" calcext:value-type="float">
            <text:p>97.18</text:p>
          </table:table-cell>
          <table:table-cell table:style-name="ce23" table:formula="of:=IFERROR(__xludf.dummyfunction(&quot;&quot;&quot;COMPUTED_VALUE&quot;&quot;&quot;);99.48)" office:value-type="float" office:value="99.48" calcext:value-type="float">
            <text:p>99.48</text:p>
          </table:table-cell>
          <table:table-cell table:style-name="ce23" table:formula="of:=IFERROR(__xludf.dummyfunction(&quot;&quot;&quot;COMPUTED_VALUE&quot;&quot;&quot;);97.1)" office:value-type="float" office:value="97.1" calcext:value-type="float">
            <text:p>97.10</text:p>
          </table:table-cell>
          <table:table-cell table:style-name="ce27" table:formula="of:=IFERROR(__xludf.dummyfunction(&quot;&quot;&quot;COMPUTED_VALUE&quot;&quot;&quot;);98.5)" office:value-type="float" office:value="98.5" calcext:value-type="float">
            <text:p>98.50</text:p>
          </table:table-cell>
          <table:table-cell table:style-name="ce31" table:formula="of:=IFERROR(__xludf.dummyfunction(&quot;&quot;&quot;COMPUTED_VALUE&quot;&quot;&quot;);21818732)" office:value-type="float" office:value="21818732" calcext:value-type="float">
            <text:p>21,818,73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83.6666666667)" office:value-type="date" office:date-value="2022-11-18T16:00:00.288" calcext:value-type="date">
            <text:p>Nov 18, 2022</text:p>
          </table:table-cell>
          <table:table-cell table:style-name="ce23" table:formula="of:=IFERROR(__xludf.dummyfunction(&quot;&quot;&quot;COMPUTED_VALUE&quot;&quot;&quot;);99.01)" office:value-type="float" office:value="99.01" calcext:value-type="float">
            <text:p>99.01</text:p>
          </table:table-cell>
          <table:table-cell table:style-name="ce23" table:formula="of:=IFERROR(__xludf.dummyfunction(&quot;&quot;&quot;COMPUTED_VALUE&quot;&quot;&quot;);99.16)" office:value-type="float" office:value="99.16" calcext:value-type="float">
            <text:p>99.16</text:p>
          </table:table-cell>
          <table:table-cell table:style-name="ce23" table:formula="of:=IFERROR(__xludf.dummyfunction(&quot;&quot;&quot;COMPUTED_VALUE&quot;&quot;&quot;);96.74)" office:value-type="float" office:value="96.74" calcext:value-type="float">
            <text:p>96.74</text:p>
          </table:table-cell>
          <table:table-cell table:style-name="ce27" table:formula="of:=IFERROR(__xludf.dummyfunction(&quot;&quot;&quot;COMPUTED_VALUE&quot;&quot;&quot;);97.8)" office:value-type="float" office:value="97.8" calcext:value-type="float">
            <text:p>97.80</text:p>
          </table:table-cell>
          <table:table-cell table:style-name="ce31" table:formula="of:=IFERROR(__xludf.dummyfunction(&quot;&quot;&quot;COMPUTED_VALUE&quot;&quot;&quot;);24969880)" office:value-type="float" office:value="24969880" calcext:value-type="float">
            <text:p>24,969,88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86.6666666667)" office:value-type="date" office:date-value="2022-11-21T16:00:00.288" calcext:value-type="date">
            <text:p>Nov 21, 2022</text:p>
          </table:table-cell>
          <table:table-cell table:style-name="ce23" table:formula="of:=IFERROR(__xludf.dummyfunction(&quot;&quot;&quot;COMPUTED_VALUE&quot;&quot;&quot;);97.56)" office:value-type="float" office:value="97.56" calcext:value-type="float">
            <text:p>97.56</text:p>
          </table:table-cell>
          <table:table-cell table:style-name="ce23" table:formula="of:=IFERROR(__xludf.dummyfunction(&quot;&quot;&quot;COMPUTED_VALUE&quot;&quot;&quot;);98.72)" office:value-type="float" office:value="98.72" calcext:value-type="float">
            <text:p>98.72</text:p>
          </table:table-cell>
          <table:table-cell table:style-name="ce23" table:formula="of:=IFERROR(__xludf.dummyfunction(&quot;&quot;&quot;COMPUTED_VALUE&quot;&quot;&quot;);95.67)" office:value-type="float" office:value="95.67" calcext:value-type="float">
            <text:p>95.67</text:p>
          </table:table-cell>
          <table:table-cell table:style-name="ce27" table:formula="of:=IFERROR(__xludf.dummyfunction(&quot;&quot;&quot;COMPUTED_VALUE&quot;&quot;&quot;);95.83)" office:value-type="float" office:value="95.83" calcext:value-type="float">
            <text:p>95.83</text:p>
          </table:table-cell>
          <table:table-cell table:style-name="ce31" table:formula="of:=IFERROR(__xludf.dummyfunction(&quot;&quot;&quot;COMPUTED_VALUE&quot;&quot;&quot;);18696874)" office:value-type="float" office:value="18696874" calcext:value-type="float">
            <text:p>18,696,87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87.6666666667)" office:value-type="date" office:date-value="2022-11-22T16:00:00.288" calcext:value-type="date">
            <text:p>Nov 22, 2022</text:p>
          </table:table-cell>
          <table:table-cell table:style-name="ce23" table:formula="of:=IFERROR(__xludf.dummyfunction(&quot;&quot;&quot;COMPUTED_VALUE&quot;&quot;&quot;);96.16)" office:value-type="float" office:value="96.16" calcext:value-type="float">
            <text:p>96.16</text:p>
          </table:table-cell>
          <table:table-cell table:style-name="ce23" table:formula="of:=IFERROR(__xludf.dummyfunction(&quot;&quot;&quot;COMPUTED_VALUE&quot;&quot;&quot;);97.55)" office:value-type="float" office:value="97.55" calcext:value-type="float">
            <text:p>97.55</text:p>
          </table:table-cell>
          <table:table-cell table:style-name="ce23" table:formula="of:=IFERROR(__xludf.dummyfunction(&quot;&quot;&quot;COMPUTED_VALUE&quot;&quot;&quot;);94.41)" office:value-type="float" office:value="94.41" calcext:value-type="float">
            <text:p>94.41</text:p>
          </table:table-cell>
          <table:table-cell table:style-name="ce27" table:formula="of:=IFERROR(__xludf.dummyfunction(&quot;&quot;&quot;COMPUTED_VALUE&quot;&quot;&quot;);97.33)" office:value-type="float" office:value="97.33" calcext:value-type="float">
            <text:p>97.33</text:p>
          </table:table-cell>
          <table:table-cell table:style-name="ce31" table:formula="of:=IFERROR(__xludf.dummyfunction(&quot;&quot;&quot;COMPUTED_VALUE&quot;&quot;&quot;);18868850)" office:value-type="float" office:value="18868850" calcext:value-type="float">
            <text:p>18,868,85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88.6666666667)" office:value-type="date" office:date-value="2022-11-23T16:00:00.288" calcext:value-type="date">
            <text:p>Nov 23, 2022</text:p>
          </table:table-cell>
          <table:table-cell table:style-name="ce23" table:formula="of:=IFERROR(__xludf.dummyfunction(&quot;&quot;&quot;COMPUTED_VALUE&quot;&quot;&quot;);97.34)" office:value-type="float" office:value="97.34" calcext:value-type="float">
            <text:p>97.34</text:p>
          </table:table-cell>
          <table:table-cell table:style-name="ce23" table:formula="of:=IFERROR(__xludf.dummyfunction(&quot;&quot;&quot;COMPUTED_VALUE&quot;&quot;&quot;);99.07)" office:value-type="float" office:value="99.07" calcext:value-type="float">
            <text:p>99.07</text:p>
          </table:table-cell>
          <table:table-cell table:style-name="ce23" table:formula="of:=IFERROR(__xludf.dummyfunction(&quot;&quot;&quot;COMPUTED_VALUE&quot;&quot;&quot;);97.34)" office:value-type="float" office:value="97.34" calcext:value-type="float">
            <text:p>97.34</text:p>
          </table:table-cell>
          <table:table-cell table:style-name="ce27" table:formula="of:=IFERROR(__xludf.dummyfunction(&quot;&quot;&quot;COMPUTED_VALUE&quot;&quot;&quot;);98.82)" office:value-type="float" office:value="98.82" calcext:value-type="float">
            <text:p>98.82</text:p>
          </table:table-cell>
          <table:table-cell table:style-name="ce31" table:formula="of:=IFERROR(__xludf.dummyfunction(&quot;&quot;&quot;COMPUTED_VALUE&quot;&quot;&quot;);17568859)" office:value-type="float" office:value="17568859" calcext:value-type="float">
            <text:p>17,568,85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90.5451388889)" office:value-type="date" office:date-value="2022-11-25T13:05:00.096" calcext:value-type="date">
            <text:p>Nov 25, 2022</text:p>
          </table:table-cell>
          <table:table-cell table:style-name="ce23" table:formula="of:=IFERROR(__xludf.dummyfunction(&quot;&quot;&quot;COMPUTED_VALUE&quot;&quot;&quot;);98.47)" office:value-type="float" office:value="98.47" calcext:value-type="float">
            <text:p>98.47</text:p>
          </table:table-cell>
          <table:table-cell table:style-name="ce23" table:formula="of:=IFERROR(__xludf.dummyfunction(&quot;&quot;&quot;COMPUTED_VALUE&quot;&quot;&quot;);98.94)" office:value-type="float" office:value="98.94" calcext:value-type="float">
            <text:p>98.94</text:p>
          </table:table-cell>
          <table:table-cell table:style-name="ce23" table:formula="of:=IFERROR(__xludf.dummyfunction(&quot;&quot;&quot;COMPUTED_VALUE&quot;&quot;&quot;);97.53)" office:value-type="float" office:value="97.53" calcext:value-type="float">
            <text:p>97.53</text:p>
          </table:table-cell>
          <table:table-cell table:style-name="ce27" table:formula="of:=IFERROR(__xludf.dummyfunction(&quot;&quot;&quot;COMPUTED_VALUE&quot;&quot;&quot;);97.6)" office:value-type="float" office:value="97.6" calcext:value-type="float">
            <text:p>97.60</text:p>
          </table:table-cell>
          <table:table-cell table:style-name="ce31" table:formula="of:=IFERROR(__xludf.dummyfunction(&quot;&quot;&quot;COMPUTED_VALUE&quot;&quot;&quot;);8567819)" office:value-type="float" office:value="8567819" calcext:value-type="float">
            <text:p>8,567,81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93.6666666667)" office:value-type="date" office:date-value="2022-11-28T16:00:00.288" calcext:value-type="date">
            <text:p>Nov 28, 2022</text:p>
          </table:table-cell>
          <table:table-cell table:style-name="ce23" table:formula="of:=IFERROR(__xludf.dummyfunction(&quot;&quot;&quot;COMPUTED_VALUE&quot;&quot;&quot;);97.2)" office:value-type="float" office:value="97.2" calcext:value-type="float">
            <text:p>97.20</text:p>
          </table:table-cell>
          <table:table-cell table:style-name="ce23" table:formula="of:=IFERROR(__xludf.dummyfunction(&quot;&quot;&quot;COMPUTED_VALUE&quot;&quot;&quot;);97.83)" office:value-type="float" office:value="97.83" calcext:value-type="float">
            <text:p>97.83</text:p>
          </table:table-cell>
          <table:table-cell table:style-name="ce23" table:formula="of:=IFERROR(__xludf.dummyfunction(&quot;&quot;&quot;COMPUTED_VALUE&quot;&quot;&quot;);95.89)" office:value-type="float" office:value="95.89" calcext:value-type="float">
            <text:p>95.89</text:p>
          </table:table-cell>
          <table:table-cell table:style-name="ce27" table:formula="of:=IFERROR(__xludf.dummyfunction(&quot;&quot;&quot;COMPUTED_VALUE&quot;&quot;&quot;);96.25)" office:value-type="float" office:value="96.25" calcext:value-type="float">
            <text:p>96.25</text:p>
          </table:table-cell>
          <table:table-cell table:style-name="ce31" table:formula="of:=IFERROR(__xludf.dummyfunction(&quot;&quot;&quot;COMPUTED_VALUE&quot;&quot;&quot;);19981974)" office:value-type="float" office:value="19981974" calcext:value-type="float">
            <text:p>19,981,97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94.6666666667)" office:value-type="date" office:date-value="2022-11-29T16:00:00.288" calcext:value-type="date">
            <text:p>Nov 29, 2022</text:p>
          </table:table-cell>
          <table:table-cell table:style-name="ce23" table:formula="of:=IFERROR(__xludf.dummyfunction(&quot;&quot;&quot;COMPUTED_VALUE&quot;&quot;&quot;);96)" office:value-type="float" office:value="96" calcext:value-type="float">
            <text:p>96.00</text:p>
          </table:table-cell>
          <table:table-cell table:style-name="ce23" table:formula="of:=IFERROR(__xludf.dummyfunction(&quot;&quot;&quot;COMPUTED_VALUE&quot;&quot;&quot;);96.39)" office:value-type="float" office:value="96.39" calcext:value-type="float">
            <text:p>96.39</text:p>
          </table:table-cell>
          <table:table-cell table:style-name="ce23" table:formula="of:=IFERROR(__xludf.dummyfunction(&quot;&quot;&quot;COMPUTED_VALUE&quot;&quot;&quot;);94.39)" office:value-type="float" office:value="94.39" calcext:value-type="float">
            <text:p>94.39</text:p>
          </table:table-cell>
          <table:table-cell table:style-name="ce27" table:formula="of:=IFERROR(__xludf.dummyfunction(&quot;&quot;&quot;COMPUTED_VALUE&quot;&quot;&quot;);95.44)" office:value-type="float" office:value="95.44" calcext:value-type="float">
            <text:p>95.44</text:p>
          </table:table-cell>
          <table:table-cell table:style-name="ce31" table:formula="of:=IFERROR(__xludf.dummyfunction(&quot;&quot;&quot;COMPUTED_VALUE&quot;&quot;&quot;);20220007)" office:value-type="float" office:value="20220007" calcext:value-type="float">
            <text:p>20,220,00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95.6666666667)" office:value-type="date" office:date-value="2022-11-30T16:00:00.288" calcext:value-type="date">
            <text:p>Nov 30, 2022</text:p>
          </table:table-cell>
          <table:table-cell table:style-name="ce23" table:formula="of:=IFERROR(__xludf.dummyfunction(&quot;&quot;&quot;COMPUTED_VALUE&quot;&quot;&quot;);95.12)" office:value-type="float" office:value="95.12" calcext:value-type="float">
            <text:p>95.12</text:p>
          </table:table-cell>
          <table:table-cell table:style-name="ce23" table:formula="of:=IFERROR(__xludf.dummyfunction(&quot;&quot;&quot;COMPUTED_VALUE&quot;&quot;&quot;);101.45)" office:value-type="float" office:value="101.45" calcext:value-type="float">
            <text:p>101.45</text:p>
          </table:table-cell>
          <table:table-cell table:style-name="ce23" table:formula="of:=IFERROR(__xludf.dummyfunction(&quot;&quot;&quot;COMPUTED_VALUE&quot;&quot;&quot;);94.67)" office:value-type="float" office:value="94.67" calcext:value-type="float">
            <text:p>94.67</text:p>
          </table:table-cell>
          <table:table-cell table:style-name="ce27" table:formula="of:=IFERROR(__xludf.dummyfunction(&quot;&quot;&quot;COMPUTED_VALUE&quot;&quot;&quot;);101.45)" office:value-type="float" office:value="101.45" calcext:value-type="float">
            <text:p>101.45</text:p>
          </table:table-cell>
          <table:table-cell table:style-name="ce31" table:formula="of:=IFERROR(__xludf.dummyfunction(&quot;&quot;&quot;COMPUTED_VALUE&quot;&quot;&quot;);39888074)" office:value-type="float" office:value="39888074" calcext:value-type="float">
            <text:p>39,888,074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96.6666666667)" office:value-type="date" office:date-value="2022-12-01T16:00:00.288" calcext:value-type="date">
            <text:p>Dec 1, 2022</text:p>
          </table:table-cell>
          <table:table-cell table:style-name="ce23" table:formula="of:=IFERROR(__xludf.dummyfunction(&quot;&quot;&quot;COMPUTED_VALUE&quot;&quot;&quot;);101.4)" office:value-type="float" office:value="101.4" calcext:value-type="float">
            <text:p>101.40</text:p>
          </table:table-cell>
          <table:table-cell table:style-name="ce23" table:formula="of:=IFERROR(__xludf.dummyfunction(&quot;&quot;&quot;COMPUTED_VALUE&quot;&quot;&quot;);102.59)" office:value-type="float" office:value="102.59" calcext:value-type="float">
            <text:p>102.59</text:p>
          </table:table-cell>
          <table:table-cell table:style-name="ce23" table:formula="of:=IFERROR(__xludf.dummyfunction(&quot;&quot;&quot;COMPUTED_VALUE&quot;&quot;&quot;);100.67)" office:value-type="float" office:value="100.67" calcext:value-type="float">
            <text:p>100.67</text:p>
          </table:table-cell>
          <table:table-cell table:style-name="ce27" table:formula="of:=IFERROR(__xludf.dummyfunction(&quot;&quot;&quot;COMPUTED_VALUE&quot;&quot;&quot;);101.28)" office:value-type="float" office:value="101.28" calcext:value-type="float">
            <text:p>101.28</text:p>
          </table:table-cell>
          <table:table-cell table:style-name="ce31" table:formula="of:=IFERROR(__xludf.dummyfunction(&quot;&quot;&quot;COMPUTED_VALUE&quot;&quot;&quot;);21771536)" office:value-type="float" office:value="21771536" calcext:value-type="float">
            <text:p>21,771,53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897.6666666667)" office:value-type="date" office:date-value="2022-12-02T16:00:00.288" calcext:value-type="date">
            <text:p>Dec 2, 2022</text:p>
          </table:table-cell>
          <table:table-cell table:style-name="ce23" table:formula="of:=IFERROR(__xludf.dummyfunction(&quot;&quot;&quot;COMPUTED_VALUE&quot;&quot;&quot;);99.37)" office:value-type="float" office:value="99.37" calcext:value-type="float">
            <text:p>99.37</text:p>
          </table:table-cell>
          <table:table-cell table:style-name="ce23" table:formula="of:=IFERROR(__xludf.dummyfunction(&quot;&quot;&quot;COMPUTED_VALUE&quot;&quot;&quot;);101.15)" office:value-type="float" office:value="101.15" calcext:value-type="float">
            <text:p>101.15</text:p>
          </table:table-cell>
          <table:table-cell table:style-name="ce23" table:formula="of:=IFERROR(__xludf.dummyfunction(&quot;&quot;&quot;COMPUTED_VALUE&quot;&quot;&quot;);99.17)" office:value-type="float" office:value="99.17" calcext:value-type="float">
            <text:p>99.17</text:p>
          </table:table-cell>
          <table:table-cell table:style-name="ce27" table:formula="of:=IFERROR(__xludf.dummyfunction(&quot;&quot;&quot;COMPUTED_VALUE&quot;&quot;&quot;);100.83)" office:value-type="float" office:value="100.83" calcext:value-type="float">
            <text:p>100.83</text:p>
          </table:table-cell>
          <table:table-cell table:style-name="ce31" table:formula="of:=IFERROR(__xludf.dummyfunction(&quot;&quot;&quot;COMPUTED_VALUE&quot;&quot;&quot;);18821527)" office:value-type="float" office:value="18821527" calcext:value-type="float">
            <text:p>18,821,52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00.6666666667)" office:value-type="date" office:date-value="2022-12-05T16:00:00.288" calcext:value-type="date">
            <text:p>Dec 5, 2022</text:p>
          </table:table-cell>
          <table:table-cell table:style-name="ce23" table:formula="of:=IFERROR(__xludf.dummyfunction(&quot;&quot;&quot;COMPUTED_VALUE&quot;&quot;&quot;);99.82)" office:value-type="float" office:value="99.82" calcext:value-type="float">
            <text:p>99.82</text:p>
          </table:table-cell>
          <table:table-cell table:style-name="ce23" table:formula="of:=IFERROR(__xludf.dummyfunction(&quot;&quot;&quot;COMPUTED_VALUE&quot;&quot;&quot;);101.75)" office:value-type="float" office:value="101.75" calcext:value-type="float">
            <text:p>101.75</text:p>
          </table:table-cell>
          <table:table-cell table:style-name="ce23" table:formula="of:=IFERROR(__xludf.dummyfunction(&quot;&quot;&quot;COMPUTED_VALUE&quot;&quot;&quot;);99.36)" office:value-type="float" office:value="99.36" calcext:value-type="float">
            <text:p>99.36</text:p>
          </table:table-cell>
          <table:table-cell table:style-name="ce27" table:formula="of:=IFERROR(__xludf.dummyfunction(&quot;&quot;&quot;COMPUTED_VALUE&quot;&quot;&quot;);99.87)" office:value-type="float" office:value="99.87" calcext:value-type="float">
            <text:p>99.87</text:p>
          </table:table-cell>
          <table:table-cell table:style-name="ce31" table:formula="of:=IFERROR(__xludf.dummyfunction(&quot;&quot;&quot;COMPUTED_VALUE&quot;&quot;&quot;);19955546)" office:value-type="float" office:value="19955546" calcext:value-type="float">
            <text:p>19,955,54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01.6666666667)" office:value-type="date" office:date-value="2022-12-06T16:00:00.288" calcext:value-type="date">
            <text:p>Dec 6, 2022</text:p>
          </table:table-cell>
          <table:table-cell table:style-name="ce23" table:formula="of:=IFERROR(__xludf.dummyfunction(&quot;&quot;&quot;COMPUTED_VALUE&quot;&quot;&quot;);99.67)" office:value-type="float" office:value="99.67" calcext:value-type="float">
            <text:p>99.67</text:p>
          </table:table-cell>
          <table:table-cell table:style-name="ce23" table:formula="of:=IFERROR(__xludf.dummyfunction(&quot;&quot;&quot;COMPUTED_VALUE&quot;&quot;&quot;);100.21)" office:value-type="float" office:value="100.21" calcext:value-type="float">
            <text:p>100.21</text:p>
          </table:table-cell>
          <table:table-cell table:style-name="ce23" table:formula="of:=IFERROR(__xludf.dummyfunction(&quot;&quot;&quot;COMPUTED_VALUE&quot;&quot;&quot;);96.76)" office:value-type="float" office:value="96.76" calcext:value-type="float">
            <text:p>96.76</text:p>
          </table:table-cell>
          <table:table-cell table:style-name="ce27" table:formula="of:=IFERROR(__xludf.dummyfunction(&quot;&quot;&quot;COMPUTED_VALUE&quot;&quot;&quot;);97.31)" office:value-type="float" office:value="97.31" calcext:value-type="float">
            <text:p>97.31</text:p>
          </table:table-cell>
          <table:table-cell table:style-name="ce31" table:formula="of:=IFERROR(__xludf.dummyfunction(&quot;&quot;&quot;COMPUTED_VALUE&quot;&quot;&quot;);20877623)" office:value-type="float" office:value="20877623" calcext:value-type="float">
            <text:p>20,877,623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02.6666666667)" office:value-type="date" office:date-value="2022-12-07T16:00:00.288" calcext:value-type="date">
            <text:p>Dec 7, 2022</text:p>
          </table:table-cell>
          <table:table-cell table:style-name="ce23" table:formula="of:=IFERROR(__xludf.dummyfunction(&quot;&quot;&quot;COMPUTED_VALUE&quot;&quot;&quot;);96.77)" office:value-type="float" office:value="96.77" calcext:value-type="float">
            <text:p>96.77</text:p>
          </table:table-cell>
          <table:table-cell table:style-name="ce23" table:formula="of:=IFERROR(__xludf.dummyfunction(&quot;&quot;&quot;COMPUTED_VALUE&quot;&quot;&quot;);97.31)" office:value-type="float" office:value="97.31" calcext:value-type="float">
            <text:p>97.31</text:p>
          </table:table-cell>
          <table:table-cell table:style-name="ce23" table:formula="of:=IFERROR(__xludf.dummyfunction(&quot;&quot;&quot;COMPUTED_VALUE&quot;&quot;&quot;);95.03)" office:value-type="float" office:value="95.03" calcext:value-type="float">
            <text:p>95.03</text:p>
          </table:table-cell>
          <table:table-cell table:style-name="ce27" table:formula="of:=IFERROR(__xludf.dummyfunction(&quot;&quot;&quot;COMPUTED_VALUE&quot;&quot;&quot;);95.15)" office:value-type="float" office:value="95.15" calcext:value-type="float">
            <text:p>95.15</text:p>
          </table:table-cell>
          <table:table-cell table:style-name="ce31" table:formula="of:=IFERROR(__xludf.dummyfunction(&quot;&quot;&quot;COMPUTED_VALUE&quot;&quot;&quot;);26647877)" office:value-type="float" office:value="26647877" calcext:value-type="float">
            <text:p>26,647,87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03.6666666667)" office:value-type="date" office:date-value="2022-12-08T16:00:00.288" calcext:value-type="date">
            <text:p>Dec 8, 2022</text:p>
          </table:table-cell>
          <table:table-cell table:style-name="ce23" table:formula="of:=IFERROR(__xludf.dummyfunction(&quot;&quot;&quot;COMPUTED_VALUE&quot;&quot;&quot;);95.69)" office:value-type="float" office:value="95.69" calcext:value-type="float">
            <text:p>95.69</text:p>
          </table:table-cell>
          <table:table-cell table:style-name="ce23" table:formula="of:=IFERROR(__xludf.dummyfunction(&quot;&quot;&quot;COMPUTED_VALUE&quot;&quot;&quot;);95.87)" office:value-type="float" office:value="95.87" calcext:value-type="float">
            <text:p>95.87</text:p>
          </table:table-cell>
          <table:table-cell table:style-name="ce23" table:formula="of:=IFERROR(__xludf.dummyfunction(&quot;&quot;&quot;COMPUTED_VALUE&quot;&quot;&quot;);93.8)" office:value-type="float" office:value="93.8" calcext:value-type="float">
            <text:p>93.80</text:p>
          </table:table-cell>
          <table:table-cell table:style-name="ce27" table:formula="of:=IFERROR(__xludf.dummyfunction(&quot;&quot;&quot;COMPUTED_VALUE&quot;&quot;&quot;);93.95)" office:value-type="float" office:value="93.95" calcext:value-type="float">
            <text:p>93.95</text:p>
          </table:table-cell>
          <table:table-cell table:style-name="ce31" table:formula="of:=IFERROR(__xludf.dummyfunction(&quot;&quot;&quot;COMPUTED_VALUE&quot;&quot;&quot;);25593232)" office:value-type="float" office:value="25593232" calcext:value-type="float">
            <text:p>25,593,23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04.6666666667)" office:value-type="date" office:date-value="2022-12-09T16:00:00.288" calcext:value-type="date">
            <text:p>Dec 9, 2022</text:p>
          </table:table-cell>
          <table:table-cell table:style-name="ce23" table:formula="of:=IFERROR(__xludf.dummyfunction(&quot;&quot;&quot;COMPUTED_VALUE&quot;&quot;&quot;);93.9)" office:value-type="float" office:value="93.9" calcext:value-type="float">
            <text:p>93.90</text:p>
          </table:table-cell>
          <table:table-cell table:style-name="ce23" table:formula="of:=IFERROR(__xludf.dummyfunction(&quot;&quot;&quot;COMPUTED_VALUE&quot;&quot;&quot;);94.49)" office:value-type="float" office:value="94.49" calcext:value-type="float">
            <text:p>94.49</text:p>
          </table:table-cell>
          <table:table-cell table:style-name="ce23" table:formula="of:=IFERROR(__xludf.dummyfunction(&quot;&quot;&quot;COMPUTED_VALUE&quot;&quot;&quot;);93.02)" office:value-type="float" office:value="93.02" calcext:value-type="float">
            <text:p>93.02</text:p>
          </table:table-cell>
          <table:table-cell table:style-name="ce27" table:formula="of:=IFERROR(__xludf.dummyfunction(&quot;&quot;&quot;COMPUTED_VALUE&quot;&quot;&quot;);93.07)" office:value-type="float" office:value="93.07" calcext:value-type="float">
            <text:p>93.07</text:p>
          </table:table-cell>
          <table:table-cell table:style-name="ce31" table:formula="of:=IFERROR(__xludf.dummyfunction(&quot;&quot;&quot;COMPUTED_VALUE&quot;&quot;&quot;);21885308)" office:value-type="float" office:value="21885308" calcext:value-type="float">
            <text:p>21,885,30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07.6666666667)" office:value-type="date" office:date-value="2022-12-12T16:00:00.288" calcext:value-type="date">
            <text:p>Dec 12, 2022</text:p>
          </table:table-cell>
          <table:table-cell table:style-name="ce23" table:formula="of:=IFERROR(__xludf.dummyfunction(&quot;&quot;&quot;COMPUTED_VALUE&quot;&quot;&quot;);93.09)" office:value-type="float" office:value="93.09" calcext:value-type="float">
            <text:p>93.09</text:p>
          </table:table-cell>
          <table:table-cell table:style-name="ce23" table:formula="of:=IFERROR(__xludf.dummyfunction(&quot;&quot;&quot;COMPUTED_VALUE&quot;&quot;&quot;);93.87)" office:value-type="float" office:value="93.87" calcext:value-type="float">
            <text:p>93.87</text:p>
          </table:table-cell>
          <table:table-cell table:style-name="ce23" table:formula="of:=IFERROR(__xludf.dummyfunction(&quot;&quot;&quot;COMPUTED_VALUE&quot;&quot;&quot;);91.9)" office:value-type="float" office:value="91.9" calcext:value-type="float">
            <text:p>91.90</text:p>
          </table:table-cell>
          <table:table-cell table:style-name="ce27" table:formula="of:=IFERROR(__xludf.dummyfunction(&quot;&quot;&quot;COMPUTED_VALUE&quot;&quot;&quot;);93.56)" office:value-type="float" office:value="93.56" calcext:value-type="float">
            <text:p>93.56</text:p>
          </table:table-cell>
          <table:table-cell table:style-name="ce31" table:formula="of:=IFERROR(__xludf.dummyfunction(&quot;&quot;&quot;COMPUTED_VALUE&quot;&quot;&quot;);27380948)" office:value-type="float" office:value="27380948" calcext:value-type="float">
            <text:p>27,380,948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08.6666666667)" office:value-type="date" office:date-value="2022-12-13T16:00:00.288" calcext:value-type="date">
            <text:p>Dec 13, 2022</text:p>
          </table:table-cell>
          <table:table-cell table:style-name="ce23" table:formula="of:=IFERROR(__xludf.dummyfunction(&quot;&quot;&quot;COMPUTED_VALUE&quot;&quot;&quot;);98.07)" office:value-type="float" office:value="98.07" calcext:value-type="float">
            <text:p>98.07</text:p>
          </table:table-cell>
          <table:table-cell table:style-name="ce23" table:formula="of:=IFERROR(__xludf.dummyfunction(&quot;&quot;&quot;COMPUTED_VALUE&quot;&quot;&quot;);99.8)" office:value-type="float" office:value="99.8" calcext:value-type="float">
            <text:p>99.80</text:p>
          </table:table-cell>
          <table:table-cell table:style-name="ce23" table:formula="of:=IFERROR(__xludf.dummyfunction(&quot;&quot;&quot;COMPUTED_VALUE&quot;&quot;&quot;);95.38)" office:value-type="float" office:value="95.38" calcext:value-type="float">
            <text:p>95.38</text:p>
          </table:table-cell>
          <table:table-cell table:style-name="ce27" table:formula="of:=IFERROR(__xludf.dummyfunction(&quot;&quot;&quot;COMPUTED_VALUE&quot;&quot;&quot;);95.85)" office:value-type="float" office:value="95.85" calcext:value-type="float">
            <text:p>95.85</text:p>
          </table:table-cell>
          <table:table-cell table:style-name="ce31" table:formula="of:=IFERROR(__xludf.dummyfunction(&quot;&quot;&quot;COMPUTED_VALUE&quot;&quot;&quot;);34788522)" office:value-type="float" office:value="34788522" calcext:value-type="float">
            <text:p>34,788,522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09.6666666667)" office:value-type="date" office:date-value="2022-12-14T16:00:00.288" calcext:value-type="date">
            <text:p>Dec 14, 2022</text:p>
          </table:table-cell>
          <table:table-cell table:style-name="ce23" table:formula="of:=IFERROR(__xludf.dummyfunction(&quot;&quot;&quot;COMPUTED_VALUE&quot;&quot;&quot;);95.54)" office:value-type="float" office:value="95.54" calcext:value-type="float">
            <text:p>95.54</text:p>
          </table:table-cell>
          <table:table-cell table:style-name="ce23" table:formula="of:=IFERROR(__xludf.dummyfunction(&quot;&quot;&quot;COMPUTED_VALUE&quot;&quot;&quot;);97.22)" office:value-type="float" office:value="97.22" calcext:value-type="float">
            <text:p>97.22</text:p>
          </table:table-cell>
          <table:table-cell table:style-name="ce23" table:formula="of:=IFERROR(__xludf.dummyfunction(&quot;&quot;&quot;COMPUTED_VALUE&quot;&quot;&quot;);93.94)" office:value-type="float" office:value="93.94" calcext:value-type="float">
            <text:p>93.94</text:p>
          </table:table-cell>
          <table:table-cell table:style-name="ce27" table:formula="of:=IFERROR(__xludf.dummyfunction(&quot;&quot;&quot;COMPUTED_VALUE&quot;&quot;&quot;);95.31)" office:value-type="float" office:value="95.31" calcext:value-type="float">
            <text:p>95.31</text:p>
          </table:table-cell>
          <table:table-cell table:style-name="ce31" table:formula="of:=IFERROR(__xludf.dummyfunction(&quot;&quot;&quot;COMPUTED_VALUE&quot;&quot;&quot;);26452939)" office:value-type="float" office:value="26452939" calcext:value-type="float">
            <text:p>26,452,939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10.6666666667)" office:value-type="date" office:date-value="2022-12-15T16:00:00.288" calcext:value-type="date">
            <text:p>Dec 15, 2022</text:p>
          </table:table-cell>
          <table:table-cell table:style-name="ce23" table:formula="of:=IFERROR(__xludf.dummyfunction(&quot;&quot;&quot;COMPUTED_VALUE&quot;&quot;&quot;);93.54)" office:value-type="float" office:value="93.54" calcext:value-type="float">
            <text:p>93.54</text:p>
          </table:table-cell>
          <table:table-cell table:style-name="ce23" table:formula="of:=IFERROR(__xludf.dummyfunction(&quot;&quot;&quot;COMPUTED_VALUE&quot;&quot;&quot;);94.03)" office:value-type="float" office:value="94.03" calcext:value-type="float">
            <text:p>94.03</text:p>
          </table:table-cell>
          <table:table-cell table:style-name="ce23" table:formula="of:=IFERROR(__xludf.dummyfunction(&quot;&quot;&quot;COMPUTED_VALUE&quot;&quot;&quot;);90.43)" office:value-type="float" office:value="90.43" calcext:value-type="float">
            <text:p>90.43</text:p>
          </table:table-cell>
          <table:table-cell table:style-name="ce27" table:formula="of:=IFERROR(__xludf.dummyfunction(&quot;&quot;&quot;COMPUTED_VALUE&quot;&quot;&quot;);91.2)" office:value-type="float" office:value="91.2" calcext:value-type="float">
            <text:p>91.20</text:p>
          </table:table-cell>
          <table:table-cell table:style-name="ce31" table:formula="of:=IFERROR(__xludf.dummyfunction(&quot;&quot;&quot;COMPUTED_VALUE&quot;&quot;&quot;);28298756)" office:value-type="float" office:value="28298756" calcext:value-type="float">
            <text:p>28,298,75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11.6666666667)" office:value-type="date" office:date-value="2022-12-16T16:00:00.288" calcext:value-type="date">
            <text:p>Dec 16, 2022</text:p>
          </table:table-cell>
          <table:table-cell table:style-name="ce23" table:formula="of:=IFERROR(__xludf.dummyfunction(&quot;&quot;&quot;COMPUTED_VALUE&quot;&quot;&quot;);91.2)" office:value-type="float" office:value="91.2" calcext:value-type="float">
            <text:p>91.20</text:p>
          </table:table-cell>
          <table:table-cell table:style-name="ce23" table:formula="of:=IFERROR(__xludf.dummyfunction(&quot;&quot;&quot;COMPUTED_VALUE&quot;&quot;&quot;);91.75)" office:value-type="float" office:value="91.75" calcext:value-type="float">
            <text:p>91.75</text:p>
          </table:table-cell>
          <table:table-cell table:style-name="ce23" table:formula="of:=IFERROR(__xludf.dummyfunction(&quot;&quot;&quot;COMPUTED_VALUE&quot;&quot;&quot;);90.01)" office:value-type="float" office:value="90.01" calcext:value-type="float">
            <text:p>90.01</text:p>
          </table:table-cell>
          <table:table-cell table:style-name="ce27" table:formula="of:=IFERROR(__xludf.dummyfunction(&quot;&quot;&quot;COMPUTED_VALUE&quot;&quot;&quot;);90.86)" office:value-type="float" office:value="90.86" calcext:value-type="float">
            <text:p>90.86</text:p>
          </table:table-cell>
          <table:table-cell table:style-name="ce31" table:formula="of:=IFERROR(__xludf.dummyfunction(&quot;&quot;&quot;COMPUTED_VALUE&quot;&quot;&quot;);48485507)" office:value-type="float" office:value="48485507" calcext:value-type="float">
            <text:p>48,485,50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14.6666666667)" office:value-type="date" office:date-value="2022-12-19T16:00:00.288" calcext:value-type="date">
            <text:p>Dec 19, 2022</text:p>
          </table:table-cell>
          <table:table-cell table:style-name="ce23" table:formula="of:=IFERROR(__xludf.dummyfunction(&quot;&quot;&quot;COMPUTED_VALUE&quot;&quot;&quot;);90.88)" office:value-type="float" office:value="90.88" calcext:value-type="float">
            <text:p>90.88</text:p>
          </table:table-cell>
          <table:table-cell table:style-name="ce23" table:formula="of:=IFERROR(__xludf.dummyfunction(&quot;&quot;&quot;COMPUTED_VALUE&quot;&quot;&quot;);91.2)" office:value-type="float" office:value="91.2" calcext:value-type="float">
            <text:p>91.20</text:p>
          </table:table-cell>
          <table:table-cell table:style-name="ce23" table:formula="of:=IFERROR(__xludf.dummyfunction(&quot;&quot;&quot;COMPUTED_VALUE&quot;&quot;&quot;);88.93)" office:value-type="float" office:value="88.93" calcext:value-type="float">
            <text:p>88.93</text:p>
          </table:table-cell>
          <table:table-cell table:style-name="ce27" table:formula="of:=IFERROR(__xludf.dummyfunction(&quot;&quot;&quot;COMPUTED_VALUE&quot;&quot;&quot;);89.15)" office:value-type="float" office:value="89.15" calcext:value-type="float">
            <text:p>89.15</text:p>
          </table:table-cell>
          <table:table-cell table:style-name="ce31" table:formula="of:=IFERROR(__xludf.dummyfunction(&quot;&quot;&quot;COMPUTED_VALUE&quot;&quot;&quot;);23020537)" office:value-type="float" office:value="23020537" calcext:value-type="float">
            <text:p>23,020,53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15.6666666667)" office:value-type="date" office:date-value="2022-12-20T16:00:00.288" calcext:value-type="date">
            <text:p>Dec 20, 2022</text:p>
          </table:table-cell>
          <table:table-cell table:style-name="ce23" table:formula="of:=IFERROR(__xludf.dummyfunction(&quot;&quot;&quot;COMPUTED_VALUE&quot;&quot;&quot;);88.73)" office:value-type="float" office:value="88.73" calcext:value-type="float">
            <text:p>88.73</text:p>
          </table:table-cell>
          <table:table-cell table:style-name="ce23" table:formula="of:=IFERROR(__xludf.dummyfunction(&quot;&quot;&quot;COMPUTED_VALUE&quot;&quot;&quot;);89.78)" office:value-type="float" office:value="89.78" calcext:value-type="float">
            <text:p>89.78</text:p>
          </table:table-cell>
          <table:table-cell table:style-name="ce23" table:formula="of:=IFERROR(__xludf.dummyfunction(&quot;&quot;&quot;COMPUTED_VALUE&quot;&quot;&quot;);88.04)" office:value-type="float" office:value="88.04" calcext:value-type="float">
            <text:p>88.04</text:p>
          </table:table-cell>
          <table:table-cell table:style-name="ce27" table:formula="of:=IFERROR(__xludf.dummyfunction(&quot;&quot;&quot;COMPUTED_VALUE&quot;&quot;&quot;);89.63)" office:value-type="float" office:value="89.63" calcext:value-type="float">
            <text:p>89.63</text:p>
          </table:table-cell>
          <table:table-cell table:style-name="ce31" table:formula="of:=IFERROR(__xludf.dummyfunction(&quot;&quot;&quot;COMPUTED_VALUE&quot;&quot;&quot;);21976846)" office:value-type="float" office:value="21976846" calcext:value-type="float">
            <text:p>21,976,84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16.6666666667)" office:value-type="date" office:date-value="2022-12-21T16:00:00.288" calcext:value-type="date">
            <text:p>Dec 21, 2022</text:p>
          </table:table-cell>
          <table:table-cell table:style-name="ce23" table:formula="of:=IFERROR(__xludf.dummyfunction(&quot;&quot;&quot;COMPUTED_VALUE&quot;&quot;&quot;);89.73)" office:value-type="float" office:value="89.73" calcext:value-type="float">
            <text:p>89.73</text:p>
          </table:table-cell>
          <table:table-cell table:style-name="ce23" table:formula="of:=IFERROR(__xludf.dummyfunction(&quot;&quot;&quot;COMPUTED_VALUE&quot;&quot;&quot;);90.92)" office:value-type="float" office:value="90.92" calcext:value-type="float">
            <text:p>90.92</text:p>
          </table:table-cell>
          <table:table-cell table:style-name="ce23" table:formula="of:=IFERROR(__xludf.dummyfunction(&quot;&quot;&quot;COMPUTED_VALUE&quot;&quot;&quot;);88.91)" office:value-type="float" office:value="88.91" calcext:value-type="float">
            <text:p>88.91</text:p>
          </table:table-cell>
          <table:table-cell table:style-name="ce27" table:formula="of:=IFERROR(__xludf.dummyfunction(&quot;&quot;&quot;COMPUTED_VALUE&quot;&quot;&quot;);90.25)" office:value-type="float" office:value="90.25" calcext:value-type="float">
            <text:p>90.25</text:p>
          </table:table-cell>
          <table:table-cell table:style-name="ce31" table:formula="of:=IFERROR(__xludf.dummyfunction(&quot;&quot;&quot;COMPUTED_VALUE&quot;&quot;&quot;);20336387)" office:value-type="float" office:value="20336387" calcext:value-type="float">
            <text:p>20,336,38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17.6666666667)" office:value-type="date" office:date-value="2022-12-22T16:00:00.288" calcext:value-type="date">
            <text:p>Dec 22, 2022</text:p>
          </table:table-cell>
          <table:table-cell table:style-name="ce23" table:formula="of:=IFERROR(__xludf.dummyfunction(&quot;&quot;&quot;COMPUTED_VALUE&quot;&quot;&quot;);88.93)" office:value-type="float" office:value="88.93" calcext:value-type="float">
            <text:p>88.93</text:p>
          </table:table-cell>
          <table:table-cell table:style-name="ce23" table:formula="of:=IFERROR(__xludf.dummyfunction(&quot;&quot;&quot;COMPUTED_VALUE&quot;&quot;&quot;);89.18)" office:value-type="float" office:value="89.18" calcext:value-type="float">
            <text:p>89.18</text:p>
          </table:table-cell>
          <table:table-cell table:style-name="ce23" table:formula="of:=IFERROR(__xludf.dummyfunction(&quot;&quot;&quot;COMPUTED_VALUE&quot;&quot;&quot;);86.94)" office:value-type="float" office:value="86.94" calcext:value-type="float">
            <text:p>86.94</text:p>
          </table:table-cell>
          <table:table-cell table:style-name="ce27" table:formula="of:=IFERROR(__xludf.dummyfunction(&quot;&quot;&quot;COMPUTED_VALUE&quot;&quot;&quot;);88.26)" office:value-type="float" office:value="88.26" calcext:value-type="float">
            <text:p>88.26</text:p>
          </table:table-cell>
          <table:table-cell table:style-name="ce31" table:formula="of:=IFERROR(__xludf.dummyfunction(&quot;&quot;&quot;COMPUTED_VALUE&quot;&quot;&quot;);23656066)" office:value-type="float" office:value="23656066" calcext:value-type="float">
            <text:p>23,656,066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18.6666666667)" office:value-type="date" office:date-value="2022-12-23T16:00:00.288" calcext:value-type="date">
            <text:p>Dec 23, 2022</text:p>
          </table:table-cell>
          <table:table-cell table:style-name="ce23" table:formula="of:=IFERROR(__xludf.dummyfunction(&quot;&quot;&quot;COMPUTED_VALUE&quot;&quot;&quot;);87.62)" office:value-type="float" office:value="87.62" calcext:value-type="float">
            <text:p>87.62</text:p>
          </table:table-cell>
          <table:table-cell table:style-name="ce23" table:formula="of:=IFERROR(__xludf.dummyfunction(&quot;&quot;&quot;COMPUTED_VALUE&quot;&quot;&quot;);90.1)" office:value-type="float" office:value="90.1" calcext:value-type="float">
            <text:p>90.10</text:p>
          </table:table-cell>
          <table:table-cell table:style-name="ce23" table:formula="of:=IFERROR(__xludf.dummyfunction(&quot;&quot;&quot;COMPUTED_VALUE&quot;&quot;&quot;);87.62)" office:value-type="float" office:value="87.62" calcext:value-type="float">
            <text:p>87.62</text:p>
          </table:table-cell>
          <table:table-cell table:style-name="ce27" table:formula="of:=IFERROR(__xludf.dummyfunction(&quot;&quot;&quot;COMPUTED_VALUE&quot;&quot;&quot;);89.81)" office:value-type="float" office:value="89.81" calcext:value-type="float">
            <text:p>89.81</text:p>
          </table:table-cell>
          <table:table-cell table:style-name="ce31" table:formula="of:=IFERROR(__xludf.dummyfunction(&quot;&quot;&quot;COMPUTED_VALUE&quot;&quot;&quot;);17815010)" office:value-type="float" office:value="17815010" calcext:value-type="float">
            <text:p>17,815,01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22.6666666667)" office:value-type="date" office:date-value="2022-12-27T16:00:00.288" calcext:value-type="date">
            <text:p>Dec 27, 2022</text:p>
          </table:table-cell>
          <table:table-cell table:style-name="ce23" table:formula="of:=IFERROR(__xludf.dummyfunction(&quot;&quot;&quot;COMPUTED_VALUE&quot;&quot;&quot;);89.31)" office:value-type="float" office:value="89.31" calcext:value-type="float">
            <text:p>89.31</text:p>
          </table:table-cell>
          <table:table-cell table:style-name="ce23" table:formula="of:=IFERROR(__xludf.dummyfunction(&quot;&quot;&quot;COMPUTED_VALUE&quot;&quot;&quot;);89.5)" office:value-type="float" office:value="89.5" calcext:value-type="float">
            <text:p>89.50</text:p>
          </table:table-cell>
          <table:table-cell table:style-name="ce23" table:formula="of:=IFERROR(__xludf.dummyfunction(&quot;&quot;&quot;COMPUTED_VALUE&quot;&quot;&quot;);87.54)" office:value-type="float" office:value="87.54" calcext:value-type="float">
            <text:p>87.54</text:p>
          </table:table-cell>
          <table:table-cell table:style-name="ce27" table:formula="of:=IFERROR(__xludf.dummyfunction(&quot;&quot;&quot;COMPUTED_VALUE&quot;&quot;&quot;);87.93)" office:value-type="float" office:value="87.93" calcext:value-type="float">
            <text:p>87.93</text:p>
          </table:table-cell>
          <table:table-cell table:style-name="ce31" table:formula="of:=IFERROR(__xludf.dummyfunction(&quot;&quot;&quot;COMPUTED_VALUE&quot;&quot;&quot;);15470870)" office:value-type="float" office:value="15470870" calcext:value-type="float">
            <text:p>15,470,870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23.6666666667)" office:value-type="date" office:date-value="2022-12-28T16:00:00.288" calcext:value-type="date">
            <text:p>Dec 28, 2022</text:p>
          </table:table-cell>
          <table:table-cell table:style-name="ce23" table:formula="of:=IFERROR(__xludf.dummyfunction(&quot;&quot;&quot;COMPUTED_VALUE&quot;&quot;&quot;);87.5)" office:value-type="float" office:value="87.5" calcext:value-type="float">
            <text:p>87.50</text:p>
          </table:table-cell>
          <table:table-cell table:style-name="ce23" table:formula="of:=IFERROR(__xludf.dummyfunction(&quot;&quot;&quot;COMPUTED_VALUE&quot;&quot;&quot;);88.52)" office:value-type="float" office:value="88.52" calcext:value-type="float">
            <text:p>88.52</text:p>
          </table:table-cell>
          <table:table-cell table:style-name="ce23" table:formula="of:=IFERROR(__xludf.dummyfunction(&quot;&quot;&quot;COMPUTED_VALUE&quot;&quot;&quot;);86.37)" office:value-type="float" office:value="86.37" calcext:value-type="float">
            <text:p>86.37</text:p>
          </table:table-cell>
          <table:table-cell table:style-name="ce27" table:formula="of:=IFERROR(__xludf.dummyfunction(&quot;&quot;&quot;COMPUTED_VALUE&quot;&quot;&quot;);86.46)" office:value-type="float" office:value="86.46" calcext:value-type="float">
            <text:p>86.46</text:p>
          </table:table-cell>
          <table:table-cell table:style-name="ce31" table:formula="of:=IFERROR(__xludf.dummyfunction(&quot;&quot;&quot;COMPUTED_VALUE&quot;&quot;&quot;);17879567)" office:value-type="float" office:value="17879567" calcext:value-type="float">
            <text:p>17,879,567</text:p>
          </table:table-cell>
          <table:table-cell table:style-name="ce3"/>
          <table:table-cell table:number-columns-repeated="1016"/>
        </table:table-row>
        <table:table-row table:style-name="ro6">
          <table:table-cell table:style-name="ce3"/>
          <table:table-cell table:style-name="ce18" table:formula="of:=IFERROR(__xludf.dummyfunction(&quot;&quot;&quot;COMPUTED_VALUE&quot;&quot;&quot;);44924.6666666667)" office:value-type="date" office:date-value="2022-12-29T16:00:00.288" calcext:value-type="date">
            <text:p>Dec 29, 2022</text:p>
          </table:table-cell>
          <table:table-cell table:style-name="ce23" table:formula="of:=IFERROR(__xludf.dummyfunction(&quot;&quot;&quot;COMPUTED_VALUE&quot;&quot;&quot;);87.03)" office:value-type="float" office:value="87.03" calcext:value-type="float">
            <text:p>87.03</text:p>
          </table:table-cell>
          <table:table-cell table:style-name="ce23" table:formula="of:=IFERROR(__xludf.dummyfunction(&quot;&quot;&quot;COMPUTED_VALUE&quot;&quot;&quot;);89.37)" office:value-type="float" office:value="89.37" calcext:value-type="float">
            <text:p>89.37</text:p>
          </table:table-cell>
          <table:table-cell table:style-name="ce23" table:formula="of:=IFERROR(__xludf.dummyfunction(&quot;&quot;&quot;COMPUTED_VALUE&quot;&quot;&quot;);86.99)" office:value-type="float" office:value="86.99" calcext:value-type="float">
            <text:p>86.99</text:p>
          </table:table-cell>
          <table:table-cell table:style-name="ce27" table:formula="of:=IFERROR(__xludf.dummyfunction(&quot;&quot;&quot;COMPUTED_VALUE&quot;&quot;&quot;);88.95)" office:value-type="float" office:value="88.95" calcext:value-type="float">
            <text:p>88.95</text:p>
          </table:table-cell>
          <table:table-cell table:style-name="ce31" table:formula="of:=IFERROR(__xludf.dummyfunction(&quot;&quot;&quot;COMPUTED_VALUE&quot;&quot;&quot;);18280660)" office:value-type="float" office:value="18280660" calcext:value-type="float">
            <text:p>18,280,660</text:p>
          </table:table-cell>
          <table:table-cell table:style-name="ce3"/>
          <table:table-cell table:number-columns-repeated="1016"/>
        </table:table-row>
        <table:table-row table:style-name="ro6" table:number-rows-repeated="721">
          <table:table-cell table:style-name="ce3"/>
          <table:table-cell table:style-name="ce18"/>
          <table:table-cell table:style-name="ce23" table:number-columns-repeated="3"/>
          <table:table-cell table:style-name="ce27"/>
          <table:table-cell table:style-name="ce31"/>
          <table:table-cell table:style-name="ce3"/>
          <table:table-cell table:number-columns-repeated="1016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Price History'.F28:'Price History'.F1000">
            <calcext:condition calcext:apply-style-name="ConditionalStyle_1" calcext:value="formula-is(AND([.F28]=MAX([.F$28:.F$1000]);[.F28]&gt;0))" calcext:base-cell-address="'Price History'.F28"/>
          </calcext:conditional-format>
          <calcext:conditional-format calcext:target-range-address="'Price History'.F28:'Price History'.F1000">
            <calcext:condition calcext:apply-style-name="ConditionalStyle_2" calcext:value="formula-is(AND([.F28]=MIN([.F$28:.F$1000]);[.F28]&gt;0))" calcext:base-cell-address="'Price History'.F28"/>
          </calcext:conditional-format>
          <calcext:conditional-format calcext:target-range-address="'Price History'.F29:'Price History'.F1000">
            <calcext:condition calcext:apply-style-name="ConditionalStyle_3" calcext:value="formula-is([.F29]&gt;[.F27])" calcext:base-cell-address="'Price History'.F29"/>
          </calcext:conditional-format>
          <calcext:conditional-format calcext:target-range-address="'Price History'.F29:'Price History'.F1000">
            <calcext:condition calcext:apply-style-name="ConditionalStyle_4" calcext:value="formula-is([.F29]&lt;[.F27])" calcext:base-cell-address="'Price History'.F29"/>
          </calcext:conditional-format>
          <calcext:conditional-format calcext:target-range-address="'Price History'.D10:'Price History'.E10">
            <calcext:condition calcext:apply-style-name="ConditionalStyle_5" calcext:value="&lt;0" calcext:base-cell-address="'Price History'.D10"/>
          </calcext:conditional-format>
          <calcext:conditional-format calcext:target-range-address="'Price History'.D10:'Price History'.E10">
            <calcext:condition calcext:apply-style-name="ConditionalStyle_6" calcext:value="&gt;0" calcext:base-cell-address="'Price History'.D10"/>
          </calcext:conditional-format>
        </calcext:conditional-formats>
      </table:table>
      <table:table table:name="Watchlist" table:style-name="ta2"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1" table:default-cell-style-name="Default"/>
        <table:table-column table:style-name="co3" table:number-columns-repeated="1014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7" table:number-rows-spanned="2">
            <text:p><text:span text:style-name="T1">Instructions</text:span></text:p>
            <text:p><text:span text:style-name="T2">Enter stock symbols in column B to track stocks</text:span></text:p>
            <text:p><text:span text:style-name="T2">Add shares in column H to track current value</text:span></text:p>
          </table:table-cell>
          <table:covered-table-cell table:number-columns-repeated="6"/>
          <table:table-cell table:style-name="ce28" office:value-type="string" calcext:value-type="string">
            <text:p>POWERED BY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/>
          <table:covered-table-cell table:number-columns-repeated="7"/>
          <table:table-cell table:style-name="ce29" office:value-type="string" calcext:value-type="string">
            <text:p><text:a xlink:href="http://www.google.com/finance" xlink:type="simple">Google Finance</text:a></text:p>
          </table:table-cell>
          <table:table-cell table:style-name="ce1"/>
          <table:table-cell table:number-columns-repeated="1014"/>
        </table:table-row>
        <table:table-row table:style-name="ro7">
          <table:table-cell table:style-name="ce2" table:number-columns-repeated="10"/>
          <table:table-cell table:number-columns-repeated="1014"/>
        </table:table-row>
        <table:table-row table:style-name="ro4">
          <table:table-cell table:style-name="ce2"/>
          <table:table-cell table:style-name="ce33" office:value-type="string" calcext:value-type="string">
            <text:p>Watchlist</text:p>
          </table:table-cell>
          <table:table-cell table:style-name="ce2" table:number-columns-repeated="8"/>
          <table:table-cell table:number-columns-repeated="1014"/>
        </table:table-row>
        <table:table-row table:style-name="ro8">
          <table:table-cell table:style-name="ce2"/>
          <table:table-cell table:style-name="ce12" office:value-type="string" calcext:value-type="string">
            <text:p>Current Value</text:p>
          </table:table-cell>
          <table:table-cell table:style-name="ce2" table:number-columns-repeated="8"/>
          <table:table-cell table:number-columns-repeated="1014"/>
        </table:table-row>
        <table:table-row table:style-name="ro4">
          <table:table-cell table:style-name="ce2"/>
          <table:table-cell table:style-name="ce34" table:formula="of:=SUM([.I9:.I40])" office:value-type="float" office:value="439.35" calcext:value-type="float" table:number-columns-spanned="3" table:number-rows-spanned="1">
            <text:p>439.35</text:p>
          </table:table-cell>
          <table:covered-table-cell table:number-columns-repeated="2"/>
          <table:table-cell table:style-name="ce2" table:number-columns-repeated="6"/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9">
          <table:table-cell table:style-name="ce32"/>
          <table:table-cell table:style-name="ce35" office:value-type="string" calcext:value-type="string">
            <text:p>Symbol</text:p>
          </table:table-cell>
          <table:table-cell table:style-name="ce35" office:value-type="string" calcext:value-type="string">
            <text:p>Exchange</text:p>
            <text:p>(Optional)</text:p>
          </table:table-cell>
          <table:table-cell table:style-name="ce35" office:value-type="string" calcext:value-type="string">
            <text:p>Stock Name</text:p>
          </table:table-cell>
          <table:table-cell table:style-name="ce37" office:value-type="string" calcext:value-type="string">
            <text:p>Current Price</text:p>
          </table:table-cell>
          <table:table-cell table:style-name="ce37" office:value-type="string" calcext:value-type="string">
            <text:p>Price Change</text:p>
          </table:table-cell>
          <table:table-cell table:style-name="ce37" office:value-type="string" calcext:value-type="string">
            <text:p>% Change</text:p>
          </table:table-cell>
          <table:table-cell table:style-name="ce37" office:value-type="string" calcext:value-type="string">
            <text:p># Shares</text:p>
          </table:table-cell>
          <table:table-cell table:style-name="ce37" office:value-type="string" calcext:value-type="string">
            <text:p>Current Value</text:p>
          </table:table-cell>
          <table:table-cell table:style-name="ce43"/>
          <table:table-cell table:number-columns-repeated="1014"/>
        </table:table-row>
        <table:table-row table:style-name="ro6">
          <table:table-cell table:style-name="ce3"/>
          <table:table-cell table:style-name="ce36" office:value-type="string" calcext:value-type="string">
            <text:p>GOOG</text:p>
          </table:table-cell>
          <table:table-cell table:style-name="ce36" office:value-type="string" calcext:value-type="string">
            <text:p>NASDAQ</text:p>
          </table:table-cell>
          <table:table-cell table:style-name="ce3" table:formula="of:=IFERROR(__xludf.dummyfunction(&quot;IF(ISBLANK(B9), &quot;&quot;-&quot;&quot;, GOOGLEFINANCE(IF(ISBLANK(C9), B9, C9&amp;&quot;&quot;:&quot;&quot;&amp;B9), &quot;&quot;name&quot;&quot;))&quot;);&quot;Alphabet Inc Class C&quot;)" office:value-type="string" office:string-value="Alphabet Inc Class C" calcext:value-type="string">
            <text:p>Alphabet Inc Class C</text:p>
          </table:table-cell>
          <table:table-cell table:style-name="ce38" table:formula="of:=IFERROR(__xludf.dummyfunction(&quot;IF(ISBLANK(B9), 0, GOOGLEFINANCE(IF(ISBLANK(C9), B9, C9&amp;&quot;&quot;:&quot;&quot;&amp;B9), &quot;&quot;price&quot;&quot;))&quot;);87.87)" office:value-type="float" office:value="87.87" calcext:value-type="float">
            <text:p>87.87</text:p>
          </table:table-cell>
          <table:table-cell table:style-name="ce39" table:formula="of:=IFERROR(__xludf.dummyfunction(&quot;IF(ISBLANK(B9), 0, GOOGLEFINANCE(IF(ISBLANK(C9), B9, C9&amp;&quot;&quot;:&quot;&quot;&amp;B9), &quot;&quot;change&quot;&quot;))&quot;);-1.08)" office:value-type="float" office:value="-1.08" calcext:value-type="float">
            <text:p>-1.08</text:p>
          </table:table-cell>
          <table:table-cell table:style-name="ce40" table:formula="of:=IFERROR(__xludf.dummyfunction(&quot;IF(ISBLANK(B9), 0, GOOGLEFINANCE(IF(ISBLANK(C9), B9, C9&amp;&quot;&quot;:&quot;&quot;&amp;B9), &quot;&quot;changepct&quot;&quot;)/100)&quot;);-0.0121)" office:value-type="float" office:value="-0.0121" calcext:value-type="float">
            <text:p>-1.21%</text:p>
          </table:table-cell>
          <table:table-cell table:style-name="ce41" office:value-type="float" office:value="5" calcext:value-type="float">
            <text:p>5</text:p>
          </table:table-cell>
          <table:table-cell table:style-name="ce42" table:formula="of:=[.H9] * [.E9]" office:value-type="float" office:value="439.35" calcext:value-type="float">
            <text:p>439.35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0), &quot;&quot;-&quot;&quot;, GOOGLEFINANCE(IF(ISBLANK(C10), B10, C10&amp;&quot;&quot;:&quot;&quot;&amp;B10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0), 0, GOOGLEFINANCE(IF(ISBLANK(C10), B10, C10&amp;&quot;&quot;:&quot;&quot;&amp;B10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0), 0, GOOGLEFINANCE(IF(ISBLANK(C10), B10, C10&amp;&quot;&quot;:&quot;&quot;&amp;B10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0), 0, GOOGLEFINANCE(IF(ISBLANK(C10), B10, C10&amp;&quot;&quot;:&quot;&quot;&amp;B10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0] * [.E10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1), &quot;&quot;-&quot;&quot;, GOOGLEFINANCE(IF(ISBLANK(C11), B11, C11&amp;&quot;&quot;:&quot;&quot;&amp;B11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1), 0, GOOGLEFINANCE(IF(ISBLANK(C11), B11, C11&amp;&quot;&quot;:&quot;&quot;&amp;B11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1), 0, GOOGLEFINANCE(IF(ISBLANK(C11), B11, C11&amp;&quot;&quot;:&quot;&quot;&amp;B11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1), 0, GOOGLEFINANCE(IF(ISBLANK(C11), B11, C11&amp;&quot;&quot;:&quot;&quot;&amp;B11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1] * [.E11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2), &quot;&quot;-&quot;&quot;, GOOGLEFINANCE(IF(ISBLANK(C12), B12, C12&amp;&quot;&quot;:&quot;&quot;&amp;B12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2), 0, GOOGLEFINANCE(IF(ISBLANK(C12), B12, C12&amp;&quot;&quot;:&quot;&quot;&amp;B12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2), 0, GOOGLEFINANCE(IF(ISBLANK(C12), B12, C12&amp;&quot;&quot;:&quot;&quot;&amp;B12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2), 0, GOOGLEFINANCE(IF(ISBLANK(C12), B12, C12&amp;&quot;&quot;:&quot;&quot;&amp;B12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2] * [.E12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3), &quot;&quot;-&quot;&quot;, GOOGLEFINANCE(IF(ISBLANK(C13), B13, C13&amp;&quot;&quot;:&quot;&quot;&amp;B13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3), 0, GOOGLEFINANCE(IF(ISBLANK(C13), B13, C13&amp;&quot;&quot;:&quot;&quot;&amp;B13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3), 0, GOOGLEFINANCE(IF(ISBLANK(C13), B13, C13&amp;&quot;&quot;:&quot;&quot;&amp;B13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3), 0, GOOGLEFINANCE(IF(ISBLANK(C13), B13, C13&amp;&quot;&quot;:&quot;&quot;&amp;B13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3] * [.E13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4), &quot;&quot;-&quot;&quot;, GOOGLEFINANCE(IF(ISBLANK(C14), B14, C14&amp;&quot;&quot;:&quot;&quot;&amp;B14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4), 0, GOOGLEFINANCE(IF(ISBLANK(C14), B14, C14&amp;&quot;&quot;:&quot;&quot;&amp;B14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4), 0, GOOGLEFINANCE(IF(ISBLANK(C14), B14, C14&amp;&quot;&quot;:&quot;&quot;&amp;B14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4), 0, GOOGLEFINANCE(IF(ISBLANK(C14), B14, C14&amp;&quot;&quot;:&quot;&quot;&amp;B14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4] * [.E14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5), &quot;&quot;-&quot;&quot;, GOOGLEFINANCE(IF(ISBLANK(C15), B15, C15&amp;&quot;&quot;:&quot;&quot;&amp;B15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5), 0, GOOGLEFINANCE(IF(ISBLANK(C15), B15, C15&amp;&quot;&quot;:&quot;&quot;&amp;B15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5), 0, GOOGLEFINANCE(IF(ISBLANK(C15), B15, C15&amp;&quot;&quot;:&quot;&quot;&amp;B15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5), 0, GOOGLEFINANCE(IF(ISBLANK(C15), B15, C15&amp;&quot;&quot;:&quot;&quot;&amp;B15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5] * [.E15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6), &quot;&quot;-&quot;&quot;, GOOGLEFINANCE(IF(ISBLANK(C16), B16, C16&amp;&quot;&quot;:&quot;&quot;&amp;B16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6), 0, GOOGLEFINANCE(IF(ISBLANK(C16), B16, C16&amp;&quot;&quot;:&quot;&quot;&amp;B16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6), 0, GOOGLEFINANCE(IF(ISBLANK(C16), B16, C16&amp;&quot;&quot;:&quot;&quot;&amp;B16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6), 0, GOOGLEFINANCE(IF(ISBLANK(C16), B16, C16&amp;&quot;&quot;:&quot;&quot;&amp;B16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6] * [.E16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7), &quot;&quot;-&quot;&quot;, GOOGLEFINANCE(IF(ISBLANK(C17), B17, C17&amp;&quot;&quot;:&quot;&quot;&amp;B17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7), 0, GOOGLEFINANCE(IF(ISBLANK(C17), B17, C17&amp;&quot;&quot;:&quot;&quot;&amp;B17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7), 0, GOOGLEFINANCE(IF(ISBLANK(C17), B17, C17&amp;&quot;&quot;:&quot;&quot;&amp;B17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7), 0, GOOGLEFINANCE(IF(ISBLANK(C17), B17, C17&amp;&quot;&quot;:&quot;&quot;&amp;B17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7] * [.E17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8), &quot;&quot;-&quot;&quot;, GOOGLEFINANCE(IF(ISBLANK(C18), B18, C18&amp;&quot;&quot;:&quot;&quot;&amp;B18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8), 0, GOOGLEFINANCE(IF(ISBLANK(C18), B18, C18&amp;&quot;&quot;:&quot;&quot;&amp;B18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8), 0, GOOGLEFINANCE(IF(ISBLANK(C18), B18, C18&amp;&quot;&quot;:&quot;&quot;&amp;B18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8), 0, GOOGLEFINANCE(IF(ISBLANK(C18), B18, C18&amp;&quot;&quot;:&quot;&quot;&amp;B18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8] * [.E18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19), &quot;&quot;-&quot;&quot;, GOOGLEFINANCE(IF(ISBLANK(C19), B19, C19&amp;&quot;&quot;:&quot;&quot;&amp;B19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19), 0, GOOGLEFINANCE(IF(ISBLANK(C19), B19, C19&amp;&quot;&quot;:&quot;&quot;&amp;B19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19), 0, GOOGLEFINANCE(IF(ISBLANK(C19), B19, C19&amp;&quot;&quot;:&quot;&quot;&amp;B19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19), 0, GOOGLEFINANCE(IF(ISBLANK(C19), B19, C19&amp;&quot;&quot;:&quot;&quot;&amp;B19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19] * [.E19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0), &quot;&quot;-&quot;&quot;, GOOGLEFINANCE(IF(ISBLANK(C20), B20, C20&amp;&quot;&quot;:&quot;&quot;&amp;B20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0), 0, GOOGLEFINANCE(IF(ISBLANK(C20), B20, C20&amp;&quot;&quot;:&quot;&quot;&amp;B20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0), 0, GOOGLEFINANCE(IF(ISBLANK(C20), B20, C20&amp;&quot;&quot;:&quot;&quot;&amp;B20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0), 0, GOOGLEFINANCE(IF(ISBLANK(C20), B20, C20&amp;&quot;&quot;:&quot;&quot;&amp;B20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0] * [.E20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1), &quot;&quot;-&quot;&quot;, GOOGLEFINANCE(IF(ISBLANK(C21), B21, C21&amp;&quot;&quot;:&quot;&quot;&amp;B21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1), 0, GOOGLEFINANCE(IF(ISBLANK(C21), B21, C21&amp;&quot;&quot;:&quot;&quot;&amp;B21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1), 0, GOOGLEFINANCE(IF(ISBLANK(C21), B21, C21&amp;&quot;&quot;:&quot;&quot;&amp;B21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1), 0, GOOGLEFINANCE(IF(ISBLANK(C21), B21, C21&amp;&quot;&quot;:&quot;&quot;&amp;B21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1] * [.E21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2), &quot;&quot;-&quot;&quot;, GOOGLEFINANCE(IF(ISBLANK(C22), B22, C22&amp;&quot;&quot;:&quot;&quot;&amp;B22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2), 0, GOOGLEFINANCE(IF(ISBLANK(C22), B22, C22&amp;&quot;&quot;:&quot;&quot;&amp;B22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2), 0, GOOGLEFINANCE(IF(ISBLANK(C22), B22, C22&amp;&quot;&quot;:&quot;&quot;&amp;B22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2), 0, GOOGLEFINANCE(IF(ISBLANK(C22), B22, C22&amp;&quot;&quot;:&quot;&quot;&amp;B22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2] * [.E22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3), &quot;&quot;-&quot;&quot;, GOOGLEFINANCE(IF(ISBLANK(C23), B23, C23&amp;&quot;&quot;:&quot;&quot;&amp;B23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3), 0, GOOGLEFINANCE(IF(ISBLANK(C23), B23, C23&amp;&quot;&quot;:&quot;&quot;&amp;B23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3), 0, GOOGLEFINANCE(IF(ISBLANK(C23), B23, C23&amp;&quot;&quot;:&quot;&quot;&amp;B23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3), 0, GOOGLEFINANCE(IF(ISBLANK(C23), B23, C23&amp;&quot;&quot;:&quot;&quot;&amp;B23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3] * [.E23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4), &quot;&quot;-&quot;&quot;, GOOGLEFINANCE(IF(ISBLANK(C24), B24, C24&amp;&quot;&quot;:&quot;&quot;&amp;B24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4), 0, GOOGLEFINANCE(IF(ISBLANK(C24), B24, C24&amp;&quot;&quot;:&quot;&quot;&amp;B24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4), 0, GOOGLEFINANCE(IF(ISBLANK(C24), B24, C24&amp;&quot;&quot;:&quot;&quot;&amp;B24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4), 0, GOOGLEFINANCE(IF(ISBLANK(C24), B24, C24&amp;&quot;&quot;:&quot;&quot;&amp;B24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4] * [.E24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5), &quot;&quot;-&quot;&quot;, GOOGLEFINANCE(IF(ISBLANK(C25), B25, C25&amp;&quot;&quot;:&quot;&quot;&amp;B25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5), 0, GOOGLEFINANCE(IF(ISBLANK(C25), B25, C25&amp;&quot;&quot;:&quot;&quot;&amp;B25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5), 0, GOOGLEFINANCE(IF(ISBLANK(C25), B25, C25&amp;&quot;&quot;:&quot;&quot;&amp;B25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5), 0, GOOGLEFINANCE(IF(ISBLANK(C25), B25, C25&amp;&quot;&quot;:&quot;&quot;&amp;B25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5] * [.E25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6), &quot;&quot;-&quot;&quot;, GOOGLEFINANCE(IF(ISBLANK(C26), B26, C26&amp;&quot;&quot;:&quot;&quot;&amp;B26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6), 0, GOOGLEFINANCE(IF(ISBLANK(C26), B26, C26&amp;&quot;&quot;:&quot;&quot;&amp;B26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6), 0, GOOGLEFINANCE(IF(ISBLANK(C26), B26, C26&amp;&quot;&quot;:&quot;&quot;&amp;B26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6), 0, GOOGLEFINANCE(IF(ISBLANK(C26), B26, C26&amp;&quot;&quot;:&quot;&quot;&amp;B26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6] * [.E26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7), &quot;&quot;-&quot;&quot;, GOOGLEFINANCE(IF(ISBLANK(C27), B27, C27&amp;&quot;&quot;:&quot;&quot;&amp;B27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7), 0, GOOGLEFINANCE(IF(ISBLANK(C27), B27, C27&amp;&quot;&quot;:&quot;&quot;&amp;B27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7), 0, GOOGLEFINANCE(IF(ISBLANK(C27), B27, C27&amp;&quot;&quot;:&quot;&quot;&amp;B27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7), 0, GOOGLEFINANCE(IF(ISBLANK(C27), B27, C27&amp;&quot;&quot;:&quot;&quot;&amp;B27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7] * [.E27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8), &quot;&quot;-&quot;&quot;, GOOGLEFINANCE(IF(ISBLANK(C28), B28, C28&amp;&quot;&quot;:&quot;&quot;&amp;B28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8), 0, GOOGLEFINANCE(IF(ISBLANK(C28), B28, C28&amp;&quot;&quot;:&quot;&quot;&amp;B28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8), 0, GOOGLEFINANCE(IF(ISBLANK(C28), B28, C28&amp;&quot;&quot;:&quot;&quot;&amp;B28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8), 0, GOOGLEFINANCE(IF(ISBLANK(C28), B28, C28&amp;&quot;&quot;:&quot;&quot;&amp;B28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8] * [.E28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29), &quot;&quot;-&quot;&quot;, GOOGLEFINANCE(IF(ISBLANK(C29), B29, C29&amp;&quot;&quot;:&quot;&quot;&amp;B29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29), 0, GOOGLEFINANCE(IF(ISBLANK(C29), B29, C29&amp;&quot;&quot;:&quot;&quot;&amp;B29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29), 0, GOOGLEFINANCE(IF(ISBLANK(C29), B29, C29&amp;&quot;&quot;:&quot;&quot;&amp;B29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29), 0, GOOGLEFINANCE(IF(ISBLANK(C29), B29, C29&amp;&quot;&quot;:&quot;&quot;&amp;B29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29] * [.E29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0), &quot;&quot;-&quot;&quot;, GOOGLEFINANCE(IF(ISBLANK(C30), B30, C30&amp;&quot;&quot;:&quot;&quot;&amp;B30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0), 0, GOOGLEFINANCE(IF(ISBLANK(C30), B30, C30&amp;&quot;&quot;:&quot;&quot;&amp;B30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0), 0, GOOGLEFINANCE(IF(ISBLANK(C30), B30, C30&amp;&quot;&quot;:&quot;&quot;&amp;B30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0), 0, GOOGLEFINANCE(IF(ISBLANK(C30), B30, C30&amp;&quot;&quot;:&quot;&quot;&amp;B30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0] * [.E30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1), &quot;&quot;-&quot;&quot;, GOOGLEFINANCE(IF(ISBLANK(C31), B31, C31&amp;&quot;&quot;:&quot;&quot;&amp;B31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1), 0, GOOGLEFINANCE(IF(ISBLANK(C31), B31, C31&amp;&quot;&quot;:&quot;&quot;&amp;B31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1), 0, GOOGLEFINANCE(IF(ISBLANK(C31), B31, C31&amp;&quot;&quot;:&quot;&quot;&amp;B31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1), 0, GOOGLEFINANCE(IF(ISBLANK(C31), B31, C31&amp;&quot;&quot;:&quot;&quot;&amp;B31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1] * [.E31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2), &quot;&quot;-&quot;&quot;, GOOGLEFINANCE(IF(ISBLANK(C32), B32, C32&amp;&quot;&quot;:&quot;&quot;&amp;B32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2), 0, GOOGLEFINANCE(IF(ISBLANK(C32), B32, C32&amp;&quot;&quot;:&quot;&quot;&amp;B32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2), 0, GOOGLEFINANCE(IF(ISBLANK(C32), B32, C32&amp;&quot;&quot;:&quot;&quot;&amp;B32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2), 0, GOOGLEFINANCE(IF(ISBLANK(C32), B32, C32&amp;&quot;&quot;:&quot;&quot;&amp;B32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2] * [.E32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3), &quot;&quot;-&quot;&quot;, GOOGLEFINANCE(IF(ISBLANK(C33), B33, C33&amp;&quot;&quot;:&quot;&quot;&amp;B33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3), 0, GOOGLEFINANCE(IF(ISBLANK(C33), B33, C33&amp;&quot;&quot;:&quot;&quot;&amp;B33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3), 0, GOOGLEFINANCE(IF(ISBLANK(C33), B33, C33&amp;&quot;&quot;:&quot;&quot;&amp;B33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3), 0, GOOGLEFINANCE(IF(ISBLANK(C33), B33, C33&amp;&quot;&quot;:&quot;&quot;&amp;B33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3] * [.E33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4), &quot;&quot;-&quot;&quot;, GOOGLEFINANCE(IF(ISBLANK(C34), B34, C34&amp;&quot;&quot;:&quot;&quot;&amp;B34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4), 0, GOOGLEFINANCE(IF(ISBLANK(C34), B34, C34&amp;&quot;&quot;:&quot;&quot;&amp;B34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4), 0, GOOGLEFINANCE(IF(ISBLANK(C34), B34, C34&amp;&quot;&quot;:&quot;&quot;&amp;B34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4), 0, GOOGLEFINANCE(IF(ISBLANK(C34), B34, C34&amp;&quot;&quot;:&quot;&quot;&amp;B34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4] * [.E34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5), &quot;&quot;-&quot;&quot;, GOOGLEFINANCE(IF(ISBLANK(C35), B35, C35&amp;&quot;&quot;:&quot;&quot;&amp;B35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5), 0, GOOGLEFINANCE(IF(ISBLANK(C35), B35, C35&amp;&quot;&quot;:&quot;&quot;&amp;B35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5), 0, GOOGLEFINANCE(IF(ISBLANK(C35), B35, C35&amp;&quot;&quot;:&quot;&quot;&amp;B35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5), 0, GOOGLEFINANCE(IF(ISBLANK(C35), B35, C35&amp;&quot;&quot;:&quot;&quot;&amp;B35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5] * [.E35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6), &quot;&quot;-&quot;&quot;, GOOGLEFINANCE(IF(ISBLANK(C36), B36, C36&amp;&quot;&quot;:&quot;&quot;&amp;B36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6), 0, GOOGLEFINANCE(IF(ISBLANK(C36), B36, C36&amp;&quot;&quot;:&quot;&quot;&amp;B36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6), 0, GOOGLEFINANCE(IF(ISBLANK(C36), B36, C36&amp;&quot;&quot;:&quot;&quot;&amp;B36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6), 0, GOOGLEFINANCE(IF(ISBLANK(C36), B36, C36&amp;&quot;&quot;:&quot;&quot;&amp;B36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6] * [.E36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7), &quot;&quot;-&quot;&quot;, GOOGLEFINANCE(IF(ISBLANK(C37), B37, C37&amp;&quot;&quot;:&quot;&quot;&amp;B37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7), 0, GOOGLEFINANCE(IF(ISBLANK(C37), B37, C37&amp;&quot;&quot;:&quot;&quot;&amp;B37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7), 0, GOOGLEFINANCE(IF(ISBLANK(C37), B37, C37&amp;&quot;&quot;:&quot;&quot;&amp;B37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7), 0, GOOGLEFINANCE(IF(ISBLANK(C37), B37, C37&amp;&quot;&quot;:&quot;&quot;&amp;B37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7] * [.E37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8), &quot;&quot;-&quot;&quot;, GOOGLEFINANCE(IF(ISBLANK(C38), B38, C38&amp;&quot;&quot;:&quot;&quot;&amp;B38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8), 0, GOOGLEFINANCE(IF(ISBLANK(C38), B38, C38&amp;&quot;&quot;:&quot;&quot;&amp;B38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8), 0, GOOGLEFINANCE(IF(ISBLANK(C38), B38, C38&amp;&quot;&quot;:&quot;&quot;&amp;B38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8), 0, GOOGLEFINANCE(IF(ISBLANK(C38), B38, C38&amp;&quot;&quot;:&quot;&quot;&amp;B38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8] * [.E38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39), &quot;&quot;-&quot;&quot;, GOOGLEFINANCE(IF(ISBLANK(C39), B39, C39&amp;&quot;&quot;:&quot;&quot;&amp;B39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39), 0, GOOGLEFINANCE(IF(ISBLANK(C39), B39, C39&amp;&quot;&quot;:&quot;&quot;&amp;B39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39), 0, GOOGLEFINANCE(IF(ISBLANK(C39), B39, C39&amp;&quot;&quot;:&quot;&quot;&amp;B39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39), 0, GOOGLEFINANCE(IF(ISBLANK(C39), B39, C39&amp;&quot;&quot;:&quot;&quot;&amp;B39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39] * [.E39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6">
          <table:table-cell table:style-name="ce3"/>
          <table:table-cell table:style-name="ce36" table:number-columns-repeated="2"/>
          <table:table-cell table:style-name="ce3" table:formula="of:=IFERROR(__xludf.dummyfunction(&quot;IF(ISBLANK(B40), &quot;&quot;-&quot;&quot;, GOOGLEFINANCE(IF(ISBLANK(C40), B40, C40&amp;&quot;&quot;:&quot;&quot;&amp;B40), &quot;&quot;name&quot;&quot;))&quot;);&quot;-&quot;)" office:value-type="string" office:string-value="-" calcext:value-type="string">
            <text:p>-</text:p>
          </table:table-cell>
          <table:table-cell table:style-name="ce38" table:formula="of:=IFERROR(__xludf.dummyfunction(&quot;IF(ISBLANK(B40), 0, GOOGLEFINANCE(IF(ISBLANK(C40), B40, C40&amp;&quot;&quot;:&quot;&quot;&amp;B40), &quot;&quot;price&quot;&quot;))&quot;);0)" office:value-type="float" office:value="0" calcext:value-type="float">
            <text:p>-</text:p>
          </table:table-cell>
          <table:table-cell table:style-name="ce39" table:formula="of:=IFERROR(__xludf.dummyfunction(&quot;IF(ISBLANK(B40), 0, GOOGLEFINANCE(IF(ISBLANK(C40), B40, C40&amp;&quot;&quot;:&quot;&quot;&amp;B40), &quot;&quot;change&quot;&quot;))&quot;);0)" office:value-type="float" office:value="0" calcext:value-type="float">
            <text:p>-</text:p>
          </table:table-cell>
          <table:table-cell table:style-name="ce40" table:formula="of:=IFERROR(__xludf.dummyfunction(&quot;IF(ISBLANK(B40), 0, GOOGLEFINANCE(IF(ISBLANK(C40), B40, C40&amp;&quot;&quot;:&quot;&quot;&amp;B40), &quot;&quot;changepct&quot;&quot;)/100)&quot;);0)" office:value-type="float" office:value="0" calcext:value-type="float">
            <text:p>-</text:p>
          </table:table-cell>
          <table:table-cell table:style-name="ce41"/>
          <table:table-cell table:style-name="ce42" table:formula="of:=[.H40] * [.E40]" office:value-type="float" office:value="0" calcext:value-type="float">
            <text:p>0</text:p>
          </table:table-cell>
          <table:table-cell table:style-name="ce41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Watchlist.F9:Watchlist.G40">
            <calcext:condition calcext:apply-style-name="ConditionalStyle_3" calcext:value="&gt;0" calcext:base-cell-address="Watchlist.F9"/>
          </calcext:conditional-format>
          <calcext:conditional-format calcext:target-range-address="Watchlist.F9:Watchlist.G40">
            <calcext:condition calcext:apply-style-name="ConditionalStyle_7" calcext:value="&lt;0" calcext:base-cell-address="Watchlist.F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P0" style:volatile="true">
      <number:text>+</number:text>
      <number:number number:decimal-places="2" loext:min-decimal-places="2" number:min-integer-digits="1"/>
      <number:text>%</number:text>
    </number:percentage-style>
    <number:percentage-style style:name="N125P1" style:volatile="true">
      <number:text>-</number:text>
      <number:number number:decimal-places="2" loext:min-decimal-places="2" number:min-integer-digits="1"/>
      <number:text>%</number:text>
    </number:percentage-style>
    <number:number-style style:name="N125">
      <number:text>-</number:text>
      <style:map style:condition="value()&gt;0" style:apply-style-name="N125P0"/>
      <style:map style:condition="value()&lt;0" style:apply-style-name="N125P1"/>
    </number:number-style>
    <number:number-style style:name="N126">
      <number:number number:decimal-places="0" loext:min-decimal-places="0" number:min-integer-digits="1" number:grouping="true" number:display-factor="1000000"/>
      <number:text>M</number:text>
    </number:number-style>
    <number:date-style style:name="N127">
      <number:month number:textual="true"/>
      <number:text> </number:text>
      <number:day/>
      <number:text>, </number:text>
      <number:year number:style="long"/>
    </number:date-style>
    <number:number-style style:name="N128P0" style:volatile="true">
      <number:number number:decimal-places="2" loext:min-decimal-places="2" number:min-integer-digits="1" number:grouping="true"/>
    </number:number-style>
    <number:number-style style:name="N128P1" style:volatile="true">
      <number:text>-</number:text>
      <number:number number:decimal-places="2" loext:min-decimal-places="2" number:min-integer-digits="1" number:grouping="true"/>
    </number:number-style>
    <number:number-style style:name="N128">
      <number:text>-</number:text>
      <style:map style:condition="value()&gt;0" style:apply-style-name="N128P0"/>
      <style:map style:condition="value()&lt;0" style:apply-style-name="N128P1"/>
    </number:number-style>
    <number:number-style style:name="N129P0" style:volatile="true">
      <number:text>+</number:text>
      <number:number number:decimal-places="2" loext:min-decimal-places="2" number:min-integer-digits="1"/>
    </number:number-style>
    <number:number-style style:name="N129P1" style:volatile="true">
      <number:text>-</number:text>
      <number:number number:decimal-places="2" loext:min-decimal-places="2" number:min-integer-digits="1"/>
    </number:number-style>
    <number:number-style style:name="N129">
      <number:text>-</number:text>
      <style:map style:condition="value()&gt;0" style:apply-style-name="N129P0"/>
      <style:map style:condition="value()&lt;0" style:apply-style-name="N129P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137333"/>
      <style:text-properties fo:color="#ffffff"/>
    </style:style>
    <style:style style:name="ConditionalStyle_5f_2" style:display-name="ConditionalStyle_2" style:family="table-cell" style:parent-style-name="Default">
      <style:table-cell-properties fo:background-color="#cc0000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6f4ea"/>
      <style:text-properties fo:color="#137333"/>
    </style:style>
    <style:style style:name="ConditionalStyle_5f_4" style:display-name="ConditionalStyle_4" style:family="table-cell" style:parent-style-name="Default">
      <style:table-cell-properties fo:background-color="#ffffff"/>
      <style:text-properties fo:color="#85200c"/>
    </style:style>
    <style:style style:name="ConditionalStyle_5f_5" style:display-name="ConditionalStyle_5" style:family="table-cell" style:parent-style-name="Default">
      <style:table-cell-properties fo:background-color="transparent"/>
      <style:text-properties fo:color="#c53929"/>
    </style:style>
    <style:style style:name="ConditionalStyle_5f_6" style:display-name="ConditionalStyle_6" style:family="table-cell" style:parent-style-name="Default">
      <style:table-cell-properties fo:background-color="transparent"/>
      <style:text-properties fo:color="#0b8043"/>
    </style:style>
    <style:style style:name="ConditionalStyle_5f_7" style:display-name="ConditionalStyle_7" style:family="table-cell" style:parent-style-name="Default">
      <style:table-cell-properties fo:background-color="#fce8e6"/>
      <style:text-properties fo:color="#cc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ice_20_History" style:display-name="PageStyle_Price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tchlist" style:display-name="PageStyle_Watch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716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7">
      <number:month number:textual="true"/>
      <number:text> </number:text>
      <number:day/>
      <number:text>,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127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666666" style:text-position="0% 100%" fo:font-family="Roboto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Roboto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f3f3f3"/>
    </style:style>
    <style:style style:name="ch7" style:family="chart" style:data-style-name="N0">
      <style:chart-properties chart:link-data-style-to-source="true"/>
      <style:graphic-properties svg:stroke-color="#4285f4" draw:fill-color="#4285f4" draw:opacity="10%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669cm" svg:height="6.059cm" xlink:href=".." xlink:type="simple" chart:class="chart:area" chart:style-name="ch1">
        <chart:legend chart:legend-position="end" svg:x="15.041cm" svg:y="2.73cm" style:legend-expansion="high" chart:style-name="ch2"/>
        <chart:plot-area chart:style-name="ch3" table:cell-range-address="'Price History'.B28:'Price History'.B1000 'Price History'.F27:'Price History'.F1000" chart:data-source-has-labels="both" svg:x="0.333cm" svg:y="0.121cm" svg:width="14.375cm" svg:height="5.817cm">
          <chartooo:coordinate-region svg:x="1.695cm" svg:y="0.121cm" svg:width="13.013cm" svg:height="4.003cm"/>
          <chart:axis chart:dimension="x" chart:name="primary-x" chart:style-name="ch4" chartooo:axis-type="text">
            <chart:categories table:cell-range-address="'Price History'.B28:'Price History'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rice History'.F28:'Price History'.F1000" chart:label-cell-address="'Price History'.F27:'Price History'.F27" chart:class="chart:area">
            <chart:data-point chart:repeated="97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'Price History'.F27:'Price History'.F27</svg:desc>
                </draw:g>
              </table:table-cell>
            </table:table-row>
          </table:table-header-rows>
          <table:table-rows>
            <table:table-row>
              <table:table-cell office:value-type="float" office:value="44560.66667">
                <text:p>44560.66667</text:p>
                <draw:g>
                  <svg:desc>'Price History'.B28:'Price History'.B1000</svg:desc>
                </draw:g>
              </table:table-cell>
              <table:table-cell office:value-type="float" office:value="146">
                <text:p>146</text:p>
                <draw:g>
                  <svg:desc>'Price History'.F28:'Price History'.F1000</svg:desc>
                </draw:g>
              </table:table-cell>
            </table:table-row>
            <table:table-row>
              <table:table-cell office:value-type="float" office:value="44561.66667">
                <text:p>44561.66667</text:p>
              </table:table-cell>
              <table:table-cell office:value-type="float" office:value="144.68">
                <text:p>144.68</text:p>
              </table:table-cell>
            </table:table-row>
            <table:table-row>
              <table:table-cell office:value-type="float" office:value="44564.66667">
                <text:p>44564.66667</text:p>
              </table:table-cell>
              <table:table-cell office:value-type="float" office:value="145.07">
                <text:p>145.07</text:p>
              </table:table-cell>
            </table:table-row>
            <table:table-row>
              <table:table-cell office:value-type="float" office:value="44565.66667">
                <text:p>44565.66667</text:p>
              </table:table-cell>
              <table:table-cell office:value-type="float" office:value="144.42">
                <text:p>144.42</text:p>
              </table:table-cell>
            </table:table-row>
            <table:table-row>
              <table:table-cell office:value-type="float" office:value="44566.66667">
                <text:p>44566.66667</text:p>
              </table:table-cell>
              <table:table-cell office:value-type="float" office:value="137.65">
                <text:p>137.65</text:p>
              </table:table-cell>
            </table:table-row>
            <table:table-row>
              <table:table-cell office:value-type="float" office:value="44567.66667">
                <text:p>44567.66667</text:p>
              </table:table-cell>
              <table:table-cell office:value-type="float" office:value="137.55">
                <text:p>137.55</text:p>
              </table:table-cell>
            </table:table-row>
            <table:table-row>
              <table:table-cell office:value-type="float" office:value="44568.66667">
                <text:p>44568.66667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571.66667">
                <text:p>44571.66667</text:p>
              </table:table-cell>
              <table:table-cell office:value-type="float" office:value="138.57">
                <text:p>138.57</text:p>
              </table:table-cell>
            </table:table-row>
            <table:table-row>
              <table:table-cell office:value-type="float" office:value="44572.66667">
                <text:p>44572.66667</text:p>
              </table:table-cell>
              <table:table-cell office:value-type="float" office:value="140.02">
                <text:p>140.02</text:p>
              </table:table-cell>
            </table:table-row>
            <table:table-row>
              <table:table-cell office:value-type="float" office:value="44573.66667">
                <text:p>44573.66667</text:p>
              </table:table-cell>
              <table:table-cell office:value-type="float" office:value="141.65">
                <text:p>141.65</text:p>
              </table:table-cell>
            </table:table-row>
            <table:table-row>
              <table:table-cell office:value-type="float" office:value="44574.66667">
                <text:p>44574.66667</text:p>
              </table:table-cell>
              <table:table-cell office:value-type="float" office:value="139.13">
                <text:p>139.13</text:p>
              </table:table-cell>
            </table:table-row>
            <table:table-row>
              <table:table-cell office:value-type="float" office:value="44575.66667">
                <text:p>44575.66667</text:p>
              </table:table-cell>
              <table:table-cell office:value-type="float" office:value="139.79">
                <text:p>139.79</text:p>
              </table:table-cell>
            </table:table-row>
            <table:table-row>
              <table:table-cell office:value-type="float" office:value="44579.66667">
                <text:p>44579.66667</text:p>
              </table:table-cell>
              <table:table-cell office:value-type="float" office:value="136.29">
                <text:p>136.29</text:p>
              </table:table-cell>
            </table:table-row>
            <table:table-row>
              <table:table-cell office:value-type="float" office:value="44580.66667">
                <text:p>44580.66667</text:p>
              </table:table-cell>
              <table:table-cell office:value-type="float" office:value="135.65">
                <text:p>135.65</text:p>
              </table:table-cell>
            </table:table-row>
            <table:table-row>
              <table:table-cell office:value-type="float" office:value="44581.66667">
                <text:p>44581.66667</text:p>
              </table:table-cell>
              <table:table-cell office:value-type="float" office:value="133.51">
                <text:p>133.51</text:p>
              </table:table-cell>
            </table:table-row>
            <table:table-row>
              <table:table-cell office:value-type="float" office:value="44582.66667">
                <text:p>44582.66667</text:p>
              </table:table-cell>
              <table:table-cell office:value-type="float" office:value="130.09">
                <text:p>130.09</text:p>
              </table:table-cell>
            </table:table-row>
            <table:table-row>
              <table:table-cell office:value-type="float" office:value="44585.66667">
                <text:p>44585.66667</text:p>
              </table:table-cell>
              <table:table-cell office:value-type="float" office:value="130.37">
                <text:p>130.37</text:p>
              </table:table-cell>
            </table:table-row>
            <table:table-row>
              <table:table-cell office:value-type="float" office:value="44586.66667">
                <text:p>44586.66667</text:p>
              </table:table-cell>
              <table:table-cell office:value-type="float" office:value="126.74">
                <text:p>126.74</text:p>
              </table:table-cell>
            </table:table-row>
            <table:table-row>
              <table:table-cell office:value-type="float" office:value="44587.66667">
                <text:p>44587.66667</text:p>
              </table:table-cell>
              <table:table-cell office:value-type="float" office:value="129.24">
                <text:p>129.24</text:p>
              </table:table-cell>
            </table:table-row>
            <table:table-row>
              <table:table-cell office:value-type="float" office:value="44588.66667">
                <text:p>44588.66667</text:p>
              </table:table-cell>
              <table:table-cell office:value-type="float" office:value="129.12">
                <text:p>129.12</text:p>
              </table:table-cell>
            </table:table-row>
            <table:table-row>
              <table:table-cell office:value-type="float" office:value="44589.66667">
                <text:p>44589.66667</text:p>
              </table:table-cell>
              <table:table-cell office:value-type="float" office:value="133.29">
                <text:p>133.29</text:p>
              </table:table-cell>
            </table:table-row>
            <table:table-row>
              <table:table-cell office:value-type="float" office:value="44592.66667">
                <text:p>44592.66667</text:p>
              </table:table-cell>
              <table:table-cell office:value-type="float" office:value="135.7">
                <text:p>135.7</text:p>
              </table:table-cell>
            </table:table-row>
            <table:table-row>
              <table:table-cell office:value-type="float" office:value="44593.66667">
                <text:p>44593.66667</text:p>
              </table:table-cell>
              <table:table-cell office:value-type="float" office:value="137.88">
                <text:p>137.88</text:p>
              </table:table-cell>
            </table:table-row>
            <table:table-row>
              <table:table-cell office:value-type="float" office:value="44594.66667">
                <text:p>44594.66667</text:p>
              </table:table-cell>
              <table:table-cell office:value-type="float" office:value="148.04">
                <text:p>148.04</text:p>
              </table:table-cell>
            </table:table-row>
            <table:table-row>
              <table:table-cell office:value-type="float" office:value="44595.66667">
                <text:p>44595.66667</text:p>
              </table:table-cell>
              <table:table-cell office:value-type="float" office:value="142.65">
                <text:p>142.65</text:p>
              </table:table-cell>
            </table:table-row>
            <table:table-row>
              <table:table-cell office:value-type="float" office:value="44596.66667">
                <text:p>44596.66667</text:p>
              </table:table-cell>
              <table:table-cell office:value-type="float" office:value="143.02">
                <text:p>143.02</text:p>
              </table:table-cell>
            </table:table-row>
            <table:table-row>
              <table:table-cell office:value-type="float" office:value="44599.66667">
                <text:p>44599.66667</text:p>
              </table:table-cell>
              <table:table-cell office:value-type="float" office:value="138.94">
                <text:p>138.94</text:p>
              </table:table-cell>
            </table:table-row>
            <table:table-row>
              <table:table-cell office:value-type="float" office:value="44600.66667">
                <text:p>44600.66667</text:p>
              </table:table-cell>
              <table:table-cell office:value-type="float" office:value="139.21">
                <text:p>139.21</text:p>
              </table:table-cell>
            </table:table-row>
            <table:table-row>
              <table:table-cell office:value-type="float" office:value="44601.66667">
                <text:p>44601.66667</text:p>
              </table:table-cell>
              <table:table-cell office:value-type="float" office:value="141.45">
                <text:p>141.45</text:p>
              </table:table-cell>
            </table:table-row>
            <table:table-row>
              <table:table-cell office:value-type="float" office:value="44602.66667">
                <text:p>44602.66667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603.66667">
                <text:p>44603.66667</text:p>
              </table:table-cell>
              <table:table-cell office:value-type="float" office:value="134.13">
                <text:p>134.13</text:p>
              </table:table-cell>
            </table:table-row>
            <table:table-row>
              <table:table-cell office:value-type="float" office:value="44606.66667">
                <text:p>44606.66667</text:p>
              </table:table-cell>
              <table:table-cell office:value-type="float" office:value="135.3">
                <text:p>135.3</text:p>
              </table:table-cell>
            </table:table-row>
            <table:table-row>
              <table:table-cell office:value-type="float" office:value="44607.66667">
                <text:p>44607.66667</text:p>
              </table:table-cell>
              <table:table-cell office:value-type="float" office:value="136.43">
                <text:p>136.43</text:p>
              </table:table-cell>
            </table:table-row>
            <table:table-row>
              <table:table-cell office:value-type="float" office:value="44608.66667">
                <text:p>44608.66667</text:p>
              </table:table-cell>
              <table:table-cell office:value-type="float" office:value="137.49">
                <text:p>137.49</text:p>
              </table:table-cell>
            </table:table-row>
            <table:table-row>
              <table:table-cell office:value-type="float" office:value="44609.66667">
                <text:p>44609.66667</text:p>
              </table:table-cell>
              <table:table-cell office:value-type="float" office:value="132.31">
                <text:p>132.31</text:p>
              </table:table-cell>
            </table:table-row>
            <table:table-row>
              <table:table-cell office:value-type="float" office:value="44610.66667">
                <text:p>44610.66667</text:p>
              </table:table-cell>
              <table:table-cell office:value-type="float" office:value="130.47">
                <text:p>130.47</text:p>
              </table:table-cell>
            </table:table-row>
            <table:table-row>
              <table:table-cell office:value-type="float" office:value="44614.66667">
                <text:p>44614.66667</text:p>
              </table:table-cell>
              <table:table-cell office:value-type="float" office:value="129.4">
                <text:p>129.4</text:p>
              </table:table-cell>
            </table:table-row>
            <table:table-row>
              <table:table-cell office:value-type="float" office:value="44615.66667">
                <text:p>44615.66667</text:p>
              </table:table-cell>
              <table:table-cell office:value-type="float" office:value="127.59">
                <text:p>127.59</text:p>
              </table:table-cell>
            </table:table-row>
            <table:table-row>
              <table:table-cell office:value-type="float" office:value="44616.66667">
                <text:p>44616.66667</text:p>
              </table:table-cell>
              <table:table-cell office:value-type="float" office:value="132.67">
                <text:p>132.67</text:p>
              </table:table-cell>
            </table:table-row>
            <table:table-row>
              <table:table-cell office:value-type="float" office:value="44617.66667">
                <text:p>44617.66667</text:p>
              </table:table-cell>
              <table:table-cell office:value-type="float" office:value="134.52">
                <text:p>134.52</text:p>
              </table:table-cell>
            </table:table-row>
            <table:table-row>
              <table:table-cell office:value-type="float" office:value="44620.66667">
                <text:p>44620.66667</text:p>
              </table:table-cell>
              <table:table-cell office:value-type="float" office:value="134.89">
                <text:p>134.89</text:p>
              </table:table-cell>
            </table:table-row>
            <table:table-row>
              <table:table-cell office:value-type="float" office:value="44621.66667">
                <text:p>44621.66667</text:p>
              </table:table-cell>
              <table:table-cell office:value-type="float" office:value="134.17">
                <text:p>134.17</text:p>
              </table:table-cell>
            </table:table-row>
            <table:table-row>
              <table:table-cell office:value-type="float" office:value="44622.66667">
                <text:p>44622.66667</text:p>
              </table:table-cell>
              <table:table-cell office:value-type="float" office:value="134.75">
                <text:p>134.75</text:p>
              </table:table-cell>
            </table:table-row>
            <table:table-row>
              <table:table-cell office:value-type="float" office:value="44623.66667">
                <text:p>44623.66667</text:p>
              </table:table-cell>
              <table:table-cell office:value-type="float" office:value="134.31">
                <text:p>134.31</text:p>
              </table:table-cell>
            </table:table-row>
            <table:table-row>
              <table:table-cell office:value-type="float" office:value="44624.66667">
                <text:p>44624.66667</text:p>
              </table:table-cell>
              <table:table-cell office:value-type="float" office:value="132.12">
                <text:p>132.12</text:p>
              </table:table-cell>
            </table:table-row>
            <table:table-row>
              <table:table-cell office:value-type="float" office:value="44627.66667">
                <text:p>44627.66667</text:p>
              </table:table-cell>
              <table:table-cell office:value-type="float" office:value="126.46">
                <text:p>126.46</text:p>
              </table:table-cell>
            </table:table-row>
            <table:table-row>
              <table:table-cell office:value-type="float" office:value="44628.66667">
                <text:p>44628.66667</text:p>
              </table:table-cell>
              <table:table-cell office:value-type="float" office:value="127.28">
                <text:p>127.28</text:p>
              </table:table-cell>
            </table:table-row>
            <table:table-row>
              <table:table-cell office:value-type="float" office:value="44629.66667">
                <text:p>44629.66667</text:p>
              </table:table-cell>
              <table:table-cell office:value-type="float" office:value="133.87">
                <text:p>133.87</text:p>
              </table:table-cell>
            </table:table-row>
            <table:table-row>
              <table:table-cell office:value-type="float" office:value="44630.66667">
                <text:p>44630.66667</text:p>
              </table:table-cell>
              <table:table-cell office:value-type="float" office:value="132.68">
                <text:p>132.68</text:p>
              </table:table-cell>
            </table:table-row>
            <table:table-row>
              <table:table-cell office:value-type="float" office:value="44631.66667">
                <text:p>44631.66667</text:p>
              </table:table-cell>
              <table:table-cell office:value-type="float" office:value="130.48">
                <text:p>130.48</text:p>
              </table:table-cell>
            </table:table-row>
            <table:table-row>
              <table:table-cell office:value-type="float" office:value="44634.66667">
                <text:p>44634.66667</text:p>
              </table:table-cell>
              <table:table-cell office:value-type="float" office:value="126.74">
                <text:p>126.74</text:p>
              </table:table-cell>
            </table:table-row>
            <table:table-row>
              <table:table-cell office:value-type="float" office:value="44635.66667">
                <text:p>44635.66667</text:p>
              </table:table-cell>
              <table:table-cell office:value-type="float" office:value="129.66">
                <text:p>129.66</text:p>
              </table:table-cell>
            </table:table-row>
            <table:table-row>
              <table:table-cell office:value-type="float" office:value="44636.66667">
                <text:p>44636.66667</text:p>
              </table:table-cell>
              <table:table-cell office:value-type="float" office:value="133.69">
                <text:p>133.69</text:p>
              </table:table-cell>
            </table:table-row>
            <table:table-row>
              <table:table-cell office:value-type="float" office:value="44637.66667">
                <text:p>44637.66667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float" office:value="44638.66667">
                <text:p>44638.66667</text:p>
              </table:table-cell>
              <table:table-cell office:value-type="float" office:value="136.8">
                <text:p>136.8</text:p>
              </table:table-cell>
            </table:table-row>
            <table:table-row>
              <table:table-cell office:value-type="float" office:value="44641.66667">
                <text:p>44641.66667</text:p>
              </table:table-cell>
              <table:table-cell office:value-type="float" office:value="136.48">
                <text:p>136.48</text:p>
              </table:table-cell>
            </table:table-row>
            <table:table-row>
              <table:table-cell office:value-type="float" office:value="44642.66667">
                <text:p>44642.66667</text:p>
              </table:table-cell>
              <table:table-cell office:value-type="float" office:value="140.28">
                <text:p>140.28</text:p>
              </table:table-cell>
            </table:table-row>
            <table:table-row>
              <table:table-cell office:value-type="float" office:value="44643.66667">
                <text:p>44643.66667</text:p>
              </table:table-cell>
              <table:table-cell office:value-type="float" office:value="138.5">
                <text:p>138.5</text:p>
              </table:table-cell>
            </table:table-row>
            <table:table-row>
              <table:table-cell office:value-type="float" office:value="44644.66667">
                <text:p>44644.66667</text:p>
              </table:table-cell>
              <table:table-cell office:value-type="float" office:value="141.31">
                <text:p>141.31</text:p>
              </table:table-cell>
            </table:table-row>
            <table:table-row>
              <table:table-cell office:value-type="float" office:value="44645.66667">
                <text:p>44645.66667</text:p>
              </table:table-cell>
              <table:table-cell office:value-type="float" office:value="141.52">
                <text:p>141.52</text:p>
              </table:table-cell>
            </table:table-row>
            <table:table-row>
              <table:table-cell office:value-type="float" office:value="44648.66667">
                <text:p>44648.66667</text:p>
              </table:table-cell>
              <table:table-cell office:value-type="float" office:value="141.95">
                <text:p>141.95</text:p>
              </table:table-cell>
            </table:table-row>
            <table:table-row>
              <table:table-cell office:value-type="float" office:value="44649.66667">
                <text:p>44649.66667</text:p>
              </table:table-cell>
              <table:table-cell office:value-type="float" office:value="143.25">
                <text:p>143.25</text:p>
              </table:table-cell>
            </table:table-row>
            <table:table-row>
              <table:table-cell office:value-type="float" office:value="44650.66667">
                <text:p>44650.66667</text:p>
              </table:table-cell>
              <table:table-cell office:value-type="float" office:value="142.64">
                <text:p>142.64</text:p>
              </table:table-cell>
            </table:table-row>
            <table:table-row>
              <table:table-cell office:value-type="float" office:value="44651.66667">
                <text:p>44651.66667</text:p>
              </table:table-cell>
              <table:table-cell office:value-type="float" office:value="139.65">
                <text:p>139.65</text:p>
              </table:table-cell>
            </table:table-row>
            <table:table-row>
              <table:table-cell office:value-type="float" office:value="44652.66667">
                <text:p>44652.66667</text:p>
              </table:table-cell>
              <table:table-cell office:value-type="float" office:value="140.7">
                <text:p>140.7</text:p>
              </table:table-cell>
            </table:table-row>
            <table:table-row>
              <table:table-cell office:value-type="float" office:value="44655.66667">
                <text:p>44655.66667</text:p>
              </table:table-cell>
              <table:table-cell office:value-type="float" office:value="143.64">
                <text:p>143.64</text:p>
              </table:table-cell>
            </table:table-row>
            <table:table-row>
              <table:table-cell office:value-type="float" office:value="44656.66667">
                <text:p>44656.66667</text:p>
              </table:table-cell>
              <table:table-cell office:value-type="float" office:value="141.06">
                <text:p>141.06</text:p>
              </table:table-cell>
            </table:table-row>
            <table:table-row>
              <table:table-cell office:value-type="float" office:value="44657.66667">
                <text:p>44657.66667</text:p>
              </table:table-cell>
              <table:table-cell office:value-type="float" office:value="137.18">
                <text:p>137.18</text:p>
              </table:table-cell>
            </table:table-row>
            <table:table-row>
              <table:table-cell office:value-type="float" office:value="44658.66667">
                <text:p>44658.66667</text:p>
              </table:table-cell>
              <table:table-cell office:value-type="float" office:value="136.47">
                <text:p>136.47</text:p>
              </table:table-cell>
            </table:table-row>
            <table:table-row>
              <table:table-cell office:value-type="float" office:value="44659.66667">
                <text:p>44659.66667</text:p>
              </table:table-cell>
              <table:table-cell office:value-type="float" office:value="134.01">
                <text:p>134.01</text:p>
              </table:table-cell>
            </table:table-row>
            <table:table-row>
              <table:table-cell office:value-type="float" office:value="44662.66667">
                <text:p>44662.66667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float" office:value="44663.66667">
                <text:p>44663.66667</text:p>
              </table:table-cell>
              <table:table-cell office:value-type="float" office:value="128.37">
                <text:p>128.37</text:p>
              </table:table-cell>
            </table:table-row>
            <table:table-row>
              <table:table-cell office:value-type="float" office:value="44664.66667">
                <text:p>44664.66667</text:p>
              </table:table-cell>
              <table:table-cell office:value-type="float" office:value="130.29">
                <text:p>130.29</text:p>
              </table:table-cell>
            </table:table-row>
            <table:table-row>
              <table:table-cell office:value-type="float" office:value="44665.66667">
                <text:p>44665.66667</text:p>
              </table:table-cell>
              <table:table-cell office:value-type="float" office:value="127.25">
                <text:p>127.25</text:p>
              </table:table-cell>
            </table:table-row>
            <table:table-row>
              <table:table-cell office:value-type="float" office:value="44669.66667">
                <text:p>44669.66667</text:p>
              </table:table-cell>
              <table:table-cell office:value-type="float" office:value="127.96">
                <text:p>127.96</text:p>
              </table:table-cell>
            </table:table-row>
            <table:table-row>
              <table:table-cell office:value-type="float" office:value="44670.66667">
                <text:p>44670.66667</text:p>
              </table:table-cell>
              <table:table-cell office:value-type="float" office:value="130.53">
                <text:p>130.53</text:p>
              </table:table-cell>
            </table:table-row>
            <table:table-row>
              <table:table-cell office:value-type="float" office:value="44671.66667">
                <text:p>44671.66667</text:p>
              </table:table-cell>
              <table:table-cell office:value-type="float" office:value="128.25">
                <text:p>128.25</text:p>
              </table:table-cell>
            </table:table-row>
            <table:table-row>
              <table:table-cell office:value-type="float" office:value="44672.66667">
                <text:p>44672.66667</text:p>
              </table:table-cell>
              <table:table-cell office:value-type="float" office:value="124.94">
                <text:p>124.94</text:p>
              </table:table-cell>
            </table:table-row>
            <table:table-row>
              <table:table-cell office:value-type="float" office:value="44673.66667">
                <text:p>44673.66667</text:p>
              </table:table-cell>
              <table:table-cell office:value-type="float" office:value="119.61">
                <text:p>119.61</text:p>
              </table:table-cell>
            </table:table-row>
            <table:table-row>
              <table:table-cell office:value-type="float" office:value="44676.66667">
                <text:p>44676.66667</text:p>
              </table:table-cell>
              <table:table-cell office:value-type="float" office:value="123.25">
                <text:p>123.25</text:p>
              </table:table-cell>
            </table:table-row>
            <table:table-row>
              <table:table-cell office:value-type="float" office:value="44677.66667">
                <text:p>44677.66667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44678.66667">
                <text:p>44678.66667</text:p>
              </table:table-cell>
              <table:table-cell office:value-type="float" office:value="115.02">
                <text:p>115.02</text:p>
              </table:table-cell>
            </table:table-row>
            <table:table-row>
              <table:table-cell office:value-type="float" office:value="44679.66667">
                <text:p>44679.66667</text:p>
              </table:table-cell>
              <table:table-cell office:value-type="float" office:value="119.41">
                <text:p>119.41</text:p>
              </table:table-cell>
            </table:table-row>
            <table:table-row>
              <table:table-cell office:value-type="float" office:value="44680.66667">
                <text:p>44680.66667</text:p>
              </table:table-cell>
              <table:table-cell office:value-type="float" office:value="114.97">
                <text:p>114.97</text:p>
              </table:table-cell>
            </table:table-row>
            <table:table-row>
              <table:table-cell office:value-type="float" office:value="44683.66667">
                <text:p>44683.66667</text:p>
              </table:table-cell>
              <table:table-cell office:value-type="float" office:value="117.16">
                <text:p>117.16</text:p>
              </table:table-cell>
            </table:table-row>
            <table:table-row>
              <table:table-cell office:value-type="float" office:value="44684.66667">
                <text:p>44684.66667</text:p>
              </table:table-cell>
              <table:table-cell office:value-type="float" office:value="118.13">
                <text:p>118.13</text:p>
              </table:table-cell>
            </table:table-row>
            <table:table-row>
              <table:table-cell office:value-type="float" office:value="44685.66667">
                <text:p>44685.66667</text:p>
              </table:table-cell>
              <table:table-cell office:value-type="float" office:value="122.58">
                <text:p>122.58</text:p>
              </table:table-cell>
            </table:table-row>
            <table:table-row>
              <table:table-cell office:value-type="float" office:value="44686.66667">
                <text:p>44686.66667</text:p>
              </table:table-cell>
              <table:table-cell office:value-type="float" office:value="116.75">
                <text:p>116.75</text:p>
              </table:table-cell>
            </table:table-row>
            <table:table-row>
              <table:table-cell office:value-type="float" office:value="44687.66667">
                <text:p>44687.66667</text:p>
              </table:table-cell>
              <table:table-cell office:value-type="float" office:value="115.66">
                <text:p>115.66</text:p>
              </table:table-cell>
            </table:table-row>
            <table:table-row>
              <table:table-cell office:value-type="float" office:value="44690.66667">
                <text:p>44690.66667</text:p>
              </table:table-cell>
              <table:table-cell office:value-type="float" office:value="113.08">
                <text:p>113.08</text:p>
              </table:table-cell>
            </table:table-row>
            <table:table-row>
              <table:table-cell office:value-type="float" office:value="44691.66667">
                <text:p>44691.66667</text:p>
              </table:table-cell>
              <table:table-cell office:value-type="float" office:value="114.58">
                <text:p>114.58</text:p>
              </table:table-cell>
            </table:table-row>
            <table:table-row>
              <table:table-cell office:value-type="float" office:value="44692.66667">
                <text:p>44692.66667</text:p>
              </table:table-cell>
              <table:table-cell office:value-type="float" office:value="113.96">
                <text:p>113.96</text:p>
              </table:table-cell>
            </table:table-row>
            <table:table-row>
              <table:table-cell office:value-type="float" office:value="44693.66667">
                <text:p>44693.66667</text:p>
              </table:table-cell>
              <table:table-cell office:value-type="float" office:value="113.16">
                <text:p>113.16</text:p>
              </table:table-cell>
            </table:table-row>
            <table:table-row>
              <table:table-cell office:value-type="float" office:value="44694.66667">
                <text:p>44694.66667</text:p>
              </table:table-cell>
              <table:table-cell office:value-type="float" office:value="116.52">
                <text:p>116.52</text:p>
              </table:table-cell>
            </table:table-row>
            <table:table-row>
              <table:table-cell office:value-type="float" office:value="44697.66667">
                <text:p>44697.66667</text:p>
              </table:table-cell>
              <table:table-cell office:value-type="float" office:value="114.79">
                <text:p>114.79</text:p>
              </table:table-cell>
            </table:table-row>
            <table:table-row>
              <table:table-cell office:value-type="float" office:value="44698.66667">
                <text:p>44698.66667</text:p>
              </table:table-cell>
              <table:table-cell office:value-type="float" office:value="116.7">
                <text:p>116.7</text:p>
              </table:table-cell>
            </table:table-row>
            <table:table-row>
              <table:table-cell office:value-type="float" office:value="44699.66667">
                <text:p>44699.66667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float" office:value="44700.66667">
                <text:p>44700.66667</text:p>
              </table:table-cell>
              <table:table-cell office:value-type="float" office:value="110.75">
                <text:p>110.75</text:p>
              </table:table-cell>
            </table:table-row>
            <table:table-row>
              <table:table-cell office:value-type="float" office:value="44701.66667">
                <text:p>44701.66667</text:p>
              </table:table-cell>
              <table:table-cell office:value-type="float" office:value="109.31">
                <text:p>109.31</text:p>
              </table:table-cell>
            </table:table-row>
            <table:table-row>
              <table:table-cell office:value-type="float" office:value="44704.66667">
                <text:p>44704.66667</text:p>
              </table:table-cell>
              <table:table-cell office:value-type="float" office:value="111.67">
                <text:p>111.67</text:p>
              </table:table-cell>
            </table:table-row>
            <table:table-row>
              <table:table-cell office:value-type="float" office:value="44705.66667">
                <text:p>44705.66667</text:p>
              </table:table-cell>
              <table:table-cell office:value-type="float" office:value="105.93">
                <text:p>105.93</text:p>
              </table:table-cell>
            </table:table-row>
            <table:table-row>
              <table:table-cell office:value-type="float" office:value="44706.66667">
                <text:p>44706.66667</text:p>
              </table:table-cell>
              <table:table-cell office:value-type="float" office:value="105.84">
                <text:p>105.84</text:p>
              </table:table-cell>
            </table:table-row>
            <table:table-row>
              <table:table-cell office:value-type="float" office:value="44707.66667">
                <text:p>44707.66667</text:p>
              </table:table-cell>
              <table:table-cell office:value-type="float" office:value="108.3">
                <text:p>108.3</text:p>
              </table:table-cell>
            </table:table-row>
            <table:table-row>
              <table:table-cell office:value-type="float" office:value="44708.66667">
                <text:p>44708.66667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float" office:value="44712.66667">
                <text:p>44712.66667</text:p>
              </table:table-cell>
              <table:table-cell office:value-type="float" office:value="114.04">
                <text:p>114.04</text:p>
              </table:table-cell>
            </table:table-row>
            <table:table-row>
              <table:table-cell office:value-type="float" office:value="44713.66667">
                <text:p>44713.66667</text:p>
              </table:table-cell>
              <table:table-cell office:value-type="float" office:value="114.14">
                <text:p>114.14</text:p>
              </table:table-cell>
            </table:table-row>
            <table:table-row>
              <table:table-cell office:value-type="float" office:value="44714.66667">
                <text:p>44714.66667</text:p>
              </table:table-cell>
              <table:table-cell office:value-type="float" office:value="117.75">
                <text:p>117.75</text:p>
              </table:table-cell>
            </table:table-row>
            <table:table-row>
              <table:table-cell office:value-type="float" office:value="44715.66667">
                <text:p>44715.66667</text:p>
              </table:table-cell>
              <table:table-cell office:value-type="float" office:value="114.56">
                <text:p>114.56</text:p>
              </table:table-cell>
            </table:table-row>
            <table:table-row>
              <table:table-cell office:value-type="float" office:value="44718.66667">
                <text:p>44718.66667</text:p>
              </table:table-cell>
              <table:table-cell office:value-type="float" office:value="117.01">
                <text:p>117.01</text:p>
              </table:table-cell>
            </table:table-row>
            <table:table-row>
              <table:table-cell office:value-type="float" office:value="44719.66667">
                <text:p>44719.66667</text:p>
              </table:table-cell>
              <table:table-cell office:value-type="float" office:value="117.23">
                <text:p>117.23</text:p>
              </table:table-cell>
            </table:table-row>
            <table:table-row>
              <table:table-cell office:value-type="float" office:value="44720.66667">
                <text:p>44720.66667</text:p>
              </table:table-cell>
              <table:table-cell office:value-type="float" office:value="117.24">
                <text:p>117.24</text:p>
              </table:table-cell>
            </table:table-row>
            <table:table-row>
              <table:table-cell office:value-type="float" office:value="44721.66667">
                <text:p>44721.66667</text:p>
              </table:table-cell>
              <table:table-cell office:value-type="float" office:value="114.92">
                <text:p>114.92</text:p>
              </table:table-cell>
            </table:table-row>
            <table:table-row>
              <table:table-cell office:value-type="float" office:value="44722.66667">
                <text:p>44722.66667</text:p>
              </table:table-cell>
              <table:table-cell office:value-type="float" office:value="111.43">
                <text:p>111.43</text:p>
              </table:table-cell>
            </table:table-row>
            <table:table-row>
              <table:table-cell office:value-type="float" office:value="44725.66667">
                <text:p>44725.66667</text:p>
              </table:table-cell>
              <table:table-cell office:value-type="float" office:value="106.88">
                <text:p>106.88</text:p>
              </table:table-cell>
            </table:table-row>
            <table:table-row>
              <table:table-cell office:value-type="float" office:value="44726.66667">
                <text:p>44726.66667</text:p>
              </table:table-cell>
              <table:table-cell office:value-type="float" office:value="107.19">
                <text:p>107.19</text:p>
              </table:table-cell>
            </table:table-row>
            <table:table-row>
              <table:table-cell office:value-type="float" office:value="44727.66667">
                <text:p>44727.66667</text:p>
              </table:table-cell>
              <table:table-cell office:value-type="float" office:value="110.39">
                <text:p>110.39</text:p>
              </table:table-cell>
            </table:table-row>
            <table:table-row>
              <table:table-cell office:value-type="float" office:value="44728.66667">
                <text:p>44728.66667</text:p>
              </table:table-cell>
              <table:table-cell office:value-type="float" office:value="106.64">
                <text:p>106.64</text:p>
              </table:table-cell>
            </table:table-row>
            <table:table-row>
              <table:table-cell office:value-type="float" office:value="44729.66667">
                <text:p>44729.66667</text:p>
              </table:table-cell>
              <table:table-cell office:value-type="float" office:value="107.87">
                <text:p>107.87</text:p>
              </table:table-cell>
            </table:table-row>
            <table:table-row>
              <table:table-cell office:value-type="float" office:value="44733.66667">
                <text:p>44733.66667</text:p>
              </table:table-cell>
              <table:table-cell office:value-type="float" office:value="112.02">
                <text:p>112.02</text:p>
              </table:table-cell>
            </table:table-row>
            <table:table-row>
              <table:table-cell office:value-type="float" office:value="44734.66667">
                <text:p>44734.66667</text:p>
              </table:table-cell>
              <table:table-cell office:value-type="float" office:value="112.03">
                <text:p>112.03</text:p>
              </table:table-cell>
            </table:table-row>
            <table:table-row>
              <table:table-cell office:value-type="float" office:value="44735.66667">
                <text:p>44735.66667</text:p>
              </table:table-cell>
              <table:table-cell office:value-type="float" office:value="112.68">
                <text:p>112.68</text:p>
              </table:table-cell>
            </table:table-row>
            <table:table-row>
              <table:table-cell office:value-type="float" office:value="44736.66667">
                <text:p>44736.66667</text:p>
              </table:table-cell>
              <table:table-cell office:value-type="float" office:value="118.54">
                <text:p>118.54</text:p>
              </table:table-cell>
            </table:table-row>
            <table:table-row>
              <table:table-cell office:value-type="float" office:value="44739.66667">
                <text:p>44739.66667</text:p>
              </table:table-cell>
              <table:table-cell office:value-type="float" office:value="116.62">
                <text:p>116.62</text:p>
              </table:table-cell>
            </table:table-row>
            <table:table-row>
              <table:table-cell office:value-type="float" office:value="44740.66667">
                <text:p>44740.66667</text:p>
              </table:table-cell>
              <table:table-cell office:value-type="float" office:value="112.57">
                <text:p>112.57</text:p>
              </table:table-cell>
            </table:table-row>
            <table:table-row>
              <table:table-cell office:value-type="float" office:value="44741.66667">
                <text:p>44741.66667</text:p>
              </table:table-cell>
              <table:table-cell office:value-type="float" office:value="112.26">
                <text:p>112.26</text:p>
              </table:table-cell>
            </table:table-row>
            <table:table-row>
              <table:table-cell office:value-type="float" office:value="44742.66667">
                <text:p>44742.66667</text:p>
              </table:table-cell>
              <table:table-cell office:value-type="float" office:value="109.37">
                <text:p>109.37</text:p>
              </table:table-cell>
            </table:table-row>
            <table:table-row>
              <table:table-cell office:value-type="float" office:value="44743.66667">
                <text:p>44743.66667</text:p>
              </table:table-cell>
              <table:table-cell office:value-type="float" office:value="109.08">
                <text:p>109.08</text:p>
              </table:table-cell>
            </table:table-row>
            <table:table-row>
              <table:table-cell office:value-type="float" office:value="44747.66667">
                <text:p>44747.66667</text:p>
              </table:table-cell>
              <table:table-cell office:value-type="float" office:value="113.89">
                <text:p>113.89</text:p>
              </table:table-cell>
            </table:table-row>
            <table:table-row>
              <table:table-cell office:value-type="float" office:value="44748.66667">
                <text:p>44748.66667</text:p>
              </table:table-cell>
              <table:table-cell office:value-type="float" office:value="115.21">
                <text:p>115.21</text:p>
              </table:table-cell>
            </table:table-row>
            <table:table-row>
              <table:table-cell office:value-type="float" office:value="44749.66667">
                <text:p>44749.66667</text:p>
              </table:table-cell>
              <table:table-cell office:value-type="float" office:value="119.31">
                <text:p>119.31</text:p>
              </table:table-cell>
            </table:table-row>
            <table:table-row>
              <table:table-cell office:value-type="float" office:value="44750.66667">
                <text:p>44750.66667</text:p>
              </table:table-cell>
              <table:table-cell office:value-type="float" office:value="120.17">
                <text:p>120.17</text:p>
              </table:table-cell>
            </table:table-row>
            <table:table-row>
              <table:table-cell office:value-type="float" office:value="44753.66667">
                <text:p>44753.66667</text:p>
              </table:table-cell>
              <table:table-cell office:value-type="float" office:value="116.52">
                <text:p>116.52</text:p>
              </table:table-cell>
            </table:table-row>
            <table:table-row>
              <table:table-cell office:value-type="float" office:value="44754.66667">
                <text:p>44754.66667</text:p>
              </table:table-cell>
              <table:table-cell office:value-type="float" office:value="114.85">
                <text:p>114.85</text:p>
              </table:table-cell>
            </table:table-row>
            <table:table-row>
              <table:table-cell office:value-type="float" office:value="44755.66667">
                <text:p>44755.66667</text:p>
              </table:table-cell>
              <table:table-cell office:value-type="float" office:value="112.19">
                <text:p>112.19</text:p>
              </table:table-cell>
            </table:table-row>
            <table:table-row>
              <table:table-cell office:value-type="float" office:value="44756.66667">
                <text:p>44756.66667</text:p>
              </table:table-cell>
              <table:table-cell office:value-type="float" office:value="111.44">
                <text:p>111.44</text:p>
              </table:table-cell>
            </table:table-row>
            <table:table-row>
              <table:table-cell office:value-type="float" office:value="44757.66667">
                <text:p>44757.66667</text:p>
              </table:table-cell>
              <table:table-cell office:value-type="float" office:value="112.77">
                <text:p>112.77</text:p>
              </table:table-cell>
            </table:table-row>
            <table:table-row>
              <table:table-cell office:value-type="float" office:value="44760.66667">
                <text:p>44760.66667</text:p>
              </table:table-cell>
              <table:table-cell office:value-type="float" office:value="109.91">
                <text:p>109.91</text:p>
              </table:table-cell>
            </table:table-row>
            <table:table-row>
              <table:table-cell office:value-type="float" office:value="44761.66667">
                <text:p>44761.66667</text:p>
              </table:table-cell>
              <table:table-cell office:value-type="float" office:value="114.62">
                <text:p>114.62</text:p>
              </table:table-cell>
            </table:table-row>
            <table:table-row>
              <table:table-cell office:value-type="float" office:value="44762.66667">
                <text:p>44762.66667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float" office:value="44763.66667">
                <text:p>44763.66667</text:p>
              </table:table-cell>
              <table:table-cell office:value-type="float" office:value="115.04">
                <text:p>115.04</text:p>
              </table:table-cell>
            </table:table-row>
            <table:table-row>
              <table:table-cell office:value-type="float" office:value="44764.66667">
                <text:p>44764.66667</text:p>
              </table:table-cell>
              <table:table-cell office:value-type="float" office:value="108.36">
                <text:p>108.36</text:p>
              </table:table-cell>
            </table:table-row>
            <table:table-row>
              <table:table-cell office:value-type="float" office:value="44767.66667">
                <text:p>44767.66667</text:p>
              </table:table-cell>
              <table:table-cell office:value-type="float" office:value="108.21">
                <text:p>108.21</text:p>
              </table:table-cell>
            </table:table-row>
            <table:table-row>
              <table:table-cell office:value-type="float" office:value="44768.66667">
                <text:p>44768.66667</text:p>
              </table:table-cell>
              <table:table-cell office:value-type="float" office:value="105.44">
                <text:p>105.44</text:p>
              </table:table-cell>
            </table:table-row>
            <table:table-row>
              <table:table-cell office:value-type="float" office:value="44769.66667">
                <text:p>44769.66667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float" office:value="44770.66667">
                <text:p>44770.66667</text:p>
              </table:table-cell>
              <table:table-cell office:value-type="float" office:value="114.59">
                <text:p>114.59</text:p>
              </table:table-cell>
            </table:table-row>
            <table:table-row>
              <table:table-cell office:value-type="float" office:value="44771.66667">
                <text:p>44771.66667</text:p>
              </table:table-cell>
              <table:table-cell office:value-type="float" office:value="116.64">
                <text:p>116.64</text:p>
              </table:table-cell>
            </table:table-row>
            <table:table-row>
              <table:table-cell office:value-type="float" office:value="44774.66667">
                <text:p>44774.66667</text:p>
              </table:table-cell>
              <table:table-cell office:value-type="float" office:value="115.48">
                <text:p>115.48</text:p>
              </table:table-cell>
            </table:table-row>
            <table:table-row>
              <table:table-cell office:value-type="float" office:value="44775.66667">
                <text:p>44775.66667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float" office:value="44776.66667">
                <text:p>44776.66667</text:p>
              </table:table-cell>
              <table:table-cell office:value-type="float" office:value="118.78">
                <text:p>118.78</text:p>
              </table:table-cell>
            </table:table-row>
            <table:table-row>
              <table:table-cell office:value-type="float" office:value="44777.66667">
                <text:p>44777.66667</text:p>
              </table:table-cell>
              <table:table-cell office:value-type="float" office:value="118.87">
                <text:p>118.87</text:p>
              </table:table-cell>
            </table:table-row>
            <table:table-row>
              <table:table-cell office:value-type="float" office:value="44778.66667">
                <text:p>44778.66667</text:p>
              </table:table-cell>
              <table:table-cell office:value-type="float" office:value="118.22">
                <text:p>118.22</text:p>
              </table:table-cell>
            </table:table-row>
            <table:table-row>
              <table:table-cell office:value-type="float" office:value="44781.66667">
                <text:p>44781.66667</text:p>
              </table:table-cell>
              <table:table-cell office:value-type="float" office:value="118.14">
                <text:p>118.14</text:p>
              </table:table-cell>
            </table:table-row>
            <table:table-row>
              <table:table-cell office:value-type="float" office:value="44782.66667">
                <text:p>44782.66667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float" office:value="44783.66667">
                <text:p>44783.66667</text:p>
              </table:table-cell>
              <table:table-cell office:value-type="float" office:value="120.65">
                <text:p>120.65</text:p>
              </table:table-cell>
            </table:table-row>
            <table:table-row>
              <table:table-cell office:value-type="float" office:value="44784.66667">
                <text:p>44784.66667</text:p>
              </table:table-cell>
              <table:table-cell office:value-type="float" office:value="119.82">
                <text:p>119.82</text:p>
              </table:table-cell>
            </table:table-row>
            <table:table-row>
              <table:table-cell office:value-type="float" office:value="44785.66667">
                <text:p>44785.66667</text:p>
              </table:table-cell>
              <table:table-cell office:value-type="float" office:value="122.65">
                <text:p>122.65</text:p>
              </table:table-cell>
            </table:table-row>
            <table:table-row>
              <table:table-cell office:value-type="float" office:value="44788.66667">
                <text:p>44788.66667</text:p>
              </table:table-cell>
              <table:table-cell office:value-type="float" office:value="122.88">
                <text:p>122.88</text:p>
              </table:table-cell>
            </table:table-row>
            <table:table-row>
              <table:table-cell office:value-type="float" office:value="44789.66667">
                <text:p>44789.66667</text:p>
              </table:table-cell>
              <table:table-cell office:value-type="float" office:value="122.51">
                <text:p>122.51</text:p>
              </table:table-cell>
            </table:table-row>
            <table:table-row>
              <table:table-cell office:value-type="float" office:value="44790.66667">
                <text:p>44790.66667</text:p>
              </table:table-cell>
              <table:table-cell office:value-type="float" office:value="120.32">
                <text:p>120.32</text:p>
              </table:table-cell>
            </table:table-row>
            <table:table-row>
              <table:table-cell office:value-type="float" office:value="44791.66667">
                <text:p>44791.66667</text:p>
              </table:table-cell>
              <table:table-cell office:value-type="float" office:value="120.86">
                <text:p>120.86</text:p>
              </table:table-cell>
            </table:table-row>
            <table:table-row>
              <table:table-cell office:value-type="float" office:value="44792.66667">
                <text:p>44792.66667</text:p>
              </table:table-cell>
              <table:table-cell office:value-type="float" office:value="118.12">
                <text:p>118.12</text:p>
              </table:table-cell>
            </table:table-row>
            <table:table-row>
              <table:table-cell office:value-type="float" office:value="44795.66667">
                <text:p>44795.66667</text:p>
              </table:table-cell>
              <table:table-cell office:value-type="float" office:value="115.07">
                <text:p>115.07</text:p>
              </table:table-cell>
            </table:table-row>
            <table:table-row>
              <table:table-cell office:value-type="float" office:value="44796.66667">
                <text:p>44796.66667</text:p>
              </table:table-cell>
              <table:table-cell office:value-type="float" office:value="114.77">
                <text:p>114.77</text:p>
              </table:table-cell>
            </table:table-row>
            <table:table-row>
              <table:table-cell office:value-type="float" office:value="44797.66667">
                <text:p>44797.66667</text:p>
              </table:table-cell>
              <table:table-cell office:value-type="float" office:value="114.7">
                <text:p>114.7</text:p>
              </table:table-cell>
            </table:table-row>
            <table:table-row>
              <table:table-cell office:value-type="float" office:value="44798.66667">
                <text:p>44798.66667</text:p>
              </table:table-cell>
              <table:table-cell office:value-type="float" office:value="117.7">
                <text:p>117.7</text:p>
              </table:table-cell>
            </table:table-row>
            <table:table-row>
              <table:table-cell office:value-type="float" office:value="44799.66667">
                <text:p>44799.66667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float" office:value="44802.66667">
                <text:p>44802.66667</text:p>
              </table:table-cell>
              <table:table-cell office:value-type="float" office:value="110.34">
                <text:p>110.34</text:p>
              </table:table-cell>
            </table:table-row>
            <table:table-row>
              <table:table-cell office:value-type="float" office:value="44803.66667">
                <text:p>44803.66667</text:p>
              </table:table-cell>
              <table:table-cell office:value-type="float" office:value="109.91">
                <text:p>109.91</text:p>
              </table:table-cell>
            </table:table-row>
            <table:table-row>
              <table:table-cell office:value-type="float" office:value="44804.66667">
                <text:p>44804.66667</text:p>
              </table:table-cell>
              <table:table-cell office:value-type="float" office:value="109.15">
                <text:p>109.15</text:p>
              </table:table-cell>
            </table:table-row>
            <table:table-row>
              <table:table-cell office:value-type="float" office:value="44805.66667">
                <text:p>44805.66667</text:p>
              </table:table-cell>
              <table:table-cell office:value-type="float" office:value="110.55">
                <text:p>110.55</text:p>
              </table:table-cell>
            </table:table-row>
            <table:table-row>
              <table:table-cell office:value-type="float" office:value="44806.66667">
                <text:p>44806.66667</text:p>
              </table:table-cell>
              <table:table-cell office:value-type="float" office:value="108.68">
                <text:p>108.68</text:p>
              </table:table-cell>
            </table:table-row>
            <table:table-row>
              <table:table-cell office:value-type="float" office:value="44810.66667">
                <text:p>44810.66667</text:p>
              </table:table-cell>
              <table:table-cell office:value-type="float" office:value="107.48">
                <text:p>107.48</text:p>
              </table:table-cell>
            </table:table-row>
            <table:table-row>
              <table:table-cell office:value-type="float" office:value="44811.66667">
                <text:p>44811.66667</text:p>
              </table:table-cell>
              <table:table-cell office:value-type="float" office:value="110.48">
                <text:p>110.48</text:p>
              </table:table-cell>
            </table:table-row>
            <table:table-row>
              <table:table-cell office:value-type="float" office:value="44812.66667">
                <text:p>44812.66667</text:p>
              </table:table-cell>
              <table:table-cell office:value-type="float" office:value="109.42">
                <text:p>109.42</text:p>
              </table:table-cell>
            </table:table-row>
            <table:table-row>
              <table:table-cell office:value-type="float" office:value="44813.66667">
                <text:p>44813.66667</text:p>
              </table:table-cell>
              <table:table-cell office:value-type="float" office:value="111.78">
                <text:p>111.78</text:p>
              </table:table-cell>
            </table:table-row>
            <table:table-row>
              <table:table-cell office:value-type="float" office:value="44816.66667">
                <text:p>44816.66667</text:p>
              </table:table-cell>
              <table:table-cell office:value-type="float" office:value="111.87">
                <text:p>111.87</text:p>
              </table:table-cell>
            </table:table-row>
            <table:table-row>
              <table:table-cell office:value-type="float" office:value="44817.66667">
                <text:p>44817.66667</text:p>
              </table:table-cell>
              <table:table-cell office:value-type="float" office:value="105.31">
                <text:p>105.31</text:p>
              </table:table-cell>
            </table:table-row>
            <table:table-row>
              <table:table-cell office:value-type="float" office:value="44818.66667">
                <text:p>44818.66667</text:p>
              </table:table-cell>
              <table:table-cell office:value-type="float" office:value="105.87">
                <text:p>105.87</text:p>
              </table:table-cell>
            </table:table-row>
            <table:table-row>
              <table:table-cell office:value-type="float" office:value="44819.66667">
                <text:p>44819.66667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float" office:value="44820.66667">
                <text:p>44820.66667</text:p>
              </table:table-cell>
              <table:table-cell office:value-type="float" office:value="103.63">
                <text:p>103.63</text:p>
              </table:table-cell>
            </table:table-row>
            <table:table-row>
              <table:table-cell office:value-type="float" office:value="44823.66667">
                <text:p>44823.66667</text:p>
              </table:table-cell>
              <table:table-cell office:value-type="float" office:value="103.85">
                <text:p>103.85</text:p>
              </table:table-cell>
            </table:table-row>
            <table:table-row>
              <table:table-cell office:value-type="float" office:value="44824.66667">
                <text:p>44824.66667</text:p>
              </table:table-cell>
              <table:table-cell office:value-type="float" office:value="101.83">
                <text:p>101.83</text:p>
              </table:table-cell>
            </table:table-row>
            <table:table-row>
              <table:table-cell office:value-type="float" office:value="44825.66667">
                <text:p>44825.66667</text:p>
              </table:table-cell>
              <table:table-cell office:value-type="float" office:value="100.01">
                <text:p>100.01</text:p>
              </table:table-cell>
            </table:table-row>
            <table:table-row>
              <table:table-cell office:value-type="float" office:value="44826.66667">
                <text:p>44826.66667</text:p>
              </table:table-cell>
              <table:table-cell office:value-type="float" office:value="100.57">
                <text:p>100.57</text:p>
              </table:table-cell>
            </table:table-row>
            <table:table-row>
              <table:table-cell office:value-type="float" office:value="44827.66667">
                <text:p>44827.66667</text:p>
              </table:table-cell>
              <table:table-cell office:value-type="float" office:value="99.17">
                <text:p>99.17</text:p>
              </table:table-cell>
            </table:table-row>
            <table:table-row>
              <table:table-cell office:value-type="float" office:value="44830.66667">
                <text:p>44830.66667</text:p>
              </table:table-cell>
              <table:table-cell office:value-type="float" office:value="98.81">
                <text:p>98.81</text:p>
              </table:table-cell>
            </table:table-row>
            <table:table-row>
              <table:table-cell office:value-type="float" office:value="44831.66667">
                <text:p>44831.66667</text:p>
              </table:table-cell>
              <table:table-cell office:value-type="float" office:value="98.09">
                <text:p>98.09</text:p>
              </table:table-cell>
            </table:table-row>
            <table:table-row>
              <table:table-cell office:value-type="float" office:value="44832.66667">
                <text:p>44832.66667</text:p>
              </table:table-cell>
              <table:table-cell office:value-type="float" office:value="100.74">
                <text:p>100.74</text:p>
              </table:table-cell>
            </table:table-row>
            <table:table-row>
              <table:table-cell office:value-type="float" office:value="44833.66667">
                <text:p>44833.66667</text:p>
              </table:table-cell>
              <table:table-cell office:value-type="float" office:value="98.09">
                <text:p>98.09</text:p>
              </table:table-cell>
            </table:table-row>
            <table:table-row>
              <table:table-cell office:value-type="float" office:value="44834.66667">
                <text:p>44834.66667</text:p>
              </table:table-cell>
              <table:table-cell office:value-type="float" office:value="96.15">
                <text:p>96.15</text:p>
              </table:table-cell>
            </table:table-row>
            <table:table-row>
              <table:table-cell office:value-type="float" office:value="44837.66667">
                <text:p>44837.666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float" office:value="44838.66667">
                <text:p>44838.66667</text:p>
              </table:table-cell>
              <table:table-cell office:value-type="float" office:value="102.41">
                <text:p>102.41</text:p>
              </table:table-cell>
            </table:table-row>
            <table:table-row>
              <table:table-cell office:value-type="float" office:value="44839.66667">
                <text:p>44839.66667</text:p>
              </table:table-cell>
              <table:table-cell office:value-type="float" office:value="102.22">
                <text:p>102.22</text:p>
              </table:table-cell>
            </table:table-row>
            <table:table-row>
              <table:table-cell office:value-type="float" office:value="44840.66667">
                <text:p>44840.66667</text:p>
              </table:table-cell>
              <table:table-cell office:value-type="float" office:value="102.24">
                <text:p>102.24</text:p>
              </table:table-cell>
            </table:table-row>
            <table:table-row>
              <table:table-cell office:value-type="float" office:value="44841.66667">
                <text:p>44841.66667</text:p>
              </table:table-cell>
              <table:table-cell office:value-type="float" office:value="99.57">
                <text:p>99.57</text:p>
              </table:table-cell>
            </table:table-row>
            <table:table-row>
              <table:table-cell office:value-type="float" office:value="44844.66667">
                <text:p>44844.66667</text:p>
              </table:table-cell>
              <table:table-cell office:value-type="float" office:value="98.71">
                <text:p>98.71</text:p>
              </table:table-cell>
            </table:table-row>
            <table:table-row>
              <table:table-cell office:value-type="float" office:value="44845.66667">
                <text:p>44845.66667</text:p>
              </table:table-cell>
              <table:table-cell office:value-type="float" office:value="98.05">
                <text:p>98.05</text:p>
              </table:table-cell>
            </table:table-row>
            <table:table-row>
              <table:table-cell office:value-type="float" office:value="44846.66667">
                <text:p>44846.66667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float" office:value="44847.66667">
                <text:p>44847.66667</text:p>
              </table:table-cell>
              <table:table-cell office:value-type="float" office:value="99.71">
                <text:p>99.71</text:p>
              </table:table-cell>
            </table:table-row>
            <table:table-row>
              <table:table-cell office:value-type="float" office:value="44848.66667">
                <text:p>44848.66667</text:p>
              </table:table-cell>
              <table:table-cell office:value-type="float" office:value="97.18">
                <text:p>97.18</text:p>
              </table:table-cell>
            </table:table-row>
            <table:table-row>
              <table:table-cell office:value-type="float" office:value="44851.66667">
                <text:p>44851.66667</text:p>
              </table:table-cell>
              <table:table-cell office:value-type="float" office:value="100.78">
                <text:p>100.78</text:p>
              </table:table-cell>
            </table:table-row>
            <table:table-row>
              <table:table-cell office:value-type="float" office:value="44852.66667">
                <text:p>44852.66667</text:p>
              </table:table-cell>
              <table:table-cell office:value-type="float" office:value="101.39">
                <text:p>101.39</text:p>
              </table:table-cell>
            </table:table-row>
            <table:table-row>
              <table:table-cell office:value-type="float" office:value="44853.66667">
                <text:p>44853.66667</text:p>
              </table:table-cell>
              <table:table-cell office:value-type="float" office:value="100.29">
                <text:p>100.29</text:p>
              </table:table-cell>
            </table:table-row>
            <table:table-row>
              <table:table-cell office:value-type="float" office:value="44854.66667">
                <text:p>44854.66667</text:p>
              </table:table-cell>
              <table:table-cell office:value-type="float" office:value="100.53">
                <text:p>100.53</text:p>
              </table:table-cell>
            </table:table-row>
            <table:table-row>
              <table:table-cell office:value-type="float" office:value="44855.66667">
                <text:p>44855.66667</text:p>
              </table:table-cell>
              <table:table-cell office:value-type="float" office:value="101.48">
                <text:p>101.48</text:p>
              </table:table-cell>
            </table:table-row>
            <table:table-row>
              <table:table-cell office:value-type="float" office:value="44858.66667">
                <text:p>44858.66667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float" office:value="44859.66667">
                <text:p>44859.66667</text:p>
              </table:table-cell>
              <table:table-cell office:value-type="float" office:value="104.93">
                <text:p>104.93</text:p>
              </table:table-cell>
            </table:table-row>
            <table:table-row>
              <table:table-cell office:value-type="float" office:value="44860.66667">
                <text:p>44860.66667</text:p>
              </table:table-cell>
              <table:table-cell office:value-type="float" office:value="94.82">
                <text:p>94.82</text:p>
              </table:table-cell>
            </table:table-row>
            <table:table-row>
              <table:table-cell office:value-type="float" office:value="44861.66667">
                <text:p>44861.66667</text:p>
              </table:table-cell>
              <table:table-cell office:value-type="float" office:value="92.6">
                <text:p>92.6</text:p>
              </table:table-cell>
            </table:table-row>
            <table:table-row>
              <table:table-cell office:value-type="float" office:value="44862.66667">
                <text:p>44862.66667</text:p>
              </table:table-cell>
              <table:table-cell office:value-type="float" office:value="96.58">
                <text:p>96.58</text:p>
              </table:table-cell>
            </table:table-row>
            <table:table-row>
              <table:table-cell office:value-type="float" office:value="44865.66667">
                <text:p>44865.66667</text:p>
              </table:table-cell>
              <table:table-cell office:value-type="float" office:value="94.66">
                <text:p>94.66</text:p>
              </table:table-cell>
            </table:table-row>
            <table:table-row>
              <table:table-cell office:value-type="float" office:value="44866.66667">
                <text:p>44866.66667</text:p>
              </table:table-cell>
              <table:table-cell office:value-type="float" office:value="90.5">
                <text:p>90.5</text:p>
              </table:table-cell>
            </table:table-row>
            <table:table-row>
              <table:table-cell office:value-type="float" office:value="44867.66667">
                <text:p>44867.66667</text:p>
              </table:table-cell>
              <table:table-cell office:value-type="float" office:value="87.07">
                <text:p>87.07</text:p>
              </table:table-cell>
            </table:table-row>
            <table:table-row>
              <table:table-cell office:value-type="float" office:value="44868.66667">
                <text:p>44868.66667</text:p>
              </table:table-cell>
              <table:table-cell office:value-type="float" office:value="83.49">
                <text:p>83.49</text:p>
              </table:table-cell>
            </table:table-row>
            <table:table-row>
              <table:table-cell office:value-type="float" office:value="44869.66667">
                <text:p>44869.66667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float" office:value="44872.66667">
                <text:p>44872.66667</text:p>
              </table:table-cell>
              <table:table-cell office:value-type="float" office:value="88.65">
                <text:p>88.65</text:p>
              </table:table-cell>
            </table:table-row>
            <table:table-row>
              <table:table-cell office:value-type="float" office:value="44873.66667">
                <text:p>44873.66667</text:p>
              </table:table-cell>
              <table:table-cell office:value-type="float" office:value="88.91">
                <text:p>88.91</text:p>
              </table:table-cell>
            </table:table-row>
            <table:table-row>
              <table:table-cell office:value-type="float" office:value="44874.66667">
                <text:p>44874.66667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44875.66667">
                <text:p>44875.66667</text:p>
              </table:table-cell>
              <table:table-cell office:value-type="float" office:value="94.17">
                <text:p>94.17</text:p>
              </table:table-cell>
            </table:table-row>
            <table:table-row>
              <table:table-cell office:value-type="float" office:value="44876.66667">
                <text:p>44876.66667</text:p>
              </table:table-cell>
              <table:table-cell office:value-type="float" office:value="96.73">
                <text:p>96.73</text:p>
              </table:table-cell>
            </table:table-row>
            <table:table-row>
              <table:table-cell office:value-type="float" office:value="44879.66667">
                <text:p>44879.66667</text:p>
              </table:table-cell>
              <table:table-cell office:value-type="float" office:value="96.03">
                <text:p>96.03</text:p>
              </table:table-cell>
            </table:table-row>
            <table:table-row>
              <table:table-cell office:value-type="float" office:value="44880.66667">
                <text:p>44880.66667</text:p>
              </table:table-cell>
              <table:table-cell office:value-type="float" office:value="98.72">
                <text:p>98.72</text:p>
              </table:table-cell>
            </table:table-row>
            <table:table-row>
              <table:table-cell office:value-type="float" office:value="44881.66667">
                <text:p>44881.66667</text:p>
              </table:table-cell>
              <table:table-cell office:value-type="float" office:value="98.99">
                <text:p>98.99</text:p>
              </table:table-cell>
            </table:table-row>
            <table:table-row>
              <table:table-cell office:value-type="float" office:value="44882.66667">
                <text:p>44882.66667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44883.66667">
                <text:p>44883.66667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float" office:value="44886.66667">
                <text:p>44886.66667</text:p>
              </table:table-cell>
              <table:table-cell office:value-type="float" office:value="95.83">
                <text:p>95.83</text:p>
              </table:table-cell>
            </table:table-row>
            <table:table-row>
              <table:table-cell office:value-type="float" office:value="44887.66667">
                <text:p>44887.66667</text:p>
              </table:table-cell>
              <table:table-cell office:value-type="float" office:value="97.33">
                <text:p>97.33</text:p>
              </table:table-cell>
            </table:table-row>
            <table:table-row>
              <table:table-cell office:value-type="float" office:value="44888.66667">
                <text:p>44888.66667</text:p>
              </table:table-cell>
              <table:table-cell office:value-type="float" office:value="98.82">
                <text:p>98.82</text:p>
              </table:table-cell>
            </table:table-row>
            <table:table-row>
              <table:table-cell office:value-type="float" office:value="44890.54514">
                <text:p>44890.54514</text:p>
              </table:table-cell>
              <table:table-cell office:value-type="float" office:value="97.6">
                <text:p>97.6</text:p>
              </table:table-cell>
            </table:table-row>
            <table:table-row>
              <table:table-cell office:value-type="float" office:value="44893.66667">
                <text:p>44893.66667</text:p>
              </table:table-cell>
              <table:table-cell office:value-type="float" office:value="96.25">
                <text:p>96.25</text:p>
              </table:table-cell>
            </table:table-row>
            <table:table-row>
              <table:table-cell office:value-type="float" office:value="44894.66667">
                <text:p>44894.66667</text:p>
              </table:table-cell>
              <table:table-cell office:value-type="float" office:value="95.44">
                <text:p>95.44</text:p>
              </table:table-cell>
            </table:table-row>
            <table:table-row>
              <table:table-cell office:value-type="float" office:value="44895.66667">
                <text:p>44895.66667</text:p>
              </table:table-cell>
              <table:table-cell office:value-type="float" office:value="101.45">
                <text:p>101.45</text:p>
              </table:table-cell>
            </table:table-row>
            <table:table-row>
              <table:table-cell office:value-type="float" office:value="44896.66667">
                <text:p>44896.66667</text:p>
              </table:table-cell>
              <table:table-cell office:value-type="float" office:value="101.28">
                <text:p>101.28</text:p>
              </table:table-cell>
            </table:table-row>
            <table:table-row>
              <table:table-cell office:value-type="float" office:value="44897.66667">
                <text:p>44897.66667</text:p>
              </table:table-cell>
              <table:table-cell office:value-type="float" office:value="100.83">
                <text:p>100.83</text:p>
              </table:table-cell>
            </table:table-row>
            <table:table-row>
              <table:table-cell office:value-type="float" office:value="44900.66667">
                <text:p>44900.66667</text:p>
              </table:table-cell>
              <table:table-cell office:value-type="float" office:value="99.87">
                <text:p>99.87</text:p>
              </table:table-cell>
            </table:table-row>
            <table:table-row>
              <table:table-cell office:value-type="float" office:value="44901.66667">
                <text:p>44901.66667</text:p>
              </table:table-cell>
              <table:table-cell office:value-type="float" office:value="97.31">
                <text:p>97.31</text:p>
              </table:table-cell>
            </table:table-row>
            <table:table-row>
              <table:table-cell office:value-type="float" office:value="44902.66667">
                <text:p>44902.66667</text:p>
              </table:table-cell>
              <table:table-cell office:value-type="float" office:value="95.15">
                <text:p>95.15</text:p>
              </table:table-cell>
            </table:table-row>
            <table:table-row>
              <table:table-cell office:value-type="float" office:value="44903.66667">
                <text:p>44903.66667</text:p>
              </table:table-cell>
              <table:table-cell office:value-type="float" office:value="93.95">
                <text:p>93.95</text:p>
              </table:table-cell>
            </table:table-row>
            <table:table-row>
              <table:table-cell office:value-type="float" office:value="44904.66667">
                <text:p>44904.66667</text:p>
              </table:table-cell>
              <table:table-cell office:value-type="float" office:value="93.07">
                <text:p>93.07</text:p>
              </table:table-cell>
            </table:table-row>
            <table:table-row>
              <table:table-cell office:value-type="float" office:value="44907.66667">
                <text:p>44907.66667</text:p>
              </table:table-cell>
              <table:table-cell office:value-type="float" office:value="93.56">
                <text:p>93.56</text:p>
              </table:table-cell>
            </table:table-row>
            <table:table-row>
              <table:table-cell office:value-type="float" office:value="44908.66667">
                <text:p>44908.66667</text:p>
              </table:table-cell>
              <table:table-cell office:value-type="float" office:value="95.85">
                <text:p>95.85</text:p>
              </table:table-cell>
            </table:table-row>
            <table:table-row>
              <table:table-cell office:value-type="float" office:value="44909.66667">
                <text:p>44909.66667</text:p>
              </table:table-cell>
              <table:table-cell office:value-type="float" office:value="95.31">
                <text:p>95.31</text:p>
              </table:table-cell>
            </table:table-row>
            <table:table-row>
              <table:table-cell office:value-type="float" office:value="44910.66667">
                <text:p>44910.6666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float" office:value="44911.66667">
                <text:p>44911.66667</text:p>
              </table:table-cell>
              <table:table-cell office:value-type="float" office:value="90.86">
                <text:p>90.86</text:p>
              </table:table-cell>
            </table:table-row>
            <table:table-row>
              <table:table-cell office:value-type="float" office:value="44914.66667">
                <text:p>44914.66667</text:p>
              </table:table-cell>
              <table:table-cell office:value-type="float" office:value="89.15">
                <text:p>89.15</text:p>
              </table:table-cell>
            </table:table-row>
            <table:table-row>
              <table:table-cell office:value-type="float" office:value="44915.66667">
                <text:p>44915.66667</text:p>
              </table:table-cell>
              <table:table-cell office:value-type="float" office:value="89.63">
                <text:p>89.63</text:p>
              </table:table-cell>
            </table:table-row>
            <table:table-row>
              <table:table-cell office:value-type="float" office:value="44916.66667">
                <text:p>44916.66667</text:p>
              </table:table-cell>
              <table:table-cell office:value-type="float" office:value="90.25">
                <text:p>90.25</text:p>
              </table:table-cell>
            </table:table-row>
            <table:table-row>
              <table:table-cell office:value-type="float" office:value="44917.66667">
                <text:p>44917.66667</text:p>
              </table:table-cell>
              <table:table-cell office:value-type="float" office:value="88.26">
                <text:p>88.26</text:p>
              </table:table-cell>
            </table:table-row>
            <table:table-row>
              <table:table-cell office:value-type="float" office:value="44918.66667">
                <text:p>44918.66667</text:p>
              </table:table-cell>
              <table:table-cell office:value-type="float" office:value="89.81">
                <text:p>89.81</text:p>
              </table:table-cell>
            </table:table-row>
            <table:table-row>
              <table:table-cell office:value-type="float" office:value="44922.66667">
                <text:p>44922.66667</text:p>
              </table:table-cell>
              <table:table-cell office:value-type="float" office:value="87.93">
                <text:p>87.93</text:p>
              </table:table-cell>
            </table:table-row>
            <table:table-row>
              <table:table-cell office:value-type="float" office:value="44923.66667">
                <text:p>44923.66667</text:p>
              </table:table-cell>
              <table:table-cell office:value-type="float" office:value="86.46">
                <text:p>86.46</text:p>
              </table:table-cell>
            </table:table-row>
            <table:table-row>
              <table:table-cell office:value-type="float" office:value="44924.66667">
                <text:p>44924.66667</text:p>
              </table:table-cell>
              <table:table-cell office:value-type="float" office:value="88.95">
                <text:p>88.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